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07"/>
    <style:style style:name="ce2" style:family="table-cell" style:parent-style-name="Default" style:data-style-name="N51"/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coord_X</text:p>
          </table:table-cell>
          <table:table-cell table:style-name="Default" office:value-type="string" calcext:value-type="string">
            <text:p>coord_Y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area_interess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e1</text:p>
          </table:table-cell>
          <table:table-cell table:formula="of:=&quot;(&quot;&amp;RANDBETWEEN(11;88)&amp;&quot;) &quot;&amp;RANDBETWEEN(900000000;999999999)" office:value-type="string" office:string-value="(36) 996274530" calcext:value-type="string">
            <text:p>(36) 996274530</text:p>
          </table:table-cell>
          <table:table-cell office:value-type="float" office:value="1" calcext:value-type="float">
            <text:p>1</text:p>
          </table:table-cell>
          <table:table-cell table:formula="of:=VLOOKUP([.$D$1:.$D$1048576];[$map.A$1:$map.C$1048576];2;0)+RANDBETWEEN(-100;100)/1000" office:value-type="float" office:value="-23.1806" calcext:value-type="float">
            <text:p>-23,1806</text:p>
          </table:table-cell>
          <table:table-cell table:formula="of:=VLOOKUP([.$D$1:.$D$1048576];[$map.A$1:$map.C$1048576];3;0)+RANDBETWEEN(-100;100)/1000" office:value-type="float" office:value="-45.5326" calcext:value-type="float">
            <text:p>-45,53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e2</text:p>
          </table:table-cell>
          <table:table-cell table:formula="of:=&quot;(&quot;&amp;RANDBETWEEN(11;88)&amp;&quot;) &quot;&amp;RANDBETWEEN(900000000;999999999)" office:value-type="string" office:string-value="(32) 971884267" calcext:value-type="string">
            <text:p>(32) 971884267</text:p>
          </table:table-cell>
          <table:table-cell table:formula="of:=RANDBETWEEN(1;MAX([$map.A$1:$map.C$1048576]))" office:value-type="float" office:value="13" calcext:value-type="float">
            <text:p>13</text:p>
          </table:table-cell>
          <table:table-cell table:formula="of:=VLOOKUP([.$D$1:.$D$1048576];[$map.A$1:$map.C$1048576];2;0)+RANDBETWEEN(-100;100)/1000" office:value-type="float" office:value="-22.6235" calcext:value-type="float">
            <text:p>-22,6235</text:p>
          </table:table-cell>
          <table:table-cell table:formula="of:=VLOOKUP([.$D$1:.$D$1048576];[$map.A$1:$map.C$1048576];3;0)+RANDBETWEEN(-100;100)/1000" office:value-type="float" office:value="-44.8742" calcext:value-type="float">
            <text:p>-44,874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e3</text:p>
          </table:table-cell>
          <table:table-cell table:formula="of:=&quot;(&quot;&amp;RANDBETWEEN(11;88)&amp;&quot;) &quot;&amp;RANDBETWEEN(900000000;999999999)" office:value-type="string" office:string-value="(49) 963774552" calcext:value-type="string">
            <text:p>(49) 963774552</text:p>
          </table:table-cell>
          <table:table-cell table:formula="of:=RANDBETWEEN(1;MAX([$map.A$1:$map.C$1048576]))" office:value-type="float" office:value="44" calcext:value-type="float">
            <text:p>44</text:p>
          </table:table-cell>
          <table:table-cell table:formula="of:=VLOOKUP([.$D$1:.$D$1048576];[$map.A$1:$map.C$1048576];2;0)+RANDBETWEEN(-100;100)/1000" office:value-type="float" office:value="-22.533" calcext:value-type="float">
            <text:p>-22,5330</text:p>
          </table:table-cell>
          <table:table-cell table:formula="of:=VLOOKUP([.$D$1:.$D$1048576];[$map.A$1:$map.C$1048576];3;0)+RANDBETWEEN(-100;100)/1000" office:value-type="float" office:value="-44.2433" calcext:value-type="float">
            <text:p>-44,243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me4</text:p>
          </table:table-cell>
          <table:table-cell table:formula="of:=&quot;(&quot;&amp;RANDBETWEEN(11;88)&amp;&quot;) &quot;&amp;RANDBETWEEN(900000000;999999999)" office:value-type="string" office:string-value="(51) 982699694" calcext:value-type="string">
            <text:p>(51) 982699694</text:p>
          </table:table-cell>
          <table:table-cell table:formula="of:=RANDBETWEEN(1;MAX([$map.A$1:$map.C$1048576]))" office:value-type="float" office:value="40" calcext:value-type="float">
            <text:p>40</text:p>
          </table:table-cell>
          <table:table-cell table:formula="of:=VLOOKUP([.$D$1:.$D$1048576];[$map.A$1:$map.C$1048576];2;0)+RANDBETWEEN(-100;100)/1000" office:value-type="float" office:value="-22.5869" calcext:value-type="float">
            <text:p>-22,5869</text:p>
          </table:table-cell>
          <table:table-cell table:formula="of:=VLOOKUP([.$D$1:.$D$1048576];[$map.A$1:$map.C$1048576];3;0)+RANDBETWEEN(-100;100)/1000" office:value-type="float" office:value="-44.4156" calcext:value-type="float">
            <text:p>-44,415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e5</text:p>
          </table:table-cell>
          <table:table-cell table:formula="of:=&quot;(&quot;&amp;RANDBETWEEN(11;88)&amp;&quot;) &quot;&amp;RANDBETWEEN(900000000;999999999)" office:value-type="string" office:string-value="(16) 971327394" calcext:value-type="string">
            <text:p>(16) 971327394</text:p>
          </table:table-cell>
          <table:table-cell table:formula="of:=RANDBETWEEN(1;MAX([$map.A$1:$map.C$1048576]))" office:value-type="float" office:value="29" calcext:value-type="float">
            <text:p>29</text:p>
          </table:table-cell>
          <table:table-cell table:formula="of:=VLOOKUP([.$D$1:.$D$1048576];[$map.A$1:$map.C$1048576];2;0)+RANDBETWEEN(-100;100)/1000" office:value-type="float" office:value="-22.721" calcext:value-type="float">
            <text:p>-22,7210</text:p>
          </table:table-cell>
          <table:table-cell table:formula="of:=VLOOKUP([.$D$1:.$D$1048576];[$map.A$1:$map.C$1048576];3;0)+RANDBETWEEN(-100;100)/1000" office:value-type="float" office:value="-44.4279" calcext:value-type="float">
            <text:p>-44,427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me6</text:p>
          </table:table-cell>
          <table:table-cell table:formula="of:=&quot;(&quot;&amp;RANDBETWEEN(11;88)&amp;&quot;) &quot;&amp;RANDBETWEEN(900000000;999999999)" office:value-type="string" office:string-value="(26) 945125553" calcext:value-type="string">
            <text:p>(26) 945125553</text:p>
          </table:table-cell>
          <table:table-cell table:formula="of:=RANDBETWEEN(1;MAX([$map.A$1:$map.C$1048576]))" office:value-type="float" office:value="12" calcext:value-type="float">
            <text:p>12</text:p>
          </table:table-cell>
          <table:table-cell table:formula="of:=VLOOKUP([.$D$1:.$D$1048576];[$map.A$1:$map.C$1048576];2;0)+RANDBETWEEN(-100;100)/1000" office:value-type="float" office:value="-22.6511" calcext:value-type="float">
            <text:p>-22,6511</text:p>
          </table:table-cell>
          <table:table-cell table:formula="of:=VLOOKUP([.$D$1:.$D$1048576];[$map.A$1:$map.C$1048576];3;0)+RANDBETWEEN(-100;100)/1000" office:value-type="float" office:value="-44.8984" calcext:value-type="float">
            <text:p>-44,898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me7</text:p>
          </table:table-cell>
          <table:table-cell table:formula="of:=&quot;(&quot;&amp;RANDBETWEEN(11;88)&amp;&quot;) &quot;&amp;RANDBETWEEN(900000000;999999999)" office:value-type="string" office:string-value="(34) 937078569" calcext:value-type="string">
            <text:p>(34) 937078569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5558" calcext:value-type="float">
            <text:p>-22,5558</text:p>
          </table:table-cell>
          <table:table-cell table:formula="of:=VLOOKUP([.$D$1:.$D$1048576];[$map.A$1:$map.C$1048576];3;0)+RANDBETWEEN(-100;100)/1000" office:value-type="float" office:value="-44.731" calcext:value-type="float">
            <text:p>-44,731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e8</text:p>
          </table:table-cell>
          <table:table-cell table:formula="of:=&quot;(&quot;&amp;RANDBETWEEN(11;88)&amp;&quot;) &quot;&amp;RANDBETWEEN(900000000;999999999)" office:value-type="string" office:string-value="(70) 998978198" calcext:value-type="string">
            <text:p>(70) 998978198</text:p>
          </table:table-cell>
          <table:table-cell table:formula="of:=RANDBETWEEN(1;MAX([$map.A$1:$map.C$1048576]))" office:value-type="float" office:value="66" calcext:value-type="float">
            <text:p>66</text:p>
          </table:table-cell>
          <table:table-cell table:formula="of:=VLOOKUP([.$D$1:.$D$1048576];[$map.A$1:$map.C$1048576];2;0)+RANDBETWEEN(-100;100)/1000" office:value-type="float" office:value="-22.5441" calcext:value-type="float">
            <text:p>-22,5441</text:p>
          </table:table-cell>
          <table:table-cell table:formula="of:=VLOOKUP([.$D$1:.$D$1048576];[$map.A$1:$map.C$1048576];3;0)+RANDBETWEEN(-100;100)/1000" office:value-type="float" office:value="-43.7798" calcext:value-type="float">
            <text:p>-43,779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me9</text:p>
          </table:table-cell>
          <table:table-cell table:formula="of:=&quot;(&quot;&amp;RANDBETWEEN(11;88)&amp;&quot;) &quot;&amp;RANDBETWEEN(900000000;999999999)" office:value-type="string" office:string-value="(43) 930393505" calcext:value-type="string">
            <text:p>(43) 930393505</text:p>
          </table:table-cell>
          <table:table-cell table:formula="of:=RANDBETWEEN(1;MAX([$map.A$1:$map.C$1048576]))" office:value-type="float" office:value="8" calcext:value-type="float">
            <text:p>8</text:p>
          </table:table-cell>
          <table:table-cell table:formula="of:=VLOOKUP([.$D$1:.$D$1048576];[$map.A$1:$map.C$1048576];2;0)+RANDBETWEEN(-100;100)/1000" office:value-type="float" office:value="-22.8964" calcext:value-type="float">
            <text:p>-22,8964</text:p>
          </table:table-cell>
          <table:table-cell table:formula="of:=VLOOKUP([.$D$1:.$D$1048576];[$map.A$1:$map.C$1048576];3;0)+RANDBETWEEN(-100;100)/1000" office:value-type="float" office:value="-45.2097" calcext:value-type="float">
            <text:p>-45,209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me10</text:p>
          </table:table-cell>
          <table:table-cell table:formula="of:=&quot;(&quot;&amp;RANDBETWEEN(11;88)&amp;&quot;) &quot;&amp;RANDBETWEEN(900000000;999999999)" office:value-type="string" office:string-value="(83) 939390734" calcext:value-type="string">
            <text:p>(83) 939390734</text:p>
          </table:table-cell>
          <table:table-cell table:formula="of:=RANDBETWEEN(1;MAX([$map.A$1:$map.C$1048576]))" office:value-type="float" office:value="68" calcext:value-type="float">
            <text:p>68</text:p>
          </table:table-cell>
          <table:table-cell table:formula="of:=VLOOKUP([.$D$1:.$D$1048576];[$map.A$1:$map.C$1048576];2;0)+RANDBETWEEN(-100;100)/1000" office:value-type="float" office:value="-22.6241" calcext:value-type="float">
            <text:p>-22,6241</text:p>
          </table:table-cell>
          <table:table-cell table:formula="of:=VLOOKUP([.$D$1:.$D$1048576];[$map.A$1:$map.C$1048576];3;0)+RANDBETWEEN(-100;100)/1000" office:value-type="float" office:value="-43.7465" calcext:value-type="float">
            <text:p>-43,746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me11</text:p>
          </table:table-cell>
          <table:table-cell table:formula="of:=&quot;(&quot;&amp;RANDBETWEEN(11;88)&amp;&quot;) &quot;&amp;RANDBETWEEN(900000000;999999999)" office:value-type="string" office:string-value="(45) 931103338" calcext:value-type="string">
            <text:p>(45) 931103338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5718" calcext:value-type="float">
            <text:p>-22,5718</text:p>
          </table:table-cell>
          <table:table-cell table:formula="of:=VLOOKUP([.$D$1:.$D$1048576];[$map.A$1:$map.C$1048576];3;0)+RANDBETWEEN(-100;100)/1000" office:value-type="float" office:value="-44.788" calcext:value-type="float">
            <text:p>-44,788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me12</text:p>
          </table:table-cell>
          <table:table-cell table:formula="of:=&quot;(&quot;&amp;RANDBETWEEN(11;88)&amp;&quot;) &quot;&amp;RANDBETWEEN(900000000;999999999)" office:value-type="string" office:string-value="(68) 903793930" calcext:value-type="string">
            <text:p>(68) 903793930</text:p>
          </table:table-cell>
          <table:table-cell table:formula="of:=RANDBETWEEN(1;MAX([$map.A$1:$map.C$1048576]))" office:value-type="float" office:value="71" calcext:value-type="float">
            <text:p>71</text:p>
          </table:table-cell>
          <table:table-cell table:formula="of:=VLOOKUP([.$D$1:.$D$1048576];[$map.A$1:$map.C$1048576];2;0)+RANDBETWEEN(-100;100)/1000" office:value-type="float" office:value="-22.6337" calcext:value-type="float">
            <text:p>-22,6337</text:p>
          </table:table-cell>
          <table:table-cell table:formula="of:=VLOOKUP([.$D$1:.$D$1048576];[$map.A$1:$map.C$1048576];3;0)+RANDBETWEEN(-100;100)/1000" office:value-type="float" office:value="-43.6277" calcext:value-type="float">
            <text:p>-43,627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me13</text:p>
          </table:table-cell>
          <table:table-cell table:formula="of:=&quot;(&quot;&amp;RANDBETWEEN(11;88)&amp;&quot;) &quot;&amp;RANDBETWEEN(900000000;999999999)" office:value-type="string" office:string-value="(16) 965005838" calcext:value-type="string">
            <text:p>(16) 965005838</text:p>
          </table:table-cell>
          <table:table-cell table:formula="of:=RANDBETWEEN(1;MAX([$map.A$1:$map.C$1048576]))" office:value-type="float" office:value="31" calcext:value-type="float">
            <text:p>31</text:p>
          </table:table-cell>
          <table:table-cell table:formula="of:=VLOOKUP([.$D$1:.$D$1048576];[$map.A$1:$map.C$1048576];2;0)+RANDBETWEEN(-100;100)/1000" office:value-type="float" office:value="-22.6678" calcext:value-type="float">
            <text:p>-22,6678</text:p>
          </table:table-cell>
          <table:table-cell table:formula="of:=VLOOKUP([.$D$1:.$D$1048576];[$map.A$1:$map.C$1048576];3;0)+RANDBETWEEN(-100;100)/1000" office:value-type="float" office:value="-44.4368" calcext:value-type="float">
            <text:p>-44,436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me14</text:p>
          </table:table-cell>
          <table:table-cell table:formula="of:=&quot;(&quot;&amp;RANDBETWEEN(11;88)&amp;&quot;) &quot;&amp;RANDBETWEEN(900000000;999999999)" office:value-type="string" office:string-value="(37) 973172841" calcext:value-type="string">
            <text:p>(37) 973172841</text:p>
          </table:table-cell>
          <table:table-cell table:formula="of:=RANDBETWEEN(1;MAX([$map.A$1:$map.C$1048576]))" office:value-type="float" office:value="62" calcext:value-type="float">
            <text:p>62</text:p>
          </table:table-cell>
          <table:table-cell table:formula="of:=VLOOKUP([.$D$1:.$D$1048576];[$map.A$1:$map.C$1048576];2;0)+RANDBETWEEN(-100;100)/1000" office:value-type="float" office:value="-22.6341" calcext:value-type="float">
            <text:p>-22,6341</text:p>
          </table:table-cell>
          <table:table-cell table:formula="of:=VLOOKUP([.$D$1:.$D$1048576];[$map.A$1:$map.C$1048576];3;0)+RANDBETWEEN(-100;100)/1000" office:value-type="float" office:value="-43.7795" calcext:value-type="float">
            <text:p>-43,779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me15</text:p>
          </table:table-cell>
          <table:table-cell table:formula="of:=&quot;(&quot;&amp;RANDBETWEEN(11;88)&amp;&quot;) &quot;&amp;RANDBETWEEN(900000000;999999999)" office:value-type="string" office:string-value="(78) 999431887" calcext:value-type="string">
            <text:p>(78) 999431887</text:p>
          </table:table-cell>
          <table:table-cell table:formula="of:=RANDBETWEEN(1;MAX([$map.A$1:$map.C$1048576]))" office:value-type="float" office:value="10" calcext:value-type="float">
            <text:p>10</text:p>
          </table:table-cell>
          <table:table-cell table:formula="of:=VLOOKUP([.$D$1:.$D$1048576];[$map.A$1:$map.C$1048576];2;0)+RANDBETWEEN(-100;100)/1000" office:value-type="float" office:value="-22.7184" calcext:value-type="float">
            <text:p>-22,7184</text:p>
          </table:table-cell>
          <table:table-cell table:formula="of:=VLOOKUP([.$D$1:.$D$1048576];[$map.A$1:$map.C$1048576];3;0)+RANDBETWEEN(-100;100)/1000" office:value-type="float" office:value="-45.0958" calcext:value-type="float">
            <text:p>-45,095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me16</text:p>
          </table:table-cell>
          <table:table-cell table:formula="of:=&quot;(&quot;&amp;RANDBETWEEN(11;88)&amp;&quot;) &quot;&amp;RANDBETWEEN(900000000;999999999)" office:value-type="string" office:string-value="(49) 912035844" calcext:value-type="string">
            <text:p>(49) 912035844</text:p>
          </table:table-cell>
          <table:table-cell table:formula="of:=RANDBETWEEN(1;MAX([$map.A$1:$map.C$1048576]))" office:value-type="float" office:value="37" calcext:value-type="float">
            <text:p>37</text:p>
          </table:table-cell>
          <table:table-cell table:formula="of:=VLOOKUP([.$D$1:.$D$1048576];[$map.A$1:$map.C$1048576];2;0)+RANDBETWEEN(-100;100)/1000" office:value-type="float" office:value="-22.7064" calcext:value-type="float">
            <text:p>-22,7064</text:p>
          </table:table-cell>
          <table:table-cell table:formula="of:=VLOOKUP([.$D$1:.$D$1048576];[$map.A$1:$map.C$1048576];3;0)+RANDBETWEEN(-100;100)/1000" office:value-type="float" office:value="-44.4712" calcext:value-type="float">
            <text:p>-44,471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me17</text:p>
          </table:table-cell>
          <table:table-cell table:formula="of:=&quot;(&quot;&amp;RANDBETWEEN(11;88)&amp;&quot;) &quot;&amp;RANDBETWEEN(900000000;999999999)" office:value-type="string" office:string-value="(21) 949843957" calcext:value-type="string">
            <text:p>(21) 949843957</text:p>
          </table:table-cell>
          <table:table-cell table:formula="of:=RANDBETWEEN(1;MAX([$map.A$1:$map.C$1048576]))" office:value-type="float" office:value="41" calcext:value-type="float">
            <text:p>41</text:p>
          </table:table-cell>
          <table:table-cell table:formula="of:=VLOOKUP([.$D$1:.$D$1048576];[$map.A$1:$map.C$1048576];2;0)+RANDBETWEEN(-100;100)/1000" office:value-type="float" office:value="-22.5805" calcext:value-type="float">
            <text:p>-22,5805</text:p>
          </table:table-cell>
          <table:table-cell table:formula="of:=VLOOKUP([.$D$1:.$D$1048576];[$map.A$1:$map.C$1048576];3;0)+RANDBETWEEN(-100;100)/1000" office:value-type="float" office:value="-44.5754" calcext:value-type="float">
            <text:p>-44,575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me18</text:p>
          </table:table-cell>
          <table:table-cell table:formula="of:=&quot;(&quot;&amp;RANDBETWEEN(11;88)&amp;&quot;) &quot;&amp;RANDBETWEEN(900000000;999999999)" office:value-type="string" office:string-value="(39) 989293355" calcext:value-type="string">
            <text:p>(39) 989293355</text:p>
          </table:table-cell>
          <table:table-cell table:formula="of:=RANDBETWEEN(1;MAX([$map.A$1:$map.C$1048576]))" office:value-type="float" office:value="4" calcext:value-type="float">
            <text:p>4</text:p>
          </table:table-cell>
          <table:table-cell table:formula="of:=VLOOKUP([.$D$1:.$D$1048576];[$map.A$1:$map.C$1048576];2;0)+RANDBETWEEN(-100;100)/1000" office:value-type="float" office:value="-22.8419" calcext:value-type="float">
            <text:p>-22,8419</text:p>
          </table:table-cell>
          <table:table-cell table:formula="of:=VLOOKUP([.$D$1:.$D$1048576];[$map.A$1:$map.C$1048576];3;0)+RANDBETWEEN(-100;100)/1000" office:value-type="float" office:value="-45.256" calcext:value-type="float">
            <text:p>-45,256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me19</text:p>
          </table:table-cell>
          <table:table-cell table:formula="of:=&quot;(&quot;&amp;RANDBETWEEN(11;88)&amp;&quot;) &quot;&amp;RANDBETWEEN(900000000;999999999)" office:value-type="string" office:string-value="(39) 971171375" calcext:value-type="string">
            <text:p>(39) 971171375</text:p>
          </table:table-cell>
          <table:table-cell table:formula="of:=RANDBETWEEN(1;MAX([$map.A$1:$map.C$1048576]))" office:value-type="float" office:value="4" calcext:value-type="float">
            <text:p>4</text:p>
          </table:table-cell>
          <table:table-cell table:formula="of:=VLOOKUP([.$D$1:.$D$1048576];[$map.A$1:$map.C$1048576];2;0)+RANDBETWEEN(-100;100)/1000" office:value-type="float" office:value="-22.9479" calcext:value-type="float">
            <text:p>-22,9479</text:p>
          </table:table-cell>
          <table:table-cell table:formula="of:=VLOOKUP([.$D$1:.$D$1048576];[$map.A$1:$map.C$1048576];3;0)+RANDBETWEEN(-100;100)/1000" office:value-type="float" office:value="-45.342" calcext:value-type="float">
            <text:p>-45,342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me20</text:p>
          </table:table-cell>
          <table:table-cell table:formula="of:=&quot;(&quot;&amp;RANDBETWEEN(11;88)&amp;&quot;) &quot;&amp;RANDBETWEEN(900000000;999999999)" office:value-type="string" office:string-value="(86) 910224025" calcext:value-type="string">
            <text:p>(86) 910224025</text:p>
          </table:table-cell>
          <table:table-cell table:formula="of:=RANDBETWEEN(1;MAX([$map.A$1:$map.C$1048576]))" office:value-type="float" office:value="9" calcext:value-type="float">
            <text:p>9</text:p>
          </table:table-cell>
          <table:table-cell table:formula="of:=VLOOKUP([.$D$1:.$D$1048576];[$map.A$1:$map.C$1048576];2;0)+RANDBETWEEN(-100;100)/1000" office:value-type="float" office:value="-22.7333" calcext:value-type="float">
            <text:p>-22,7333</text:p>
          </table:table-cell>
          <table:table-cell table:formula="of:=VLOOKUP([.$D$1:.$D$1048576];[$map.A$1:$map.C$1048576];3;0)+RANDBETWEEN(-100;100)/1000" office:value-type="float" office:value="-45.0801" calcext:value-type="float">
            <text:p>-45,080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21</text:p>
          </table:table-cell>
          <table:table-cell table:formula="of:=&quot;(&quot;&amp;RANDBETWEEN(11;88)&amp;&quot;) &quot;&amp;RANDBETWEEN(900000000;999999999)" office:value-type="string" office:string-value="(42) 974170255" calcext:value-type="string">
            <text:p>(42) 974170255</text:p>
          </table:table-cell>
          <table:table-cell table:formula="of:=RANDBETWEEN(1;MAX([$map.A$1:$map.C$1048576]))" office:value-type="float" office:value="57" calcext:value-type="float">
            <text:p>57</text:p>
          </table:table-cell>
          <table:table-cell table:formula="of:=VLOOKUP([.$D$1:.$D$1048576];[$map.A$1:$map.C$1048576];2;0)+RANDBETWEEN(-100;100)/1000" office:value-type="float" office:value="-22.5564" calcext:value-type="float">
            <text:p>-22,5564</text:p>
          </table:table-cell>
          <table:table-cell table:formula="of:=VLOOKUP([.$D$1:.$D$1048576];[$map.A$1:$map.C$1048576];3;0)+RANDBETWEEN(-100;100)/1000" office:value-type="float" office:value="-43.6899" calcext:value-type="float">
            <text:p>-43,689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me22</text:p>
          </table:table-cell>
          <table:table-cell table:formula="of:=&quot;(&quot;&amp;RANDBETWEEN(11;88)&amp;&quot;) &quot;&amp;RANDBETWEEN(900000000;999999999)" office:value-type="string" office:string-value="(61) 955545503" calcext:value-type="string">
            <text:p>(61) 955545503</text:p>
          </table:table-cell>
          <table:table-cell table:formula="of:=RANDBETWEEN(1;MAX([$map.A$1:$map.C$1048576]))" office:value-type="float" office:value="2" calcext:value-type="float">
            <text:p>2</text:p>
          </table:table-cell>
          <table:table-cell table:formula="of:=VLOOKUP([.$D$1:.$D$1048576];[$map.A$1:$map.C$1048576];2;0)+RANDBETWEEN(-100;100)/1000" office:value-type="float" office:value="-22.9318" calcext:value-type="float">
            <text:p>-22,9318</text:p>
          </table:table-cell>
          <table:table-cell table:formula="of:=VLOOKUP([.$D$1:.$D$1048576];[$map.A$1:$map.C$1048576];3;0)+RANDBETWEEN(-100;100)/1000" office:value-type="float" office:value="-45.3941" calcext:value-type="float">
            <text:p>-45,394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me23</text:p>
          </table:table-cell>
          <table:table-cell table:formula="of:=&quot;(&quot;&amp;RANDBETWEEN(11;88)&amp;&quot;) &quot;&amp;RANDBETWEEN(900000000;999999999)" office:value-type="string" office:string-value="(77) 984020914" calcext:value-type="string">
            <text:p>(77) 984020914</text:p>
          </table:table-cell>
          <table:table-cell table:formula="of:=RANDBETWEEN(1;MAX([$map.A$1:$map.C$1048576]))" office:value-type="float" office:value="19" calcext:value-type="float">
            <text:p>19</text:p>
          </table:table-cell>
          <table:table-cell table:formula="of:=VLOOKUP([.$D$1:.$D$1048576];[$map.A$1:$map.C$1048576];2;0)+RANDBETWEEN(-100;100)/1000" office:value-type="float" office:value="-22.6694" calcext:value-type="float">
            <text:p>-22,6694</text:p>
          </table:table-cell>
          <table:table-cell table:formula="of:=VLOOKUP([.$D$1:.$D$1048576];[$map.A$1:$map.C$1048576];3;0)+RANDBETWEEN(-100;100)/1000" office:value-type="float" office:value="-44.4726" calcext:value-type="float">
            <text:p>-44,47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me24</text:p>
          </table:table-cell>
          <table:table-cell table:formula="of:=&quot;(&quot;&amp;RANDBETWEEN(11;88)&amp;&quot;) &quot;&amp;RANDBETWEEN(900000000;999999999)" office:value-type="string" office:string-value="(23) 981848922" calcext:value-type="string">
            <text:p>(23) 981848922</text:p>
          </table:table-cell>
          <table:table-cell table:formula="of:=RANDBETWEEN(1;MAX([$map.A$1:$map.C$1048576]))" office:value-type="float" office:value="20" calcext:value-type="float">
            <text:p>20</text:p>
          </table:table-cell>
          <table:table-cell table:formula="of:=VLOOKUP([.$D$1:.$D$1048576];[$map.A$1:$map.C$1048576];2;0)+RANDBETWEEN(-100;100)/1000" office:value-type="float" office:value="-22.5505" calcext:value-type="float">
            <text:p>-22,5505</text:p>
          </table:table-cell>
          <table:table-cell table:formula="of:=VLOOKUP([.$D$1:.$D$1048576];[$map.A$1:$map.C$1048576];3;0)+RANDBETWEEN(-100;100)/1000" office:value-type="float" office:value="-44.6003" calcext:value-type="float">
            <text:p>-44,600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me25</text:p>
          </table:table-cell>
          <table:table-cell table:formula="of:=&quot;(&quot;&amp;RANDBETWEEN(11;88)&amp;&quot;) &quot;&amp;RANDBETWEEN(900000000;999999999)" office:value-type="string" office:string-value="(55) 970515433" calcext:value-type="string">
            <text:p>(55) 970515433</text:p>
          </table:table-cell>
          <table:table-cell table:formula="of:=RANDBETWEEN(1;MAX([$map.A$1:$map.C$1048576]))" office:value-type="float" office:value="5" calcext:value-type="float">
            <text:p>5</text:p>
          </table:table-cell>
          <table:table-cell table:formula="of:=VLOOKUP([.$D$1:.$D$1048576];[$map.A$1:$map.C$1048576];2;0)+RANDBETWEEN(-100;100)/1000" office:value-type="float" office:value="-22.9107" calcext:value-type="float">
            <text:p>-22,9107</text:p>
          </table:table-cell>
          <table:table-cell table:formula="of:=VLOOKUP([.$D$1:.$D$1048576];[$map.A$1:$map.C$1048576];3;0)+RANDBETWEEN(-100;100)/1000" office:value-type="float" office:value="-45.2964" calcext:value-type="float">
            <text:p>-45,296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me26</text:p>
          </table:table-cell>
          <table:table-cell table:formula="of:=&quot;(&quot;&amp;RANDBETWEEN(11;88)&amp;&quot;) &quot;&amp;RANDBETWEEN(900000000;999999999)" office:value-type="string" office:string-value="(29) 930709995" calcext:value-type="string">
            <text:p>(29) 930709995</text:p>
          </table:table-cell>
          <table:table-cell table:formula="of:=RANDBETWEEN(1;MAX([$map.A$1:$map.C$1048576]))" office:value-type="float" office:value="81" calcext:value-type="float">
            <text:p>81</text:p>
          </table:table-cell>
          <table:table-cell table:formula="of:=VLOOKUP([.$D$1:.$D$1048576];[$map.A$1:$map.C$1048576];2;0)+RANDBETWEEN(-100;100)/1000" office:value-type="float" office:value="-22.6775" calcext:value-type="float">
            <text:p>-22,6775</text:p>
          </table:table-cell>
          <table:table-cell table:formula="of:=VLOOKUP([.$D$1:.$D$1048576];[$map.A$1:$map.C$1048576];3;0)+RANDBETWEEN(-100;100)/1000" office:value-type="float" office:value="-43.6416" calcext:value-type="float">
            <text:p>-43,641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me27</text:p>
          </table:table-cell>
          <table:table-cell table:formula="of:=&quot;(&quot;&amp;RANDBETWEEN(11;88)&amp;&quot;) &quot;&amp;RANDBETWEEN(900000000;999999999)" office:value-type="string" office:string-value="(57) 912696430" calcext:value-type="string">
            <text:p>(57) 912696430</text:p>
          </table:table-cell>
          <table:table-cell table:formula="of:=RANDBETWEEN(1;MAX([$map.A$1:$map.C$1048576]))" office:value-type="float" office:value="60" calcext:value-type="float">
            <text:p>60</text:p>
          </table:table-cell>
          <table:table-cell table:formula="of:=VLOOKUP([.$D$1:.$D$1048576];[$map.A$1:$map.C$1048576];2;0)+RANDBETWEEN(-100;100)/1000" office:value-type="float" office:value="-22.7261" calcext:value-type="float">
            <text:p>-22,7261</text:p>
          </table:table-cell>
          <table:table-cell table:formula="of:=VLOOKUP([.$D$1:.$D$1048576];[$map.A$1:$map.C$1048576];3;0)+RANDBETWEEN(-100;100)/1000" office:value-type="float" office:value="-43.672" calcext:value-type="float">
            <text:p>-43,672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me28</text:p>
          </table:table-cell>
          <table:table-cell table:formula="of:=&quot;(&quot;&amp;RANDBETWEEN(11;88)&amp;&quot;) &quot;&amp;RANDBETWEEN(900000000;999999999)" office:value-type="string" office:string-value="(33) 996202294" calcext:value-type="string">
            <text:p>(33) 996202294</text:p>
          </table:table-cell>
          <table:table-cell table:formula="of:=RANDBETWEEN(1;MAX([$map.A$1:$map.C$1048576]))" office:value-type="float" office:value="49" calcext:value-type="float">
            <text:p>49</text:p>
          </table:table-cell>
          <table:table-cell table:formula="of:=VLOOKUP([.$D$1:.$D$1048576];[$map.A$1:$map.C$1048576];2;0)+RANDBETWEEN(-100;100)/1000" office:value-type="float" office:value="-22.4483" calcext:value-type="float">
            <text:p>-22,4483</text:p>
          </table:table-cell>
          <table:table-cell table:formula="of:=VLOOKUP([.$D$1:.$D$1048576];[$map.A$1:$map.C$1048576];3;0)+RANDBETWEEN(-100;100)/1000" office:value-type="float" office:value="-43.9828" calcext:value-type="float">
            <text:p>-43,982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me29</text:p>
          </table:table-cell>
          <table:table-cell table:formula="of:=&quot;(&quot;&amp;RANDBETWEEN(11;88)&amp;&quot;) &quot;&amp;RANDBETWEEN(900000000;999999999)" office:value-type="string" office:string-value="(21) 904581324" calcext:value-type="string">
            <text:p>(21) 904581324</text:p>
          </table:table-cell>
          <table:table-cell table:formula="of:=RANDBETWEEN(1;MAX([$map.A$1:$map.C$1048576]))" office:value-type="float" office:value="28" calcext:value-type="float">
            <text:p>28</text:p>
          </table:table-cell>
          <table:table-cell table:formula="of:=VLOOKUP([.$D$1:.$D$1048576];[$map.A$1:$map.C$1048576];2;0)+RANDBETWEEN(-100;100)/1000" office:value-type="float" office:value="-22.648" calcext:value-type="float">
            <text:p>-22,6480</text:p>
          </table:table-cell>
          <table:table-cell table:formula="of:=VLOOKUP([.$D$1:.$D$1048576];[$map.A$1:$map.C$1048576];3;0)+RANDBETWEEN(-100;100)/1000" office:value-type="float" office:value="-44.6072" calcext:value-type="float">
            <text:p>-44,607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me30</text:p>
          </table:table-cell>
          <table:table-cell table:formula="of:=&quot;(&quot;&amp;RANDBETWEEN(11;88)&amp;&quot;) &quot;&amp;RANDBETWEEN(900000000;999999999)" office:value-type="string" office:string-value="(48) 960029723" calcext:value-type="string">
            <text:p>(48) 960029723</text:p>
          </table:table-cell>
          <table:table-cell table:formula="of:=RANDBETWEEN(1;MAX([$map.A$1:$map.C$1048576]))" office:value-type="float" office:value="26" calcext:value-type="float">
            <text:p>26</text:p>
          </table:table-cell>
          <table:table-cell table:formula="of:=VLOOKUP([.$D$1:.$D$1048576];[$map.A$1:$map.C$1048576];2;0)+RANDBETWEEN(-100;100)/1000" office:value-type="float" office:value="-22.5273" calcext:value-type="float">
            <text:p>-22,5273</text:p>
          </table:table-cell>
          <table:table-cell table:formula="of:=VLOOKUP([.$D$1:.$D$1048576];[$map.A$1:$map.C$1048576];3;0)+RANDBETWEEN(-100;100)/1000" office:value-type="float" office:value="-44.4597" calcext:value-type="float">
            <text:p>-44,459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me31</text:p>
          </table:table-cell>
          <table:table-cell table:formula="of:=&quot;(&quot;&amp;RANDBETWEEN(11;88)&amp;&quot;) &quot;&amp;RANDBETWEEN(900000000;999999999)" office:value-type="string" office:string-value="(84) 978752903" calcext:value-type="string">
            <text:p>(84) 978752903</text:p>
          </table:table-cell>
          <table:table-cell table:formula="of:=RANDBETWEEN(1;MAX([$map.A$1:$map.C$1048576]))" office:value-type="float" office:value="29" calcext:value-type="float">
            <text:p>29</text:p>
          </table:table-cell>
          <table:table-cell table:formula="of:=VLOOKUP([.$D$1:.$D$1048576];[$map.A$1:$map.C$1048576];2;0)+RANDBETWEEN(-100;100)/1000" office:value-type="float" office:value="-22.667" calcext:value-type="float">
            <text:p>-22,6670</text:p>
          </table:table-cell>
          <table:table-cell table:formula="of:=VLOOKUP([.$D$1:.$D$1048576];[$map.A$1:$map.C$1048576];3;0)+RANDBETWEEN(-100;100)/1000" office:value-type="float" office:value="-44.5549" calcext:value-type="float">
            <text:p>-44,554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me32</text:p>
          </table:table-cell>
          <table:table-cell table:formula="of:=&quot;(&quot;&amp;RANDBETWEEN(11;88)&amp;&quot;) &quot;&amp;RANDBETWEEN(900000000;999999999)" office:value-type="string" office:string-value="(27) 903606987" calcext:value-type="string">
            <text:p>(27) 903606987</text:p>
          </table:table-cell>
          <table:table-cell table:formula="of:=RANDBETWEEN(1;MAX([$map.A$1:$map.C$1048576]))" office:value-type="float" office:value="56" calcext:value-type="float">
            <text:p>56</text:p>
          </table:table-cell>
          <table:table-cell table:formula="of:=VLOOKUP([.$D$1:.$D$1048576];[$map.A$1:$map.C$1048576];2;0)+RANDBETWEEN(-100;100)/1000" office:value-type="float" office:value="-22.6828" calcext:value-type="float">
            <text:p>-22,6828</text:p>
          </table:table-cell>
          <table:table-cell table:formula="of:=VLOOKUP([.$D$1:.$D$1048576];[$map.A$1:$map.C$1048576];3;0)+RANDBETWEEN(-100;100)/1000" office:value-type="float" office:value="-43.6505" calcext:value-type="float">
            <text:p>-43,650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me33</text:p>
          </table:table-cell>
          <table:table-cell table:formula="of:=&quot;(&quot;&amp;RANDBETWEEN(11;88)&amp;&quot;) &quot;&amp;RANDBETWEEN(900000000;999999999)" office:value-type="string" office:string-value="(35) 945070796" calcext:value-type="string">
            <text:p>(35) 945070796</text:p>
          </table:table-cell>
          <table:table-cell table:formula="of:=RANDBETWEEN(1;MAX([$map.A$1:$map.C$1048576]))" office:value-type="float" office:value="13" calcext:value-type="float">
            <text:p>13</text:p>
          </table:table-cell>
          <table:table-cell table:formula="of:=VLOOKUP([.$D$1:.$D$1048576];[$map.A$1:$map.C$1048576];2;0)+RANDBETWEEN(-100;100)/1000" office:value-type="float" office:value="-22.6935" calcext:value-type="float">
            <text:p>-22,6935</text:p>
          </table:table-cell>
          <table:table-cell table:formula="of:=VLOOKUP([.$D$1:.$D$1048576];[$map.A$1:$map.C$1048576];3;0)+RANDBETWEEN(-100;100)/1000" office:value-type="float" office:value="-44.8322" calcext:value-type="float">
            <text:p>-44,832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me34</text:p>
          </table:table-cell>
          <table:table-cell table:formula="of:=&quot;(&quot;&amp;RANDBETWEEN(11;88)&amp;&quot;) &quot;&amp;RANDBETWEEN(900000000;999999999)" office:value-type="string" office:string-value="(14) 968738202" calcext:value-type="string">
            <text:p>(14) 968738202</text:p>
          </table:table-cell>
          <table:table-cell table:formula="of:=RANDBETWEEN(1;MAX([$map.A$1:$map.C$1048576]))" office:value-type="float" office:value="44" calcext:value-type="float">
            <text:p>44</text:p>
          </table:table-cell>
          <table:table-cell table:formula="of:=VLOOKUP([.$D$1:.$D$1048576];[$map.A$1:$map.C$1048576];2;0)+RANDBETWEEN(-100;100)/1000" office:value-type="float" office:value="-22.684" calcext:value-type="float">
            <text:p>-22,6840</text:p>
          </table:table-cell>
          <table:table-cell table:formula="of:=VLOOKUP([.$D$1:.$D$1048576];[$map.A$1:$map.C$1048576];3;0)+RANDBETWEEN(-100;100)/1000" office:value-type="float" office:value="-44.3403" calcext:value-type="float">
            <text:p>-44,340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me35</text:p>
          </table:table-cell>
          <table:table-cell table:formula="of:=&quot;(&quot;&amp;RANDBETWEEN(11;88)&amp;&quot;) &quot;&amp;RANDBETWEEN(900000000;999999999)" office:value-type="string" office:string-value="(48) 925938094" calcext:value-type="string">
            <text:p>(48) 925938094</text:p>
          </table:table-cell>
          <table:table-cell table:formula="of:=RANDBETWEEN(1;MAX([$map.A$1:$map.C$1048576]))" office:value-type="float" office:value="20" calcext:value-type="float">
            <text:p>20</text:p>
          </table:table-cell>
          <table:table-cell table:formula="of:=VLOOKUP([.$D$1:.$D$1048576];[$map.A$1:$map.C$1048576];2;0)+RANDBETWEEN(-100;100)/1000" office:value-type="float" office:value="-22.6215" calcext:value-type="float">
            <text:p>-22,6215</text:p>
          </table:table-cell>
          <table:table-cell table:formula="of:=VLOOKUP([.$D$1:.$D$1048576];[$map.A$1:$map.C$1048576];3;0)+RANDBETWEEN(-100;100)/1000" office:value-type="float" office:value="-44.4323" calcext:value-type="float">
            <text:p>-44,432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me36</text:p>
          </table:table-cell>
          <table:table-cell table:formula="of:=&quot;(&quot;&amp;RANDBETWEEN(11;88)&amp;&quot;) &quot;&amp;RANDBETWEEN(900000000;999999999)" office:value-type="string" office:string-value="(48) 909461451" calcext:value-type="string">
            <text:p>(48) 909461451</text:p>
          </table:table-cell>
          <table:table-cell table:formula="of:=RANDBETWEEN(1;MAX([$map.A$1:$map.C$1048576]))" office:value-type="float" office:value="50" calcext:value-type="float">
            <text:p>50</text:p>
          </table:table-cell>
          <table:table-cell table:formula="of:=VLOOKUP([.$D$1:.$D$1048576];[$map.A$1:$map.C$1048576];2;0)+RANDBETWEEN(-100;100)/1000" office:value-type="float" office:value="-22.6431" calcext:value-type="float">
            <text:p>-22,6431</text:p>
          </table:table-cell>
          <table:table-cell table:formula="of:=VLOOKUP([.$D$1:.$D$1048576];[$map.A$1:$map.C$1048576];3;0)+RANDBETWEEN(-100;100)/1000" office:value-type="float" office:value="-44.0059" calcext:value-type="float">
            <text:p>-44,00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me37</text:p>
          </table:table-cell>
          <table:table-cell table:formula="of:=&quot;(&quot;&amp;RANDBETWEEN(11;88)&amp;&quot;) &quot;&amp;RANDBETWEEN(900000000;999999999)" office:value-type="string" office:string-value="(69) 910885960" calcext:value-type="string">
            <text:p>(69) 910885960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00;100)/1000" office:value-type="float" office:value="-22.6231" calcext:value-type="float">
            <text:p>-22,6231</text:p>
          </table:table-cell>
          <table:table-cell table:formula="of:=VLOOKUP([.$D$1:.$D$1048576];[$map.A$1:$map.C$1048576];3;0)+RANDBETWEEN(-100;100)/1000" office:value-type="float" office:value="-43.7437" calcext:value-type="float">
            <text:p>-43,743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me38</text:p>
          </table:table-cell>
          <table:table-cell table:formula="of:=&quot;(&quot;&amp;RANDBETWEEN(11;88)&amp;&quot;) &quot;&amp;RANDBETWEEN(900000000;999999999)" office:value-type="string" office:string-value="(52) 920946247" calcext:value-type="string">
            <text:p>(52) 920946247</text:p>
          </table:table-cell>
          <table:table-cell table:formula="of:=RANDBETWEEN(1;MAX([$map.A$1:$map.C$1048576]))" office:value-type="float" office:value="31" calcext:value-type="float">
            <text:p>31</text:p>
          </table:table-cell>
          <table:table-cell table:formula="of:=VLOOKUP([.$D$1:.$D$1048576];[$map.A$1:$map.C$1048576];2;0)+RANDBETWEEN(-100;100)/1000" office:value-type="float" office:value="-22.5278" calcext:value-type="float">
            <text:p>-22,5278</text:p>
          </table:table-cell>
          <table:table-cell table:formula="of:=VLOOKUP([.$D$1:.$D$1048576];[$map.A$1:$map.C$1048576];3;0)+RANDBETWEEN(-100;100)/1000" office:value-type="float" office:value="-44.4628" calcext:value-type="float">
            <text:p>-44,462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me39</text:p>
          </table:table-cell>
          <table:table-cell table:formula="of:=&quot;(&quot;&amp;RANDBETWEEN(11;88)&amp;&quot;) &quot;&amp;RANDBETWEEN(900000000;999999999)" office:value-type="string" office:string-value="(50) 977567533" calcext:value-type="string">
            <text:p>(50) 977567533</text:p>
          </table:table-cell>
          <table:table-cell table:formula="of:=RANDBETWEEN(1;MAX([$map.A$1:$map.C$1048576]))" office:value-type="float" office:value="80" calcext:value-type="float">
            <text:p>80</text:p>
          </table:table-cell>
          <table:table-cell table:formula="of:=VLOOKUP([.$D$1:.$D$1048576];[$map.A$1:$map.C$1048576];2;0)+RANDBETWEEN(-100;100)/1000" office:value-type="float" office:value="-22.6933" calcext:value-type="float">
            <text:p>-22,6933</text:p>
          </table:table-cell>
          <table:table-cell table:formula="of:=VLOOKUP([.$D$1:.$D$1048576];[$map.A$1:$map.C$1048576];3;0)+RANDBETWEEN(-100;100)/1000" office:value-type="float" office:value="-43.679" calcext:value-type="float">
            <text:p>-43,679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me40</text:p>
          </table:table-cell>
          <table:table-cell table:formula="of:=&quot;(&quot;&amp;RANDBETWEEN(11;88)&amp;&quot;) &quot;&amp;RANDBETWEEN(900000000;999999999)" office:value-type="string" office:string-value="(79) 915194765" calcext:value-type="string">
            <text:p>(79) 915194765</text:p>
          </table:table-cell>
          <table:table-cell table:formula="of:=RANDBETWEEN(1;MAX([$map.A$1:$map.C$1048576]))" office:value-type="float" office:value="32" calcext:value-type="float">
            <text:p>32</text:p>
          </table:table-cell>
          <table:table-cell table:formula="of:=VLOOKUP([.$D$1:.$D$1048576];[$map.A$1:$map.C$1048576];2;0)+RANDBETWEEN(-100;100)/1000" office:value-type="float" office:value="-22.5868" calcext:value-type="float">
            <text:p>-22,5868</text:p>
          </table:table-cell>
          <table:table-cell table:formula="of:=VLOOKUP([.$D$1:.$D$1048576];[$map.A$1:$map.C$1048576];3;0)+RANDBETWEEN(-100;100)/1000" office:value-type="float" office:value="-44.5481" calcext:value-type="float">
            <text:p>-44,548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me41</text:p>
          </table:table-cell>
          <table:table-cell table:formula="of:=&quot;(&quot;&amp;RANDBETWEEN(11;88)&amp;&quot;) &quot;&amp;RANDBETWEEN(900000000;999999999)" office:value-type="string" office:string-value="(45) 902878196" calcext:value-type="string">
            <text:p>(45) 902878196</text:p>
          </table:table-cell>
          <table:table-cell table:formula="of:=RANDBETWEEN(1;MAX([$map.A$1:$map.C$1048576]))" office:value-type="float" office:value="72" calcext:value-type="float">
            <text:p>72</text:p>
          </table:table-cell>
          <table:table-cell table:formula="of:=VLOOKUP([.$D$1:.$D$1048576];[$map.A$1:$map.C$1048576];2;0)+RANDBETWEEN(-100;100)/1000" office:value-type="float" office:value="-22.6704" calcext:value-type="float">
            <text:p>-22,6704</text:p>
          </table:table-cell>
          <table:table-cell table:formula="of:=VLOOKUP([.$D$1:.$D$1048576];[$map.A$1:$map.C$1048576];3;0)+RANDBETWEEN(-100;100)/1000" office:value-type="float" office:value="-43.6624" calcext:value-type="float">
            <text:p>-43,662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me42</text:p>
          </table:table-cell>
          <table:table-cell table:formula="of:=&quot;(&quot;&amp;RANDBETWEEN(11;88)&amp;&quot;) &quot;&amp;RANDBETWEEN(900000000;999999999)" office:value-type="string" office:string-value="(84) 966616043" calcext:value-type="string">
            <text:p>(84) 966616043</text:p>
          </table:table-cell>
          <table:table-cell table:formula="of:=RANDBETWEEN(1;MAX([$map.A$1:$map.C$1048576]))" office:value-type="float" office:value="7" calcext:value-type="float">
            <text:p>7</text:p>
          </table:table-cell>
          <table:table-cell table:formula="of:=VLOOKUP([.$D$1:.$D$1048576];[$map.A$1:$map.C$1048576];2;0)+RANDBETWEEN(-100;100)/1000" office:value-type="float" office:value="-22.8895" calcext:value-type="float">
            <text:p>-22,8895</text:p>
          </table:table-cell>
          <table:table-cell table:formula="of:=VLOOKUP([.$D$1:.$D$1048576];[$map.A$1:$map.C$1048576];3;0)+RANDBETWEEN(-100;100)/1000" office:value-type="float" office:value="-45.2534" calcext:value-type="float">
            <text:p>-45,253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me43</text:p>
          </table:table-cell>
          <table:table-cell table:formula="of:=&quot;(&quot;&amp;RANDBETWEEN(11;88)&amp;&quot;) &quot;&amp;RANDBETWEEN(900000000;999999999)" office:value-type="string" office:string-value="(34) 960474702" calcext:value-type="string">
            <text:p>(34) 960474702</text:p>
          </table:table-cell>
          <table:table-cell table:formula="of:=RANDBETWEEN(1;MAX([$map.A$1:$map.C$1048576]))" office:value-type="float" office:value="55" calcext:value-type="float">
            <text:p>55</text:p>
          </table:table-cell>
          <table:table-cell table:formula="of:=VLOOKUP([.$D$1:.$D$1048576];[$map.A$1:$map.C$1048576];2;0)+RANDBETWEEN(-100;100)/1000" office:value-type="float" office:value="-22.5857" calcext:value-type="float">
            <text:p>-22,5857</text:p>
          </table:table-cell>
          <table:table-cell table:formula="of:=VLOOKUP([.$D$1:.$D$1048576];[$map.A$1:$map.C$1048576];3;0)+RANDBETWEEN(-100;100)/1000" office:value-type="float" office:value="-43.7676" calcext:value-type="float">
            <text:p>-43,76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me44</text:p>
          </table:table-cell>
          <table:table-cell table:formula="of:=&quot;(&quot;&amp;RANDBETWEEN(11;88)&amp;&quot;) &quot;&amp;RANDBETWEEN(900000000;999999999)" office:value-type="string" office:string-value="(47) 923930494" calcext:value-type="string">
            <text:p>(47) 923930494</text:p>
          </table:table-cell>
          <table:table-cell table:formula="of:=RANDBETWEEN(1;MAX([$map.A$1:$map.C$1048576]))" office:value-type="float" office:value="64" calcext:value-type="float">
            <text:p>64</text:p>
          </table:table-cell>
          <table:table-cell table:formula="of:=VLOOKUP([.$D$1:.$D$1048576];[$map.A$1:$map.C$1048576];2;0)+RANDBETWEEN(-100;100)/1000" office:value-type="float" office:value="-22.7298" calcext:value-type="float">
            <text:p>-22,7298</text:p>
          </table:table-cell>
          <table:table-cell table:formula="of:=VLOOKUP([.$D$1:.$D$1048576];[$map.A$1:$map.C$1048576];3;0)+RANDBETWEEN(-100;100)/1000" office:value-type="float" office:value="-43.6446" calcext:value-type="float">
            <text:p>-43,644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me45</text:p>
          </table:table-cell>
          <table:table-cell table:formula="of:=&quot;(&quot;&amp;RANDBETWEEN(11;88)&amp;&quot;) &quot;&amp;RANDBETWEEN(900000000;999999999)" office:value-type="string" office:string-value="(35) 942863826" calcext:value-type="string">
            <text:p>(35) 942863826</text:p>
          </table:table-cell>
          <table:table-cell table:formula="of:=RANDBETWEEN(1;MAX([$map.A$1:$map.C$1048576]))" office:value-type="float" office:value="41" calcext:value-type="float">
            <text:p>41</text:p>
          </table:table-cell>
          <table:table-cell table:formula="of:=VLOOKUP([.$D$1:.$D$1048576];[$map.A$1:$map.C$1048576];2;0)+RANDBETWEEN(-100;100)/1000" office:value-type="float" office:value="-22.6835" calcext:value-type="float">
            <text:p>-22,6835</text:p>
          </table:table-cell>
          <table:table-cell table:formula="of:=VLOOKUP([.$D$1:.$D$1048576];[$map.A$1:$map.C$1048576];3;0)+RANDBETWEEN(-100;100)/1000" office:value-type="float" office:value="-44.5894" calcext:value-type="float">
            <text:p>-44,589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me46</text:p>
          </table:table-cell>
          <table:table-cell table:formula="of:=&quot;(&quot;&amp;RANDBETWEEN(11;88)&amp;&quot;) &quot;&amp;RANDBETWEEN(900000000;999999999)" office:value-type="string" office:string-value="(72) 972884098" calcext:value-type="string">
            <text:p>(72) 972884098</text:p>
          </table:table-cell>
          <table:table-cell table:formula="of:=RANDBETWEEN(1;MAX([$map.A$1:$map.C$1048576]))" office:value-type="float" office:value="74" calcext:value-type="float">
            <text:p>74</text:p>
          </table:table-cell>
          <table:table-cell table:formula="of:=VLOOKUP([.$D$1:.$D$1048576];[$map.A$1:$map.C$1048576];2;0)+RANDBETWEEN(-100;100)/1000" office:value-type="float" office:value="-22.666" calcext:value-type="float">
            <text:p>-22,6660</text:p>
          </table:table-cell>
          <table:table-cell table:formula="of:=VLOOKUP([.$D$1:.$D$1048576];[$map.A$1:$map.C$1048576];3;0)+RANDBETWEEN(-100;100)/1000" office:value-type="float" office:value="-43.7493" calcext:value-type="float">
            <text:p>-43,749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me47</text:p>
          </table:table-cell>
          <table:table-cell table:formula="of:=&quot;(&quot;&amp;RANDBETWEEN(11;88)&amp;&quot;) &quot;&amp;RANDBETWEEN(900000000;999999999)" office:value-type="string" office:string-value="(74) 971757567" calcext:value-type="string">
            <text:p>(74) 971757567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00;100)/1000" office:value-type="float" office:value="-22.5951" calcext:value-type="float">
            <text:p>-22,5951</text:p>
          </table:table-cell>
          <table:table-cell table:formula="of:=VLOOKUP([.$D$1:.$D$1048576];[$map.A$1:$map.C$1048576];3;0)+RANDBETWEEN(-100;100)/1000" office:value-type="float" office:value="-43.6517" calcext:value-type="float">
            <text:p>-43,651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me48</text:p>
          </table:table-cell>
          <table:table-cell table:formula="of:=&quot;(&quot;&amp;RANDBETWEEN(11;88)&amp;&quot;) &quot;&amp;RANDBETWEEN(900000000;999999999)" office:value-type="string" office:string-value="(70) 981096122" calcext:value-type="string">
            <text:p>(70) 981096122</text:p>
          </table:table-cell>
          <table:table-cell table:formula="of:=RANDBETWEEN(1;MAX([$map.A$1:$map.C$1048576]))" office:value-type="float" office:value="8" calcext:value-type="float">
            <text:p>8</text:p>
          </table:table-cell>
          <table:table-cell table:formula="of:=VLOOKUP([.$D$1:.$D$1048576];[$map.A$1:$map.C$1048576];2;0)+RANDBETWEEN(-100;100)/1000" office:value-type="float" office:value="-22.7884" calcext:value-type="float">
            <text:p>-22,7884</text:p>
          </table:table-cell>
          <table:table-cell table:formula="of:=VLOOKUP([.$D$1:.$D$1048576];[$map.A$1:$map.C$1048576];3;0)+RANDBETWEEN(-100;100)/1000" office:value-type="float" office:value="-45.1177" calcext:value-type="float">
            <text:p>-45,117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me49</text:p>
          </table:table-cell>
          <table:table-cell table:formula="of:=&quot;(&quot;&amp;RANDBETWEEN(11;88)&amp;&quot;) &quot;&amp;RANDBETWEEN(900000000;999999999)" office:value-type="string" office:string-value="(67) 909144434" calcext:value-type="string">
            <text:p>(67) 909144434</text:p>
          </table:table-cell>
          <table:table-cell table:formula="of:=RANDBETWEEN(1;MAX([$map.A$1:$map.C$1048576]))" office:value-type="float" office:value="44" calcext:value-type="float">
            <text:p>44</text:p>
          </table:table-cell>
          <table:table-cell table:formula="of:=VLOOKUP([.$D$1:.$D$1048576];[$map.A$1:$map.C$1048576];2;0)+RANDBETWEEN(-100;100)/1000" office:value-type="float" office:value="-22.593" calcext:value-type="float">
            <text:p>-22,5930</text:p>
          </table:table-cell>
          <table:table-cell table:formula="of:=VLOOKUP([.$D$1:.$D$1048576];[$map.A$1:$map.C$1048576];3;0)+RANDBETWEEN(-100;100)/1000" office:value-type="float" office:value="-44.3553" calcext:value-type="float">
            <text:p>-44,355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me50</text:p>
          </table:table-cell>
          <table:table-cell table:formula="of:=&quot;(&quot;&amp;RANDBETWEEN(11;88)&amp;&quot;) &quot;&amp;RANDBETWEEN(900000000;999999999)" office:value-type="string" office:string-value="(49) 921918757" calcext:value-type="string">
            <text:p>(49) 921918757</text:p>
          </table:table-cell>
          <table:table-cell table:formula="of:=RANDBETWEEN(1;MAX([$map.A$1:$map.C$1048576]))" office:value-type="float" office:value="49" calcext:value-type="float">
            <text:p>49</text:p>
          </table:table-cell>
          <table:table-cell table:formula="of:=VLOOKUP([.$D$1:.$D$1048576];[$map.A$1:$map.C$1048576];2;0)+RANDBETWEEN(-100;100)/1000" office:value-type="float" office:value="-22.5063" calcext:value-type="float">
            <text:p>-22,5063</text:p>
          </table:table-cell>
          <table:table-cell table:formula="of:=VLOOKUP([.$D$1:.$D$1048576];[$map.A$1:$map.C$1048576];3;0)+RANDBETWEEN(-100;100)/1000" office:value-type="float" office:value="-44.0798" calcext:value-type="float">
            <text:p>-44,079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me51</text:p>
          </table:table-cell>
          <table:table-cell table:formula="of:=&quot;(&quot;&amp;RANDBETWEEN(11;88)&amp;&quot;) &quot;&amp;RANDBETWEEN(900000000;999999999)" office:value-type="string" office:string-value="(52) 948492201" calcext:value-type="string">
            <text:p>(52) 948492201</text:p>
          </table:table-cell>
          <table:table-cell table:formula="of:=RANDBETWEEN(1;MAX([$map.A$1:$map.C$1048576]))" office:value-type="float" office:value="42" calcext:value-type="float">
            <text:p>42</text:p>
          </table:table-cell>
          <table:table-cell table:formula="of:=VLOOKUP([.$D$1:.$D$1048576];[$map.A$1:$map.C$1048576];2;0)+RANDBETWEEN(-100;100)/1000" office:value-type="float" office:value="-22.5474" calcext:value-type="float">
            <text:p>-22,5474</text:p>
          </table:table-cell>
          <table:table-cell table:formula="of:=VLOOKUP([.$D$1:.$D$1048576];[$map.A$1:$map.C$1048576];3;0)+RANDBETWEEN(-100;100)/1000" office:value-type="float" office:value="-44.4446" calcext:value-type="float">
            <text:p>-44,444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me52</text:p>
          </table:table-cell>
          <table:table-cell table:formula="of:=&quot;(&quot;&amp;RANDBETWEEN(11;88)&amp;&quot;) &quot;&amp;RANDBETWEEN(900000000;999999999)" office:value-type="string" office:string-value="(65) 904136240" calcext:value-type="string">
            <text:p>(65) 904136240</text:p>
          </table:table-cell>
          <table:table-cell table:formula="of:=RANDBETWEEN(1;MAX([$map.A$1:$map.C$1048576]))" office:value-type="float" office:value="4" calcext:value-type="float">
            <text:p>4</text:p>
          </table:table-cell>
          <table:table-cell table:formula="of:=VLOOKUP([.$D$1:.$D$1048576];[$map.A$1:$map.C$1048576];2;0)+RANDBETWEEN(-100;100)/1000" office:value-type="float" office:value="-22.8719" calcext:value-type="float">
            <text:p>-22,8719</text:p>
          </table:table-cell>
          <table:table-cell table:formula="of:=VLOOKUP([.$D$1:.$D$1048576];[$map.A$1:$map.C$1048576];3;0)+RANDBETWEEN(-100;100)/1000" office:value-type="float" office:value="-45.402" calcext:value-type="float">
            <text:p>-45,402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me53</text:p>
          </table:table-cell>
          <table:table-cell table:formula="of:=&quot;(&quot;&amp;RANDBETWEEN(11;88)&amp;&quot;) &quot;&amp;RANDBETWEEN(900000000;999999999)" office:value-type="string" office:string-value="(58) 917050846" calcext:value-type="string">
            <text:p>(58) 917050846</text:p>
          </table:table-cell>
          <table:table-cell table:formula="of:=RANDBETWEEN(1;MAX([$map.A$1:$map.C$1048576]))" office:value-type="float" office:value="52" calcext:value-type="float">
            <text:p>52</text:p>
          </table:table-cell>
          <table:table-cell table:formula="of:=VLOOKUP([.$D$1:.$D$1048576];[$map.A$1:$map.C$1048576];2;0)+RANDBETWEEN(-100;100)/1000" office:value-type="float" office:value="-22.684" calcext:value-type="float">
            <text:p>-22,6840</text:p>
          </table:table-cell>
          <table:table-cell table:formula="of:=VLOOKUP([.$D$1:.$D$1048576];[$map.A$1:$map.C$1048576];3;0)+RANDBETWEEN(-100;100)/1000" office:value-type="float" office:value="-43.9567" calcext:value-type="float">
            <text:p>-43,956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me54</text:p>
          </table:table-cell>
          <table:table-cell table:formula="of:=&quot;(&quot;&amp;RANDBETWEEN(11;88)&amp;&quot;) &quot;&amp;RANDBETWEEN(900000000;999999999)" office:value-type="string" office:string-value="(33) 936435829" calcext:value-type="string">
            <text:p>(33) 936435829</text:p>
          </table:table-cell>
          <table:table-cell table:formula="of:=RANDBETWEEN(1;MAX([$map.A$1:$map.C$1048576]))" office:value-type="float" office:value="26" calcext:value-type="float">
            <text:p>26</text:p>
          </table:table-cell>
          <table:table-cell table:formula="of:=VLOOKUP([.$D$1:.$D$1048576];[$map.A$1:$map.C$1048576];2;0)+RANDBETWEEN(-100;100)/1000" office:value-type="float" office:value="-22.6963" calcext:value-type="float">
            <text:p>-22,6963</text:p>
          </table:table-cell>
          <table:table-cell table:formula="of:=VLOOKUP([.$D$1:.$D$1048576];[$map.A$1:$map.C$1048576];3;0)+RANDBETWEEN(-100;100)/1000" office:value-type="float" office:value="-44.4887" calcext:value-type="float">
            <text:p>-44,48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me55</text:p>
          </table:table-cell>
          <table:table-cell table:formula="of:=&quot;(&quot;&amp;RANDBETWEEN(11;88)&amp;&quot;) &quot;&amp;RANDBETWEEN(900000000;999999999)" office:value-type="string" office:string-value="(26) 959905011" calcext:value-type="string">
            <text:p>(26) 959905011</text:p>
          </table:table-cell>
          <table:table-cell table:formula="of:=RANDBETWEEN(1;MAX([$map.A$1:$map.C$1048576]))" office:value-type="float" office:value="65" calcext:value-type="float">
            <text:p>65</text:p>
          </table:table-cell>
          <table:table-cell table:formula="of:=VLOOKUP([.$D$1:.$D$1048576];[$map.A$1:$map.C$1048576];2;0)+RANDBETWEEN(-100;100)/1000" office:value-type="float" office:value="-22.6917" calcext:value-type="float">
            <text:p>-22,6917</text:p>
          </table:table-cell>
          <table:table-cell table:formula="of:=VLOOKUP([.$D$1:.$D$1048576];[$map.A$1:$map.C$1048576];3;0)+RANDBETWEEN(-100;100)/1000" office:value-type="float" office:value="-43.7298" calcext:value-type="float">
            <text:p>-43,729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me56</text:p>
          </table:table-cell>
          <table:table-cell table:formula="of:=&quot;(&quot;&amp;RANDBETWEEN(11;88)&amp;&quot;) &quot;&amp;RANDBETWEEN(900000000;999999999)" office:value-type="string" office:string-value="(43) 909816091" calcext:value-type="string">
            <text:p>(43) 909816091</text:p>
          </table:table-cell>
          <table:table-cell table:formula="of:=RANDBETWEEN(1;MAX([$map.A$1:$map.C$1048576]))" office:value-type="float" office:value="82" calcext:value-type="float">
            <text:p>82</text:p>
          </table:table-cell>
          <table:table-cell table:formula="of:=VLOOKUP([.$D$1:.$D$1048576];[$map.A$1:$map.C$1048576];2;0)+RANDBETWEEN(-100;100)/1000" office:value-type="float" office:value="-22.7414" calcext:value-type="float">
            <text:p>-22,7414</text:p>
          </table:table-cell>
          <table:table-cell table:formula="of:=VLOOKUP([.$D$1:.$D$1048576];[$map.A$1:$map.C$1048576];3;0)+RANDBETWEEN(-100;100)/1000" office:value-type="float" office:value="-43.6055" calcext:value-type="float">
            <text:p>-43,605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me57</text:p>
          </table:table-cell>
          <table:table-cell table:formula="of:=&quot;(&quot;&amp;RANDBETWEEN(11;88)&amp;&quot;) &quot;&amp;RANDBETWEEN(900000000;999999999)" office:value-type="string" office:string-value="(19) 965042267" calcext:value-type="string">
            <text:p>(19) 965042267</text:p>
          </table:table-cell>
          <table:table-cell table:formula="of:=RANDBETWEEN(1;MAX([$map.A$1:$map.C$1048576]))" office:value-type="float" office:value="53" calcext:value-type="float">
            <text:p>53</text:p>
          </table:table-cell>
          <table:table-cell table:formula="of:=VLOOKUP([.$D$1:.$D$1048576];[$map.A$1:$map.C$1048576];2;0)+RANDBETWEEN(-100;100)/1000" office:value-type="float" office:value="-22.5852" calcext:value-type="float">
            <text:p>-22,5852</text:p>
          </table:table-cell>
          <table:table-cell table:formula="of:=VLOOKUP([.$D$1:.$D$1048576];[$map.A$1:$map.C$1048576];3;0)+RANDBETWEEN(-100;100)/1000" office:value-type="float" office:value="-43.8614" calcext:value-type="float">
            <text:p>-43,861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me58</text:p>
          </table:table-cell>
          <table:table-cell table:formula="of:=&quot;(&quot;&amp;RANDBETWEEN(11;88)&amp;&quot;) &quot;&amp;RANDBETWEEN(900000000;999999999)" office:value-type="string" office:string-value="(15) 919026168" calcext:value-type="string">
            <text:p>(15) 919026168</text:p>
          </table:table-cell>
          <table:table-cell table:formula="of:=RANDBETWEEN(1;MAX([$map.A$1:$map.C$1048576]))" office:value-type="float" office:value="54" calcext:value-type="float">
            <text:p>54</text:p>
          </table:table-cell>
          <table:table-cell table:formula="of:=VLOOKUP([.$D$1:.$D$1048576];[$map.A$1:$map.C$1048576];2;0)+RANDBETWEEN(-100;100)/1000" office:value-type="float" office:value="-22.6168" calcext:value-type="float">
            <text:p>-22,6168</text:p>
          </table:table-cell>
          <table:table-cell table:formula="of:=VLOOKUP([.$D$1:.$D$1048576];[$map.A$1:$map.C$1048576];3;0)+RANDBETWEEN(-100;100)/1000" office:value-type="float" office:value="-43.8708" calcext:value-type="float">
            <text:p>-43,870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me59</text:p>
          </table:table-cell>
          <table:table-cell table:formula="of:=&quot;(&quot;&amp;RANDBETWEEN(11;88)&amp;&quot;) &quot;&amp;RANDBETWEEN(900000000;999999999)" office:value-type="string" office:string-value="(38) 947050485" calcext:value-type="string">
            <text:p>(38) 947050485</text:p>
          </table:table-cell>
          <table:table-cell table:formula="of:=RANDBETWEEN(1;MAX([$map.A$1:$map.C$1048576]))" office:value-type="float" office:value="13" calcext:value-type="float">
            <text:p>13</text:p>
          </table:table-cell>
          <table:table-cell table:formula="of:=VLOOKUP([.$D$1:.$D$1048576];[$map.A$1:$map.C$1048576];2;0)+RANDBETWEEN(-100;100)/1000" office:value-type="float" office:value="-22.5555" calcext:value-type="float">
            <text:p>-22,5555</text:p>
          </table:table-cell>
          <table:table-cell table:formula="of:=VLOOKUP([.$D$1:.$D$1048576];[$map.A$1:$map.C$1048576];3;0)+RANDBETWEEN(-100;100)/1000" office:value-type="float" office:value="-44.8162" calcext:value-type="float">
            <text:p>-44,816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me60</text:p>
          </table:table-cell>
          <table:table-cell table:formula="of:=&quot;(&quot;&amp;RANDBETWEEN(11;88)&amp;&quot;) &quot;&amp;RANDBETWEEN(900000000;999999999)" office:value-type="string" office:string-value="(38) 947950701" calcext:value-type="string">
            <text:p>(38) 947950701</text:p>
          </table:table-cell>
          <table:table-cell table:formula="of:=RANDBETWEEN(1;MAX([$map.A$1:$map.C$1048576]))" office:value-type="float" office:value="17" calcext:value-type="float">
            <text:p>17</text:p>
          </table:table-cell>
          <table:table-cell table:formula="of:=VLOOKUP([.$D$1:.$D$1048576];[$map.A$1:$map.C$1048576];2;0)+RANDBETWEEN(-100;100)/1000" office:value-type="float" office:value="-22.7023" calcext:value-type="float">
            <text:p>-22,7023</text:p>
          </table:table-cell>
          <table:table-cell table:formula="of:=VLOOKUP([.$D$1:.$D$1048576];[$map.A$1:$map.C$1048576];3;0)+RANDBETWEEN(-100;100)/1000" office:value-type="float" office:value="-44.6211" calcext:value-type="float">
            <text:p>-44,621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me61</text:p>
          </table:table-cell>
          <table:table-cell table:formula="of:=&quot;(&quot;&amp;RANDBETWEEN(11;88)&amp;&quot;) &quot;&amp;RANDBETWEEN(900000000;999999999)" office:value-type="string" office:string-value="(78) 900783057" calcext:value-type="string">
            <text:p>(78) 900783057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6188" calcext:value-type="float">
            <text:p>-22,6188</text:p>
          </table:table-cell>
          <table:table-cell table:formula="of:=VLOOKUP([.$D$1:.$D$1048576];[$map.A$1:$map.C$1048576];3;0)+RANDBETWEEN(-100;100)/1000" office:value-type="float" office:value="-44.742" calcext:value-type="float">
            <text:p>-44,742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me62</text:p>
          </table:table-cell>
          <table:table-cell table:formula="of:=&quot;(&quot;&amp;RANDBETWEEN(11;88)&amp;&quot;) &quot;&amp;RANDBETWEEN(900000000;999999999)" office:value-type="string" office:string-value="(11) 960759453" calcext:value-type="string">
            <text:p>(11) 960759453</text:p>
          </table:table-cell>
          <table:table-cell table:formula="of:=RANDBETWEEN(1;MAX([$map.A$1:$map.C$1048576]))" office:value-type="float" office:value="31" calcext:value-type="float">
            <text:p>31</text:p>
          </table:table-cell>
          <table:table-cell table:formula="of:=VLOOKUP([.$D$1:.$D$1048576];[$map.A$1:$map.C$1048576];2;0)+RANDBETWEEN(-100;100)/1000" office:value-type="float" office:value="-22.5838" calcext:value-type="float">
            <text:p>-22,5838</text:p>
          </table:table-cell>
          <table:table-cell table:formula="of:=VLOOKUP([.$D$1:.$D$1048576];[$map.A$1:$map.C$1048576];3;0)+RANDBETWEEN(-100;100)/1000" office:value-type="float" office:value="-44.4248" calcext:value-type="float">
            <text:p>-44,424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me63</text:p>
          </table:table-cell>
          <table:table-cell table:formula="of:=&quot;(&quot;&amp;RANDBETWEEN(11;88)&amp;&quot;) &quot;&amp;RANDBETWEEN(900000000;999999999)" office:value-type="string" office:string-value="(17) 927175902" calcext:value-type="string">
            <text:p>(17) 927175902</text:p>
          </table:table-cell>
          <table:table-cell table:formula="of:=RANDBETWEEN(1;MAX([$map.A$1:$map.C$1048576]))" office:value-type="float" office:value="37" calcext:value-type="float">
            <text:p>37</text:p>
          </table:table-cell>
          <table:table-cell table:formula="of:=VLOOKUP([.$D$1:.$D$1048576];[$map.A$1:$map.C$1048576];2;0)+RANDBETWEEN(-100;100)/1000" office:value-type="float" office:value="-22.7194" calcext:value-type="float">
            <text:p>-22,7194</text:p>
          </table:table-cell>
          <table:table-cell table:formula="of:=VLOOKUP([.$D$1:.$D$1048576];[$map.A$1:$map.C$1048576];3;0)+RANDBETWEEN(-100;100)/1000" office:value-type="float" office:value="-44.5562" calcext:value-type="float">
            <text:p>-44,556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me64</text:p>
          </table:table-cell>
          <table:table-cell table:formula="of:=&quot;(&quot;&amp;RANDBETWEEN(11;88)&amp;&quot;) &quot;&amp;RANDBETWEEN(900000000;999999999)" office:value-type="string" office:string-value="(46) 923489303" calcext:value-type="string">
            <text:p>(46) 923489303</text:p>
          </table:table-cell>
          <table:table-cell table:formula="of:=RANDBETWEEN(1;MAX([$map.A$1:$map.C$1048576]))" office:value-type="float" office:value="42" calcext:value-type="float">
            <text:p>42</text:p>
          </table:table-cell>
          <table:table-cell table:formula="of:=VLOOKUP([.$D$1:.$D$1048576];[$map.A$1:$map.C$1048576];2;0)+RANDBETWEEN(-100;100)/1000" office:value-type="float" office:value="-22.6294" calcext:value-type="float">
            <text:p>-22,6294</text:p>
          </table:table-cell>
          <table:table-cell table:formula="of:=VLOOKUP([.$D$1:.$D$1048576];[$map.A$1:$map.C$1048576];3;0)+RANDBETWEEN(-100;100)/1000" office:value-type="float" office:value="-44.4976" calcext:value-type="float">
            <text:p>-44,49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me65</text:p>
          </table:table-cell>
          <table:table-cell table:formula="of:=&quot;(&quot;&amp;RANDBETWEEN(11;88)&amp;&quot;) &quot;&amp;RANDBETWEEN(900000000;999999999)" office:value-type="string" office:string-value="(81) 980699523" calcext:value-type="string">
            <text:p>(81) 980699523</text:p>
          </table:table-cell>
          <table:table-cell table:formula="of:=RANDBETWEEN(1;MAX([$map.A$1:$map.C$1048576]))" office:value-type="float" office:value="61" calcext:value-type="float">
            <text:p>61</text:p>
          </table:table-cell>
          <table:table-cell table:formula="of:=VLOOKUP([.$D$1:.$D$1048576];[$map.A$1:$map.C$1048576];2;0)+RANDBETWEEN(-100;100)/1000" office:value-type="float" office:value="-22.5557" calcext:value-type="float">
            <text:p>-22,5557</text:p>
          </table:table-cell>
          <table:table-cell table:formula="of:=VLOOKUP([.$D$1:.$D$1048576];[$map.A$1:$map.C$1048576];3;0)+RANDBETWEEN(-100;100)/1000" office:value-type="float" office:value="-43.6559" calcext:value-type="float">
            <text:p>-43,65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me66</text:p>
          </table:table-cell>
          <table:table-cell table:formula="of:=&quot;(&quot;&amp;RANDBETWEEN(11;88)&amp;&quot;) &quot;&amp;RANDBETWEEN(900000000;999999999)" office:value-type="string" office:string-value="(12) 902037581" calcext:value-type="string">
            <text:p>(12) 902037581</text:p>
          </table:table-cell>
          <table:table-cell table:formula="of:=RANDBETWEEN(1;MAX([$map.A$1:$map.C$1048576]))" office:value-type="float" office:value="61" calcext:value-type="float">
            <text:p>61</text:p>
          </table:table-cell>
          <table:table-cell table:formula="of:=VLOOKUP([.$D$1:.$D$1048576];[$map.A$1:$map.C$1048576];2;0)+RANDBETWEEN(-100;100)/1000" office:value-type="float" office:value="-22.6747" calcext:value-type="float">
            <text:p>-22,6747</text:p>
          </table:table-cell>
          <table:table-cell table:formula="of:=VLOOKUP([.$D$1:.$D$1048576];[$map.A$1:$map.C$1048576];3;0)+RANDBETWEEN(-100;100)/1000" office:value-type="float" office:value="-43.8169" calcext:value-type="float">
            <text:p>-43,816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me67</text:p>
          </table:table-cell>
          <table:table-cell table:formula="of:=&quot;(&quot;&amp;RANDBETWEEN(11;88)&amp;&quot;) &quot;&amp;RANDBETWEEN(900000000;999999999)" office:value-type="string" office:string-value="(44) 988012344" calcext:value-type="string">
            <text:p>(44) 988012344</text:p>
          </table:table-cell>
          <table:table-cell table:formula="of:=RANDBETWEEN(1;MAX([$map.A$1:$map.C$1048576]))" office:value-type="float" office:value="33" calcext:value-type="float">
            <text:p>33</text:p>
          </table:table-cell>
          <table:table-cell table:formula="of:=VLOOKUP([.$D$1:.$D$1048576];[$map.A$1:$map.C$1048576];2;0)+RANDBETWEEN(-100;100)/1000" office:value-type="float" office:value="-22.5698" calcext:value-type="float">
            <text:p>-22,5698</text:p>
          </table:table-cell>
          <table:table-cell table:formula="of:=VLOOKUP([.$D$1:.$D$1048576];[$map.A$1:$map.C$1048576];3;0)+RANDBETWEEN(-100;100)/1000" office:value-type="float" office:value="-44.5867" calcext:value-type="float">
            <text:p>-44,586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me68</text:p>
          </table:table-cell>
          <table:table-cell table:formula="of:=&quot;(&quot;&amp;RANDBETWEEN(11;88)&amp;&quot;) &quot;&amp;RANDBETWEEN(900000000;999999999)" office:value-type="string" office:string-value="(27) 977945088" calcext:value-type="string">
            <text:p>(27) 977945088</text:p>
          </table:table-cell>
          <table:table-cell table:formula="of:=RANDBETWEEN(1;MAX([$map.A$1:$map.C$1048576]))" office:value-type="float" office:value="82" calcext:value-type="float">
            <text:p>82</text:p>
          </table:table-cell>
          <table:table-cell table:formula="of:=VLOOKUP([.$D$1:.$D$1048576];[$map.A$1:$map.C$1048576];2;0)+RANDBETWEEN(-100;100)/1000" office:value-type="float" office:value="-22.6534" calcext:value-type="float">
            <text:p>-22,6534</text:p>
          </table:table-cell>
          <table:table-cell table:formula="of:=VLOOKUP([.$D$1:.$D$1048576];[$map.A$1:$map.C$1048576];3;0)+RANDBETWEEN(-100;100)/1000" office:value-type="float" office:value="-43.5405" calcext:value-type="float">
            <text:p>-43,540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me69</text:p>
          </table:table-cell>
          <table:table-cell table:formula="of:=&quot;(&quot;&amp;RANDBETWEEN(11;88)&amp;&quot;) &quot;&amp;RANDBETWEEN(900000000;999999999)" office:value-type="string" office:string-value="(33) 981961967" calcext:value-type="string">
            <text:p>(33) 981961967</text:p>
          </table:table-cell>
          <table:table-cell table:formula="of:=RANDBETWEEN(1;MAX([$map.A$1:$map.C$1048576]))" office:value-type="float" office:value="13" calcext:value-type="float">
            <text:p>13</text:p>
          </table:table-cell>
          <table:table-cell table:formula="of:=VLOOKUP([.$D$1:.$D$1048576];[$map.A$1:$map.C$1048576];2;0)+RANDBETWEEN(-100;100)/1000" office:value-type="float" office:value="-22.6025" calcext:value-type="float">
            <text:p>-22,6025</text:p>
          </table:table-cell>
          <table:table-cell table:formula="of:=VLOOKUP([.$D$1:.$D$1048576];[$map.A$1:$map.C$1048576];3;0)+RANDBETWEEN(-100;100)/1000" office:value-type="float" office:value="-44.7082" calcext:value-type="float">
            <text:p>-44,708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me70</text:p>
          </table:table-cell>
          <table:table-cell table:formula="of:=&quot;(&quot;&amp;RANDBETWEEN(11;88)&amp;&quot;) &quot;&amp;RANDBETWEEN(900000000;999999999)" office:value-type="string" office:string-value="(54) 930816959" calcext:value-type="string">
            <text:p>(54) 930816959</text:p>
          </table:table-cell>
          <table:table-cell table:formula="of:=RANDBETWEEN(1;MAX([$map.A$1:$map.C$1048576]))" office:value-type="float" office:value="2" calcext:value-type="float">
            <text:p>2</text:p>
          </table:table-cell>
          <table:table-cell table:formula="of:=VLOOKUP([.$D$1:.$D$1048576];[$map.A$1:$map.C$1048576];2;0)+RANDBETWEEN(-100;100)/1000" office:value-type="float" office:value="-22.9558" calcext:value-type="float">
            <text:p>-22,9558</text:p>
          </table:table-cell>
          <table:table-cell table:formula="of:=VLOOKUP([.$D$1:.$D$1048576];[$map.A$1:$map.C$1048576];3;0)+RANDBETWEEN(-100;100)/1000" office:value-type="float" office:value="-45.4231" calcext:value-type="float">
            <text:p>-45,42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me71</text:p>
          </table:table-cell>
          <table:table-cell table:formula="of:=&quot;(&quot;&amp;RANDBETWEEN(11;88)&amp;&quot;) &quot;&amp;RANDBETWEEN(900000000;999999999)" office:value-type="string" office:string-value="(15) 959606102" calcext:value-type="string">
            <text:p>(15) 959606102</text:p>
          </table:table-cell>
          <table:table-cell table:formula="of:=RANDBETWEEN(1;MAX([$map.A$1:$map.C$1048576]))" office:value-type="float" office:value="69" calcext:value-type="float">
            <text:p>69</text:p>
          </table:table-cell>
          <table:table-cell table:formula="of:=VLOOKUP([.$D$1:.$D$1048576];[$map.A$1:$map.C$1048576];2;0)+RANDBETWEEN(-100;100)/1000" office:value-type="float" office:value="-22.7302" calcext:value-type="float">
            <text:p>-22,7302</text:p>
          </table:table-cell>
          <table:table-cell table:formula="of:=VLOOKUP([.$D$1:.$D$1048576];[$map.A$1:$map.C$1048576];3;0)+RANDBETWEEN(-100;100)/1000" office:value-type="float" office:value="-43.7024" calcext:value-type="float">
            <text:p>-43,702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me72</text:p>
          </table:table-cell>
          <table:table-cell table:formula="of:=&quot;(&quot;&amp;RANDBETWEEN(11;88)&amp;&quot;) &quot;&amp;RANDBETWEEN(900000000;999999999)" office:value-type="string" office:string-value="(34) 962263447" calcext:value-type="string">
            <text:p>(34) 962263447</text:p>
          </table:table-cell>
          <table:table-cell table:formula="of:=RANDBETWEEN(1;MAX([$map.A$1:$map.C$1048576]))" office:value-type="float" office:value="6" calcext:value-type="float">
            <text:p>6</text:p>
          </table:table-cell>
          <table:table-cell table:formula="of:=VLOOKUP([.$D$1:.$D$1048576];[$map.A$1:$map.C$1048576];2;0)+RANDBETWEEN(-100;100)/1000" office:value-type="float" office:value="-22.8699" calcext:value-type="float">
            <text:p>-22,8699</text:p>
          </table:table-cell>
          <table:table-cell table:formula="of:=VLOOKUP([.$D$1:.$D$1048576];[$map.A$1:$map.C$1048576];3;0)+RANDBETWEEN(-100;100)/1000" office:value-type="float" office:value="-45.2912" calcext:value-type="float">
            <text:p>-45,291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me73</text:p>
          </table:table-cell>
          <table:table-cell table:formula="of:=&quot;(&quot;&amp;RANDBETWEEN(11;88)&amp;&quot;) &quot;&amp;RANDBETWEEN(900000000;999999999)" office:value-type="string" office:string-value="(36) 911560780" calcext:value-type="string">
            <text:p>(36) 911560780</text:p>
          </table:table-cell>
          <table:table-cell table:formula="of:=RANDBETWEEN(1;MAX([$map.A$1:$map.C$1048576]))" office:value-type="float" office:value="20" calcext:value-type="float">
            <text:p>20</text:p>
          </table:table-cell>
          <table:table-cell table:formula="of:=VLOOKUP([.$D$1:.$D$1048576];[$map.A$1:$map.C$1048576];2;0)+RANDBETWEEN(-100;100)/1000" office:value-type="float" office:value="-22.5495" calcext:value-type="float">
            <text:p>-22,5495</text:p>
          </table:table-cell>
          <table:table-cell table:formula="of:=VLOOKUP([.$D$1:.$D$1048576];[$map.A$1:$map.C$1048576];3;0)+RANDBETWEEN(-100;100)/1000" office:value-type="float" office:value="-44.4643" calcext:value-type="float">
            <text:p>-44,464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me74</text:p>
          </table:table-cell>
          <table:table-cell table:formula="of:=&quot;(&quot;&amp;RANDBETWEEN(11;88)&amp;&quot;) &quot;&amp;RANDBETWEEN(900000000;999999999)" office:value-type="string" office:string-value="(13) 970401126" calcext:value-type="string">
            <text:p>(13) 970401126</text:p>
          </table:table-cell>
          <table:table-cell table:formula="of:=RANDBETWEEN(1;MAX([$map.A$1:$map.C$1048576]))" office:value-type="float" office:value="30" calcext:value-type="float">
            <text:p>30</text:p>
          </table:table-cell>
          <table:table-cell table:formula="of:=VLOOKUP([.$D$1:.$D$1048576];[$map.A$1:$map.C$1048576];2;0)+RANDBETWEEN(-100;100)/1000" office:value-type="float" office:value="-22.6579" calcext:value-type="float">
            <text:p>-22,6579</text:p>
          </table:table-cell>
          <table:table-cell table:formula="of:=VLOOKUP([.$D$1:.$D$1048576];[$map.A$1:$map.C$1048576];3;0)+RANDBETWEEN(-100;100)/1000" office:value-type="float" office:value="-44.5902" calcext:value-type="float">
            <text:p>-44,590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me75</text:p>
          </table:table-cell>
          <table:table-cell table:formula="of:=&quot;(&quot;&amp;RANDBETWEEN(11;88)&amp;&quot;) &quot;&amp;RANDBETWEEN(900000000;999999999)" office:value-type="string" office:string-value="(27) 981801350" calcext:value-type="string">
            <text:p>(27) 981801350</text:p>
          </table:table-cell>
          <table:table-cell table:formula="of:=RANDBETWEEN(1;MAX([$map.A$1:$map.C$1048576]))" office:value-type="float" office:value="82" calcext:value-type="float">
            <text:p>82</text:p>
          </table:table-cell>
          <table:table-cell table:formula="of:=VLOOKUP([.$D$1:.$D$1048576];[$map.A$1:$map.C$1048576];2;0)+RANDBETWEEN(-100;100)/1000" office:value-type="float" office:value="-22.5444" calcext:value-type="float">
            <text:p>-22,5444</text:p>
          </table:table-cell>
          <table:table-cell table:formula="of:=VLOOKUP([.$D$1:.$D$1048576];[$map.A$1:$map.C$1048576];3;0)+RANDBETWEEN(-100;100)/1000" office:value-type="float" office:value="-43.5845" calcext:value-type="float">
            <text:p>-43,584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me76</text:p>
          </table:table-cell>
          <table:table-cell table:formula="of:=&quot;(&quot;&amp;RANDBETWEEN(11;88)&amp;&quot;) &quot;&amp;RANDBETWEEN(900000000;999999999)" office:value-type="string" office:string-value="(23) 910242026" calcext:value-type="string">
            <text:p>(23) 910242026</text:p>
          </table:table-cell>
          <table:table-cell table:formula="of:=RANDBETWEEN(1;MAX([$map.A$1:$map.C$1048576]))" office:value-type="float" office:value="40" calcext:value-type="float">
            <text:p>40</text:p>
          </table:table-cell>
          <table:table-cell table:formula="of:=VLOOKUP([.$D$1:.$D$1048576];[$map.A$1:$map.C$1048576];2;0)+RANDBETWEEN(-100;100)/1000" office:value-type="float" office:value="-22.6659" calcext:value-type="float">
            <text:p>-22,6659</text:p>
          </table:table-cell>
          <table:table-cell table:formula="of:=VLOOKUP([.$D$1:.$D$1048576];[$map.A$1:$map.C$1048576];3;0)+RANDBETWEEN(-100;100)/1000" office:value-type="float" office:value="-44.4536" calcext:value-type="float">
            <text:p>-44,453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me77</text:p>
          </table:table-cell>
          <table:table-cell table:formula="of:=&quot;(&quot;&amp;RANDBETWEEN(11;88)&amp;&quot;) &quot;&amp;RANDBETWEEN(900000000;999999999)" office:value-type="string" office:string-value="(67) 932060670" calcext:value-type="string">
            <text:p>(67) 932060670</text:p>
          </table:table-cell>
          <table:table-cell table:formula="of:=RANDBETWEEN(1;MAX([$map.A$1:$map.C$1048576]))" office:value-type="float" office:value="81" calcext:value-type="float">
            <text:p>81</text:p>
          </table:table-cell>
          <table:table-cell table:formula="of:=VLOOKUP([.$D$1:.$D$1048576];[$map.A$1:$map.C$1048576];2;0)+RANDBETWEEN(-100;100)/1000" office:value-type="float" office:value="-22.6685" calcext:value-type="float">
            <text:p>-22,6685</text:p>
          </table:table-cell>
          <table:table-cell table:formula="of:=VLOOKUP([.$D$1:.$D$1048576];[$map.A$1:$map.C$1048576];3;0)+RANDBETWEEN(-100;100)/1000" office:value-type="float" office:value="-43.6896" calcext:value-type="float">
            <text:p>-43,689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me78</text:p>
          </table:table-cell>
          <table:table-cell table:formula="of:=&quot;(&quot;&amp;RANDBETWEEN(11;88)&amp;&quot;) &quot;&amp;RANDBETWEEN(900000000;999999999)" office:value-type="string" office:string-value="(76) 904318643" calcext:value-type="string">
            <text:p>(76) 904318643</text:p>
          </table:table-cell>
          <table:table-cell table:formula="of:=RANDBETWEEN(1;MAX([$map.A$1:$map.C$1048576]))" office:value-type="float" office:value="77" calcext:value-type="float">
            <text:p>77</text:p>
          </table:table-cell>
          <table:table-cell table:formula="of:=VLOOKUP([.$D$1:.$D$1048576];[$map.A$1:$map.C$1048576];2;0)+RANDBETWEEN(-100;100)/1000" office:value-type="float" office:value="-22.6799" calcext:value-type="float">
            <text:p>-22,6799</text:p>
          </table:table-cell>
          <table:table-cell table:formula="of:=VLOOKUP([.$D$1:.$D$1048576];[$map.A$1:$map.C$1048576];3;0)+RANDBETWEEN(-100;100)/1000" office:value-type="float" office:value="-43.7335" calcext:value-type="float">
            <text:p>-43,733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me79</text:p>
          </table:table-cell>
          <table:table-cell table:formula="of:=&quot;(&quot;&amp;RANDBETWEEN(11;88)&amp;&quot;) &quot;&amp;RANDBETWEEN(900000000;999999999)" office:value-type="string" office:string-value="(63) 903754716" calcext:value-type="string">
            <text:p>(63) 903754716</text:p>
          </table:table-cell>
          <table:table-cell table:formula="of:=RANDBETWEEN(1;MAX([$map.A$1:$map.C$1048576]))" office:value-type="float" office:value="63" calcext:value-type="float">
            <text:p>63</text:p>
          </table:table-cell>
          <table:table-cell table:formula="of:=VLOOKUP([.$D$1:.$D$1048576];[$map.A$1:$map.C$1048576];2;0)+RANDBETWEEN(-100;100)/1000" office:value-type="float" office:value="-22.5641" calcext:value-type="float">
            <text:p>-22,5641</text:p>
          </table:table-cell>
          <table:table-cell table:formula="of:=VLOOKUP([.$D$1:.$D$1048576];[$map.A$1:$map.C$1048576];3;0)+RANDBETWEEN(-100;100)/1000" office:value-type="float" office:value="-43.7782" calcext:value-type="float">
            <text:p>-43,778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me80</text:p>
          </table:table-cell>
          <table:table-cell table:formula="of:=&quot;(&quot;&amp;RANDBETWEEN(11;88)&amp;&quot;) &quot;&amp;RANDBETWEEN(900000000;999999999)" office:value-type="string" office:string-value="(85) 972128460" calcext:value-type="string">
            <text:p>(85) 972128460</text:p>
          </table:table-cell>
          <table:table-cell table:formula="of:=RANDBETWEEN(1;MAX([$map.A$1:$map.C$1048576]))" office:value-type="float" office:value="76" calcext:value-type="float">
            <text:p>76</text:p>
          </table:table-cell>
          <table:table-cell table:formula="of:=VLOOKUP([.$D$1:.$D$1048576];[$map.A$1:$map.C$1048576];2;0)+RANDBETWEEN(-100;100)/1000" office:value-type="float" office:value="-22.7281" calcext:value-type="float">
            <text:p>-22,7281</text:p>
          </table:table-cell>
          <table:table-cell table:formula="of:=VLOOKUP([.$D$1:.$D$1048576];[$map.A$1:$map.C$1048576];3;0)+RANDBETWEEN(-100;100)/1000" office:value-type="float" office:value="-43.6746" calcext:value-type="float">
            <text:p>-43,674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me81</text:p>
          </table:table-cell>
          <table:table-cell table:formula="of:=&quot;(&quot;&amp;RANDBETWEEN(11;88)&amp;&quot;) &quot;&amp;RANDBETWEEN(900000000;999999999)" office:value-type="string" office:string-value="(50) 945033063" calcext:value-type="string">
            <text:p>(50) 945033063</text:p>
          </table:table-cell>
          <table:table-cell table:formula="of:=RANDBETWEEN(1;MAX([$map.A$1:$map.C$1048576]))" office:value-type="float" office:value="66" calcext:value-type="float">
            <text:p>66</text:p>
          </table:table-cell>
          <table:table-cell table:formula="of:=VLOOKUP([.$D$1:.$D$1048576];[$map.A$1:$map.C$1048576];2;0)+RANDBETWEEN(-100;100)/1000" office:value-type="float" office:value="-22.5631" calcext:value-type="float">
            <text:p>-22,5631</text:p>
          </table:table-cell>
          <table:table-cell table:formula="of:=VLOOKUP([.$D$1:.$D$1048576];[$map.A$1:$map.C$1048576];3;0)+RANDBETWEEN(-100;100)/1000" office:value-type="float" office:value="-43.7808" calcext:value-type="float">
            <text:p>-43,780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me82</text:p>
          </table:table-cell>
          <table:table-cell table:formula="of:=&quot;(&quot;&amp;RANDBETWEEN(11;88)&amp;&quot;) &quot;&amp;RANDBETWEEN(900000000;999999999)" office:value-type="string" office:string-value="(55) 918202119" calcext:value-type="string">
            <text:p>(55) 918202119</text:p>
          </table:table-cell>
          <table:table-cell table:formula="of:=RANDBETWEEN(1;MAX([$map.A$1:$map.C$1048576]))" office:value-type="float" office:value="16" calcext:value-type="float">
            <text:p>16</text:p>
          </table:table-cell>
          <table:table-cell table:formula="of:=VLOOKUP([.$D$1:.$D$1048576];[$map.A$1:$map.C$1048576];2;0)+RANDBETWEEN(-100;100)/1000" office:value-type="float" office:value="-22.5813" calcext:value-type="float">
            <text:p>-22,5813</text:p>
          </table:table-cell>
          <table:table-cell table:formula="of:=VLOOKUP([.$D$1:.$D$1048576];[$map.A$1:$map.C$1048576];3;0)+RANDBETWEEN(-100;100)/1000" office:value-type="float" office:value="-44.5229" calcext:value-type="float">
            <text:p>-44,522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me83</text:p>
          </table:table-cell>
          <table:table-cell table:formula="of:=&quot;(&quot;&amp;RANDBETWEEN(11;88)&amp;&quot;) &quot;&amp;RANDBETWEEN(900000000;999999999)" office:value-type="string" office:string-value="(68) 997094202" calcext:value-type="string">
            <text:p>(68) 997094202</text:p>
          </table:table-cell>
          <table:table-cell table:formula="of:=RANDBETWEEN(1;MAX([$map.A$1:$map.C$1048576]))" office:value-type="float" office:value="10" calcext:value-type="float">
            <text:p>10</text:p>
          </table:table-cell>
          <table:table-cell table:formula="of:=VLOOKUP([.$D$1:.$D$1048576];[$map.A$1:$map.C$1048576];2;0)+RANDBETWEEN(-100;100)/1000" office:value-type="float" office:value="-22.8044" calcext:value-type="float">
            <text:p>-22,8044</text:p>
          </table:table-cell>
          <table:table-cell table:formula="of:=VLOOKUP([.$D$1:.$D$1048576];[$map.A$1:$map.C$1048576];3;0)+RANDBETWEEN(-100;100)/1000" office:value-type="float" office:value="-45.0608" calcext:value-type="float">
            <text:p>-45,060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me84</text:p>
          </table:table-cell>
          <table:table-cell table:formula="of:=&quot;(&quot;&amp;RANDBETWEEN(11;88)&amp;&quot;) &quot;&amp;RANDBETWEEN(900000000;999999999)" office:value-type="string" office:string-value="(48) 946183646" calcext:value-type="string">
            <text:p>(48) 946183646</text:p>
          </table:table-cell>
          <table:table-cell table:formula="of:=RANDBETWEEN(1;MAX([$map.A$1:$map.C$1048576]))" office:value-type="float" office:value="39" calcext:value-type="float">
            <text:p>39</text:p>
          </table:table-cell>
          <table:table-cell table:formula="of:=VLOOKUP([.$D$1:.$D$1048576];[$map.A$1:$map.C$1048576];2;0)+RANDBETWEEN(-100;100)/1000" office:value-type="float" office:value="-22.5859" calcext:value-type="float">
            <text:p>-22,5859</text:p>
          </table:table-cell>
          <table:table-cell table:formula="of:=VLOOKUP([.$D$1:.$D$1048576];[$map.A$1:$map.C$1048576];3;0)+RANDBETWEEN(-100;100)/1000" office:value-type="float" office:value="-44.5588" calcext:value-type="float">
            <text:p>-44,558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me85</text:p>
          </table:table-cell>
          <table:table-cell table:formula="of:=&quot;(&quot;&amp;RANDBETWEEN(11;88)&amp;&quot;) &quot;&amp;RANDBETWEEN(900000000;999999999)" office:value-type="string" office:string-value="(88) 962772582" calcext:value-type="string">
            <text:p>(88) 962772582</text:p>
          </table:table-cell>
          <table:table-cell table:formula="of:=RANDBETWEEN(1;MAX([$map.A$1:$map.C$1048576]))" office:value-type="float" office:value="57" calcext:value-type="float">
            <text:p>57</text:p>
          </table:table-cell>
          <table:table-cell table:formula="of:=VLOOKUP([.$D$1:.$D$1048576];[$map.A$1:$map.C$1048576];2;0)+RANDBETWEEN(-100;100)/1000" office:value-type="float" office:value="-22.5684" calcext:value-type="float">
            <text:p>-22,5684</text:p>
          </table:table-cell>
          <table:table-cell table:formula="of:=VLOOKUP([.$D$1:.$D$1048576];[$map.A$1:$map.C$1048576];3;0)+RANDBETWEEN(-100;100)/1000" office:value-type="float" office:value="-43.6459" calcext:value-type="float">
            <text:p>-43,64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me86</text:p>
          </table:table-cell>
          <table:table-cell table:formula="of:=&quot;(&quot;&amp;RANDBETWEEN(11;88)&amp;&quot;) &quot;&amp;RANDBETWEEN(900000000;999999999)" office:value-type="string" office:string-value="(45) 945871599" calcext:value-type="string">
            <text:p>(45) 945871599</text:p>
          </table:table-cell>
          <table:table-cell table:formula="of:=RANDBETWEEN(1;MAX([$map.A$1:$map.C$1048576]))" office:value-type="float" office:value="3" calcext:value-type="float">
            <text:p>3</text:p>
          </table:table-cell>
          <table:table-cell table:formula="of:=VLOOKUP([.$D$1:.$D$1048576];[$map.A$1:$map.C$1048576];2;0)+RANDBETWEEN(-100;100)/1000" office:value-type="float" office:value="-22.9105" calcext:value-type="float">
            <text:p>-22,9105</text:p>
          </table:table-cell>
          <table:table-cell table:formula="of:=VLOOKUP([.$D$1:.$D$1048576];[$map.A$1:$map.C$1048576];3;0)+RANDBETWEEN(-100;100)/1000" office:value-type="float" office:value="-45.4749" calcext:value-type="float">
            <text:p>-45,474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me87</text:p>
          </table:table-cell>
          <table:table-cell table:formula="of:=&quot;(&quot;&amp;RANDBETWEEN(11;88)&amp;&quot;) &quot;&amp;RANDBETWEEN(900000000;999999999)" office:value-type="string" office:string-value="(28) 997765052" calcext:value-type="string">
            <text:p>(28) 997765052</text:p>
          </table:table-cell>
          <table:table-cell table:formula="of:=RANDBETWEEN(1;MAX([$map.A$1:$map.C$1048576]))" office:value-type="float" office:value="49" calcext:value-type="float">
            <text:p>49</text:p>
          </table:table-cell>
          <table:table-cell table:formula="of:=VLOOKUP([.$D$1:.$D$1048576];[$map.A$1:$map.C$1048576];2;0)+RANDBETWEEN(-100;100)/1000" office:value-type="float" office:value="-22.5103" calcext:value-type="float">
            <text:p>-22,5103</text:p>
          </table:table-cell>
          <table:table-cell table:formula="of:=VLOOKUP([.$D$1:.$D$1048576];[$map.A$1:$map.C$1048576];3;0)+RANDBETWEEN(-100;100)/1000" office:value-type="float" office:value="-43.9518" calcext:value-type="float">
            <text:p>-43,951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me88</text:p>
          </table:table-cell>
          <table:table-cell table:formula="of:=&quot;(&quot;&amp;RANDBETWEEN(11;88)&amp;&quot;) &quot;&amp;RANDBETWEEN(900000000;999999999)" office:value-type="string" office:string-value="(87) 941764531" calcext:value-type="string">
            <text:p>(87) 941764531</text:p>
          </table:table-cell>
          <table:table-cell table:formula="of:=RANDBETWEEN(1;MAX([$map.A$1:$map.C$1048576]))" office:value-type="float" office:value="6" calcext:value-type="float">
            <text:p>6</text:p>
          </table:table-cell>
          <table:table-cell table:formula="of:=VLOOKUP([.$D$1:.$D$1048576];[$map.A$1:$map.C$1048576];2;0)+RANDBETWEEN(-100;100)/1000" office:value-type="float" office:value="-22.9699" calcext:value-type="float">
            <text:p>-22,9699</text:p>
          </table:table-cell>
          <table:table-cell table:formula="of:=VLOOKUP([.$D$1:.$D$1048576];[$map.A$1:$map.C$1048576];3;0)+RANDBETWEEN(-100;100)/1000" office:value-type="float" office:value="-45.1402" calcext:value-type="float">
            <text:p>-45,140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me89</text:p>
          </table:table-cell>
          <table:table-cell table:formula="of:=&quot;(&quot;&amp;RANDBETWEEN(11;88)&amp;&quot;) &quot;&amp;RANDBETWEEN(900000000;999999999)" office:value-type="string" office:string-value="(53) 980579386" calcext:value-type="string">
            <text:p>(53) 980579386</text:p>
          </table:table-cell>
          <table:table-cell table:formula="of:=RANDBETWEEN(1;MAX([$map.A$1:$map.C$1048576]))" office:value-type="float" office:value="50" calcext:value-type="float">
            <text:p>50</text:p>
          </table:table-cell>
          <table:table-cell table:formula="of:=VLOOKUP([.$D$1:.$D$1048576];[$map.A$1:$map.C$1048576];2;0)+RANDBETWEEN(-100;100)/1000" office:value-type="float" office:value="-22.6441" calcext:value-type="float">
            <text:p>-22,6441</text:p>
          </table:table-cell>
          <table:table-cell table:formula="of:=VLOOKUP([.$D$1:.$D$1048576];[$map.A$1:$map.C$1048576];3;0)+RANDBETWEEN(-100;100)/1000" office:value-type="float" office:value="-43.8759" calcext:value-type="float">
            <text:p>-43,875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me90</text:p>
          </table:table-cell>
          <table:table-cell table:formula="of:=&quot;(&quot;&amp;RANDBETWEEN(11;88)&amp;&quot;) &quot;&amp;RANDBETWEEN(900000000;999999999)" office:value-type="string" office:string-value="(13) 921013324" calcext:value-type="string">
            <text:p>(13) 921013324</text:p>
          </table:table-cell>
          <table:table-cell table:formula="of:=RANDBETWEEN(1;MAX([$map.A$1:$map.C$1048576]))" office:value-type="float" office:value="9" calcext:value-type="float">
            <text:p>9</text:p>
          </table:table-cell>
          <table:table-cell table:formula="of:=VLOOKUP([.$D$1:.$D$1048576];[$map.A$1:$map.C$1048576];2;0)+RANDBETWEEN(-100;100)/1000" office:value-type="float" office:value="-22.8703" calcext:value-type="float">
            <text:p>-22,8703</text:p>
          </table:table-cell>
          <table:table-cell table:formula="of:=VLOOKUP([.$D$1:.$D$1048576];[$map.A$1:$map.C$1048576];3;0)+RANDBETWEEN(-100;100)/1000" office:value-type="float" office:value="-45.0031" calcext:value-type="float">
            <text:p>-45,00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me91</text:p>
          </table:table-cell>
          <table:table-cell table:formula="of:=&quot;(&quot;&amp;RANDBETWEEN(11;88)&amp;&quot;) &quot;&amp;RANDBETWEEN(900000000;999999999)" office:value-type="string" office:string-value="(57) 974589638" calcext:value-type="string">
            <text:p>(57) 974589638</text:p>
          </table:table-cell>
          <table:table-cell table:formula="of:=RANDBETWEEN(1;MAX([$map.A$1:$map.C$1048576]))" office:value-type="float" office:value="44" calcext:value-type="float">
            <text:p>44</text:p>
          </table:table-cell>
          <table:table-cell table:formula="of:=VLOOKUP([.$D$1:.$D$1048576];[$map.A$1:$map.C$1048576];2;0)+RANDBETWEEN(-100;100)/1000" office:value-type="float" office:value="-22.673" calcext:value-type="float">
            <text:p>-22,6730</text:p>
          </table:table-cell>
          <table:table-cell table:formula="of:=VLOOKUP([.$D$1:.$D$1048576];[$map.A$1:$map.C$1048576];3;0)+RANDBETWEEN(-100;100)/1000" office:value-type="float" office:value="-44.2543" calcext:value-type="float">
            <text:p>-44,254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me92</text:p>
          </table:table-cell>
          <table:table-cell table:formula="of:=&quot;(&quot;&amp;RANDBETWEEN(11;88)&amp;&quot;) &quot;&amp;RANDBETWEEN(900000000;999999999)" office:value-type="string" office:string-value="(79) 985995269" calcext:value-type="string">
            <text:p>(79) 985995269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6498" calcext:value-type="float">
            <text:p>-22,6498</text:p>
          </table:table-cell>
          <table:table-cell table:formula="of:=VLOOKUP([.$D$1:.$D$1048576];[$map.A$1:$map.C$1048576];3;0)+RANDBETWEEN(-100;100)/1000" office:value-type="float" office:value="-44.683" calcext:value-type="float">
            <text:p>-44,683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me93</text:p>
          </table:table-cell>
          <table:table-cell table:formula="of:=&quot;(&quot;&amp;RANDBETWEEN(11;88)&amp;&quot;) &quot;&amp;RANDBETWEEN(900000000;999999999)" office:value-type="string" office:string-value="(55) 975967950" calcext:value-type="string">
            <text:p>(55) 975967950</text:p>
          </table:table-cell>
          <table:table-cell table:formula="of:=RANDBETWEEN(1;MAX([$map.A$1:$map.C$1048576]))" office:value-type="float" office:value="16" calcext:value-type="float">
            <text:p>16</text:p>
          </table:table-cell>
          <table:table-cell table:formula="of:=VLOOKUP([.$D$1:.$D$1048576];[$map.A$1:$map.C$1048576];2;0)+RANDBETWEEN(-100;100)/1000" office:value-type="float" office:value="-22.6313" calcext:value-type="float">
            <text:p>-22,6313</text:p>
          </table:table-cell>
          <table:table-cell table:formula="of:=VLOOKUP([.$D$1:.$D$1048576];[$map.A$1:$map.C$1048576];3;0)+RANDBETWEEN(-100;100)/1000" office:value-type="float" office:value="-44.5739" calcext:value-type="float">
            <text:p>-44,573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me94</text:p>
          </table:table-cell>
          <table:table-cell table:formula="of:=&quot;(&quot;&amp;RANDBETWEEN(11;88)&amp;&quot;) &quot;&amp;RANDBETWEEN(900000000;999999999)" office:value-type="string" office:string-value="(57) 915581583" calcext:value-type="string">
            <text:p>(57) 915581583</text:p>
          </table:table-cell>
          <table:table-cell table:formula="of:=RANDBETWEEN(1;MAX([$map.A$1:$map.C$1048576]))" office:value-type="float" office:value="66" calcext:value-type="float">
            <text:p>66</text:p>
          </table:table-cell>
          <table:table-cell table:formula="of:=VLOOKUP([.$D$1:.$D$1048576];[$map.A$1:$map.C$1048576];2;0)+RANDBETWEEN(-100;100)/1000" office:value-type="float" office:value="-22.5691" calcext:value-type="float">
            <text:p>-22,5691</text:p>
          </table:table-cell>
          <table:table-cell table:formula="of:=VLOOKUP([.$D$1:.$D$1048576];[$map.A$1:$map.C$1048576];3;0)+RANDBETWEEN(-100;100)/1000" office:value-type="float" office:value="-43.7038" calcext:value-type="float">
            <text:p>-43,703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me95</text:p>
          </table:table-cell>
          <table:table-cell table:formula="of:=&quot;(&quot;&amp;RANDBETWEEN(11;88)&amp;&quot;) &quot;&amp;RANDBETWEEN(900000000;999999999)" office:value-type="string" office:string-value="(26) 971877299" calcext:value-type="string">
            <text:p>(26) 971877299</text:p>
          </table:table-cell>
          <table:table-cell table:formula="of:=RANDBETWEEN(1;MAX([$map.A$1:$map.C$1048576]))" office:value-type="float" office:value="33" calcext:value-type="float">
            <text:p>33</text:p>
          </table:table-cell>
          <table:table-cell table:formula="of:=VLOOKUP([.$D$1:.$D$1048576];[$map.A$1:$map.C$1048576];2;0)+RANDBETWEEN(-100;100)/1000" office:value-type="float" office:value="-22.7068" calcext:value-type="float">
            <text:p>-22,7068</text:p>
          </table:table-cell>
          <table:table-cell table:formula="of:=VLOOKUP([.$D$1:.$D$1048576];[$map.A$1:$map.C$1048576];3;0)+RANDBETWEEN(-100;100)/1000" office:value-type="float" office:value="-44.5347" calcext:value-type="float">
            <text:p>-44,534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me96</text:p>
          </table:table-cell>
          <table:table-cell table:formula="of:=&quot;(&quot;&amp;RANDBETWEEN(11;88)&amp;&quot;) &quot;&amp;RANDBETWEEN(900000000;999999999)" office:value-type="string" office:string-value="(25) 974994190" calcext:value-type="string">
            <text:p>(25) 974994190</text:p>
          </table:table-cell>
          <table:table-cell table:formula="of:=RANDBETWEEN(1;MAX([$map.A$1:$map.C$1048576]))" office:value-type="float" office:value="74" calcext:value-type="float">
            <text:p>74</text:p>
          </table:table-cell>
          <table:table-cell table:formula="of:=VLOOKUP([.$D$1:.$D$1048576];[$map.A$1:$map.C$1048576];2;0)+RANDBETWEEN(-100;100)/1000" office:value-type="float" office:value="-22.663" calcext:value-type="float">
            <text:p>-22,6630</text:p>
          </table:table-cell>
          <table:table-cell table:formula="of:=VLOOKUP([.$D$1:.$D$1048576];[$map.A$1:$map.C$1048576];3;0)+RANDBETWEEN(-100;100)/1000" office:value-type="float" office:value="-43.6743" calcext:value-type="float">
            <text:p>-43,674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me97</text:p>
          </table:table-cell>
          <table:table-cell table:formula="of:=&quot;(&quot;&amp;RANDBETWEEN(11;88)&amp;&quot;) &quot;&amp;RANDBETWEEN(900000000;999999999)" office:value-type="string" office:string-value="(82) 992570904" calcext:value-type="string">
            <text:p>(82) 992570904</text:p>
          </table:table-cell>
          <table:table-cell table:formula="of:=RANDBETWEEN(1;MAX([$map.A$1:$map.C$1048576]))" office:value-type="float" office:value="54" calcext:value-type="float">
            <text:p>54</text:p>
          </table:table-cell>
          <table:table-cell table:formula="of:=VLOOKUP([.$D$1:.$D$1048576];[$map.A$1:$map.C$1048576];2;0)+RANDBETWEEN(-100;100)/1000" office:value-type="float" office:value="-22.5688" calcext:value-type="float">
            <text:p>-22,5688</text:p>
          </table:table-cell>
          <table:table-cell table:formula="of:=VLOOKUP([.$D$1:.$D$1048576];[$map.A$1:$map.C$1048576];3;0)+RANDBETWEEN(-100;100)/1000" office:value-type="float" office:value="-43.7938" calcext:value-type="float">
            <text:p>-43,793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me98</text:p>
          </table:table-cell>
          <table:table-cell table:formula="of:=&quot;(&quot;&amp;RANDBETWEEN(11;88)&amp;&quot;) &quot;&amp;RANDBETWEEN(900000000;999999999)" office:value-type="string" office:string-value="(42) 904067564" calcext:value-type="string">
            <text:p>(42) 904067564</text:p>
          </table:table-cell>
          <table:table-cell table:formula="of:=RANDBETWEEN(1;MAX([$map.A$1:$map.C$1048576]))" office:value-type="float" office:value="46" calcext:value-type="float">
            <text:p>46</text:p>
          </table:table-cell>
          <table:table-cell table:formula="of:=VLOOKUP([.$D$1:.$D$1048576];[$map.A$1:$map.C$1048576];2;0)+RANDBETWEEN(-100;100)/1000" office:value-type="float" office:value="-22.6356" calcext:value-type="float">
            <text:p>-22,6356</text:p>
          </table:table-cell>
          <table:table-cell table:formula="of:=VLOOKUP([.$D$1:.$D$1048576];[$map.A$1:$map.C$1048576];3;0)+RANDBETWEEN(-100;100)/1000" office:value-type="float" office:value="-44.2365" calcext:value-type="float">
            <text:p>-44,236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me99</text:p>
          </table:table-cell>
          <table:table-cell table:formula="of:=&quot;(&quot;&amp;RANDBETWEEN(11;88)&amp;&quot;) &quot;&amp;RANDBETWEEN(900000000;999999999)" office:value-type="string" office:string-value="(64) 906091890" calcext:value-type="string">
            <text:p>(64) 906091890</text:p>
          </table:table-cell>
          <table:table-cell table:formula="of:=RANDBETWEEN(1;MAX([$map.A$1:$map.C$1048576]))" office:value-type="float" office:value="11" calcext:value-type="float">
            <text:p>11</text:p>
          </table:table-cell>
          <table:table-cell table:formula="of:=VLOOKUP([.$D$1:.$D$1048576];[$map.A$1:$map.C$1048576];2;0)+RANDBETWEEN(-100;100)/1000" office:value-type="float" office:value="-22.7448" calcext:value-type="float">
            <text:p>-22,7448</text:p>
          </table:table-cell>
          <table:table-cell table:formula="of:=VLOOKUP([.$D$1:.$D$1048576];[$map.A$1:$map.C$1048576];3;0)+RANDBETWEEN(-100;100)/1000" office:value-type="float" office:value="-44.8219" calcext:value-type="float">
            <text:p>-44,821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me100</text:p>
          </table:table-cell>
          <table:table-cell table:formula="of:=&quot;(&quot;&amp;RANDBETWEEN(11;88)&amp;&quot;) &quot;&amp;RANDBETWEEN(900000000;999999999)" office:value-type="string" office:string-value="(78) 944552277" calcext:value-type="string">
            <text:p>(78) 944552277</text:p>
          </table:table-cell>
          <table:table-cell table:formula="of:=RANDBETWEEN(1;MAX([$map.A$1:$map.C$1048576]))" office:value-type="float" office:value="34" calcext:value-type="float">
            <text:p>34</text:p>
          </table:table-cell>
          <table:table-cell table:formula="of:=VLOOKUP([.$D$1:.$D$1048576];[$map.A$1:$map.C$1048576];2;0)+RANDBETWEEN(-100;100)/1000" office:value-type="float" office:value="-22.6778" calcext:value-type="float">
            <text:p>-22,6778</text:p>
          </table:table-cell>
          <table:table-cell table:formula="of:=VLOOKUP([.$D$1:.$D$1048576];[$map.A$1:$map.C$1048576];3;0)+RANDBETWEEN(-100;100)/1000" office:value-type="float" office:value="-44.5932" calcext:value-type="float">
            <text:p>-44,593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me101</text:p>
          </table:table-cell>
          <table:table-cell table:formula="of:=&quot;(&quot;&amp;RANDBETWEEN(11;88)&amp;&quot;) &quot;&amp;RANDBETWEEN(900000000;999999999)" office:value-type="string" office:string-value="(83) 943586659" calcext:value-type="string">
            <text:p>(83) 943586659</text:p>
          </table:table-cell>
          <table:table-cell table:formula="of:=RANDBETWEEN(1;MAX([$map.A$1:$map.C$1048576]))" office:value-type="float" office:value="8" calcext:value-type="float">
            <text:p>8</text:p>
          </table:table-cell>
          <table:table-cell table:formula="of:=VLOOKUP([.$D$1:.$D$1048576];[$map.A$1:$map.C$1048576];2;0)+RANDBETWEEN(-100;100)/1000" office:value-type="float" office:value="-22.8984" calcext:value-type="float">
            <text:p>-22,8984</text:p>
          </table:table-cell>
          <table:table-cell table:formula="of:=VLOOKUP([.$D$1:.$D$1048576];[$map.A$1:$map.C$1048576];3;0)+RANDBETWEEN(-100;100)/1000" office:value-type="float" office:value="-45.0477" calcext:value-type="float">
            <text:p>-45,047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me102</text:p>
          </table:table-cell>
          <table:table-cell table:formula="of:=&quot;(&quot;&amp;RANDBETWEEN(11;88)&amp;&quot;) &quot;&amp;RANDBETWEEN(900000000;999999999)" office:value-type="string" office:string-value="(38) 984266188" calcext:value-type="string">
            <text:p>(38) 984266188</text:p>
          </table:table-cell>
          <table:table-cell table:formula="of:=RANDBETWEEN(1;MAX([$map.A$1:$map.C$1048576]))" office:value-type="float" office:value="17" calcext:value-type="float">
            <text:p>17</text:p>
          </table:table-cell>
          <table:table-cell table:formula="of:=VLOOKUP([.$D$1:.$D$1048576];[$map.A$1:$map.C$1048576];2;0)+RANDBETWEEN(-100;100)/1000" office:value-type="float" office:value="-22.5363" calcext:value-type="float">
            <text:p>-22,5363</text:p>
          </table:table-cell>
          <table:table-cell table:formula="of:=VLOOKUP([.$D$1:.$D$1048576];[$map.A$1:$map.C$1048576];3;0)+RANDBETWEEN(-100;100)/1000" office:value-type="float" office:value="-44.5131" calcext:value-type="float">
            <text:p>-44,513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me103</text:p>
          </table:table-cell>
          <table:table-cell table:formula="of:=&quot;(&quot;&amp;RANDBETWEEN(11;88)&amp;&quot;) &quot;&amp;RANDBETWEEN(900000000;999999999)" office:value-type="string" office:string-value="(12) 921353376" calcext:value-type="string">
            <text:p>(12) 921353376</text:p>
          </table:table-cell>
          <table:table-cell table:formula="of:=RANDBETWEEN(1;MAX([$map.A$1:$map.C$1048576]))" office:value-type="float" office:value="15" calcext:value-type="float">
            <text:p>15</text:p>
          </table:table-cell>
          <table:table-cell table:formula="of:=VLOOKUP([.$D$1:.$D$1048576];[$map.A$1:$map.C$1048576];2;0)+RANDBETWEEN(-100;100)/1000" office:value-type="float" office:value="-22.7085" calcext:value-type="float">
            <text:p>-22,7085</text:p>
          </table:table-cell>
          <table:table-cell table:formula="of:=VLOOKUP([.$D$1:.$D$1048576];[$map.A$1:$map.C$1048576];3;0)+RANDBETWEEN(-100;100)/1000" office:value-type="float" office:value="-44.6706" calcext:value-type="float">
            <text:p>-44,670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me104</text:p>
          </table:table-cell>
          <table:table-cell table:formula="of:=&quot;(&quot;&amp;RANDBETWEEN(11;88)&amp;&quot;) &quot;&amp;RANDBETWEEN(900000000;999999999)" office:value-type="string" office:string-value="(16) 935376828" calcext:value-type="string">
            <text:p>(16) 935376828</text:p>
          </table:table-cell>
          <table:table-cell table:formula="of:=RANDBETWEEN(1;MAX([$map.A$1:$map.C$1048576]))" office:value-type="float" office:value="16" calcext:value-type="float">
            <text:p>16</text:p>
          </table:table-cell>
          <table:table-cell table:formula="of:=VLOOKUP([.$D$1:.$D$1048576];[$map.A$1:$map.C$1048576];2;0)+RANDBETWEEN(-100;100)/1000" office:value-type="float" office:value="-22.5843" calcext:value-type="float">
            <text:p>-22,5843</text:p>
          </table:table-cell>
          <table:table-cell table:formula="of:=VLOOKUP([.$D$1:.$D$1048576];[$map.A$1:$map.C$1048576];3;0)+RANDBETWEEN(-100;100)/1000" office:value-type="float" office:value="-44.4909" calcext:value-type="float">
            <text:p>-44,490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me105</text:p>
          </table:table-cell>
          <table:table-cell table:formula="of:=&quot;(&quot;&amp;RANDBETWEEN(11;88)&amp;&quot;) &quot;&amp;RANDBETWEEN(900000000;999999999)" office:value-type="string" office:string-value="(79) 995844717" calcext:value-type="string">
            <text:p>(79) 995844717</text:p>
          </table:table-cell>
          <table:table-cell table:formula="of:=RANDBETWEEN(1;MAX([$map.A$1:$map.C$1048576]))" office:value-type="float" office:value="29" calcext:value-type="float">
            <text:p>29</text:p>
          </table:table-cell>
          <table:table-cell table:formula="of:=VLOOKUP([.$D$1:.$D$1048576];[$map.A$1:$map.C$1048576];2;0)+RANDBETWEEN(-100;100)/1000" office:value-type="float" office:value="-22.563" calcext:value-type="float">
            <text:p>-22,5630</text:p>
          </table:table-cell>
          <table:table-cell table:formula="of:=VLOOKUP([.$D$1:.$D$1048576];[$map.A$1:$map.C$1048576];3;0)+RANDBETWEEN(-100;100)/1000" office:value-type="float" office:value="-44.5069" calcext:value-type="float">
            <text:p>-44,506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ome106</text:p>
          </table:table-cell>
          <table:table-cell table:formula="of:=&quot;(&quot;&amp;RANDBETWEEN(11;88)&amp;&quot;) &quot;&amp;RANDBETWEEN(900000000;999999999)" office:value-type="string" office:string-value="(61) 970123215" calcext:value-type="string">
            <text:p>(61) 970123215</text:p>
          </table:table-cell>
          <table:table-cell table:formula="of:=RANDBETWEEN(1;MAX([$map.A$1:$map.C$1048576]))" office:value-type="float" office:value="9" calcext:value-type="float">
            <text:p>9</text:p>
          </table:table-cell>
          <table:table-cell table:formula="of:=VLOOKUP([.$D$1:.$D$1048576];[$map.A$1:$map.C$1048576];2;0)+RANDBETWEEN(-100;100)/1000" office:value-type="float" office:value="-22.7333" calcext:value-type="float">
            <text:p>-22,7333</text:p>
          </table:table-cell>
          <table:table-cell table:formula="of:=VLOOKUP([.$D$1:.$D$1048576];[$map.A$1:$map.C$1048576];3;0)+RANDBETWEEN(-100;100)/1000" office:value-type="float" office:value="-44.9981" calcext:value-type="float">
            <text:p>-44,998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me107</text:p>
          </table:table-cell>
          <table:table-cell table:formula="of:=&quot;(&quot;&amp;RANDBETWEEN(11;88)&amp;&quot;) &quot;&amp;RANDBETWEEN(900000000;999999999)" office:value-type="string" office:string-value="(44) 932204766" calcext:value-type="string">
            <text:p>(44) 932204766</text:p>
          </table:table-cell>
          <table:table-cell table:formula="of:=RANDBETWEEN(1;MAX([$map.A$1:$map.C$1048576]))" office:value-type="float" office:value="44" calcext:value-type="float">
            <text:p>44</text:p>
          </table:table-cell>
          <table:table-cell table:formula="of:=VLOOKUP([.$D$1:.$D$1048576];[$map.A$1:$map.C$1048576];2;0)+RANDBETWEEN(-100;100)/1000" office:value-type="float" office:value="-22.656" calcext:value-type="float">
            <text:p>-22,6560</text:p>
          </table:table-cell>
          <table:table-cell table:formula="of:=VLOOKUP([.$D$1:.$D$1048576];[$map.A$1:$map.C$1048576];3;0)+RANDBETWEEN(-100;100)/1000" office:value-type="float" office:value="-44.2583" calcext:value-type="float">
            <text:p>-44,258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me108</text:p>
          </table:table-cell>
          <table:table-cell table:formula="of:=&quot;(&quot;&amp;RANDBETWEEN(11;88)&amp;&quot;) &quot;&amp;RANDBETWEEN(900000000;999999999)" office:value-type="string" office:string-value="(51) 915295537" calcext:value-type="string">
            <text:p>(51) 915295537</text:p>
          </table:table-cell>
          <table:table-cell table:formula="of:=RANDBETWEEN(1;MAX([$map.A$1:$map.C$1048576]))" office:value-type="float" office:value="5" calcext:value-type="float">
            <text:p>5</text:p>
          </table:table-cell>
          <table:table-cell table:formula="of:=VLOOKUP([.$D$1:.$D$1048576];[$map.A$1:$map.C$1048576];2;0)+RANDBETWEEN(-100;100)/1000" office:value-type="float" office:value="-22.9637" calcext:value-type="float">
            <text:p>-22,9637</text:p>
          </table:table-cell>
          <table:table-cell table:formula="of:=VLOOKUP([.$D$1:.$D$1048576];[$map.A$1:$map.C$1048576];3;0)+RANDBETWEEN(-100;100)/1000" office:value-type="float" office:value="-45.2154" calcext:value-type="float">
            <text:p>-45,215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me109</text:p>
          </table:table-cell>
          <table:table-cell table:formula="of:=&quot;(&quot;&amp;RANDBETWEEN(11;88)&amp;&quot;) &quot;&amp;RANDBETWEEN(900000000;999999999)" office:value-type="string" office:string-value="(84) 912752414" calcext:value-type="string">
            <text:p>(84) 912752414</text:p>
          </table:table-cell>
          <table:table-cell table:formula="of:=RANDBETWEEN(1;MAX([$map.A$1:$map.C$1048576]))" office:value-type="float" office:value="28" calcext:value-type="float">
            <text:p>28</text:p>
          </table:table-cell>
          <table:table-cell table:formula="of:=VLOOKUP([.$D$1:.$D$1048576];[$map.A$1:$map.C$1048576];2;0)+RANDBETWEEN(-100;100)/1000" office:value-type="float" office:value="-22.53" calcext:value-type="float">
            <text:p>-22,5300</text:p>
          </table:table-cell>
          <table:table-cell table:formula="of:=VLOOKUP([.$D$1:.$D$1048576];[$map.A$1:$map.C$1048576];3;0)+RANDBETWEEN(-100;100)/1000" office:value-type="float" office:value="-44.4972" calcext:value-type="float">
            <text:p>-44,497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me110</text:p>
          </table:table-cell>
          <table:table-cell table:formula="of:=&quot;(&quot;&amp;RANDBETWEEN(11;88)&amp;&quot;) &quot;&amp;RANDBETWEEN(900000000;999999999)" office:value-type="string" office:string-value="(56) 914932427" calcext:value-type="string">
            <text:p>(56) 914932427</text:p>
          </table:table-cell>
          <table:table-cell table:formula="of:=RANDBETWEEN(1;MAX([$map.A$1:$map.C$1048576]))" office:value-type="float" office:value="77" calcext:value-type="float">
            <text:p>77</text:p>
          </table:table-cell>
          <table:table-cell table:formula="of:=VLOOKUP([.$D$1:.$D$1048576];[$map.A$1:$map.C$1048576];2;0)+RANDBETWEEN(-100;100)/1000" office:value-type="float" office:value="-22.6579" calcext:value-type="float">
            <text:p>-22,6579</text:p>
          </table:table-cell>
          <table:table-cell table:formula="of:=VLOOKUP([.$D$1:.$D$1048576];[$map.A$1:$map.C$1048576];3;0)+RANDBETWEEN(-100;100)/1000" office:value-type="float" office:value="-43.5755" calcext:value-type="float">
            <text:p>-43,575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me111</text:p>
          </table:table-cell>
          <table:table-cell table:formula="of:=&quot;(&quot;&amp;RANDBETWEEN(11;88)&amp;&quot;) &quot;&amp;RANDBETWEEN(900000000;999999999)" office:value-type="string" office:string-value="(14) 905697414" calcext:value-type="string">
            <text:p>(14) 905697414</text:p>
          </table:table-cell>
          <table:table-cell table:formula="of:=RANDBETWEEN(1;MAX([$map.A$1:$map.C$1048576]))" office:value-type="float" office:value="28" calcext:value-type="float">
            <text:p>28</text:p>
          </table:table-cell>
          <table:table-cell table:formula="of:=VLOOKUP([.$D$1:.$D$1048576];[$map.A$1:$map.C$1048576];2;0)+RANDBETWEEN(-100;100)/1000" office:value-type="float" office:value="-22.617" calcext:value-type="float">
            <text:p>-22,6170</text:p>
          </table:table-cell>
          <table:table-cell table:formula="of:=VLOOKUP([.$D$1:.$D$1048576];[$map.A$1:$map.C$1048576];3;0)+RANDBETWEEN(-100;100)/1000" office:value-type="float" office:value="-44.4602" calcext:value-type="float">
            <text:p>-44,460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me112</text:p>
          </table:table-cell>
          <table:table-cell table:formula="of:=&quot;(&quot;&amp;RANDBETWEEN(11;88)&amp;&quot;) &quot;&amp;RANDBETWEEN(900000000;999999999)" office:value-type="string" office:string-value="(76) 965691737" calcext:value-type="string">
            <text:p>(76) 965691737</text:p>
          </table:table-cell>
          <table:table-cell table:formula="of:=RANDBETWEEN(1;MAX([$map.A$1:$map.C$1048576]))" office:value-type="float" office:value="24" calcext:value-type="float">
            <text:p>24</text:p>
          </table:table-cell>
          <table:table-cell table:formula="of:=VLOOKUP([.$D$1:.$D$1048576];[$map.A$1:$map.C$1048576];2;0)+RANDBETWEEN(-100;100)/1000" office:value-type="float" office:value="-22.5455" calcext:value-type="float">
            <text:p>-22,5455</text:p>
          </table:table-cell>
          <table:table-cell table:formula="of:=VLOOKUP([.$D$1:.$D$1048576];[$map.A$1:$map.C$1048576];3;0)+RANDBETWEEN(-100;100)/1000" office:value-type="float" office:value="-44.5939" calcext:value-type="float">
            <text:p>-44,593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me113</text:p>
          </table:table-cell>
          <table:table-cell table:formula="of:=&quot;(&quot;&amp;RANDBETWEEN(11;88)&amp;&quot;) &quot;&amp;RANDBETWEEN(900000000;999999999)" office:value-type="string" office:string-value="(75) 965205736" calcext:value-type="string">
            <text:p>(75) 965205736</text:p>
          </table:table-cell>
          <table:table-cell table:formula="of:=RANDBETWEEN(1;MAX([$map.A$1:$map.C$1048576]))" office:value-type="float" office:value="72" calcext:value-type="float">
            <text:p>72</text:p>
          </table:table-cell>
          <table:table-cell table:formula="of:=VLOOKUP([.$D$1:.$D$1048576];[$map.A$1:$map.C$1048576];2;0)+RANDBETWEEN(-100;100)/1000" office:value-type="float" office:value="-22.7064" calcext:value-type="float">
            <text:p>-22,7064</text:p>
          </table:table-cell>
          <table:table-cell table:formula="of:=VLOOKUP([.$D$1:.$D$1048576];[$map.A$1:$map.C$1048576];3;0)+RANDBETWEEN(-100;100)/1000" office:value-type="float" office:value="-43.5814" calcext:value-type="float">
            <text:p>-43,581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ome114</text:p>
          </table:table-cell>
          <table:table-cell table:formula="of:=&quot;(&quot;&amp;RANDBETWEEN(11;88)&amp;&quot;) &quot;&amp;RANDBETWEEN(900000000;999999999)" office:value-type="string" office:string-value="(23) 947969665" calcext:value-type="string">
            <text:p>(23) 947969665</text:p>
          </table:table-cell>
          <table:table-cell table:formula="of:=RANDBETWEEN(1;MAX([$map.A$1:$map.C$1048576]))" office:value-type="float" office:value="43" calcext:value-type="float">
            <text:p>43</text:p>
          </table:table-cell>
          <table:table-cell table:formula="of:=VLOOKUP([.$D$1:.$D$1048576];[$map.A$1:$map.C$1048576];2;0)+RANDBETWEEN(-100;100)/1000" office:value-type="float" office:value="-22.5561" calcext:value-type="float">
            <text:p>-22,5561</text:p>
          </table:table-cell>
          <table:table-cell table:formula="of:=VLOOKUP([.$D$1:.$D$1048576];[$map.A$1:$map.C$1048576];3;0)+RANDBETWEEN(-100;100)/1000" office:value-type="float" office:value="-44.2461" calcext:value-type="float">
            <text:p>-44,246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me115</text:p>
          </table:table-cell>
          <table:table-cell table:formula="of:=&quot;(&quot;&amp;RANDBETWEEN(11;88)&amp;&quot;) &quot;&amp;RANDBETWEEN(900000000;999999999)" office:value-type="string" office:string-value="(31) 940423359" calcext:value-type="string">
            <text:p>(31) 940423359</text:p>
          </table:table-cell>
          <table:table-cell table:formula="of:=RANDBETWEEN(1;MAX([$map.A$1:$map.C$1048576]))" office:value-type="float" office:value="22" calcext:value-type="float">
            <text:p>22</text:p>
          </table:table-cell>
          <table:table-cell table:formula="of:=VLOOKUP([.$D$1:.$D$1048576];[$map.A$1:$map.C$1048576];2;0)+RANDBETWEEN(-100;100)/1000" office:value-type="float" office:value="-22.5868" calcext:value-type="float">
            <text:p>-22,5868</text:p>
          </table:table-cell>
          <table:table-cell table:formula="of:=VLOOKUP([.$D$1:.$D$1048576];[$map.A$1:$map.C$1048576];3;0)+RANDBETWEEN(-100;100)/1000" office:value-type="float" office:value="-44.5557" calcext:value-type="float">
            <text:p>-44,555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ome116</text:p>
          </table:table-cell>
          <table:table-cell table:formula="of:=&quot;(&quot;&amp;RANDBETWEEN(11;88)&amp;&quot;) &quot;&amp;RANDBETWEEN(900000000;999999999)" office:value-type="string" office:string-value="(29) 969759794" calcext:value-type="string">
            <text:p>(29) 969759794</text:p>
          </table:table-cell>
          <table:table-cell table:formula="of:=RANDBETWEEN(1;MAX([$map.A$1:$map.C$1048576]))" office:value-type="float" office:value="15" calcext:value-type="float">
            <text:p>15</text:p>
          </table:table-cell>
          <table:table-cell table:formula="of:=VLOOKUP([.$D$1:.$D$1048576];[$map.A$1:$map.C$1048576];2;0)+RANDBETWEEN(-100;100)/1000" office:value-type="float" office:value="-22.7195" calcext:value-type="float">
            <text:p>-22,7195</text:p>
          </table:table-cell>
          <table:table-cell table:formula="of:=VLOOKUP([.$D$1:.$D$1048576];[$map.A$1:$map.C$1048576];3;0)+RANDBETWEEN(-100;100)/1000" office:value-type="float" office:value="-44.6476" calcext:value-type="float">
            <text:p>-44,64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me117</text:p>
          </table:table-cell>
          <table:table-cell table:formula="of:=&quot;(&quot;&amp;RANDBETWEEN(11;88)&amp;&quot;) &quot;&amp;RANDBETWEEN(900000000;999999999)" office:value-type="string" office:string-value="(48) 992157569" calcext:value-type="string">
            <text:p>(48) 992157569</text:p>
          </table:table-cell>
          <table:table-cell table:formula="of:=RANDBETWEEN(1;MAX([$map.A$1:$map.C$1048576]))" office:value-type="float" office:value="42" calcext:value-type="float">
            <text:p>42</text:p>
          </table:table-cell>
          <table:table-cell table:formula="of:=VLOOKUP([.$D$1:.$D$1048576];[$map.A$1:$map.C$1048576];2;0)+RANDBETWEEN(-100;100)/1000" office:value-type="float" office:value="-22.6384" calcext:value-type="float">
            <text:p>-22,6384</text:p>
          </table:table-cell>
          <table:table-cell table:formula="of:=VLOOKUP([.$D$1:.$D$1048576];[$map.A$1:$map.C$1048576];3;0)+RANDBETWEEN(-100;100)/1000" office:value-type="float" office:value="-44.3776" calcext:value-type="float">
            <text:p>-44,37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ome118</text:p>
          </table:table-cell>
          <table:table-cell table:formula="of:=&quot;(&quot;&amp;RANDBETWEEN(11;88)&amp;&quot;) &quot;&amp;RANDBETWEEN(900000000;999999999)" office:value-type="string" office:string-value="(74) 998817850" calcext:value-type="string">
            <text:p>(74) 998817850</text:p>
          </table:table-cell>
          <table:table-cell table:formula="of:=RANDBETWEEN(1;MAX([$map.A$1:$map.C$1048576]))" office:value-type="float" office:value="73" calcext:value-type="float">
            <text:p>73</text:p>
          </table:table-cell>
          <table:table-cell table:formula="of:=VLOOKUP([.$D$1:.$D$1048576];[$map.A$1:$map.C$1048576];2;0)+RANDBETWEEN(-100;100)/1000" office:value-type="float" office:value="-22.5749" calcext:value-type="float">
            <text:p>-22,5749</text:p>
          </table:table-cell>
          <table:table-cell table:formula="of:=VLOOKUP([.$D$1:.$D$1048576];[$map.A$1:$map.C$1048576];3;0)+RANDBETWEEN(-100;100)/1000" office:value-type="float" office:value="-43.6603" calcext:value-type="float">
            <text:p>-43,660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me119</text:p>
          </table:table-cell>
          <table:table-cell table:formula="of:=&quot;(&quot;&amp;RANDBETWEEN(11;88)&amp;&quot;) &quot;&amp;RANDBETWEEN(900000000;999999999)" office:value-type="string" office:string-value="(15) 901493523" calcext:value-type="string">
            <text:p>(15) 901493523</text:p>
          </table:table-cell>
          <table:table-cell table:formula="of:=RANDBETWEEN(1;MAX([$map.A$1:$map.C$1048576]))" office:value-type="float" office:value="58" calcext:value-type="float">
            <text:p>58</text:p>
          </table:table-cell>
          <table:table-cell table:formula="of:=VLOOKUP([.$D$1:.$D$1048576];[$map.A$1:$map.C$1048576];2;0)+RANDBETWEEN(-100;100)/1000" office:value-type="float" office:value="-22.5779" calcext:value-type="float">
            <text:p>-22,5779</text:p>
          </table:table-cell>
          <table:table-cell table:formula="of:=VLOOKUP([.$D$1:.$D$1048576];[$map.A$1:$map.C$1048576];3;0)+RANDBETWEEN(-100;100)/1000" office:value-type="float" office:value="-43.808" calcext:value-type="float">
            <text:p>-43,808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me120</text:p>
          </table:table-cell>
          <table:table-cell table:formula="of:=&quot;(&quot;&amp;RANDBETWEEN(11;88)&amp;&quot;) &quot;&amp;RANDBETWEEN(900000000;999999999)" office:value-type="string" office:string-value="(36) 944982565" calcext:value-type="string">
            <text:p>(36) 944982565</text:p>
          </table:table-cell>
          <table:table-cell table:formula="of:=RANDBETWEEN(1;MAX([$map.A$1:$map.C$1048576]))" office:value-type="float" office:value="55" calcext:value-type="float">
            <text:p>55</text:p>
          </table:table-cell>
          <table:table-cell table:formula="of:=VLOOKUP([.$D$1:.$D$1048576];[$map.A$1:$map.C$1048576];2;0)+RANDBETWEEN(-100;100)/1000" office:value-type="float" office:value="-22.6077" calcext:value-type="float">
            <text:p>-22,6077</text:p>
          </table:table-cell>
          <table:table-cell table:formula="of:=VLOOKUP([.$D$1:.$D$1048576];[$map.A$1:$map.C$1048576];3;0)+RANDBETWEEN(-100;100)/1000" office:value-type="float" office:value="-43.8186" calcext:value-type="float">
            <text:p>-43,818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me121</text:p>
          </table:table-cell>
          <table:table-cell table:formula="of:=&quot;(&quot;&amp;RANDBETWEEN(11;88)&amp;&quot;) &quot;&amp;RANDBETWEEN(900000000;999999999)" office:value-type="string" office:string-value="(60) 930092881" calcext:value-type="string">
            <text:p>(60) 930092881</text:p>
          </table:table-cell>
          <table:table-cell table:formula="of:=RANDBETWEEN(1;MAX([$map.A$1:$map.C$1048576]))" office:value-type="float" office:value="16" calcext:value-type="float">
            <text:p>16</text:p>
          </table:table-cell>
          <table:table-cell table:formula="of:=VLOOKUP([.$D$1:.$D$1048576];[$map.A$1:$map.C$1048576];2;0)+RANDBETWEEN(-100;100)/1000" office:value-type="float" office:value="-22.5553" calcext:value-type="float">
            <text:p>-22,5553</text:p>
          </table:table-cell>
          <table:table-cell table:formula="of:=VLOOKUP([.$D$1:.$D$1048576];[$map.A$1:$map.C$1048576];3;0)+RANDBETWEEN(-100;100)/1000" office:value-type="float" office:value="-44.6249" calcext:value-type="float">
            <text:p>-44,624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me122</text:p>
          </table:table-cell>
          <table:table-cell table:formula="of:=&quot;(&quot;&amp;RANDBETWEEN(11;88)&amp;&quot;) &quot;&amp;RANDBETWEEN(900000000;999999999)" office:value-type="string" office:string-value="(43) 941922712" calcext:value-type="string">
            <text:p>(43) 941922712</text:p>
          </table:table-cell>
          <table:table-cell table:formula="of:=RANDBETWEEN(1;MAX([$map.A$1:$map.C$1048576]))" office:value-type="float" office:value="19" calcext:value-type="float">
            <text:p>19</text:p>
          </table:table-cell>
          <table:table-cell table:formula="of:=VLOOKUP([.$D$1:.$D$1048576];[$map.A$1:$map.C$1048576];2;0)+RANDBETWEEN(-100;100)/1000" office:value-type="float" office:value="-22.7134" calcext:value-type="float">
            <text:p>-22,7134</text:p>
          </table:table-cell>
          <table:table-cell table:formula="of:=VLOOKUP([.$D$1:.$D$1048576];[$map.A$1:$map.C$1048576];3;0)+RANDBETWEEN(-100;100)/1000" office:value-type="float" office:value="-44.6166" calcext:value-type="float">
            <text:p>-44,616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me123</text:p>
          </table:table-cell>
          <table:table-cell table:formula="of:=&quot;(&quot;&amp;RANDBETWEEN(11;88)&amp;&quot;) &quot;&amp;RANDBETWEEN(900000000;999999999)" office:value-type="string" office:string-value="(36) 924225605" calcext:value-type="string">
            <text:p>(36) 924225605</text:p>
          </table:table-cell>
          <table:table-cell table:formula="of:=RANDBETWEEN(1;MAX([$map.A$1:$map.C$1048576]))" office:value-type="float" office:value="73" calcext:value-type="float">
            <text:p>73</text:p>
          </table:table-cell>
          <table:table-cell table:formula="of:=VLOOKUP([.$D$1:.$D$1048576];[$map.A$1:$map.C$1048576];2;0)+RANDBETWEEN(-100;100)/1000" office:value-type="float" office:value="-22.6399" calcext:value-type="float">
            <text:p>-22,6399</text:p>
          </table:table-cell>
          <table:table-cell table:formula="of:=VLOOKUP([.$D$1:.$D$1048576];[$map.A$1:$map.C$1048576];3;0)+RANDBETWEEN(-100;100)/1000" office:value-type="float" office:value="-43.7003" calcext:value-type="float">
            <text:p>-43,700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me124</text:p>
          </table:table-cell>
          <table:table-cell table:formula="of:=&quot;(&quot;&amp;RANDBETWEEN(11;88)&amp;&quot;) &quot;&amp;RANDBETWEEN(900000000;999999999)" office:value-type="string" office:string-value="(64) 989600930" calcext:value-type="string">
            <text:p>(64) 989600930</text:p>
          </table:table-cell>
          <table:table-cell table:formula="of:=RANDBETWEEN(1;MAX([$map.A$1:$map.C$1048576]))" office:value-type="float" office:value="2" calcext:value-type="float">
            <text:p>2</text:p>
          </table:table-cell>
          <table:table-cell table:formula="of:=VLOOKUP([.$D$1:.$D$1048576];[$map.A$1:$map.C$1048576];2;0)+RANDBETWEEN(-100;100)/1000" office:value-type="float" office:value="-23.0438" calcext:value-type="float">
            <text:p>-23,0438</text:p>
          </table:table-cell>
          <table:table-cell table:formula="of:=VLOOKUP([.$D$1:.$D$1048576];[$map.A$1:$map.C$1048576];3;0)+RANDBETWEEN(-100;100)/1000" office:value-type="float" office:value="-45.3711" calcext:value-type="float">
            <text:p>-45,371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me125</text:p>
          </table:table-cell>
          <table:table-cell table:formula="of:=&quot;(&quot;&amp;RANDBETWEEN(11;88)&amp;&quot;) &quot;&amp;RANDBETWEEN(900000000;999999999)" office:value-type="string" office:string-value="(15) 913633653" calcext:value-type="string">
            <text:p>(15) 913633653</text:p>
          </table:table-cell>
          <table:table-cell table:formula="of:=RANDBETWEEN(1;MAX([$map.A$1:$map.C$1048576]))" office:value-type="float" office:value="81" calcext:value-type="float">
            <text:p>81</text:p>
          </table:table-cell>
          <table:table-cell table:formula="of:=VLOOKUP([.$D$1:.$D$1048576];[$map.A$1:$map.C$1048576];2;0)+RANDBETWEEN(-100;100)/1000" office:value-type="float" office:value="-22.7035" calcext:value-type="float">
            <text:p>-22,7035</text:p>
          </table:table-cell>
          <table:table-cell table:formula="of:=VLOOKUP([.$D$1:.$D$1048576];[$map.A$1:$map.C$1048576];3;0)+RANDBETWEEN(-100;100)/1000" office:value-type="float" office:value="-43.5776" calcext:value-type="float">
            <text:p>-43,577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me126</text:p>
          </table:table-cell>
          <table:table-cell table:formula="of:=&quot;(&quot;&amp;RANDBETWEEN(11;88)&amp;&quot;) &quot;&amp;RANDBETWEEN(900000000;999999999)" office:value-type="string" office:string-value="(27) 987677064" calcext:value-type="string">
            <text:p>(27) 987677064</text:p>
          </table:table-cell>
          <table:table-cell table:formula="of:=RANDBETWEEN(1;MAX([$map.A$1:$map.C$1048576]))" office:value-type="float" office:value="30" calcext:value-type="float">
            <text:p>30</text:p>
          </table:table-cell>
          <table:table-cell table:formula="of:=VLOOKUP([.$D$1:.$D$1048576];[$map.A$1:$map.C$1048576];2;0)+RANDBETWEEN(-100;100)/1000" office:value-type="float" office:value="-22.6969" calcext:value-type="float">
            <text:p>-22,6969</text:p>
          </table:table-cell>
          <table:table-cell table:formula="of:=VLOOKUP([.$D$1:.$D$1048576];[$map.A$1:$map.C$1048576];3;0)+RANDBETWEEN(-100;100)/1000" office:value-type="float" office:value="-44.5632" calcext:value-type="float">
            <text:p>-44,563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me127</text:p>
          </table:table-cell>
          <table:table-cell table:formula="of:=&quot;(&quot;&amp;RANDBETWEEN(11;88)&amp;&quot;) &quot;&amp;RANDBETWEEN(900000000;999999999)" office:value-type="string" office:string-value="(28) 990520602" calcext:value-type="string">
            <text:p>(28) 990520602</text:p>
          </table:table-cell>
          <table:table-cell table:formula="of:=RANDBETWEEN(1;MAX([$map.A$1:$map.C$1048576]))" office:value-type="float" office:value="55" calcext:value-type="float">
            <text:p>55</text:p>
          </table:table-cell>
          <table:table-cell table:formula="of:=VLOOKUP([.$D$1:.$D$1048576];[$map.A$1:$map.C$1048576];2;0)+RANDBETWEEN(-100;100)/1000" office:value-type="float" office:value="-22.5867" calcext:value-type="float">
            <text:p>-22,5867</text:p>
          </table:table-cell>
          <table:table-cell table:formula="of:=VLOOKUP([.$D$1:.$D$1048576];[$map.A$1:$map.C$1048576];3;0)+RANDBETWEEN(-100;100)/1000" office:value-type="float" office:value="-43.8736" calcext:value-type="float">
            <text:p>-43,873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me128</text:p>
          </table:table-cell>
          <table:table-cell table:formula="of:=&quot;(&quot;&amp;RANDBETWEEN(11;88)&amp;&quot;) &quot;&amp;RANDBETWEEN(900000000;999999999)" office:value-type="string" office:string-value="(21) 987626670" calcext:value-type="string">
            <text:p>(21) 987626670</text:p>
          </table:table-cell>
          <table:table-cell table:formula="of:=RANDBETWEEN(1;MAX([$map.A$1:$map.C$1048576]))" office:value-type="float" office:value="19" calcext:value-type="float">
            <text:p>19</text:p>
          </table:table-cell>
          <table:table-cell table:formula="of:=VLOOKUP([.$D$1:.$D$1048576];[$map.A$1:$map.C$1048576];2;0)+RANDBETWEEN(-100;100)/1000" office:value-type="float" office:value="-22.5704" calcext:value-type="float">
            <text:p>-22,5704</text:p>
          </table:table-cell>
          <table:table-cell table:formula="of:=VLOOKUP([.$D$1:.$D$1048576];[$map.A$1:$map.C$1048576];3;0)+RANDBETWEEN(-100;100)/1000" office:value-type="float" office:value="-44.5596" calcext:value-type="float">
            <text:p>-44,559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ome129</text:p>
          </table:table-cell>
          <table:table-cell table:formula="of:=&quot;(&quot;&amp;RANDBETWEEN(11;88)&amp;&quot;) &quot;&amp;RANDBETWEEN(900000000;999999999)" office:value-type="string" office:string-value="(77) 920753612" calcext:value-type="string">
            <text:p>(77) 920753612</text:p>
          </table:table-cell>
          <table:table-cell table:formula="of:=RANDBETWEEN(1;MAX([$map.A$1:$map.C$1048576]))" office:value-type="float" office:value="5" calcext:value-type="float">
            <text:p>5</text:p>
          </table:table-cell>
          <table:table-cell table:formula="of:=VLOOKUP([.$D$1:.$D$1048576];[$map.A$1:$map.C$1048576];2;0)+RANDBETWEEN(-100;100)/1000" office:value-type="float" office:value="-22.8877" calcext:value-type="float">
            <text:p>-22,8877</text:p>
          </table:table-cell>
          <table:table-cell table:formula="of:=VLOOKUP([.$D$1:.$D$1048576];[$map.A$1:$map.C$1048576];3;0)+RANDBETWEEN(-100;100)/1000" office:value-type="float" office:value="-45.2224" calcext:value-type="float">
            <text:p>-45,222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me130</text:p>
          </table:table-cell>
          <table:table-cell table:formula="of:=&quot;(&quot;&amp;RANDBETWEEN(11;88)&amp;&quot;) &quot;&amp;RANDBETWEEN(900000000;999999999)" office:value-type="string" office:string-value="(39) 940896086" calcext:value-type="string">
            <text:p>(39) 940896086</text:p>
          </table:table-cell>
          <table:table-cell table:formula="of:=RANDBETWEEN(1;MAX([$map.A$1:$map.C$1048576]))" office:value-type="float" office:value="23" calcext:value-type="float">
            <text:p>23</text:p>
          </table:table-cell>
          <table:table-cell table:formula="of:=VLOOKUP([.$D$1:.$D$1048576];[$map.A$1:$map.C$1048576];2;0)+RANDBETWEEN(-100;100)/1000" office:value-type="float" office:value="-22.6852" calcext:value-type="float">
            <text:p>-22,6852</text:p>
          </table:table-cell>
          <table:table-cell table:formula="of:=VLOOKUP([.$D$1:.$D$1048576];[$map.A$1:$map.C$1048576];3;0)+RANDBETWEEN(-100;100)/1000" office:value-type="float" office:value="-44.5026" calcext:value-type="float">
            <text:p>-44,50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me131</text:p>
          </table:table-cell>
          <table:table-cell table:formula="of:=&quot;(&quot;&amp;RANDBETWEEN(11;88)&amp;&quot;) &quot;&amp;RANDBETWEEN(900000000;999999999)" office:value-type="string" office:string-value="(65) 969740620" calcext:value-type="string">
            <text:p>(65) 969740620</text:p>
          </table:table-cell>
          <table:table-cell table:formula="of:=RANDBETWEEN(1;MAX([$map.A$1:$map.C$1048576]))" office:value-type="float" office:value="30" calcext:value-type="float">
            <text:p>30</text:p>
          </table:table-cell>
          <table:table-cell table:formula="of:=VLOOKUP([.$D$1:.$D$1048576];[$map.A$1:$map.C$1048576];2;0)+RANDBETWEEN(-100;100)/1000" office:value-type="float" office:value="-22.5209" calcext:value-type="float">
            <text:p>-22,5209</text:p>
          </table:table-cell>
          <table:table-cell table:formula="of:=VLOOKUP([.$D$1:.$D$1048576];[$map.A$1:$map.C$1048576];3;0)+RANDBETWEEN(-100;100)/1000" office:value-type="float" office:value="-44.4492" calcext:value-type="float">
            <text:p>-44,449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me132</text:p>
          </table:table-cell>
          <table:table-cell table:formula="of:=&quot;(&quot;&amp;RANDBETWEEN(11;88)&amp;&quot;) &quot;&amp;RANDBETWEEN(900000000;999999999)" office:value-type="string" office:string-value="(30) 944677475" calcext:value-type="string">
            <text:p>(30) 944677475</text:p>
          </table:table-cell>
          <table:table-cell table:formula="of:=RANDBETWEEN(1;MAX([$map.A$1:$map.C$1048576]))" office:value-type="float" office:value="32" calcext:value-type="float">
            <text:p>32</text:p>
          </table:table-cell>
          <table:table-cell table:formula="of:=VLOOKUP([.$D$1:.$D$1048576];[$map.A$1:$map.C$1048576];2;0)+RANDBETWEEN(-100;100)/1000" office:value-type="float" office:value="-22.6178" calcext:value-type="float">
            <text:p>-22,6178</text:p>
          </table:table-cell>
          <table:table-cell table:formula="of:=VLOOKUP([.$D$1:.$D$1048576];[$map.A$1:$map.C$1048576];3;0)+RANDBETWEEN(-100;100)/1000" office:value-type="float" office:value="-44.4651" calcext:value-type="float">
            <text:p>-44,465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me133</text:p>
          </table:table-cell>
          <table:table-cell table:formula="of:=&quot;(&quot;&amp;RANDBETWEEN(11;88)&amp;&quot;) &quot;&amp;RANDBETWEEN(900000000;999999999)" office:value-type="string" office:string-value="(68) 944335812" calcext:value-type="string">
            <text:p>(68) 944335812</text:p>
          </table:table-cell>
          <table:table-cell table:formula="of:=RANDBETWEEN(1;MAX([$map.A$1:$map.C$1048576]))" office:value-type="float" office:value="36" calcext:value-type="float">
            <text:p>36</text:p>
          </table:table-cell>
          <table:table-cell table:formula="of:=VLOOKUP([.$D$1:.$D$1048576];[$map.A$1:$map.C$1048576];2;0)+RANDBETWEEN(-100;100)/1000" office:value-type="float" office:value="-22.6463" calcext:value-type="float">
            <text:p>-22,6463</text:p>
          </table:table-cell>
          <table:table-cell table:formula="of:=VLOOKUP([.$D$1:.$D$1048576];[$map.A$1:$map.C$1048576];3;0)+RANDBETWEEN(-100;100)/1000" office:value-type="float" office:value="-44.4219" calcext:value-type="float">
            <text:p>-44,421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me134</text:p>
          </table:table-cell>
          <table:table-cell table:formula="of:=&quot;(&quot;&amp;RANDBETWEEN(11;88)&amp;&quot;) &quot;&amp;RANDBETWEEN(900000000;999999999)" office:value-type="string" office:string-value="(16) 969453681" calcext:value-type="string">
            <text:p>(16) 969453681</text:p>
          </table:table-cell>
          <table:table-cell table:formula="of:=RANDBETWEEN(1;MAX([$map.A$1:$map.C$1048576]))" office:value-type="float" office:value="18" calcext:value-type="float">
            <text:p>18</text:p>
          </table:table-cell>
          <table:table-cell table:formula="of:=VLOOKUP([.$D$1:.$D$1048576];[$map.A$1:$map.C$1048576];2;0)+RANDBETWEEN(-100;100)/1000" office:value-type="float" office:value="-22.6094" calcext:value-type="float">
            <text:p>-22,6094</text:p>
          </table:table-cell>
          <table:table-cell table:formula="of:=VLOOKUP([.$D$1:.$D$1048576];[$map.A$1:$map.C$1048576];3;0)+RANDBETWEEN(-100;100)/1000" office:value-type="float" office:value="-44.504" calcext:value-type="float">
            <text:p>-44,504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me135</text:p>
          </table:table-cell>
          <table:table-cell table:formula="of:=&quot;(&quot;&amp;RANDBETWEEN(11;88)&amp;&quot;) &quot;&amp;RANDBETWEEN(900000000;999999999)" office:value-type="string" office:string-value="(29) 925502688" calcext:value-type="string">
            <text:p>(29) 925502688</text:p>
          </table:table-cell>
          <table:table-cell table:formula="of:=RANDBETWEEN(1;MAX([$map.A$1:$map.C$1048576]))" office:value-type="float" office:value="21" calcext:value-type="float">
            <text:p>21</text:p>
          </table:table-cell>
          <table:table-cell table:formula="of:=VLOOKUP([.$D$1:.$D$1048576];[$map.A$1:$map.C$1048576];2;0)+RANDBETWEEN(-100;100)/1000" office:value-type="float" office:value="-22.7066" calcext:value-type="float">
            <text:p>-22,7066</text:p>
          </table:table-cell>
          <table:table-cell table:formula="of:=VLOOKUP([.$D$1:.$D$1048576];[$map.A$1:$map.C$1048576];3;0)+RANDBETWEEN(-100;100)/1000" office:value-type="float" office:value="-44.626" calcext:value-type="float">
            <text:p>-44,626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me136</text:p>
          </table:table-cell>
          <table:table-cell table:formula="of:=&quot;(&quot;&amp;RANDBETWEEN(11;88)&amp;&quot;) &quot;&amp;RANDBETWEEN(900000000;999999999)" office:value-type="string" office:string-value="(54) 916623573" calcext:value-type="string">
            <text:p>(54) 916623573</text:p>
          </table:table-cell>
          <table:table-cell table:formula="of:=RANDBETWEEN(1;MAX([$map.A$1:$map.C$1048576]))" office:value-type="float" office:value="9" calcext:value-type="float">
            <text:p>9</text:p>
          </table:table-cell>
          <table:table-cell table:formula="of:=VLOOKUP([.$D$1:.$D$1048576];[$map.A$1:$map.C$1048576];2;0)+RANDBETWEEN(-100;100)/1000" office:value-type="float" office:value="-22.8693" calcext:value-type="float">
            <text:p>-22,8693</text:p>
          </table:table-cell>
          <table:table-cell table:formula="of:=VLOOKUP([.$D$1:.$D$1048576];[$map.A$1:$map.C$1048576];3;0)+RANDBETWEEN(-100;100)/1000" office:value-type="float" office:value="-45.0051" calcext:value-type="float">
            <text:p>-45,005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me137</text:p>
          </table:table-cell>
          <table:table-cell table:formula="of:=&quot;(&quot;&amp;RANDBETWEEN(11;88)&amp;&quot;) &quot;&amp;RANDBETWEEN(900000000;999999999)" office:value-type="string" office:string-value="(74) 954049295" calcext:value-type="string">
            <text:p>(74) 954049295</text:p>
          </table:table-cell>
          <table:table-cell table:formula="of:=RANDBETWEEN(1;MAX([$map.A$1:$map.C$1048576]))" office:value-type="float" office:value="34" calcext:value-type="float">
            <text:p>34</text:p>
          </table:table-cell>
          <table:table-cell table:formula="of:=VLOOKUP([.$D$1:.$D$1048576];[$map.A$1:$map.C$1048576];2;0)+RANDBETWEEN(-100;100)/1000" office:value-type="float" office:value="-22.6178" calcext:value-type="float">
            <text:p>-22,6178</text:p>
          </table:table-cell>
          <table:table-cell table:formula="of:=VLOOKUP([.$D$1:.$D$1048576];[$map.A$1:$map.C$1048576];3;0)+RANDBETWEEN(-100;100)/1000" office:value-type="float" office:value="-44.4792" calcext:value-type="float">
            <text:p>-44,479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me138</text:p>
          </table:table-cell>
          <table:table-cell table:formula="of:=&quot;(&quot;&amp;RANDBETWEEN(11;88)&amp;&quot;) &quot;&amp;RANDBETWEEN(900000000;999999999)" office:value-type="string" office:string-value="(20) 994500957" calcext:value-type="string">
            <text:p>(20) 994500957</text:p>
          </table:table-cell>
          <table:table-cell table:formula="of:=RANDBETWEEN(1;MAX([$map.A$1:$map.C$1048576]))" office:value-type="float" office:value="39" calcext:value-type="float">
            <text:p>39</text:p>
          </table:table-cell>
          <table:table-cell table:formula="of:=VLOOKUP([.$D$1:.$D$1048576];[$map.A$1:$map.C$1048576];2;0)+RANDBETWEEN(-100;100)/1000" office:value-type="float" office:value="-22.6579" calcext:value-type="float">
            <text:p>-22,6579</text:p>
          </table:table-cell>
          <table:table-cell table:formula="of:=VLOOKUP([.$D$1:.$D$1048576];[$map.A$1:$map.C$1048576];3;0)+RANDBETWEEN(-100;100)/1000" office:value-type="float" office:value="-44.6048" calcext:value-type="float">
            <text:p>-44,604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ome139</text:p>
          </table:table-cell>
          <table:table-cell table:formula="of:=&quot;(&quot;&amp;RANDBETWEEN(11;88)&amp;&quot;) &quot;&amp;RANDBETWEEN(900000000;999999999)" office:value-type="string" office:string-value="(51) 960705670" calcext:value-type="string">
            <text:p>(51) 960705670</text:p>
          </table:table-cell>
          <table:table-cell table:formula="of:=RANDBETWEEN(1;MAX([$map.A$1:$map.C$1048576]))" office:value-type="float" office:value="6" calcext:value-type="float">
            <text:p>6</text:p>
          </table:table-cell>
          <table:table-cell table:formula="of:=VLOOKUP([.$D$1:.$D$1048576];[$map.A$1:$map.C$1048576];2;0)+RANDBETWEEN(-100;100)/1000" office:value-type="float" office:value="-22.9329" calcext:value-type="float">
            <text:p>-22,9329</text:p>
          </table:table-cell>
          <table:table-cell table:formula="of:=VLOOKUP([.$D$1:.$D$1048576];[$map.A$1:$map.C$1048576];3;0)+RANDBETWEEN(-100;100)/1000" office:value-type="float" office:value="-45.1182" calcext:value-type="float">
            <text:p>-45,118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me140</text:p>
          </table:table-cell>
          <table:table-cell table:formula="of:=&quot;(&quot;&amp;RANDBETWEEN(11;88)&amp;&quot;) &quot;&amp;RANDBETWEEN(900000000;999999999)" office:value-type="string" office:string-value="(49) 909422330" calcext:value-type="string">
            <text:p>(49) 909422330</text:p>
          </table:table-cell>
          <table:table-cell table:formula="of:=RANDBETWEEN(1;MAX([$map.A$1:$map.C$1048576]))" office:value-type="float" office:value="28" calcext:value-type="float">
            <text:p>28</text:p>
          </table:table-cell>
          <table:table-cell table:formula="of:=VLOOKUP([.$D$1:.$D$1048576];[$map.A$1:$map.C$1048576];2;0)+RANDBETWEEN(-100;100)/1000" office:value-type="float" office:value="-22.64" calcext:value-type="float">
            <text:p>-22,6400</text:p>
          </table:table-cell>
          <table:table-cell table:formula="of:=VLOOKUP([.$D$1:.$D$1048576];[$map.A$1:$map.C$1048576];3;0)+RANDBETWEEN(-100;100)/1000" office:value-type="float" office:value="-44.5822" calcext:value-type="float">
            <text:p>-44,582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me141</text:p>
          </table:table-cell>
          <table:table-cell table:formula="of:=&quot;(&quot;&amp;RANDBETWEEN(11;88)&amp;&quot;) &quot;&amp;RANDBETWEEN(900000000;999999999)" office:value-type="string" office:string-value="(30) 940584694" calcext:value-type="string">
            <text:p>(30) 940584694</text:p>
          </table:table-cell>
          <table:table-cell table:formula="of:=RANDBETWEEN(1;MAX([$map.A$1:$map.C$1048576]))" office:value-type="float" office:value="29" calcext:value-type="float">
            <text:p>29</text:p>
          </table:table-cell>
          <table:table-cell table:formula="of:=VLOOKUP([.$D$1:.$D$1048576];[$map.A$1:$map.C$1048576];2;0)+RANDBETWEEN(-100;100)/1000" office:value-type="float" office:value="-22.625" calcext:value-type="float">
            <text:p>-22,6250</text:p>
          </table:table-cell>
          <table:table-cell table:formula="of:=VLOOKUP([.$D$1:.$D$1048576];[$map.A$1:$map.C$1048576];3;0)+RANDBETWEEN(-100;100)/1000" office:value-type="float" office:value="-44.4269" calcext:value-type="float">
            <text:p>-44,426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me142</text:p>
          </table:table-cell>
          <table:table-cell table:formula="of:=&quot;(&quot;&amp;RANDBETWEEN(11;88)&amp;&quot;) &quot;&amp;RANDBETWEEN(900000000;999999999)" office:value-type="string" office:string-value="(36) 986750604" calcext:value-type="string">
            <text:p>(36) 986750604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00;100)/1000" office:value-type="float" office:value="-22.7061" calcext:value-type="float">
            <text:p>-22,7061</text:p>
          </table:table-cell>
          <table:table-cell table:formula="of:=VLOOKUP([.$D$1:.$D$1048576];[$map.A$1:$map.C$1048576];3;0)+RANDBETWEEN(-100;100)/1000" office:value-type="float" office:value="-43.6987" calcext:value-type="float">
            <text:p>-43,698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me143</text:p>
          </table:table-cell>
          <table:table-cell table:formula="of:=&quot;(&quot;&amp;RANDBETWEEN(11;88)&amp;&quot;) &quot;&amp;RANDBETWEEN(900000000;999999999)" office:value-type="string" office:string-value="(57) 944559325" calcext:value-type="string">
            <text:p>(57) 944559325</text:p>
          </table:table-cell>
          <table:table-cell table:formula="of:=RANDBETWEEN(1;MAX([$map.A$1:$map.C$1048576]))" office:value-type="float" office:value="23" calcext:value-type="float">
            <text:p>23</text:p>
          </table:table-cell>
          <table:table-cell table:formula="of:=VLOOKUP([.$D$1:.$D$1048576];[$map.A$1:$map.C$1048576];2;0)+RANDBETWEEN(-100;100)/1000" office:value-type="float" office:value="-22.5892" calcext:value-type="float">
            <text:p>-22,5892</text:p>
          </table:table-cell>
          <table:table-cell table:formula="of:=VLOOKUP([.$D$1:.$D$1048576];[$map.A$1:$map.C$1048576];3;0)+RANDBETWEEN(-100;100)/1000" office:value-type="float" office:value="-44.5526" calcext:value-type="float">
            <text:p>-44,55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me144</text:p>
          </table:table-cell>
          <table:table-cell table:formula="of:=&quot;(&quot;&amp;RANDBETWEEN(11;88)&amp;&quot;) &quot;&amp;RANDBETWEEN(900000000;999999999)" office:value-type="string" office:string-value="(58) 990896804" calcext:value-type="string">
            <text:p>(58) 990896804</text:p>
          </table:table-cell>
          <table:table-cell table:formula="of:=RANDBETWEEN(1;MAX([$map.A$1:$map.C$1048576]))" office:value-type="float" office:value="78" calcext:value-type="float">
            <text:p>78</text:p>
          </table:table-cell>
          <table:table-cell table:formula="of:=VLOOKUP([.$D$1:.$D$1048576];[$map.A$1:$map.C$1048576];2;0)+RANDBETWEEN(-100;100)/1000" office:value-type="float" office:value="-22.5613" calcext:value-type="float">
            <text:p>-22,5613</text:p>
          </table:table-cell>
          <table:table-cell table:formula="of:=VLOOKUP([.$D$1:.$D$1048576];[$map.A$1:$map.C$1048576];3;0)+RANDBETWEEN(-100;100)/1000" office:value-type="float" office:value="-43.5437" calcext:value-type="float">
            <text:p>-43,543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me145</text:p>
          </table:table-cell>
          <table:table-cell table:formula="of:=&quot;(&quot;&amp;RANDBETWEEN(11;88)&amp;&quot;) &quot;&amp;RANDBETWEEN(900000000;999999999)" office:value-type="string" office:string-value="(84) 948752384" calcext:value-type="string">
            <text:p>(84) 948752384</text:p>
          </table:table-cell>
          <table:table-cell table:formula="of:=RANDBETWEEN(1;MAX([$map.A$1:$map.C$1048576]))" office:value-type="float" office:value="12" calcext:value-type="float">
            <text:p>12</text:p>
          </table:table-cell>
          <table:table-cell table:formula="of:=VLOOKUP([.$D$1:.$D$1048576];[$map.A$1:$map.C$1048576];2;0)+RANDBETWEEN(-100;100)/1000" office:value-type="float" office:value="-22.7551" calcext:value-type="float">
            <text:p>-22,7551</text:p>
          </table:table-cell>
          <table:table-cell table:formula="of:=VLOOKUP([.$D$1:.$D$1048576];[$map.A$1:$map.C$1048576];3;0)+RANDBETWEEN(-100;100)/1000" office:value-type="float" office:value="-44.9664" calcext:value-type="float">
            <text:p>-44,966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me146</text:p>
          </table:table-cell>
          <table:table-cell table:formula="of:=&quot;(&quot;&amp;RANDBETWEEN(11;88)&amp;&quot;) &quot;&amp;RANDBETWEEN(900000000;999999999)" office:value-type="string" office:string-value="(29) 975934655" calcext:value-type="string">
            <text:p>(29) 975934655</text:p>
          </table:table-cell>
          <table:table-cell table:formula="of:=RANDBETWEEN(1;MAX([$map.A$1:$map.C$1048576]))" office:value-type="float" office:value="57" calcext:value-type="float">
            <text:p>57</text:p>
          </table:table-cell>
          <table:table-cell table:formula="of:=VLOOKUP([.$D$1:.$D$1048576];[$map.A$1:$map.C$1048576];2;0)+RANDBETWEEN(-100;100)/1000" office:value-type="float" office:value="-22.6874" calcext:value-type="float">
            <text:p>-22,6874</text:p>
          </table:table-cell>
          <table:table-cell table:formula="of:=VLOOKUP([.$D$1:.$D$1048576];[$map.A$1:$map.C$1048576];3;0)+RANDBETWEEN(-100;100)/1000" office:value-type="float" office:value="-43.7309" calcext:value-type="float">
            <text:p>-43,730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ome147</text:p>
          </table:table-cell>
          <table:table-cell table:formula="of:=&quot;(&quot;&amp;RANDBETWEEN(11;88)&amp;&quot;) &quot;&amp;RANDBETWEEN(900000000;999999999)" office:value-type="string" office:string-value="(20) 949090891" calcext:value-type="string">
            <text:p>(20) 949090891</text:p>
          </table:table-cell>
          <table:table-cell table:formula="of:=RANDBETWEEN(1;MAX([$map.A$1:$map.C$1048576]))" office:value-type="float" office:value="8" calcext:value-type="float">
            <text:p>8</text:p>
          </table:table-cell>
          <table:table-cell table:formula="of:=VLOOKUP([.$D$1:.$D$1048576];[$map.A$1:$map.C$1048576];2;0)+RANDBETWEEN(-100;100)/1000" office:value-type="float" office:value="-22.7734" calcext:value-type="float">
            <text:p>-22,7734</text:p>
          </table:table-cell>
          <table:table-cell table:formula="of:=VLOOKUP([.$D$1:.$D$1048576];[$map.A$1:$map.C$1048576];3;0)+RANDBETWEEN(-100;100)/1000" office:value-type="float" office:value="-45.1627" calcext:value-type="float">
            <text:p>-45,162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me148</text:p>
          </table:table-cell>
          <table:table-cell table:formula="of:=&quot;(&quot;&amp;RANDBETWEEN(11;88)&amp;&quot;) &quot;&amp;RANDBETWEEN(900000000;999999999)" office:value-type="string" office:string-value="(66) 945336413" calcext:value-type="string">
            <text:p>(66) 945336413</text:p>
          </table:table-cell>
          <table:table-cell table:formula="of:=RANDBETWEEN(1;MAX([$map.A$1:$map.C$1048576]))" office:value-type="float" office:value="68" calcext:value-type="float">
            <text:p>68</text:p>
          </table:table-cell>
          <table:table-cell table:formula="of:=VLOOKUP([.$D$1:.$D$1048576];[$map.A$1:$map.C$1048576];2;0)+RANDBETWEEN(-100;100)/1000" office:value-type="float" office:value="-22.6071" calcext:value-type="float">
            <text:p>-22,6071</text:p>
          </table:table-cell>
          <table:table-cell table:formula="of:=VLOOKUP([.$D$1:.$D$1048576];[$map.A$1:$map.C$1048576];3;0)+RANDBETWEEN(-100;100)/1000" office:value-type="float" office:value="-43.6305" calcext:value-type="float">
            <text:p>-43,630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ome149</text:p>
          </table:table-cell>
          <table:table-cell table:formula="of:=&quot;(&quot;&amp;RANDBETWEEN(11;88)&amp;&quot;) &quot;&amp;RANDBETWEEN(900000000;999999999)" office:value-type="string" office:string-value="(28) 951934426" calcext:value-type="string">
            <text:p>(28) 951934426</text:p>
          </table:table-cell>
          <table:table-cell table:formula="of:=RANDBETWEEN(1;MAX([$map.A$1:$map.C$1048576]))" office:value-type="float" office:value="65" calcext:value-type="float">
            <text:p>65</text:p>
          </table:table-cell>
          <table:table-cell table:formula="of:=VLOOKUP([.$D$1:.$D$1048576];[$map.A$1:$map.C$1048576];2;0)+RANDBETWEEN(-100;100)/1000" office:value-type="float" office:value="-22.7177" calcext:value-type="float">
            <text:p>-22,7177</text:p>
          </table:table-cell>
          <table:table-cell table:formula="of:=VLOOKUP([.$D$1:.$D$1048576];[$map.A$1:$map.C$1048576];3;0)+RANDBETWEEN(-100;100)/1000" office:value-type="float" office:value="-43.8068" calcext:value-type="float">
            <text:p>-43,806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me150</text:p>
          </table:table-cell>
          <table:table-cell table:formula="of:=&quot;(&quot;&amp;RANDBETWEEN(11;88)&amp;&quot;) &quot;&amp;RANDBETWEEN(900000000;999999999)" office:value-type="string" office:string-value="(13) 908376861" calcext:value-type="string">
            <text:p>(13) 908376861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5838" calcext:value-type="float">
            <text:p>-22,5838</text:p>
          </table:table-cell>
          <table:table-cell table:formula="of:=VLOOKUP([.$D$1:.$D$1048576];[$map.A$1:$map.C$1048576];3;0)+RANDBETWEEN(-100;100)/1000" office:value-type="float" office:value="-44.703" calcext:value-type="float">
            <text:p>-44,703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ome151</text:p>
          </table:table-cell>
          <table:table-cell table:formula="of:=&quot;(&quot;&amp;RANDBETWEEN(11;88)&amp;&quot;) &quot;&amp;RANDBETWEEN(900000000;999999999)" office:value-type="string" office:string-value="(87) 919803983" calcext:value-type="string">
            <text:p>(87) 919803983</text:p>
          </table:table-cell>
          <table:table-cell table:formula="of:=RANDBETWEEN(1;MAX([$map.A$1:$map.C$1048576]))" office:value-type="float" office:value="10" calcext:value-type="float">
            <text:p>10</text:p>
          </table:table-cell>
          <table:table-cell table:formula="of:=VLOOKUP([.$D$1:.$D$1048576];[$map.A$1:$map.C$1048576];2;0)+RANDBETWEEN(-100;100)/1000" office:value-type="float" office:value="-22.6534" calcext:value-type="float">
            <text:p>-22,6534</text:p>
          </table:table-cell>
          <table:table-cell table:formula="of:=VLOOKUP([.$D$1:.$D$1048576];[$map.A$1:$map.C$1048576];3;0)+RANDBETWEEN(-100;100)/1000" office:value-type="float" office:value="-45.0448" calcext:value-type="float">
            <text:p>-45,0448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ome152</text:p>
          </table:table-cell>
          <table:table-cell table:formula="of:=&quot;(&quot;&amp;RANDBETWEEN(11;88)&amp;&quot;) &quot;&amp;RANDBETWEEN(900000000;999999999)" office:value-type="string" office:string-value="(13) 936432018" calcext:value-type="string">
            <text:p>(13) 936432018</text:p>
          </table:table-cell>
          <table:table-cell table:formula="of:=RANDBETWEEN(1;MAX([$map.A$1:$map.C$1048576]))" office:value-type="float" office:value="75" calcext:value-type="float">
            <text:p>75</text:p>
          </table:table-cell>
          <table:table-cell table:formula="of:=VLOOKUP([.$D$1:.$D$1048576];[$map.A$1:$map.C$1048576];2;0)+RANDBETWEEN(-100;100)/1000" office:value-type="float" office:value="-22.6541" calcext:value-type="float">
            <text:p>-22,6541</text:p>
          </table:table-cell>
          <table:table-cell table:formula="of:=VLOOKUP([.$D$1:.$D$1048576];[$map.A$1:$map.C$1048576];3;0)+RANDBETWEEN(-100;100)/1000" office:value-type="float" office:value="-43.6227" calcext:value-type="float">
            <text:p>-43,6227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me153</text:p>
          </table:table-cell>
          <table:table-cell table:formula="of:=&quot;(&quot;&amp;RANDBETWEEN(11;88)&amp;&quot;) &quot;&amp;RANDBETWEEN(900000000;999999999)" office:value-type="string" office:string-value="(69) 902076354" calcext:value-type="string">
            <text:p>(69) 902076354</text:p>
          </table:table-cell>
          <table:table-cell table:formula="of:=RANDBETWEEN(1;MAX([$map.A$1:$map.C$1048576]))" office:value-type="float" office:value="63" calcext:value-type="float">
            <text:p>63</text:p>
          </table:table-cell>
          <table:table-cell table:formula="of:=VLOOKUP([.$D$1:.$D$1048576];[$map.A$1:$map.C$1048576];2;0)+RANDBETWEEN(-100;100)/1000" office:value-type="float" office:value="-22.5511" calcext:value-type="float">
            <text:p>-22,5511</text:p>
          </table:table-cell>
          <table:table-cell table:formula="of:=VLOOKUP([.$D$1:.$D$1048576];[$map.A$1:$map.C$1048576];3;0)+RANDBETWEEN(-100;100)/1000" office:value-type="float" office:value="-43.8222" calcext:value-type="float">
            <text:p>-43,822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me154</text:p>
          </table:table-cell>
          <table:table-cell table:formula="of:=&quot;(&quot;&amp;RANDBETWEEN(11;88)&amp;&quot;) &quot;&amp;RANDBETWEEN(900000000;999999999)" office:value-type="string" office:string-value="(28) 982159067" calcext:value-type="string">
            <text:p>(28) 982159067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5708" calcext:value-type="float">
            <text:p>-22,5708</text:p>
          </table:table-cell>
          <table:table-cell table:formula="of:=VLOOKUP([.$D$1:.$D$1048576];[$map.A$1:$map.C$1048576];3;0)+RANDBETWEEN(-100;100)/1000" office:value-type="float" office:value="-44.784" calcext:value-type="float">
            <text:p>-44,784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ome155</text:p>
          </table:table-cell>
          <table:table-cell table:formula="of:=&quot;(&quot;&amp;RANDBETWEEN(11;88)&amp;&quot;) &quot;&amp;RANDBETWEEN(900000000;999999999)" office:value-type="string" office:string-value="(71) 920223693" calcext:value-type="string">
            <text:p>(71) 920223693</text:p>
          </table:table-cell>
          <table:table-cell table:formula="of:=RANDBETWEEN(1;MAX([$map.A$1:$map.C$1048576]))" office:value-type="float" office:value="32" calcext:value-type="float">
            <text:p>32</text:p>
          </table:table-cell>
          <table:table-cell table:formula="of:=VLOOKUP([.$D$1:.$D$1048576];[$map.A$1:$map.C$1048576];2;0)+RANDBETWEEN(-100;100)/1000" office:value-type="float" office:value="-22.6208" calcext:value-type="float">
            <text:p>-22,6208</text:p>
          </table:table-cell>
          <table:table-cell table:formula="of:=VLOOKUP([.$D$1:.$D$1048576];[$map.A$1:$map.C$1048576];3;0)+RANDBETWEEN(-100;100)/1000" office:value-type="float" office:value="-44.5561" calcext:value-type="float">
            <text:p>-44,556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me156</text:p>
          </table:table-cell>
          <table:table-cell table:formula="of:=&quot;(&quot;&amp;RANDBETWEEN(11;88)&amp;&quot;) &quot;&amp;RANDBETWEEN(900000000;999999999)" office:value-type="string" office:string-value="(23) 907005701" calcext:value-type="string">
            <text:p>(23) 907005701</text:p>
          </table:table-cell>
          <table:table-cell table:formula="of:=RANDBETWEEN(1;MAX([$map.A$1:$map.C$1048576]))" office:value-type="float" office:value="14" calcext:value-type="float">
            <text:p>14</text:p>
          </table:table-cell>
          <table:table-cell table:formula="of:=VLOOKUP([.$D$1:.$D$1048576];[$map.A$1:$map.C$1048576];2;0)+RANDBETWEEN(-100;100)/1000" office:value-type="float" office:value="-22.7038" calcext:value-type="float">
            <text:p>-22,7038</text:p>
          </table:table-cell>
          <table:table-cell table:formula="of:=VLOOKUP([.$D$1:.$D$1048576];[$map.A$1:$map.C$1048576];3;0)+RANDBETWEEN(-100;100)/1000" office:value-type="float" office:value="-44.784" calcext:value-type="float">
            <text:p>-44,784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me157</text:p>
          </table:table-cell>
          <table:table-cell table:formula="of:=&quot;(&quot;&amp;RANDBETWEEN(11;88)&amp;&quot;) &quot;&amp;RANDBETWEEN(900000000;999999999)" office:value-type="string" office:string-value="(29) 941680986" calcext:value-type="string">
            <text:p>(29) 941680986</text:p>
          </table:table-cell>
          <table:table-cell table:formula="of:=RANDBETWEEN(1;MAX([$map.A$1:$map.C$1048576]))" office:value-type="float" office:value="51" calcext:value-type="float">
            <text:p>51</text:p>
          </table:table-cell>
          <table:table-cell table:formula="of:=VLOOKUP([.$D$1:.$D$1048576];[$map.A$1:$map.C$1048576];2;0)+RANDBETWEEN(-100;100)/1000" office:value-type="float" office:value="-22.5686" calcext:value-type="float">
            <text:p>-22,5686</text:p>
          </table:table-cell>
          <table:table-cell table:formula="of:=VLOOKUP([.$D$1:.$D$1048576];[$map.A$1:$map.C$1048576];3;0)+RANDBETWEEN(-100;100)/1000" office:value-type="float" office:value="-43.8871" calcext:value-type="float">
            <text:p>-43,887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me158</text:p>
          </table:table-cell>
          <table:table-cell table:formula="of:=&quot;(&quot;&amp;RANDBETWEEN(11;88)&amp;&quot;) &quot;&amp;RANDBETWEEN(900000000;999999999)" office:value-type="string" office:string-value="(74) 964763026" calcext:value-type="string">
            <text:p>(74) 964763026</text:p>
          </table:table-cell>
          <table:table-cell table:formula="of:=RANDBETWEEN(1;MAX([$map.A$1:$map.C$1048576]))" office:value-type="float" office:value="77" calcext:value-type="float">
            <text:p>77</text:p>
          </table:table-cell>
          <table:table-cell table:formula="of:=VLOOKUP([.$D$1:.$D$1048576];[$map.A$1:$map.C$1048576];2;0)+RANDBETWEEN(-100;100)/1000" office:value-type="float" office:value="-22.7489" calcext:value-type="float">
            <text:p>-22,7489</text:p>
          </table:table-cell>
          <table:table-cell table:formula="of:=VLOOKUP([.$D$1:.$D$1048576];[$map.A$1:$map.C$1048576];3;0)+RANDBETWEEN(-100;100)/1000" office:value-type="float" office:value="-43.5835" calcext:value-type="float">
            <text:p>-43,583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me159</text:p>
          </table:table-cell>
          <table:table-cell table:formula="of:=&quot;(&quot;&amp;RANDBETWEEN(11;88)&amp;&quot;) &quot;&amp;RANDBETWEEN(900000000;999999999)" office:value-type="string" office:string-value="(71) 999505803" calcext:value-type="string">
            <text:p>(71) 999505803</text:p>
          </table:table-cell>
          <table:table-cell table:formula="of:=RANDBETWEEN(1;MAX([$map.A$1:$map.C$1048576]))" office:value-type="float" office:value="18" calcext:value-type="float">
            <text:p>18</text:p>
          </table:table-cell>
          <table:table-cell table:formula="of:=VLOOKUP([.$D$1:.$D$1048576];[$map.A$1:$map.C$1048576];2;0)+RANDBETWEEN(-100;100)/1000" office:value-type="float" office:value="-22.6774" calcext:value-type="float">
            <text:p>-22,6774</text:p>
          </table:table-cell>
          <table:table-cell table:formula="of:=VLOOKUP([.$D$1:.$D$1048576];[$map.A$1:$map.C$1048576];3;0)+RANDBETWEEN(-100;100)/1000" office:value-type="float" office:value="-44.543" calcext:value-type="float">
            <text:p>-44,5430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me160</text:p>
          </table:table-cell>
          <table:table-cell table:formula="of:=&quot;(&quot;&amp;RANDBETWEEN(11;88)&amp;&quot;) &quot;&amp;RANDBETWEEN(900000000;999999999)" office:value-type="string" office:string-value="(37) 915954615" calcext:value-type="string">
            <text:p>(37) 915954615</text:p>
          </table:table-cell>
          <table:table-cell table:formula="of:=RANDBETWEEN(1;MAX([$map.A$1:$map.C$1048576]))" office:value-type="float" office:value="7" calcext:value-type="float">
            <text:p>7</text:p>
          </table:table-cell>
          <table:table-cell table:formula="of:=VLOOKUP([.$D$1:.$D$1048576];[$map.A$1:$map.C$1048576];2;0)+RANDBETWEEN(-100;100)/1000" office:value-type="float" office:value="-22.8275" calcext:value-type="float">
            <text:p>-22,8275</text:p>
          </table:table-cell>
          <table:table-cell table:formula="of:=VLOOKUP([.$D$1:.$D$1048576];[$map.A$1:$map.C$1048576];3;0)+RANDBETWEEN(-100;100)/1000" office:value-type="float" office:value="-45.1094" calcext:value-type="float">
            <text:p>-45,1094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me161</text:p>
          </table:table-cell>
          <table:table-cell table:formula="of:=&quot;(&quot;&amp;RANDBETWEEN(11;88)&amp;&quot;) &quot;&amp;RANDBETWEEN(900000000;999999999)" office:value-type="string" office:string-value="(21) 909536743" calcext:value-type="string">
            <text:p>(21) 909536743</text:p>
          </table:table-cell>
          <table:table-cell table:formula="of:=RANDBETWEEN(1;MAX([$map.A$1:$map.C$1048576]))" office:value-type="float" office:value="37" calcext:value-type="float">
            <text:p>37</text:p>
          </table:table-cell>
          <table:table-cell table:formula="of:=VLOOKUP([.$D$1:.$D$1048576];[$map.A$1:$map.C$1048576];2;0)+RANDBETWEEN(-100;100)/1000" office:value-type="float" office:value="-22.6004" calcext:value-type="float">
            <text:p>-22,6004</text:p>
          </table:table-cell>
          <table:table-cell table:formula="of:=VLOOKUP([.$D$1:.$D$1048576];[$map.A$1:$map.C$1048576];3;0)+RANDBETWEEN(-100;100)/1000" office:value-type="float" office:value="-44.5762" calcext:value-type="float">
            <text:p>-44,5762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me162</text:p>
          </table:table-cell>
          <table:table-cell table:formula="of:=&quot;(&quot;&amp;RANDBETWEEN(11;88)&amp;&quot;) &quot;&amp;RANDBETWEEN(900000000;999999999)" office:value-type="string" office:string-value="(17) 969951213" calcext:value-type="string">
            <text:p>(17) 969951213</text:p>
          </table:table-cell>
          <table:table-cell table:formula="of:=RANDBETWEEN(1;MAX([$map.A$1:$map.C$1048576]))" office:value-type="float" office:value="74" calcext:value-type="float">
            <text:p>74</text:p>
          </table:table-cell>
          <table:table-cell table:formula="of:=VLOOKUP([.$D$1:.$D$1048576];[$map.A$1:$map.C$1048576];2;0)+RANDBETWEEN(-100;100)/1000" office:value-type="float" office:value="-22.655" calcext:value-type="float">
            <text:p>-22,6550</text:p>
          </table:table-cell>
          <table:table-cell table:formula="of:=VLOOKUP([.$D$1:.$D$1048576];[$map.A$1:$map.C$1048576];3;0)+RANDBETWEEN(-100;100)/1000" office:value-type="float" office:value="-43.5813" calcext:value-type="float">
            <text:p>-43,581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me163</text:p>
          </table:table-cell>
          <table:table-cell table:formula="of:=&quot;(&quot;&amp;RANDBETWEEN(11;88)&amp;&quot;) &quot;&amp;RANDBETWEEN(900000000;999999999)" office:value-type="string" office:string-value="(77) 903445049" calcext:value-type="string">
            <text:p>(77) 903445049</text:p>
          </table:table-cell>
          <table:table-cell table:formula="of:=RANDBETWEEN(1;MAX([$map.A$1:$map.C$1048576]))" office:value-type="float" office:value="68" calcext:value-type="float">
            <text:p>68</text:p>
          </table:table-cell>
          <table:table-cell table:formula="of:=VLOOKUP([.$D$1:.$D$1048576];[$map.A$1:$map.C$1048576];2;0)+RANDBETWEEN(-100;100)/1000" office:value-type="float" office:value="-22.6381" calcext:value-type="float">
            <text:p>-22,6381</text:p>
          </table:table-cell>
          <table:table-cell table:formula="of:=VLOOKUP([.$D$1:.$D$1048576];[$map.A$1:$map.C$1048576];3;0)+RANDBETWEEN(-100;100)/1000" office:value-type="float" office:value="-43.6815" calcext:value-type="float">
            <text:p>-43,6815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me164</text:p>
          </table:table-cell>
          <table:table-cell table:formula="of:=&quot;(&quot;&amp;RANDBETWEEN(11;88)&amp;&quot;) &quot;&amp;RANDBETWEEN(900000000;999999999)" office:value-type="string" office:string-value="(19) 976010190" calcext:value-type="string">
            <text:p>(19) 976010190</text:p>
          </table:table-cell>
          <table:table-cell table:formula="of:=RANDBETWEEN(1;MAX([$map.A$1:$map.C$1048576]))" office:value-type="float" office:value="11" calcext:value-type="float">
            <text:p>11</text:p>
          </table:table-cell>
          <table:table-cell table:formula="of:=VLOOKUP([.$D$1:.$D$1048576];[$map.A$1:$map.C$1048576];2;0)+RANDBETWEEN(-100;100)/1000" office:value-type="float" office:value="-22.7058" calcext:value-type="float">
            <text:p>-22,7058</text:p>
          </table:table-cell>
          <table:table-cell table:formula="of:=VLOOKUP([.$D$1:.$D$1048576];[$map.A$1:$map.C$1048576];3;0)+RANDBETWEEN(-100;100)/1000" office:value-type="float" office:value="-44.9439" calcext:value-type="float">
            <text:p>-44,9439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me165</text:p>
          </table:table-cell>
          <table:table-cell table:formula="of:=&quot;(&quot;&amp;RANDBETWEEN(11;88)&amp;&quot;) &quot;&amp;RANDBETWEEN(900000000;999999999)" office:value-type="string" office:string-value="(81) 959872816" calcext:value-type="string">
            <text:p>(81) 959872816</text:p>
          </table:table-cell>
          <table:table-cell table:formula="of:=RANDBETWEEN(1;MAX([$map.A$1:$map.C$1048576]))" office:value-type="float" office:value="19" calcext:value-type="float">
            <text:p>19</text:p>
          </table:table-cell>
          <table:table-cell table:formula="of:=VLOOKUP([.$D$1:.$D$1048576];[$map.A$1:$map.C$1048576];2;0)+RANDBETWEEN(-100;100)/1000" office:value-type="float" office:value="-22.6294" calcext:value-type="float">
            <text:p>-22,6294</text:p>
          </table:table-cell>
          <table:table-cell table:formula="of:=VLOOKUP([.$D$1:.$D$1048576];[$map.A$1:$map.C$1048576];3;0)+RANDBETWEEN(-100;100)/1000" office:value-type="float" office:value="-44.4636" calcext:value-type="float">
            <text:p>-44,463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me166</text:p>
          </table:table-cell>
          <table:table-cell table:formula="of:=&quot;(&quot;&amp;RANDBETWEEN(11;88)&amp;&quot;) &quot;&amp;RANDBETWEEN(900000000;999999999)" office:value-type="string" office:string-value="(37) 915889990" calcext:value-type="string">
            <text:p>(37) 915889990</text:p>
          </table:table-cell>
          <table:table-cell table:formula="of:=RANDBETWEEN(1;MAX([$map.A$1:$map.C$1048576]))" office:value-type="float" office:value="73" calcext:value-type="float">
            <text:p>73</text:p>
          </table:table-cell>
          <table:table-cell table:formula="of:=VLOOKUP([.$D$1:.$D$1048576];[$map.A$1:$map.C$1048576];2;0)+RANDBETWEEN(-100;100)/1000" office:value-type="float" office:value="-22.7449" calcext:value-type="float">
            <text:p>-22,7449</text:p>
          </table:table-cell>
          <table:table-cell table:formula="of:=VLOOKUP([.$D$1:.$D$1048576];[$map.A$1:$map.C$1048576];3;0)+RANDBETWEEN(-100;100)/1000" office:value-type="float" office:value="-43.7733" calcext:value-type="float">
            <text:p>-43,773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ome167</text:p>
          </table:table-cell>
          <table:table-cell table:formula="of:=&quot;(&quot;&amp;RANDBETWEEN(11;88)&amp;&quot;) &quot;&amp;RANDBETWEEN(900000000;999999999)" office:value-type="string" office:string-value="(70) 901259311" calcext:value-type="string">
            <text:p>(70) 901259311</text:p>
          </table:table-cell>
          <table:table-cell table:formula="of:=RANDBETWEEN(1;MAX([$map.A$1:$map.C$1048576]))" office:value-type="float" office:value="55" calcext:value-type="float">
            <text:p>55</text:p>
          </table:table-cell>
          <table:table-cell table:formula="of:=VLOOKUP([.$D$1:.$D$1048576];[$map.A$1:$map.C$1048576];2;0)+RANDBETWEEN(-100;100)/1000" office:value-type="float" office:value="-22.5587" calcext:value-type="float">
            <text:p>-22,5587</text:p>
          </table:table-cell>
          <table:table-cell table:formula="of:=VLOOKUP([.$D$1:.$D$1048576];[$map.A$1:$map.C$1048576];3;0)+RANDBETWEEN(-100;100)/1000" office:value-type="float" office:value="-43.8126" calcext:value-type="float">
            <text:p>-43,8126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ome168</text:p>
          </table:table-cell>
          <table:table-cell table:formula="of:=&quot;(&quot;&amp;RANDBETWEEN(11;88)&amp;&quot;) &quot;&amp;RANDBETWEEN(900000000;999999999)" office:value-type="string" office:string-value="(40) 996556227" calcext:value-type="string">
            <text:p>(40) 996556227</text:p>
          </table:table-cell>
          <table:table-cell table:formula="of:=RANDBETWEEN(1;MAX([$map.A$1:$map.C$1048576]))" office:value-type="float" office:value="20" calcext:value-type="float">
            <text:p>20</text:p>
          </table:table-cell>
          <table:table-cell table:formula="of:=VLOOKUP([.$D$1:.$D$1048576];[$map.A$1:$map.C$1048576];2;0)+RANDBETWEEN(-100;100)/1000" office:value-type="float" office:value="-22.5935" calcext:value-type="float">
            <text:p>-22,5935</text:p>
          </table:table-cell>
          <table:table-cell table:formula="of:=VLOOKUP([.$D$1:.$D$1048576];[$map.A$1:$map.C$1048576];3;0)+RANDBETWEEN(-100;100)/1000" office:value-type="float" office:value="-44.5083" calcext:value-type="float">
            <text:p>-44,5083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ome169</text:p>
          </table:table-cell>
          <table:table-cell table:formula="of:=&quot;(&quot;&amp;RANDBETWEEN(11;88)&amp;&quot;) &quot;&amp;RANDBETWEEN(900000000;999999999)" office:value-type="string" office:string-value="(22) 943846301" calcext:value-type="string">
            <text:p>(22) 943846301</text:p>
          </table:table-cell>
          <table:table-cell table:formula="of:=RANDBETWEEN(1;MAX([$map.A$1:$map.C$1048576]))" office:value-type="float" office:value="32" calcext:value-type="float">
            <text:p>32</text:p>
          </table:table-cell>
          <table:table-cell table:formula="of:=VLOOKUP([.$D$1:.$D$1048576];[$map.A$1:$map.C$1048576];2;0)+RANDBETWEEN(-100;100)/1000" office:value-type="float" office:value="-22.6818" calcext:value-type="float">
            <text:p>-22,6818</text:p>
          </table:table-cell>
          <table:table-cell table:formula="of:=VLOOKUP([.$D$1:.$D$1048576];[$map.A$1:$map.C$1048576];3;0)+RANDBETWEEN(-100;100)/1000" office:value-type="float" office:value="-44.4201" calcext:value-type="float">
            <text:p>-44,4201</text:p>
          </table:table-cell>
          <table:table-cell office:value-type="string" calcext:value-type="string">
            <text:p>Rua JNSJNFANA</text:p>
          </table:table-cell>
          <table:table-cell office:value-type="string" calcext:value-type="string">
            <text:p><text:a xlink:href="mailto:xxx@xxxxxxxx.com" xlink:type="simple">xxx@xxxxxxxx.com</text:a></text:p>
          </table:table-cell>
          <table:table-cell office:value-type="string" calcext:value-type="string">
            <text:p>*******</text:p>
          </table:table-cell>
          <table:table-cell table:formula="of:=RANDBETWEEN(1;10)" office:value-type="float" office:value="7" calcext:value-type="float">
            <text:p>7</text:p>
          </table:table-cell>
          <table:table-cell table:number-columns-repeated="9"/>
        </table:table-row>
      </table:table>
      <table:table table:name="denuncia" table:style-name="ta1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coord_X</text:p>
          </table:table-cell>
          <table:table-cell table:style-name="Default" office:value-type="string" calcext:value-type="string">
            <text:p>coord_Y</text:p>
          </table:table-cell>
          <table:table-cell office:value-type="string" calcext:value-type="string">
            <text:p>tipo_ocorrencia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_X_photo</text:p>
          </table:table-cell>
          <table:table-cell office:value-type="string" calcext:value-type="string">
            <text:p>coord_Y_photo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NOW()-100;NOW())+RAND()" office:value-type="date" office:date-value="2019-09-21T17:54:21.363335" calcext:value-type="date">
            <text:p>21/09/2019 17:54:21</text:p>
          </table:table-cell>
          <table:table-cell table:formula="of:=RANDBETWEEN(1;MAX([$map.A$1:$map.A$1048576])-1)" office:value-type="float" office:value="79" calcext:value-type="float">
            <text:p>79</text:p>
          </table:table-cell>
          <table:table-cell table:formula="of:=VLOOKUP([.$C$1:.$C$1048576];[$map.A$1:$map.C$1048576];2;0)" office:value-type="float" office:value="-22.6498" calcext:value-type="float">
            <text:p>-22,6498</text:p>
          </table:table-cell>
          <table:table-cell table:formula="of:=VLOOKUP([.$C$1:.$C$1048576];[$map.A$1:$map.C$1048576];3;0)" office:value-type="float" office:value="-43.6357" calcext:value-type="float">
            <text:p>-43,635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1" calcext:value-type="float">
            <text:p>21</text:p>
          </table:table-cell>
          <table:table-cell/>
          <table:table-cell table:formula="of:=[.D2]+IF(RAND()&gt;0.93;1)" office:value-type="float" office:value="-21.6498" calcext:value-type="float">
            <text:p>-21,6498</text:p>
          </table:table-cell>
          <table:table-cell table:formula="of:=[.E2]+IF(RAND()&gt;0.93;1)" office:value-type="float" office:value="-43.6357" calcext:value-type="float">
            <text:p>-43,635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NOW()-100;NOW())+RAND()" office:value-type="date" office:date-value="2019-07-06T05:45:57.020965" calcext:value-type="date">
            <text:p>06/07/2019 05:45:57</text:p>
          </table:table-cell>
          <table:table-cell table:formula="of:=RANDBETWEEN(1;MAX([$map.A$1:$map.A$1048576])-1)" office:value-type="float" office:value="36" calcext:value-type="float">
            <text:p>36</text:p>
          </table:table-cell>
          <table:table-cell table:formula="of:=VLOOKUP([.$C$1:.$C$1048576];[$map.A$1:$map.C$1048576];2;0)" office:value-type="float" office:value="-22.6213" calcext:value-type="float">
            <text:p>-22,6213</text:p>
          </table:table-cell>
          <table:table-cell table:formula="of:=VLOOKUP([.$C$1:.$C$1048576];[$map.A$1:$map.C$1048576];3;0)" office:value-type="float" office:value="-44.5169" calcext:value-type="float">
            <text:p>-44,516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2" calcext:value-type="float">
            <text:p>42</text:p>
          </table:table-cell>
          <table:table-cell/>
          <table:table-cell table:formula="of:=[.D3]+IF(RAND()&gt;0.93;1)" office:value-type="float" office:value="-22.6213" calcext:value-type="float">
            <text:p>-22,6213</text:p>
          </table:table-cell>
          <table:table-cell table:formula="of:=[.E3]+IF(RAND()&gt;0.93;1)" office:value-type="float" office:value="-44.5169" calcext:value-type="float">
            <text:p>-44,516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NOW()-100;NOW())+RAND()" office:value-type="date" office:date-value="2019-08-02T07:39:20.548787" calcext:value-type="date">
            <text:p>02/08/2019 07:39:21</text:p>
          </table:table-cell>
          <table:table-cell table:formula="of:=RANDBETWEEN(1;MAX([$map.A$1:$map.A$1048576])-1)" office:value-type="float" office:value="80" calcext:value-type="float">
            <text:p>80</text:p>
          </table:table-cell>
          <table:table-cell table:formula="of:=VLOOKUP([.$C$1:.$C$1048576];[$map.A$1:$map.C$1048576];2;0)" office:value-type="float" office:value="-22.6453" calcext:value-type="float">
            <text:p>-22,6453</text:p>
          </table:table-cell>
          <table:table-cell table:formula="of:=VLOOKUP([.$C$1:.$C$1048576];[$map.A$1:$map.C$1048576];3;0)" office:value-type="float" office:value="-43.63" calcext:value-type="float">
            <text:p>-43,630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0" calcext:value-type="float">
            <text:p>60</text:p>
          </table:table-cell>
          <table:table-cell/>
          <table:table-cell table:formula="of:=[.D4]+IF(RAND()&gt;0.93;1)" office:value-type="float" office:value="-22.6453" calcext:value-type="float">
            <text:p>-22,6453</text:p>
          </table:table-cell>
          <table:table-cell table:formula="of:=[.E4]+IF(RAND()&gt;0.93;1)" office:value-type="float" office:value="-43.63" calcext:value-type="float">
            <text:p>-43,6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NOW()-100;NOW())+RAND()" office:value-type="date" office:date-value="2019-07-11T01:57:48.968555" calcext:value-type="date">
            <text:p>11/07/2019 01:57:49</text:p>
          </table:table-cell>
          <table:table-cell table:formula="of:=RANDBETWEEN(1;MAX([$map.A$1:$map.A$1048576])-1)" office:value-type="float" office:value="68" calcext:value-type="float">
            <text:p>68</text:p>
          </table:table-cell>
          <table:table-cell table:formula="of:=VLOOKUP([.$C$1:.$C$1048576];[$map.A$1:$map.C$1048576];2;0)" office:value-type="float" office:value="-22.6381" calcext:value-type="float">
            <text:p>-22,6381</text:p>
          </table:table-cell>
          <table:table-cell table:formula="of:=VLOOKUP([.$C$1:.$C$1048576];[$map.A$1:$map.C$1048576];3;0)" office:value-type="float" office:value="-43.7235" calcext:value-type="float">
            <text:p>-43,72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2" calcext:value-type="float">
            <text:p>92</text:p>
          </table:table-cell>
          <table:table-cell/>
          <table:table-cell table:formula="of:=[.D5]+IF(RAND()&gt;0.93;1)" office:value-type="float" office:value="-22.6381" calcext:value-type="float">
            <text:p>-22,6381</text:p>
          </table:table-cell>
          <table:table-cell table:formula="of:=[.E5]+IF(RAND()&gt;0.93;1)" office:value-type="float" office:value="-43.7235" calcext:value-type="float">
            <text:p>-43,72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NOW()-100;NOW())+RAND()" office:value-type="date" office:date-value="2019-09-30T05:56:27.55297" calcext:value-type="date">
            <text:p>30/09/2019 05:56:28</text:p>
          </table:table-cell>
          <table:table-cell table:formula="of:=RANDBETWEEN(1;MAX([$map.A$1:$map.A$1048576])-1)" office:value-type="float" office:value="61" calcext:value-type="float">
            <text:p>61</text:p>
          </table:table-cell>
          <table:table-cell table:formula="of:=VLOOKUP([.$C$1:.$C$1048576];[$map.A$1:$map.C$1048576];2;0)" office:value-type="float" office:value="-22.6337" calcext:value-type="float">
            <text:p>-22,6337</text:p>
          </table:table-cell>
          <table:table-cell table:formula="of:=VLOOKUP([.$C$1:.$C$1048576];[$map.A$1:$map.C$1048576];3;0)" office:value-type="float" office:value="-43.7219" calcext:value-type="float">
            <text:p>-43,7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9" calcext:value-type="float">
            <text:p>69</text:p>
          </table:table-cell>
          <table:table-cell/>
          <table:table-cell table:formula="of:=[.D6]+IF(RAND()&gt;0.93;1)" office:value-type="float" office:value="-22.6337" calcext:value-type="float">
            <text:p>-22,6337</text:p>
          </table:table-cell>
          <table:table-cell table:formula="of:=[.E6]+IF(RAND()&gt;0.93;1)" office:value-type="float" office:value="-43.7219" calcext:value-type="float">
            <text:p>-43,7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NOW()-100;NOW())+RAND()" office:value-type="date" office:date-value="2019-08-14T01:39:54.417062" calcext:value-type="date">
            <text:p>14/08/2019 01:39:54</text:p>
          </table:table-cell>
          <table:table-cell table:formula="of:=RANDBETWEEN(1;MAX([$map.A$1:$map.A$1048576])-1)" office:value-type="float" office:value="69" calcext:value-type="float">
            <text:p>69</text:p>
          </table:table-cell>
          <table:table-cell table:formula="of:=VLOOKUP([.$C$1:.$C$1048576];[$map.A$1:$map.C$1048576];2;0)" office:value-type="float" office:value="-22.6382" calcext:value-type="float">
            <text:p>-22,6382</text:p>
          </table:table-cell>
          <table:table-cell table:formula="of:=VLOOKUP([.$C$1:.$C$1048576];[$map.A$1:$map.C$1048576];3;0)" office:value-type="float" office:value="-43.7234" calcext:value-type="float">
            <text:p>-43,72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" calcext:value-type="float">
            <text:p>2</text:p>
          </table:table-cell>
          <table:table-cell/>
          <table:table-cell table:formula="of:=[.D7]+IF(RAND()&gt;0.93;1)" office:value-type="float" office:value="-22.6382" calcext:value-type="float">
            <text:p>-22,6382</text:p>
          </table:table-cell>
          <table:table-cell table:formula="of:=[.E7]+IF(RAND()&gt;0.93;1)" office:value-type="float" office:value="-43.7234" calcext:value-type="float">
            <text:p>-43,72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NOW()-100;NOW())+RAND()" office:value-type="date" office:date-value="2019-07-19T06:17:26.612647" calcext:value-type="date">
            <text:p>19/07/2019 06:17:27</text:p>
          </table:table-cell>
          <table:table-cell table:formula="of:=RANDBETWEEN(1;MAX([$map.A$1:$map.A$1048576])-1)" office:value-type="float" office:value="78" calcext:value-type="float">
            <text:p>78</text:p>
          </table:table-cell>
          <table:table-cell table:formula="of:=VLOOKUP([.$C$1:.$C$1048576];[$map.A$1:$map.C$1048576];2;0)" office:value-type="float" office:value="-22.6533" calcext:value-type="float">
            <text:p>-22,6533</text:p>
          </table:table-cell>
          <table:table-cell table:formula="of:=VLOOKUP([.$C$1:.$C$1048576];[$map.A$1:$map.C$1048576];3;0)" office:value-type="float" office:value="-43.6417" calcext:value-type="float">
            <text:p>-43,641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3" calcext:value-type="float">
            <text:p>93</text:p>
          </table:table-cell>
          <table:table-cell/>
          <table:table-cell table:formula="of:=[.D8]+IF(RAND()&gt;0.93;1)" office:value-type="float" office:value="-22.6533" calcext:value-type="float">
            <text:p>-22,6533</text:p>
          </table:table-cell>
          <table:table-cell table:formula="of:=[.E8]+IF(RAND()&gt;0.93;1)" office:value-type="float" office:value="-43.6417" calcext:value-type="float">
            <text:p>-43,641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NOW()-100;NOW())+RAND()" office:value-type="date" office:date-value="2019-09-10T19:11:01.595086" calcext:value-type="date">
            <text:p>10/09/2019 19:11:02</text:p>
          </table:table-cell>
          <table:table-cell table:formula="of:=RANDBETWEEN(1;MAX([$map.A$1:$map.A$1048576])-1)" office:value-type="float" office:value="20" calcext:value-type="float">
            <text:p>20</text:p>
          </table:table-cell>
          <table:table-cell table:formula="of:=VLOOKUP([.$C$1:.$C$1048576];[$map.A$1:$map.C$1048576];2;0)" office:value-type="float" office:value="-22.6175" calcext:value-type="float">
            <text:p>-22,6175</text:p>
          </table:table-cell>
          <table:table-cell table:formula="of:=VLOOKUP([.$C$1:.$C$1048576];[$map.A$1:$map.C$1048576];3;0)" office:value-type="float" office:value="-44.5293" calcext:value-type="float">
            <text:p>-44,529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2" calcext:value-type="float">
            <text:p>132</text:p>
          </table:table-cell>
          <table:table-cell/>
          <table:table-cell table:formula="of:=[.D9]+IF(RAND()&gt;0.93;1)" office:value-type="float" office:value="-21.6175" calcext:value-type="float">
            <text:p>-21,6175</text:p>
          </table:table-cell>
          <table:table-cell table:formula="of:=[.E9]+IF(RAND()&gt;0.93;1)" office:value-type="float" office:value="-44.5293" calcext:value-type="float">
            <text:p>-44,529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NOW()-100;NOW())+RAND()" office:value-type="date" office:date-value="2019-09-03T03:13:17.639384" calcext:value-type="date">
            <text:p>03/09/2019 03:13:18</text:p>
          </table:table-cell>
          <table:table-cell table:formula="of:=RANDBETWEEN(1;MAX([$map.A$1:$map.A$1048576])-1)" office:value-type="float" office:value="11" calcext:value-type="float">
            <text:p>11</text:p>
          </table:table-cell>
          <table:table-cell table:formula="of:=VLOOKUP([.$C$1:.$C$1048576];[$map.A$1:$map.C$1048576];2;0)" office:value-type="float" office:value="-22.6598" calcext:value-type="float">
            <text:p>-22,6598</text:p>
          </table:table-cell>
          <table:table-cell table:formula="of:=VLOOKUP([.$C$1:.$C$1048576];[$map.A$1:$map.C$1048576];3;0)" office:value-type="float" office:value="-44.8959" calcext:value-type="float">
            <text:p>-44,89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4" calcext:value-type="float">
            <text:p>134</text:p>
          </table:table-cell>
          <table:table-cell/>
          <table:table-cell table:formula="of:=[.D10]+IF(RAND()&gt;0.93;1)" office:value-type="float" office:value="-22.6598" calcext:value-type="float">
            <text:p>-22,6598</text:p>
          </table:table-cell>
          <table:table-cell table:formula="of:=[.E10]+IF(RAND()&gt;0.93;1)" office:value-type="float" office:value="-44.8959" calcext:value-type="float">
            <text:p>-44,89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NOW()-100;NOW())+RAND()" office:value-type="date" office:date-value="2019-07-10T19:36:57.041596" calcext:value-type="date">
            <text:p>10/07/2019 19:36:57</text:p>
          </table:table-cell>
          <table:table-cell table:formula="of:=RANDBETWEEN(1;MAX([$map.A$1:$map.A$1048576])-1)" office:value-type="float" office:value="65" calcext:value-type="float">
            <text:p>65</text:p>
          </table:table-cell>
          <table:table-cell table:formula="of:=VLOOKUP([.$C$1:.$C$1048576];[$map.A$1:$map.C$1048576];2;0)" office:value-type="float" office:value="-22.6367" calcext:value-type="float">
            <text:p>-22,6367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7" calcext:value-type="float">
            <text:p>77</text:p>
          </table:table-cell>
          <table:table-cell/>
          <table:table-cell table:formula="of:=[.D11]+IF(RAND()&gt;0.93;1)" office:value-type="float" office:value="-22.6367" calcext:value-type="float">
            <text:p>-22,6367</text:p>
          </table:table-cell>
          <table:table-cell table:formula="of:=[.E11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NOW()-100;NOW())+RAND()" office:value-type="date" office:date-value="2019-07-08T02:35:31.478276" calcext:value-type="date">
            <text:p>08/07/2019 02:35:31</text:p>
          </table:table-cell>
          <table:table-cell table:formula="of:=RANDBETWEEN(1;MAX([$map.A$1:$map.A$1048576])-1)" office:value-type="float" office:value="23" calcext:value-type="float">
            <text:p>23</text:p>
          </table:table-cell>
          <table:table-cell table:formula="of:=VLOOKUP([.$C$1:.$C$1048576];[$map.A$1:$map.C$1048576];2;0)" office:value-type="float" office:value="-22.6192" calcext:value-type="float">
            <text:p>-22,6192</text:p>
          </table:table-cell>
          <table:table-cell table:formula="of:=VLOOKUP([.$C$1:.$C$1048576];[$map.A$1:$map.C$1048576];3;0)" office:value-type="float" office:value="-44.5266" calcext:value-type="float">
            <text:p>-44,52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1" calcext:value-type="float">
            <text:p>41</text:p>
          </table:table-cell>
          <table:table-cell/>
          <table:table-cell table:formula="of:=[.D12]+IF(RAND()&gt;0.93;1)" office:value-type="float" office:value="-22.6192" calcext:value-type="float">
            <text:p>-22,6192</text:p>
          </table:table-cell>
          <table:table-cell table:formula="of:=[.E12]+IF(RAND()&gt;0.93;1)" office:value-type="float" office:value="-44.5266" calcext:value-type="float">
            <text:p>-44,52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NOW()-100;NOW())+RAND()" office:value-type="date" office:date-value="2019-10-10T00:26:47.325455" calcext:value-type="date">
            <text:p>10/10/2019 00:26:47</text:p>
          </table:table-cell>
          <table:table-cell table:formula="of:=RANDBETWEEN(1;MAX([$map.A$1:$map.A$1048576])-1)" office:value-type="float" office:value="55" calcext:value-type="float">
            <text:p>55</text:p>
          </table:table-cell>
          <table:table-cell table:formula="of:=VLOOKUP([.$C$1:.$C$1048576];[$map.A$1:$map.C$1048576];2;0)" office:value-type="float" office:value="-22.6307" calcext:value-type="float">
            <text:p>-22,6307</text:p>
          </table:table-cell>
          <table:table-cell table:formula="of:=VLOOKUP([.$C$1:.$C$1048576];[$map.A$1:$map.C$1048576];3;0)" office:value-type="float" office:value="-43.7846" calcext:value-type="float">
            <text:p>-43,78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6" calcext:value-type="float">
            <text:p>66</text:p>
          </table:table-cell>
          <table:table-cell/>
          <table:table-cell table:formula="of:=[.D13]+IF(RAND()&gt;0.93;1)" office:value-type="float" office:value="-22.6307" calcext:value-type="float">
            <text:p>-22,6307</text:p>
          </table:table-cell>
          <table:table-cell table:formula="of:=[.E13]+IF(RAND()&gt;0.93;1)" office:value-type="float" office:value="-43.7846" calcext:value-type="float">
            <text:p>-43,78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NOW()-100;NOW())+RAND()" office:value-type="date" office:date-value="2019-10-03T12:48:38.498053" calcext:value-type="date">
            <text:p>03/10/2019 12:48:38</text:p>
          </table:table-cell>
          <table:table-cell table:formula="of:=RANDBETWEEN(1;MAX([$map.A$1:$map.A$1048576])-1)" office:value-type="float" office:value="69" calcext:value-type="float">
            <text:p>69</text:p>
          </table:table-cell>
          <table:table-cell table:formula="of:=VLOOKUP([.$C$1:.$C$1048576];[$map.A$1:$map.C$1048576];2;0)" office:value-type="float" office:value="-22.6382" calcext:value-type="float">
            <text:p>-22,6382</text:p>
          </table:table-cell>
          <table:table-cell table:formula="of:=VLOOKUP([.$C$1:.$C$1048576];[$map.A$1:$map.C$1048576];3;0)" office:value-type="float" office:value="-43.7234" calcext:value-type="float">
            <text:p>-43,72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1" calcext:value-type="float">
            <text:p>151</text:p>
          </table:table-cell>
          <table:table-cell/>
          <table:table-cell table:formula="of:=[.D14]+IF(RAND()&gt;0.93;1)" office:value-type="float" office:value="-22.6382" calcext:value-type="float">
            <text:p>-22,6382</text:p>
          </table:table-cell>
          <table:table-cell table:formula="of:=[.E14]+IF(RAND()&gt;0.93;1)" office:value-type="float" office:value="-43.7234" calcext:value-type="float">
            <text:p>-43,72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NOW()-100;NOW())+RAND()" office:value-type="date" office:date-value="2019-07-09T16:16:39.508181" calcext:value-type="date">
            <text:p>09/07/2019 16:16:40</text:p>
          </table:table-cell>
          <table:table-cell table:formula="of:=RANDBETWEEN(1;MAX([$map.A$1:$map.A$1048576])-1)" office:value-type="float" office:value="73" calcext:value-type="float">
            <text:p>73</text:p>
          </table:table-cell>
          <table:table-cell table:formula="of:=VLOOKUP([.$C$1:.$C$1048576];[$map.A$1:$map.C$1048576];2;0)" office:value-type="float" office:value="-22.6549" calcext:value-type="float">
            <text:p>-22,6549</text:p>
          </table:table-cell>
          <table:table-cell table:formula="of:=VLOOKUP([.$C$1:.$C$1048576];[$map.A$1:$map.C$1048576];3;0)" office:value-type="float" office:value="-43.6763" calcext:value-type="float">
            <text:p>-43,676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4" calcext:value-type="float">
            <text:p>104</text:p>
          </table:table-cell>
          <table:table-cell/>
          <table:table-cell table:formula="of:=[.D15]+IF(RAND()&gt;0.93;1)" office:value-type="float" office:value="-22.6549" calcext:value-type="float">
            <text:p>-22,6549</text:p>
          </table:table-cell>
          <table:table-cell table:formula="of:=[.E15]+IF(RAND()&gt;0.93;1)" office:value-type="float" office:value="-43.6763" calcext:value-type="float">
            <text:p>-43,676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NOW()-100;NOW())+RAND()" office:value-type="date" office:date-value="2019-10-05T04:51:38.306352" calcext:value-type="date">
            <text:p>05/10/2019 04:51:38</text:p>
          </table:table-cell>
          <table:table-cell table:formula="of:=RANDBETWEEN(1;MAX([$map.A$1:$map.A$1048576])-1)" office:value-type="float" office:value="55" calcext:value-type="float">
            <text:p>55</text:p>
          </table:table-cell>
          <table:table-cell table:formula="of:=VLOOKUP([.$C$1:.$C$1048576];[$map.A$1:$map.C$1048576];2;0)" office:value-type="float" office:value="-22.6307" calcext:value-type="float">
            <text:p>-22,6307</text:p>
          </table:table-cell>
          <table:table-cell table:formula="of:=VLOOKUP([.$C$1:.$C$1048576];[$map.A$1:$map.C$1048576];3;0)" office:value-type="float" office:value="-43.7846" calcext:value-type="float">
            <text:p>-43,78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7" calcext:value-type="float">
            <text:p>77</text:p>
          </table:table-cell>
          <table:table-cell/>
          <table:table-cell table:formula="of:=[.D16]+IF(RAND()&gt;0.93;1)" office:value-type="float" office:value="-21.6307" calcext:value-type="float">
            <text:p>-21,6307</text:p>
          </table:table-cell>
          <table:table-cell table:formula="of:=[.E16]+IF(RAND()&gt;0.93;1)" office:value-type="float" office:value="-43.7846" calcext:value-type="float">
            <text:p>-43,78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NOW()-100;NOW())+RAND()" office:value-type="date" office:date-value="2019-08-23T13:03:45.260891" calcext:value-type="date">
            <text:p>23/08/2019 13:03:45</text:p>
          </table:table-cell>
          <table:table-cell table:formula="of:=RANDBETWEEN(1;MAX([$map.A$1:$map.A$1048576])-1)" office:value-type="float" office:value="9" calcext:value-type="float">
            <text:p>9</text:p>
          </table:table-cell>
          <table:table-cell table:formula="of:=VLOOKUP([.$C$1:.$C$1048576];[$map.A$1:$map.C$1048576];2;0)" office:value-type="float" office:value="-22.7793" calcext:value-type="float">
            <text:p>-22,7793</text:p>
          </table:table-cell>
          <table:table-cell table:formula="of:=VLOOKUP([.$C$1:.$C$1048576];[$map.A$1:$map.C$1048576];3;0)" office:value-type="float" office:value="-45.0521" calcext:value-type="float">
            <text:p>-45,052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5" calcext:value-type="float">
            <text:p>155</text:p>
          </table:table-cell>
          <table:table-cell/>
          <table:table-cell table:formula="of:=[.D17]+IF(RAND()&gt;0.93;1)" office:value-type="float" office:value="-22.7793" calcext:value-type="float">
            <text:p>-22,7793</text:p>
          </table:table-cell>
          <table:table-cell table:formula="of:=[.E17]+IF(RAND()&gt;0.93;1)" office:value-type="float" office:value="-45.0521" calcext:value-type="float">
            <text:p>-45,052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NOW()-100;NOW())+RAND()" office:value-type="date" office:date-value="2019-07-11T09:02:42.488584" calcext:value-type="date">
            <text:p>11/07/2019 09:02:42</text:p>
          </table:table-cell>
          <table:table-cell table:formula="of:=RANDBETWEEN(1;MAX([$map.A$1:$map.A$1048576])-1)" office:value-type="float" office:value="9" calcext:value-type="float">
            <text:p>9</text:p>
          </table:table-cell>
          <table:table-cell table:formula="of:=VLOOKUP([.$C$1:.$C$1048576];[$map.A$1:$map.C$1048576];2;0)" office:value-type="float" office:value="-22.7793" calcext:value-type="float">
            <text:p>-22,7793</text:p>
          </table:table-cell>
          <table:table-cell table:formula="of:=VLOOKUP([.$C$1:.$C$1048576];[$map.A$1:$map.C$1048576];3;0)" office:value-type="float" office:value="-45.0521" calcext:value-type="float">
            <text:p>-45,052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6" calcext:value-type="float">
            <text:p>126</text:p>
          </table:table-cell>
          <table:table-cell/>
          <table:table-cell table:formula="of:=[.D18]+IF(RAND()&gt;0.93;1)" office:value-type="float" office:value="-22.7793" calcext:value-type="float">
            <text:p>-22,7793</text:p>
          </table:table-cell>
          <table:table-cell table:formula="of:=[.E18]+IF(RAND()&gt;0.93;1)" office:value-type="float" office:value="-45.0521" calcext:value-type="float">
            <text:p>-45,052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NOW()-100;NOW())+RAND()" office:value-type="date" office:date-value="2019-09-22T07:58:28.486477" calcext:value-type="date">
            <text:p>22/09/2019 07:58:28</text:p>
          </table:table-cell>
          <table:table-cell table:formula="of:=RANDBETWEEN(1;MAX([$map.A$1:$map.A$1048576])-1)" office:value-type="float" office:value="54" calcext:value-type="float">
            <text:p>54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3.7928" calcext:value-type="float">
            <text:p>-43,792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7" calcext:value-type="float">
            <text:p>97</text:p>
          </table:table-cell>
          <table:table-cell/>
          <table:table-cell table:formula="of:=[.D19]+IF(RAND()&gt;0.93;1)" office:value-type="float" office:value="-21.6208" calcext:value-type="float">
            <text:p>-21,6208</text:p>
          </table:table-cell>
          <table:table-cell table:formula="of:=[.E19]+IF(RAND()&gt;0.93;1)" office:value-type="float" office:value="-43.7928" calcext:value-type="float">
            <text:p>-43,792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NOW()-100;NOW())+RAND()" office:value-type="date" office:date-value="2019-08-26T09:58:01.26352" calcext:value-type="date">
            <text:p>26/08/2019 09:58:01</text:p>
          </table:table-cell>
          <table:table-cell table:formula="of:=RANDBETWEEN(1;MAX([$map.A$1:$map.A$1048576])-1)" office:value-type="float" office:value="21" calcext:value-type="float">
            <text:p>21</text:p>
          </table:table-cell>
          <table:table-cell table:formula="of:=VLOOKUP([.$C$1:.$C$1048576];[$map.A$1:$map.C$1048576];2;0)" office:value-type="float" office:value="-22.6176" calcext:value-type="float">
            <text:p>-22,6176</text:p>
          </table:table-cell>
          <table:table-cell table:formula="of:=VLOOKUP([.$C$1:.$C$1048576];[$map.A$1:$map.C$1048576];3;0)" office:value-type="float" office:value="-44.529" calcext:value-type="float">
            <text:p>-44,529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8" calcext:value-type="float">
            <text:p>158</text:p>
          </table:table-cell>
          <table:table-cell/>
          <table:table-cell table:formula="of:=[.D20]+IF(RAND()&gt;0.93;1)" office:value-type="float" office:value="-22.6176" calcext:value-type="float">
            <text:p>-22,6176</text:p>
          </table:table-cell>
          <table:table-cell table:formula="of:=[.E20]+IF(RAND()&gt;0.93;1)" office:value-type="float" office:value="-44.529" calcext:value-type="float">
            <text:p>-44,52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NOW()-100;NOW())+RAND()" office:value-type="date" office:date-value="2019-09-26T08:57:49.213174" calcext:value-type="date">
            <text:p>26/09/2019 08:57:49</text:p>
          </table:table-cell>
          <table:table-cell table:formula="of:=RANDBETWEEN(1;MAX([$map.A$1:$map.A$1048576])-1)" office:value-type="float" office:value="58" calcext:value-type="float">
            <text:p>58</text:p>
          </table:table-cell>
          <table:table-cell table:formula="of:=VLOOKUP([.$C$1:.$C$1048576];[$map.A$1:$map.C$1048576];2;0)" office:value-type="float" office:value="-22.6289" calcext:value-type="float">
            <text:p>-22,6289</text:p>
          </table:table-cell>
          <table:table-cell table:formula="of:=VLOOKUP([.$C$1:.$C$1048576];[$map.A$1:$map.C$1048576];3;0)" office:value-type="float" office:value="-43.727" calcext:value-type="float">
            <text:p>-43,727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0" calcext:value-type="float">
            <text:p>160</text:p>
          </table:table-cell>
          <table:table-cell/>
          <table:table-cell table:formula="of:=[.D21]+IF(RAND()&gt;0.93;1)" office:value-type="float" office:value="-22.6289" calcext:value-type="float">
            <text:p>-22,6289</text:p>
          </table:table-cell>
          <table:table-cell table:formula="of:=[.E21]+IF(RAND()&gt;0.93;1)" office:value-type="float" office:value="-43.727" calcext:value-type="float">
            <text:p>-43,72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NOW()-100;NOW())+RAND()" office:value-type="date" office:date-value="2019-08-04T06:45:52.13019" calcext:value-type="date">
            <text:p>04/08/2019 06:45:52</text:p>
          </table:table-cell>
          <table:table-cell table:formula="of:=RANDBETWEEN(1;MAX([$map.A$1:$map.A$1048576])-1)" office:value-type="float" office:value="32" calcext:value-type="float">
            <text:p>32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1" calcext:value-type="float">
            <text:p>-44,520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22]+IF(RAND()&gt;0.93;1)" office:value-type="float" office:value="-22.6208" calcext:value-type="float">
            <text:p>-22,6208</text:p>
          </table:table-cell>
          <table:table-cell table:formula="of:=[.E22]+IF(RAND()&gt;0.93;1)" office:value-type="float" office:value="-44.5201" calcext:value-type="float">
            <text:p>-44,520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NOW()-100;NOW())+RAND()" office:value-type="date" office:date-value="2019-09-08T09:56:57.674518" calcext:value-type="date">
            <text:p>08/09/2019 09:56:58</text:p>
          </table:table-cell>
          <table:table-cell table:formula="of:=RANDBETWEEN(1;MAX([$map.A$1:$map.A$1048576])-1)" office:value-type="float" office:value="75" calcext:value-type="float">
            <text:p>75</text:p>
          </table:table-cell>
          <table:table-cell table:formula="of:=VLOOKUP([.$C$1:.$C$1048576];[$map.A$1:$map.C$1048576];2;0)" office:value-type="float" office:value="-22.6641" calcext:value-type="float">
            <text:p>-22,6641</text:p>
          </table:table-cell>
          <table:table-cell table:formula="of:=VLOOKUP([.$C$1:.$C$1048576];[$map.A$1:$map.C$1048576];3;0)" office:value-type="float" office:value="-43.6587" calcext:value-type="float">
            <text:p>-43,65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" calcext:value-type="float">
            <text:p>7</text:p>
          </table:table-cell>
          <table:table-cell/>
          <table:table-cell table:formula="of:=[.D23]+IF(RAND()&gt;0.93;1)" office:value-type="float" office:value="-22.6641" calcext:value-type="float">
            <text:p>-22,6641</text:p>
          </table:table-cell>
          <table:table-cell table:formula="of:=[.E23]+IF(RAND()&gt;0.93;1)" office:value-type="float" office:value="-42.6587" calcext:value-type="float">
            <text:p>-42,65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NOW()-100;NOW())+RAND()" office:value-type="date" office:date-value="2019-08-16T06:31:39.201126" calcext:value-type="date">
            <text:p>16/08/2019 06:31:39</text:p>
          </table:table-cell>
          <table:table-cell table:formula="of:=RANDBETWEEN(1;MAX([$map.A$1:$map.A$1048576])-1)" office:value-type="float" office:value="20" calcext:value-type="float">
            <text:p>20</text:p>
          </table:table-cell>
          <table:table-cell table:formula="of:=VLOOKUP([.$C$1:.$C$1048576];[$map.A$1:$map.C$1048576];2;0)" office:value-type="float" office:value="-22.6175" calcext:value-type="float">
            <text:p>-22,6175</text:p>
          </table:table-cell>
          <table:table-cell table:formula="of:=VLOOKUP([.$C$1:.$C$1048576];[$map.A$1:$map.C$1048576];3;0)" office:value-type="float" office:value="-44.5293" calcext:value-type="float">
            <text:p>-44,529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4" calcext:value-type="float">
            <text:p>104</text:p>
          </table:table-cell>
          <table:table-cell/>
          <table:table-cell table:formula="of:=[.D24]+IF(RAND()&gt;0.93;1)" office:value-type="float" office:value="-21.6175" calcext:value-type="float">
            <text:p>-21,6175</text:p>
          </table:table-cell>
          <table:table-cell table:formula="of:=[.E24]+IF(RAND()&gt;0.93;1)" office:value-type="float" office:value="-44.5293" calcext:value-type="float">
            <text:p>-44,529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NOW()-100;NOW())+RAND()" office:value-type="date" office:date-value="2019-09-22T21:37:54.911724" calcext:value-type="date">
            <text:p>22/09/2019 21:37:55</text:p>
          </table:table-cell>
          <table:table-cell table:formula="of:=RANDBETWEEN(1;MAX([$map.A$1:$map.A$1048576])-1)" office:value-type="float" office:value="48" calcext:value-type="float">
            <text:p>48</text:p>
          </table:table-cell>
          <table:table-cell table:formula="of:=VLOOKUP([.$C$1:.$C$1048576];[$map.A$1:$map.C$1048576];2;0)" office:value-type="float" office:value="-22.5698" calcext:value-type="float">
            <text:p>-22,5698</text:p>
          </table:table-cell>
          <table:table-cell table:formula="of:=VLOOKUP([.$C$1:.$C$1048576];[$map.A$1:$map.C$1048576];3;0)" office:value-type="float" office:value="-44.0718" calcext:value-type="float">
            <text:p>-44,071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9" calcext:value-type="float">
            <text:p>49</text:p>
          </table:table-cell>
          <table:table-cell/>
          <table:table-cell table:formula="of:=[.D25]+IF(RAND()&gt;0.93;1)" office:value-type="float" office:value="-22.5698" calcext:value-type="float">
            <text:p>-22,5698</text:p>
          </table:table-cell>
          <table:table-cell table:formula="of:=[.E25]+IF(RAND()&gt;0.93;1)" office:value-type="float" office:value="-44.0718" calcext:value-type="float">
            <text:p>-44,071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NOW()-100;NOW())+RAND()" office:value-type="date" office:date-value="2019-09-01T02:12:01.42763" calcext:value-type="date">
            <text:p>01/09/2019 02:12:01</text:p>
          </table:table-cell>
          <table:table-cell table:formula="of:=RANDBETWEEN(1;MAX([$map.A$1:$map.A$1048576])-1)" office:value-type="float" office:value="63" calcext:value-type="float">
            <text:p>63</text:p>
          </table:table-cell>
          <table:table-cell table:formula="of:=VLOOKUP([.$C$1:.$C$1048576];[$map.A$1:$map.C$1048576];2;0)" office:value-type="float" office:value="-22.6351" calcext:value-type="float">
            <text:p>-22,6351</text:p>
          </table:table-cell>
          <table:table-cell table:formula="of:=VLOOKUP([.$C$1:.$C$1048576];[$map.A$1:$map.C$1048576];3;0)" office:value-type="float" office:value="-43.7232" calcext:value-type="float">
            <text:p>-43,723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82" calcext:value-type="float">
            <text:p>82</text:p>
          </table:table-cell>
          <table:table-cell/>
          <table:table-cell table:formula="of:=[.D26]+IF(RAND()&gt;0.93;1)" office:value-type="float" office:value="-22.6351" calcext:value-type="float">
            <text:p>-22,6351</text:p>
          </table:table-cell>
          <table:table-cell table:formula="of:=[.E26]+IF(RAND()&gt;0.93;1)" office:value-type="float" office:value="-43.7232" calcext:value-type="float">
            <text:p>-43,723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NOW()-100;NOW())+RAND()" office:value-type="date" office:date-value="2019-08-08T17:29:16.016399" calcext:value-type="date">
            <text:p>08/08/2019 17:29:16</text:p>
          </table:table-cell>
          <table:table-cell table:formula="of:=RANDBETWEEN(1;MAX([$map.A$1:$map.A$1048576])-1)" office:value-type="float" office:value="1" calcext:value-type="float">
            <text:p>1</text:p>
          </table:table-cell>
          <table:table-cell table:formula="of:=VLOOKUP([.$C$1:.$C$1048576];[$map.A$1:$map.C$1048576];2;0)" office:value-type="float" office:value="-23.0816" calcext:value-type="float">
            <text:p>-23,0816</text:p>
          </table:table-cell>
          <table:table-cell table:formula="of:=VLOOKUP([.$C$1:.$C$1048576];[$map.A$1:$map.C$1048576];3;0)" office:value-type="float" office:value="-45.5366" calcext:value-type="float">
            <text:p>-45,536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7" calcext:value-type="float">
            <text:p>67</text:p>
          </table:table-cell>
          <table:table-cell/>
          <table:table-cell table:formula="of:=[.D27]+IF(RAND()&gt;0.93;1)" office:value-type="float" office:value="-23.0816" calcext:value-type="float">
            <text:p>-23,0816</text:p>
          </table:table-cell>
          <table:table-cell table:formula="of:=[.E27]+IF(RAND()&gt;0.93;1)" office:value-type="float" office:value="-45.5366" calcext:value-type="float">
            <text:p>-45,536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NOW()-100;NOW())+RAND()" office:value-type="date" office:date-value="2019-10-03T08:28:31.898157" calcext:value-type="date">
            <text:p>03/10/2019 08:28:32</text:p>
          </table:table-cell>
          <table:table-cell table:formula="of:=RANDBETWEEN(1;MAX([$map.A$1:$map.A$1048576])-1)" office:value-type="float" office:value="51" calcext:value-type="float">
            <text:p>51</text:p>
          </table:table-cell>
          <table:table-cell table:formula="of:=VLOOKUP([.$C$1:.$C$1048576];[$map.A$1:$map.C$1048576];2;0)" office:value-type="float" office:value="-22.5896" calcext:value-type="float">
            <text:p>-22,5896</text:p>
          </table:table-cell>
          <table:table-cell table:formula="of:=VLOOKUP([.$C$1:.$C$1048576];[$map.A$1:$map.C$1048576];3;0)" office:value-type="float" office:value="-43.8941" calcext:value-type="float">
            <text:p>-43,894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0" calcext:value-type="float">
            <text:p>60</text:p>
          </table:table-cell>
          <table:table-cell/>
          <table:table-cell table:formula="of:=[.D28]+IF(RAND()&gt;0.93;1)" office:value-type="float" office:value="-22.5896" calcext:value-type="float">
            <text:p>-22,5896</text:p>
          </table:table-cell>
          <table:table-cell table:formula="of:=[.E28]+IF(RAND()&gt;0.93;1)" office:value-type="float" office:value="-43.8941" calcext:value-type="float">
            <text:p>-43,894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NOW()-100;NOW())+RAND()" office:value-type="date" office:date-value="2019-09-03T15:54:37.004188" calcext:value-type="date">
            <text:p>03/09/2019 15:54:37</text:p>
          </table:table-cell>
          <table:table-cell table:formula="of:=RANDBETWEEN(1;MAX([$map.A$1:$map.A$1048576])-1)" office:value-type="float" office:value="35" calcext:value-type="float">
            <text:p>35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187" calcext:value-type="float">
            <text:p>-44,51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3" calcext:value-type="float">
            <text:p>63</text:p>
          </table:table-cell>
          <table:table-cell/>
          <table:table-cell table:formula="of:=[.D29]+IF(RAND()&gt;0.93;1)" office:value-type="float" office:value="-22.6208" calcext:value-type="float">
            <text:p>-22,6208</text:p>
          </table:table-cell>
          <table:table-cell table:formula="of:=[.E29]+IF(RAND()&gt;0.93;1)" office:value-type="float" office:value="-44.5187" calcext:value-type="float">
            <text:p>-44,51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NOW()-100;NOW())+RAND()" office:value-type="date" office:date-value="2019-07-14T22:02:49.439239" calcext:value-type="date">
            <text:p>14/07/2019 22:02:49</text:p>
          </table:table-cell>
          <table:table-cell table:formula="of:=RANDBETWEEN(1;MAX([$map.A$1:$map.A$1048576])-1)" office:value-type="float" office:value="54" calcext:value-type="float">
            <text:p>54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3.7928" calcext:value-type="float">
            <text:p>-43,792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4" calcext:value-type="float">
            <text:p>54</text:p>
          </table:table-cell>
          <table:table-cell/>
          <table:table-cell table:formula="of:=[.D30]+IF(RAND()&gt;0.93;1)" office:value-type="float" office:value="-21.6208" calcext:value-type="float">
            <text:p>-21,6208</text:p>
          </table:table-cell>
          <table:table-cell table:formula="of:=[.E30]+IF(RAND()&gt;0.93;1)" office:value-type="float" office:value="-43.7928" calcext:value-type="float">
            <text:p>-43,792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NOW()-100;NOW())+RAND()" office:value-type="date" office:date-value="2019-08-22T07:28:13.809543" calcext:value-type="date">
            <text:p>22/08/2019 07:28:14</text:p>
          </table:table-cell>
          <table:table-cell table:formula="of:=RANDBETWEEN(1;MAX([$map.A$1:$map.A$1048576])-1)" office:value-type="float" office:value="31" calcext:value-type="float">
            <text:p>31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8" calcext:value-type="float">
            <text:p>-44,520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1" calcext:value-type="float">
            <text:p>41</text:p>
          </table:table-cell>
          <table:table-cell/>
          <table:table-cell table:formula="of:=[.D31]+IF(RAND()&gt;0.93;1)" office:value-type="float" office:value="-21.6208" calcext:value-type="float">
            <text:p>-21,6208</text:p>
          </table:table-cell>
          <table:table-cell table:formula="of:=[.E31]+IF(RAND()&gt;0.93;1)" office:value-type="float" office:value="-44.5208" calcext:value-type="float">
            <text:p>-44,520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NOW()-100;NOW())+RAND()" office:value-type="date" office:date-value="2019-09-27T23:05:49.283771" calcext:value-type="date">
            <text:p>27/09/2019 23:05:49</text:p>
          </table:table-cell>
          <table:table-cell table:formula="of:=RANDBETWEEN(1;MAX([$map.A$1:$map.A$1048576])-1)" office:value-type="float" office:value="60" calcext:value-type="float">
            <text:p>60</text:p>
          </table:table-cell>
          <table:table-cell table:formula="of:=VLOOKUP([.$C$1:.$C$1048576];[$map.A$1:$map.C$1048576];2;0)" office:value-type="float" office:value="-22.6331" calcext:value-type="float">
            <text:p>-22,6331</text:p>
          </table:table-cell>
          <table:table-cell table:formula="of:=VLOOKUP([.$C$1:.$C$1048576];[$map.A$1:$map.C$1048576];3;0)" office:value-type="float" office:value="-43.722" calcext:value-type="float">
            <text:p>-43,722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0" calcext:value-type="float">
            <text:p>90</text:p>
          </table:table-cell>
          <table:table-cell/>
          <table:table-cell table:formula="of:=[.D32]+IF(RAND()&gt;0.93;1)" office:value-type="float" office:value="-22.6331" calcext:value-type="float">
            <text:p>-22,6331</text:p>
          </table:table-cell>
          <table:table-cell table:formula="of:=[.E32]+IF(RAND()&gt;0.93;1)" office:value-type="float" office:value="-43.722" calcext:value-type="float">
            <text:p>-43,7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NOW()-100;NOW())+RAND()" office:value-type="date" office:date-value="2019-07-21T19:19:03.769623" calcext:value-type="date">
            <text:p>21/07/2019 19:19:04</text:p>
          </table:table-cell>
          <table:table-cell table:formula="of:=RANDBETWEEN(1;MAX([$map.A$1:$map.A$1048576])-1)" office:value-type="float" office:value="50" calcext:value-type="float">
            <text:p>50</text:p>
          </table:table-cell>
          <table:table-cell table:formula="of:=VLOOKUP([.$C$1:.$C$1048576];[$map.A$1:$map.C$1048576];2;0)" office:value-type="float" office:value="-22.5711" calcext:value-type="float">
            <text:p>-22,5711</text:p>
          </table:table-cell>
          <table:table-cell table:formula="of:=VLOOKUP([.$C$1:.$C$1048576];[$map.A$1:$map.C$1048576];3;0)" office:value-type="float" office:value="-43.9199" calcext:value-type="float">
            <text:p>-43,919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5" calcext:value-type="float">
            <text:p>135</text:p>
          </table:table-cell>
          <table:table-cell/>
          <table:table-cell table:formula="of:=[.D33]+IF(RAND()&gt;0.93;1)" office:value-type="float" office:value="-22.5711" calcext:value-type="float">
            <text:p>-22,5711</text:p>
          </table:table-cell>
          <table:table-cell table:formula="of:=[.E33]+IF(RAND()&gt;0.93;1)" office:value-type="float" office:value="-43.9199" calcext:value-type="float">
            <text:p>-43,919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NOW()-100;NOW())+RAND()" office:value-type="date" office:date-value="2019-07-05T08:10:04.671203" calcext:value-type="date">
            <text:p>05/07/2019 08:10:05</text:p>
          </table:table-cell>
          <table:table-cell table:formula="of:=RANDBETWEEN(1;MAX([$map.A$1:$map.A$1048576])-1)" office:value-type="float" office:value="56" calcext:value-type="float">
            <text:p>56</text:p>
          </table:table-cell>
          <table:table-cell table:formula="of:=VLOOKUP([.$C$1:.$C$1048576];[$map.A$1:$map.C$1048576];2;0)" office:value-type="float" office:value="-22.6288" calcext:value-type="float">
            <text:p>-22,6288</text:p>
          </table:table-cell>
          <table:table-cell table:formula="of:=VLOOKUP([.$C$1:.$C$1048576];[$map.A$1:$map.C$1048576];3;0)" office:value-type="float" office:value="-43.7415" calcext:value-type="float">
            <text:p>-43,741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3" calcext:value-type="float">
            <text:p>53</text:p>
          </table:table-cell>
          <table:table-cell/>
          <table:table-cell table:formula="of:=[.D34]+IF(RAND()&gt;0.93;1)" office:value-type="float" office:value="-22.6288" calcext:value-type="float">
            <text:p>-22,6288</text:p>
          </table:table-cell>
          <table:table-cell table:formula="of:=[.E34]+IF(RAND()&gt;0.93;1)" office:value-type="float" office:value="-43.7415" calcext:value-type="float">
            <text:p>-43,741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NOW()-100;NOW())+RAND()" office:value-type="date" office:date-value="2019-10-09T07:44:43.099179" calcext:value-type="date">
            <text:p>09/10/2019 07:44:43</text:p>
          </table:table-cell>
          <table:table-cell table:formula="of:=RANDBETWEEN(1;MAX([$map.A$1:$map.A$1048576])-1)" office:value-type="float" office:value="9" calcext:value-type="float">
            <text:p>9</text:p>
          </table:table-cell>
          <table:table-cell table:formula="of:=VLOOKUP([.$C$1:.$C$1048576];[$map.A$1:$map.C$1048576];2;0)" office:value-type="float" office:value="-22.7793" calcext:value-type="float">
            <text:p>-22,7793</text:p>
          </table:table-cell>
          <table:table-cell table:formula="of:=VLOOKUP([.$C$1:.$C$1048576];[$map.A$1:$map.C$1048576];3;0)" office:value-type="float" office:value="-45.0521" calcext:value-type="float">
            <text:p>-45,052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9" calcext:value-type="float">
            <text:p>109</text:p>
          </table:table-cell>
          <table:table-cell/>
          <table:table-cell table:formula="of:=[.D35]+IF(RAND()&gt;0.93;1)" office:value-type="float" office:value="-22.7793" calcext:value-type="float">
            <text:p>-22,7793</text:p>
          </table:table-cell>
          <table:table-cell table:formula="of:=[.E35]+IF(RAND()&gt;0.93;1)" office:value-type="float" office:value="-45.0521" calcext:value-type="float">
            <text:p>-45,052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NOW()-100;NOW())+RAND()" office:value-type="date" office:date-value="2019-09-19T11:57:05.587729" calcext:value-type="date">
            <text:p>19/09/2019 11:57:06</text:p>
          </table:table-cell>
          <table:table-cell table:formula="of:=RANDBETWEEN(1;MAX([$map.A$1:$map.A$1048576])-1)" office:value-type="float" office:value="65" calcext:value-type="float">
            <text:p>65</text:p>
          </table:table-cell>
          <table:table-cell table:formula="of:=VLOOKUP([.$C$1:.$C$1048576];[$map.A$1:$map.C$1048576];2;0)" office:value-type="float" office:value="-22.6367" calcext:value-type="float">
            <text:p>-22,6367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3" calcext:value-type="float">
            <text:p>73</text:p>
          </table:table-cell>
          <table:table-cell/>
          <table:table-cell table:formula="of:=[.D36]+IF(RAND()&gt;0.93;1)" office:value-type="float" office:value="-22.6367" calcext:value-type="float">
            <text:p>-22,6367</text:p>
          </table:table-cell>
          <table:table-cell table:formula="of:=[.E36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NOW()-100;NOW())+RAND()" office:value-type="date" office:date-value="2019-08-06T12:13:29.64742" calcext:value-type="date">
            <text:p>06/08/2019 12:13:30</text:p>
          </table:table-cell>
          <table:table-cell table:formula="of:=RANDBETWEEN(1;MAX([$map.A$1:$map.A$1048576])-1)" office:value-type="float" office:value="69" calcext:value-type="float">
            <text:p>69</text:p>
          </table:table-cell>
          <table:table-cell table:formula="of:=VLOOKUP([.$C$1:.$C$1048576];[$map.A$1:$map.C$1048576];2;0)" office:value-type="float" office:value="-22.6382" calcext:value-type="float">
            <text:p>-22,6382</text:p>
          </table:table-cell>
          <table:table-cell table:formula="of:=VLOOKUP([.$C$1:.$C$1048576];[$map.A$1:$map.C$1048576];3;0)" office:value-type="float" office:value="-43.7234" calcext:value-type="float">
            <text:p>-43,72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3" calcext:value-type="float">
            <text:p>23</text:p>
          </table:table-cell>
          <table:table-cell/>
          <table:table-cell table:formula="of:=[.D37]+IF(RAND()&gt;0.93;1)" office:value-type="float" office:value="-22.6382" calcext:value-type="float">
            <text:p>-22,6382</text:p>
          </table:table-cell>
          <table:table-cell table:formula="of:=[.E37]+IF(RAND()&gt;0.93;1)" office:value-type="float" office:value="-43.7234" calcext:value-type="float">
            <text:p>-43,72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NOW()-100;NOW())+RAND()" office:value-type="date" office:date-value="2019-09-17T09:55:03.628498" calcext:value-type="date">
            <text:p>17/09/2019 09:55:04</text:p>
          </table:table-cell>
          <table:table-cell table:formula="of:=RANDBETWEEN(1;MAX([$map.A$1:$map.A$1048576])-1)" office:value-type="float" office:value="19" calcext:value-type="float">
            <text:p>19</text:p>
          </table:table-cell>
          <table:table-cell table:formula="of:=VLOOKUP([.$C$1:.$C$1048576];[$map.A$1:$map.C$1048576];2;0)" office:value-type="float" office:value="-22.6174" calcext:value-type="float">
            <text:p>-22,6174</text:p>
          </table:table-cell>
          <table:table-cell table:formula="of:=VLOOKUP([.$C$1:.$C$1048576];[$map.A$1:$map.C$1048576];3;0)" office:value-type="float" office:value="-44.5296" calcext:value-type="float">
            <text:p>-44,529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3" calcext:value-type="float">
            <text:p>53</text:p>
          </table:table-cell>
          <table:table-cell/>
          <table:table-cell table:formula="of:=[.D38]+IF(RAND()&gt;0.93;1)" office:value-type="float" office:value="-22.6174" calcext:value-type="float">
            <text:p>-22,6174</text:p>
          </table:table-cell>
          <table:table-cell table:formula="of:=[.E38]+IF(RAND()&gt;0.93;1)" office:value-type="float" office:value="-44.5296" calcext:value-type="float">
            <text:p>-44,529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NOW()-100;NOW())+RAND()" office:value-type="date" office:date-value="2019-07-16T19:33:44.29421" calcext:value-type="date">
            <text:p>16/07/2019 19:33:44</text:p>
          </table:table-cell>
          <table:table-cell table:formula="of:=RANDBETWEEN(1;MAX([$map.A$1:$map.A$1048576])-1)" office:value-type="float" office:value="39" calcext:value-type="float">
            <text:p>39</text:p>
          </table:table-cell>
          <table:table-cell table:formula="of:=VLOOKUP([.$C$1:.$C$1048576];[$map.A$1:$map.C$1048576];2;0)" office:value-type="float" office:value="-22.6219" calcext:value-type="float">
            <text:p>-22,6219</text:p>
          </table:table-cell>
          <table:table-cell table:formula="of:=VLOOKUP([.$C$1:.$C$1048576];[$map.A$1:$map.C$1048576];3;0)" office:value-type="float" office:value="-44.5148" calcext:value-type="float">
            <text:p>-44,514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" calcext:value-type="float">
            <text:p>14</text:p>
          </table:table-cell>
          <table:table-cell/>
          <table:table-cell table:formula="of:=[.D39]+IF(RAND()&gt;0.93;1)" office:value-type="float" office:value="-22.6219" calcext:value-type="float">
            <text:p>-22,6219</text:p>
          </table:table-cell>
          <table:table-cell table:formula="of:=[.E39]+IF(RAND()&gt;0.93;1)" office:value-type="float" office:value="-43.5148" calcext:value-type="float">
            <text:p>-43,514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NOW()-100;NOW())+RAND()" office:value-type="date" office:date-value="2019-08-17T07:22:53.438622" calcext:value-type="date">
            <text:p>17/08/2019 07:22:53</text:p>
          </table:table-cell>
          <table:table-cell table:formula="of:=RANDBETWEEN(1;MAX([$map.A$1:$map.A$1048576])-1)" office:value-type="float" office:value="35" calcext:value-type="float">
            <text:p>35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187" calcext:value-type="float">
            <text:p>-44,51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2" calcext:value-type="float">
            <text:p>22</text:p>
          </table:table-cell>
          <table:table-cell/>
          <table:table-cell table:formula="of:=[.D40]+IF(RAND()&gt;0.93;1)" office:value-type="float" office:value="-22.6208" calcext:value-type="float">
            <text:p>-22,6208</text:p>
          </table:table-cell>
          <table:table-cell table:formula="of:=[.E40]+IF(RAND()&gt;0.93;1)" office:value-type="float" office:value="-44.5187" calcext:value-type="float">
            <text:p>-44,51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NOW()-100;NOW())+RAND()" office:value-type="date" office:date-value="2019-10-04T00:02:27.361229" calcext:value-type="date">
            <text:p>04/10/2019 00:02:27</text:p>
          </table:table-cell>
          <table:table-cell table:formula="of:=RANDBETWEEN(1;MAX([$map.A$1:$map.A$1048576])-1)" office:value-type="float" office:value="24" calcext:value-type="float">
            <text:p>24</text:p>
          </table:table-cell>
          <table:table-cell table:formula="of:=VLOOKUP([.$C$1:.$C$1048576];[$map.A$1:$map.C$1048576];2;0)" office:value-type="float" office:value="-22.6195" calcext:value-type="float">
            <text:p>-22,6195</text:p>
          </table:table-cell>
          <table:table-cell table:formula="of:=VLOOKUP([.$C$1:.$C$1048576];[$map.A$1:$map.C$1048576];3;0)" office:value-type="float" office:value="-44.5259" calcext:value-type="float">
            <text:p>-44,52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" calcext:value-type="float">
            <text:p>15</text:p>
          </table:table-cell>
          <table:table-cell/>
          <table:table-cell table:formula="of:=[.D41]+IF(RAND()&gt;0.93;1)" office:value-type="float" office:value="-22.6195" calcext:value-type="float">
            <text:p>-22,6195</text:p>
          </table:table-cell>
          <table:table-cell table:formula="of:=[.E41]+IF(RAND()&gt;0.93;1)" office:value-type="float" office:value="-43.5259" calcext:value-type="float">
            <text:p>-43,52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NOW()-100;NOW())+RAND()" office:value-type="date" office:date-value="2019-09-24T22:30:04.192795" calcext:value-type="date">
            <text:p>24/09/2019 22:30:04</text:p>
          </table:table-cell>
          <table:table-cell table:formula="of:=RANDBETWEEN(1;MAX([$map.A$1:$map.A$1048576])-1)" office:value-type="float" office:value="20" calcext:value-type="float">
            <text:p>20</text:p>
          </table:table-cell>
          <table:table-cell table:formula="of:=VLOOKUP([.$C$1:.$C$1048576];[$map.A$1:$map.C$1048576];2;0)" office:value-type="float" office:value="-22.6175" calcext:value-type="float">
            <text:p>-22,6175</text:p>
          </table:table-cell>
          <table:table-cell table:formula="of:=VLOOKUP([.$C$1:.$C$1048576];[$map.A$1:$map.C$1048576];3;0)" office:value-type="float" office:value="-44.5293" calcext:value-type="float">
            <text:p>-44,5293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6" calcext:value-type="float">
            <text:p>36</text:p>
          </table:table-cell>
          <table:table-cell/>
          <table:table-cell table:formula="of:=[.D42]+IF(RAND()&gt;0.93;1)" office:value-type="float" office:value="-22.6175" calcext:value-type="float">
            <text:p>-22,6175</text:p>
          </table:table-cell>
          <table:table-cell table:formula="of:=[.E42]+IF(RAND()&gt;0.93;1)" office:value-type="float" office:value="-44.5293" calcext:value-type="float">
            <text:p>-44,5293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NOW()-100;NOW())+RAND()" office:value-type="date" office:date-value="2019-07-12T14:33:34.29738" calcext:value-type="date">
            <text:p>12/07/2019 14:33:34</text:p>
          </table:table-cell>
          <table:table-cell table:formula="of:=RANDBETWEEN(1;MAX([$map.A$1:$map.A$1048576])-1)" office:value-type="float" office:value="38" calcext:value-type="float">
            <text:p>38</text:p>
          </table:table-cell>
          <table:table-cell table:formula="of:=VLOOKUP([.$C$1:.$C$1048576];[$map.A$1:$map.C$1048576];2;0)" office:value-type="float" office:value="-22.6215" calcext:value-type="float">
            <text:p>-22,6215</text:p>
          </table:table-cell>
          <table:table-cell table:formula="of:=VLOOKUP([.$C$1:.$C$1048576];[$map.A$1:$map.C$1048576];3;0)" office:value-type="float" office:value="-44.5159" calcext:value-type="float">
            <text:p>-44,51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5" calcext:value-type="float">
            <text:p>145</text:p>
          </table:table-cell>
          <table:table-cell/>
          <table:table-cell table:formula="of:=[.D43]+IF(RAND()&gt;0.93;1)" office:value-type="float" office:value="-22.6215" calcext:value-type="float">
            <text:p>-22,6215</text:p>
          </table:table-cell>
          <table:table-cell table:formula="of:=[.E43]+IF(RAND()&gt;0.93;1)" office:value-type="float" office:value="-44.5159" calcext:value-type="float">
            <text:p>-44,51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NOW()-100;NOW())+RAND()" office:value-type="date" office:date-value="2019-09-16T23:33:40.016783" calcext:value-type="date">
            <text:p>16/09/2019 23:33:40</text:p>
          </table:table-cell>
          <table:table-cell table:formula="of:=RANDBETWEEN(1;MAX([$map.A$1:$map.A$1048576])-1)" office:value-type="float" office:value="40" calcext:value-type="float">
            <text:p>40</text:p>
          </table:table-cell>
          <table:table-cell table:formula="of:=VLOOKUP([.$C$1:.$C$1048576];[$map.A$1:$map.C$1048576];2;0)" office:value-type="float" office:value="-22.6219" calcext:value-type="float">
            <text:p>-22,6219</text:p>
          </table:table-cell>
          <table:table-cell table:formula="of:=VLOOKUP([.$C$1:.$C$1048576];[$map.A$1:$map.C$1048576];3;0)" office:value-type="float" office:value="-44.5146" calcext:value-type="float">
            <text:p>-44,51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" calcext:value-type="float">
            <text:p>14</text:p>
          </table:table-cell>
          <table:table-cell/>
          <table:table-cell table:formula="of:=[.D44]+IF(RAND()&gt;0.93;1)" office:value-type="float" office:value="-22.6219" calcext:value-type="float">
            <text:p>-22,6219</text:p>
          </table:table-cell>
          <table:table-cell table:formula="of:=[.E44]+IF(RAND()&gt;0.93;1)" office:value-type="float" office:value="-44.5146" calcext:value-type="float">
            <text:p>-44,51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NOW()-100;NOW())+RAND()" office:value-type="date" office:date-value="2019-07-15T10:49:54.663339" calcext:value-type="date">
            <text:p>15/07/2019 10:49:55</text:p>
          </table:table-cell>
          <table:table-cell table:formula="of:=RANDBETWEEN(1;MAX([$map.A$1:$map.A$1048576])-1)" office:value-type="float" office:value="25" calcext:value-type="float">
            <text:p>25</text:p>
          </table:table-cell>
          <table:table-cell table:formula="of:=VLOOKUP([.$C$1:.$C$1048576];[$map.A$1:$map.C$1048576];2;0)" office:value-type="float" office:value="-22.6199" calcext:value-type="float">
            <text:p>-22,6199</text:p>
          </table:table-cell>
          <table:table-cell table:formula="of:=VLOOKUP([.$C$1:.$C$1048576];[$map.A$1:$map.C$1048576];3;0)" office:value-type="float" office:value="-44.5245" calcext:value-type="float">
            <text:p>-44,524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2" calcext:value-type="float">
            <text:p>142</text:p>
          </table:table-cell>
          <table:table-cell/>
          <table:table-cell table:formula="of:=[.D45]+IF(RAND()&gt;0.93;1)" office:value-type="float" office:value="-22.6199" calcext:value-type="float">
            <text:p>-22,6199</text:p>
          </table:table-cell>
          <table:table-cell table:formula="of:=[.E45]+IF(RAND()&gt;0.93;1)" office:value-type="float" office:value="-44.5245" calcext:value-type="float">
            <text:p>-44,524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NOW()-100;NOW())+RAND()" office:value-type="date" office:date-value="2019-08-18T05:55:51.205348" calcext:value-type="date">
            <text:p>18/08/2019 05:55:51</text:p>
          </table:table-cell>
          <table:table-cell table:formula="of:=RANDBETWEEN(1;MAX([$map.A$1:$map.A$1048576])-1)" office:value-type="float" office:value="77" calcext:value-type="float">
            <text:p>77</text:p>
          </table:table-cell>
          <table:table-cell table:formula="of:=VLOOKUP([.$C$1:.$C$1048576];[$map.A$1:$map.C$1048576];2;0)" office:value-type="float" office:value="-22.6589" calcext:value-type="float">
            <text:p>-22,6589</text:p>
          </table:table-cell>
          <table:table-cell table:formula="of:=VLOOKUP([.$C$1:.$C$1048576];[$map.A$1:$map.C$1048576];3;0)" office:value-type="float" office:value="-43.6455" calcext:value-type="float">
            <text:p>-43,645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8" calcext:value-type="float">
            <text:p>168</text:p>
          </table:table-cell>
          <table:table-cell/>
          <table:table-cell table:formula="of:=[.D46]+IF(RAND()&gt;0.93;1)" office:value-type="float" office:value="-21.6589" calcext:value-type="float">
            <text:p>-21,6589</text:p>
          </table:table-cell>
          <table:table-cell table:formula="of:=[.E46]+IF(RAND()&gt;0.93;1)" office:value-type="float" office:value="-43.6455" calcext:value-type="float">
            <text:p>-43,645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NOW()-100;NOW())+RAND()" office:value-type="date" office:date-value="2019-08-01T00:28:23.616657" calcext:value-type="date">
            <text:p>01/08/2019 00:28:24</text:p>
          </table:table-cell>
          <table:table-cell table:formula="of:=RANDBETWEEN(1;MAX([$map.A$1:$map.A$1048576])-1)" office:value-type="float" office:value="76" calcext:value-type="float">
            <text:p>76</text:p>
          </table:table-cell>
          <table:table-cell table:formula="of:=VLOOKUP([.$C$1:.$C$1048576];[$map.A$1:$map.C$1048576];2;0)" office:value-type="float" office:value="-22.6621" calcext:value-type="float">
            <text:p>-22,6621</text:p>
          </table:table-cell>
          <table:table-cell table:formula="of:=VLOOKUP([.$C$1:.$C$1048576];[$map.A$1:$map.C$1048576];3;0)" office:value-type="float" office:value="-43.6506" calcext:value-type="float">
            <text:p>-43,650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8" calcext:value-type="float">
            <text:p>48</text:p>
          </table:table-cell>
          <table:table-cell/>
          <table:table-cell table:formula="of:=[.D47]+IF(RAND()&gt;0.93;1)" office:value-type="float" office:value="-22.6621" calcext:value-type="float">
            <text:p>-22,6621</text:p>
          </table:table-cell>
          <table:table-cell table:formula="of:=[.E47]+IF(RAND()&gt;0.93;1)" office:value-type="float" office:value="-43.6506" calcext:value-type="float">
            <text:p>-43,650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NOW()-100;NOW())+RAND()" office:value-type="date" office:date-value="2019-07-15T03:32:12.985689" calcext:value-type="date">
            <text:p>15/07/2019 03:32:13</text:p>
          </table:table-cell>
          <table:table-cell table:formula="of:=RANDBETWEEN(1;MAX([$map.A$1:$map.A$1048576])-1)" office:value-type="float" office:value="19" calcext:value-type="float">
            <text:p>19</text:p>
          </table:table-cell>
          <table:table-cell table:formula="of:=VLOOKUP([.$C$1:.$C$1048576];[$map.A$1:$map.C$1048576];2;0)" office:value-type="float" office:value="-22.6174" calcext:value-type="float">
            <text:p>-22,6174</text:p>
          </table:table-cell>
          <table:table-cell table:formula="of:=VLOOKUP([.$C$1:.$C$1048576];[$map.A$1:$map.C$1048576];3;0)" office:value-type="float" office:value="-44.5296" calcext:value-type="float">
            <text:p>-44,529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" calcext:value-type="float">
            <text:p>4</text:p>
          </table:table-cell>
          <table:table-cell/>
          <table:table-cell table:formula="of:=[.D48]+IF(RAND()&gt;0.93;1)" office:value-type="float" office:value="-22.6174" calcext:value-type="float">
            <text:p>-22,6174</text:p>
          </table:table-cell>
          <table:table-cell table:formula="of:=[.E48]+IF(RAND()&gt;0.93;1)" office:value-type="float" office:value="-44.5296" calcext:value-type="float">
            <text:p>-44,529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NOW()-100;NOW())+RAND()" office:value-type="date" office:date-value="2019-09-04T11:02:52.34327" calcext:value-type="date">
            <text:p>04/09/2019 11:02:52</text:p>
          </table:table-cell>
          <table:table-cell table:formula="of:=RANDBETWEEN(1;MAX([$map.A$1:$map.A$1048576])-1)" office:value-type="float" office:value="77" calcext:value-type="float">
            <text:p>77</text:p>
          </table:table-cell>
          <table:table-cell table:formula="of:=VLOOKUP([.$C$1:.$C$1048576];[$map.A$1:$map.C$1048576];2;0)" office:value-type="float" office:value="-22.6589" calcext:value-type="float">
            <text:p>-22,6589</text:p>
          </table:table-cell>
          <table:table-cell table:formula="of:=VLOOKUP([.$C$1:.$C$1048576];[$map.A$1:$map.C$1048576];3;0)" office:value-type="float" office:value="-43.6455" calcext:value-type="float">
            <text:p>-43,645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" calcext:value-type="float">
            <text:p>9</text:p>
          </table:table-cell>
          <table:table-cell/>
          <table:table-cell table:formula="of:=[.D49]+IF(RAND()&gt;0.93;1)" office:value-type="float" office:value="-22.6589" calcext:value-type="float">
            <text:p>-22,6589</text:p>
          </table:table-cell>
          <table:table-cell table:formula="of:=[.E49]+IF(RAND()&gt;0.93;1)" office:value-type="float" office:value="-43.6455" calcext:value-type="float">
            <text:p>-43,645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NOW()-100;NOW())+RAND()" office:value-type="date" office:date-value="2019-08-25T10:08:28.045317" calcext:value-type="date">
            <text:p>25/08/2019 10:08:28</text:p>
          </table:table-cell>
          <table:table-cell table:formula="of:=RANDBETWEEN(1;MAX([$map.A$1:$map.A$1048576])-1)" office:value-type="float" office:value="7" calcext:value-type="float">
            <text:p>7</text:p>
          </table:table-cell>
          <table:table-cell table:formula="of:=VLOOKUP([.$C$1:.$C$1048576];[$map.A$1:$map.C$1048576];2;0)" office:value-type="float" office:value="-22.8775" calcext:value-type="float">
            <text:p>-22,8775</text:p>
          </table:table-cell>
          <table:table-cell table:formula="of:=VLOOKUP([.$C$1:.$C$1048576];[$map.A$1:$map.C$1048576];3;0)" office:value-type="float" office:value="-45.1634" calcext:value-type="float">
            <text:p>-45,16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4" calcext:value-type="float">
            <text:p>94</text:p>
          </table:table-cell>
          <table:table-cell/>
          <table:table-cell table:formula="of:=[.D50]+IF(RAND()&gt;0.93;1)" office:value-type="float" office:value="-22.8775" calcext:value-type="float">
            <text:p>-22,8775</text:p>
          </table:table-cell>
          <table:table-cell table:formula="of:=[.E50]+IF(RAND()&gt;0.93;1)" office:value-type="float" office:value="-45.1634" calcext:value-type="float">
            <text:p>-45,16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NOW()-100;NOW())+RAND()" office:value-type="date" office:date-value="2019-08-30T20:49:03.571696" calcext:value-type="date">
            <text:p>30/08/2019 20:49:04</text:p>
          </table:table-cell>
          <table:table-cell table:formula="of:=RANDBETWEEN(1;MAX([$map.A$1:$map.A$1048576])-1)" office:value-type="float" office:value="79" calcext:value-type="float">
            <text:p>79</text:p>
          </table:table-cell>
          <table:table-cell table:formula="of:=VLOOKUP([.$C$1:.$C$1048576];[$map.A$1:$map.C$1048576];2;0)" office:value-type="float" office:value="-22.6498" calcext:value-type="float">
            <text:p>-22,6498</text:p>
          </table:table-cell>
          <table:table-cell table:formula="of:=VLOOKUP([.$C$1:.$C$1048576];[$map.A$1:$map.C$1048576];3;0)" office:value-type="float" office:value="-43.6357" calcext:value-type="float">
            <text:p>-43,635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83" calcext:value-type="float">
            <text:p>83</text:p>
          </table:table-cell>
          <table:table-cell/>
          <table:table-cell table:formula="of:=[.D51]+IF(RAND()&gt;0.93;1)" office:value-type="float" office:value="-22.6498" calcext:value-type="float">
            <text:p>-22,6498</text:p>
          </table:table-cell>
          <table:table-cell table:formula="of:=[.E51]+IF(RAND()&gt;0.93;1)" office:value-type="float" office:value="-43.6357" calcext:value-type="float">
            <text:p>-43,635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NOW()-100;NOW())+RAND()" office:value-type="date" office:date-value="2019-10-08T08:31:51.214553" calcext:value-type="date">
            <text:p>08/10/2019 08:31:51</text:p>
          </table:table-cell>
          <table:table-cell table:formula="of:=RANDBETWEEN(1;MAX([$map.A$1:$map.A$1048576])-1)" office:value-type="float" office:value="26" calcext:value-type="float">
            <text:p>26</text:p>
          </table:table-cell>
          <table:table-cell table:formula="of:=VLOOKUP([.$C$1:.$C$1048576];[$map.A$1:$map.C$1048576];2;0)" office:value-type="float" office:value="-22.6203" calcext:value-type="float">
            <text:p>-22,6203</text:p>
          </table:table-cell>
          <table:table-cell table:formula="of:=VLOOKUP([.$C$1:.$C$1048576];[$map.A$1:$map.C$1048576];3;0)" office:value-type="float" office:value="-44.5237" calcext:value-type="float">
            <text:p>-44,523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3" calcext:value-type="float">
            <text:p>103</text:p>
          </table:table-cell>
          <table:table-cell/>
          <table:table-cell table:formula="of:=[.D52]+IF(RAND()&gt;0.93;1)" office:value-type="float" office:value="-22.6203" calcext:value-type="float">
            <text:p>-22,6203</text:p>
          </table:table-cell>
          <table:table-cell table:formula="of:=[.E52]+IF(RAND()&gt;0.93;1)" office:value-type="float" office:value="-43.5237" calcext:value-type="float">
            <text:p>-43,523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NOW()-100;NOW())+RAND()" office:value-type="date" office:date-value="2019-10-09T02:21:37.00966" calcext:value-type="date">
            <text:p>09/10/2019 02:21:37</text:p>
          </table:table-cell>
          <table:table-cell table:formula="of:=RANDBETWEEN(1;MAX([$map.A$1:$map.A$1048576])-1)" office:value-type="float" office:value="36" calcext:value-type="float">
            <text:p>36</text:p>
          </table:table-cell>
          <table:table-cell table:formula="of:=VLOOKUP([.$C$1:.$C$1048576];[$map.A$1:$map.C$1048576];2;0)" office:value-type="float" office:value="-22.6213" calcext:value-type="float">
            <text:p>-22,6213</text:p>
          </table:table-cell>
          <table:table-cell table:formula="of:=VLOOKUP([.$C$1:.$C$1048576];[$map.A$1:$map.C$1048576];3;0)" office:value-type="float" office:value="-44.5169" calcext:value-type="float">
            <text:p>-44,516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2" calcext:value-type="float">
            <text:p>152</text:p>
          </table:table-cell>
          <table:table-cell/>
          <table:table-cell table:formula="of:=[.D53]+IF(RAND()&gt;0.93;1)" office:value-type="float" office:value="-22.6213" calcext:value-type="float">
            <text:p>-22,6213</text:p>
          </table:table-cell>
          <table:table-cell table:formula="of:=[.E53]+IF(RAND()&gt;0.93;1)" office:value-type="float" office:value="-44.5169" calcext:value-type="float">
            <text:p>-44,516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NOW()-100;NOW())+RAND()" office:value-type="date" office:date-value="2019-09-24T04:10:24.894559" calcext:value-type="date">
            <text:p>24/09/2019 04:10:25</text:p>
          </table:table-cell>
          <table:table-cell table:formula="of:=RANDBETWEEN(1;MAX([$map.A$1:$map.A$1048576])-1)" office:value-type="float" office:value="15" calcext:value-type="float">
            <text:p>15</text:p>
          </table:table-cell>
          <table:table-cell table:formula="of:=VLOOKUP([.$C$1:.$C$1048576];[$map.A$1:$map.C$1048576];2;0)" office:value-type="float" office:value="-22.6425" calcext:value-type="float">
            <text:p>-22,6425</text:p>
          </table:table-cell>
          <table:table-cell table:formula="of:=VLOOKUP([.$C$1:.$C$1048576];[$map.A$1:$map.C$1048576];3;0)" office:value-type="float" office:value="-44.6026" calcext:value-type="float">
            <text:p>-44,602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1" calcext:value-type="float">
            <text:p>121</text:p>
          </table:table-cell>
          <table:table-cell/>
          <table:table-cell table:formula="of:=[.D54]+IF(RAND()&gt;0.93;1)" office:value-type="float" office:value="-22.6425" calcext:value-type="float">
            <text:p>-22,6425</text:p>
          </table:table-cell>
          <table:table-cell table:formula="of:=[.E54]+IF(RAND()&gt;0.93;1)" office:value-type="float" office:value="-44.6026" calcext:value-type="float">
            <text:p>-44,602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NOW()-100;NOW())+RAND()" office:value-type="date" office:date-value="2019-08-25T03:25:07.21229" calcext:value-type="date">
            <text:p>25/08/2019 03:25:07</text:p>
          </table:table-cell>
          <table:table-cell table:formula="of:=RANDBETWEEN(1;MAX([$map.A$1:$map.A$1048576])-1)" office:value-type="float" office:value="21" calcext:value-type="float">
            <text:p>21</text:p>
          </table:table-cell>
          <table:table-cell table:formula="of:=VLOOKUP([.$C$1:.$C$1048576];[$map.A$1:$map.C$1048576];2;0)" office:value-type="float" office:value="-22.6176" calcext:value-type="float">
            <text:p>-22,6176</text:p>
          </table:table-cell>
          <table:table-cell table:formula="of:=VLOOKUP([.$C$1:.$C$1048576];[$map.A$1:$map.C$1048576];3;0)" office:value-type="float" office:value="-44.529" calcext:value-type="float">
            <text:p>-44,529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8" calcext:value-type="float">
            <text:p>18</text:p>
          </table:table-cell>
          <table:table-cell/>
          <table:table-cell table:formula="of:=[.D55]+IF(RAND()&gt;0.93;1)" office:value-type="float" office:value="-22.6176" calcext:value-type="float">
            <text:p>-22,6176</text:p>
          </table:table-cell>
          <table:table-cell table:formula="of:=[.E55]+IF(RAND()&gt;0.93;1)" office:value-type="float" office:value="-43.529" calcext:value-type="float">
            <text:p>-43,52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NOW()-100;NOW())+RAND()" office:value-type="date" office:date-value="2019-09-14T15:50:59.857522" calcext:value-type="date">
            <text:p>14/09/2019 15:51:00</text:p>
          </table:table-cell>
          <table:table-cell table:formula="of:=RANDBETWEEN(1;MAX([$map.A$1:$map.A$1048576])-1)" office:value-type="float" office:value="35" calcext:value-type="float">
            <text:p>35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187" calcext:value-type="float">
            <text:p>-44,51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4" calcext:value-type="float">
            <text:p>154</text:p>
          </table:table-cell>
          <table:table-cell/>
          <table:table-cell table:formula="of:=[.D56]+IF(RAND()&gt;0.93;1)" office:value-type="float" office:value="-22.6208" calcext:value-type="float">
            <text:p>-22,6208</text:p>
          </table:table-cell>
          <table:table-cell table:formula="of:=[.E56]+IF(RAND()&gt;0.93;1)" office:value-type="float" office:value="-44.5187" calcext:value-type="float">
            <text:p>-44,51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NOW()-100;NOW())+RAND()" office:value-type="date" office:date-value="2019-07-06T06:36:03.842769" calcext:value-type="date">
            <text:p>06/07/2019 06:36:04</text:p>
          </table:table-cell>
          <table:table-cell table:formula="of:=RANDBETWEEN(1;MAX([$map.A$1:$map.A$1048576])-1)" office:value-type="float" office:value="22" calcext:value-type="float">
            <text:p>22</text:p>
          </table:table-cell>
          <table:table-cell table:formula="of:=VLOOKUP([.$C$1:.$C$1048576];[$map.A$1:$map.C$1048576];2;0)" office:value-type="float" office:value="-22.6178" calcext:value-type="float">
            <text:p>-22,6178</text:p>
          </table:table-cell>
          <table:table-cell table:formula="of:=VLOOKUP([.$C$1:.$C$1048576];[$map.A$1:$map.C$1048576];3;0)" office:value-type="float" office:value="-44.5287" calcext:value-type="float">
            <text:p>-44,52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6" calcext:value-type="float">
            <text:p>116</text:p>
          </table:table-cell>
          <table:table-cell/>
          <table:table-cell table:formula="of:=[.D57]+IF(RAND()&gt;0.93;1)" office:value-type="float" office:value="-22.6178" calcext:value-type="float">
            <text:p>-22,6178</text:p>
          </table:table-cell>
          <table:table-cell table:formula="of:=[.E57]+IF(RAND()&gt;0.93;1)" office:value-type="float" office:value="-44.5287" calcext:value-type="float">
            <text:p>-44,52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NOW()-100;NOW())+RAND()" office:value-type="date" office:date-value="2019-08-17T07:42:11.080704" calcext:value-type="date">
            <text:p>17/08/2019 07:42:11</text:p>
          </table:table-cell>
          <table:table-cell table:formula="of:=RANDBETWEEN(1;MAX([$map.A$1:$map.A$1048576])-1)" office:value-type="float" office:value="19" calcext:value-type="float">
            <text:p>19</text:p>
          </table:table-cell>
          <table:table-cell table:formula="of:=VLOOKUP([.$C$1:.$C$1048576];[$map.A$1:$map.C$1048576];2;0)" office:value-type="float" office:value="-22.6174" calcext:value-type="float">
            <text:p>-22,6174</text:p>
          </table:table-cell>
          <table:table-cell table:formula="of:=VLOOKUP([.$C$1:.$C$1048576];[$map.A$1:$map.C$1048576];3;0)" office:value-type="float" office:value="-44.5296" calcext:value-type="float">
            <text:p>-44,529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44" calcext:value-type="float">
            <text:p>44</text:p>
          </table:table-cell>
          <table:table-cell/>
          <table:table-cell table:formula="of:=[.D58]+IF(RAND()&gt;0.93;1)" office:value-type="float" office:value="-22.6174" calcext:value-type="float">
            <text:p>-22,6174</text:p>
          </table:table-cell>
          <table:table-cell table:formula="of:=[.E58]+IF(RAND()&gt;0.93;1)" office:value-type="float" office:value="-44.5296" calcext:value-type="float">
            <text:p>-44,529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NOW()-100;NOW())+RAND()" office:value-type="date" office:date-value="2019-07-24T01:43:09.073416" calcext:value-type="date">
            <text:p>24/07/2019 01:43:09</text:p>
          </table:table-cell>
          <table:table-cell table:formula="of:=RANDBETWEEN(1;MAX([$map.A$1:$map.A$1048576])-1)" office:value-type="float" office:value="5" calcext:value-type="float">
            <text:p>5</text:p>
          </table:table-cell>
          <table:table-cell table:formula="of:=VLOOKUP([.$C$1:.$C$1048576];[$map.A$1:$map.C$1048576];2;0)" office:value-type="float" office:value="-22.9187" calcext:value-type="float">
            <text:p>-22,9187</text:p>
          </table:table-cell>
          <table:table-cell table:formula="of:=VLOOKUP([.$C$1:.$C$1048576];[$map.A$1:$map.C$1048576];3;0)" office:value-type="float" office:value="-45.2934" calcext:value-type="float">
            <text:p>-45,29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3" calcext:value-type="float">
            <text:p>63</text:p>
          </table:table-cell>
          <table:table-cell/>
          <table:table-cell table:formula="of:=[.D59]+IF(RAND()&gt;0.93;1)" office:value-type="float" office:value="-22.9187" calcext:value-type="float">
            <text:p>-22,9187</text:p>
          </table:table-cell>
          <table:table-cell table:formula="of:=[.E59]+IF(RAND()&gt;0.93;1)" office:value-type="float" office:value="-45.2934" calcext:value-type="float">
            <text:p>-45,29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NOW()-100;NOW())+RAND()" office:value-type="date" office:date-value="2019-07-22T09:13:09.819797" calcext:value-type="date">
            <text:p>22/07/2019 09:13:10</text:p>
          </table:table-cell>
          <table:table-cell table:formula="of:=RANDBETWEEN(1;MAX([$map.A$1:$map.A$1048576])-1)" office:value-type="float" office:value="62" calcext:value-type="float">
            <text:p>62</text:p>
          </table:table-cell>
          <table:table-cell table:formula="of:=VLOOKUP([.$C$1:.$C$1048576];[$map.A$1:$map.C$1048576];2;0)" office:value-type="float" office:value="-22.6341" calcext:value-type="float">
            <text:p>-22,6341</text:p>
          </table:table-cell>
          <table:table-cell table:formula="of:=VLOOKUP([.$C$1:.$C$1048576];[$map.A$1:$map.C$1048576];3;0)" office:value-type="float" office:value="-43.7225" calcext:value-type="float">
            <text:p>-43,722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5" calcext:value-type="float">
            <text:p>25</text:p>
          </table:table-cell>
          <table:table-cell/>
          <table:table-cell table:formula="of:=[.D60]+IF(RAND()&gt;0.93;1)" office:value-type="float" office:value="-22.6341" calcext:value-type="float">
            <text:p>-22,6341</text:p>
          </table:table-cell>
          <table:table-cell table:formula="of:=[.E60]+IF(RAND()&gt;0.93;1)" office:value-type="float" office:value="-43.7225" calcext:value-type="float">
            <text:p>-43,722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NOW()-100;NOW())+RAND()" office:value-type="date" office:date-value="2019-07-23T17:43:40.99497" calcext:value-type="date">
            <text:p>23/07/2019 17:43:41</text:p>
          </table:table-cell>
          <table:table-cell table:formula="of:=RANDBETWEEN(1;MAX([$map.A$1:$map.A$1048576])-1)" office:value-type="float" office:value="78" calcext:value-type="float">
            <text:p>78</text:p>
          </table:table-cell>
          <table:table-cell table:formula="of:=VLOOKUP([.$C$1:.$C$1048576];[$map.A$1:$map.C$1048576];2;0)" office:value-type="float" office:value="-22.6533" calcext:value-type="float">
            <text:p>-22,6533</text:p>
          </table:table-cell>
          <table:table-cell table:formula="of:=VLOOKUP([.$C$1:.$C$1048576];[$map.A$1:$map.C$1048576];3;0)" office:value-type="float" office:value="-43.6417" calcext:value-type="float">
            <text:p>-43,641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3" calcext:value-type="float">
            <text:p>133</text:p>
          </table:table-cell>
          <table:table-cell/>
          <table:table-cell table:formula="of:=[.D61]+IF(RAND()&gt;0.93;1)" office:value-type="float" office:value="-22.6533" calcext:value-type="float">
            <text:p>-22,6533</text:p>
          </table:table-cell>
          <table:table-cell table:formula="of:=[.E61]+IF(RAND()&gt;0.93;1)" office:value-type="float" office:value="-43.6417" calcext:value-type="float">
            <text:p>-43,641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NOW()-100;NOW())+RAND()" office:value-type="date" office:date-value="2019-09-08T11:46:23.982412" calcext:value-type="date">
            <text:p>08/09/2019 11:46:24</text:p>
          </table:table-cell>
          <table:table-cell table:formula="of:=RANDBETWEEN(1;MAX([$map.A$1:$map.A$1048576])-1)" office:value-type="float" office:value="78" calcext:value-type="float">
            <text:p>78</text:p>
          </table:table-cell>
          <table:table-cell table:formula="of:=VLOOKUP([.$C$1:.$C$1048576];[$map.A$1:$map.C$1048576];2;0)" office:value-type="float" office:value="-22.6533" calcext:value-type="float">
            <text:p>-22,6533</text:p>
          </table:table-cell>
          <table:table-cell table:formula="of:=VLOOKUP([.$C$1:.$C$1048576];[$map.A$1:$map.C$1048576];3;0)" office:value-type="float" office:value="-43.6417" calcext:value-type="float">
            <text:p>-43,641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8" calcext:value-type="float">
            <text:p>98</text:p>
          </table:table-cell>
          <table:table-cell/>
          <table:table-cell table:formula="of:=[.D62]+IF(RAND()&gt;0.93;1)" office:value-type="float" office:value="-22.6533" calcext:value-type="float">
            <text:p>-22,6533</text:p>
          </table:table-cell>
          <table:table-cell table:formula="of:=[.E62]+IF(RAND()&gt;0.93;1)" office:value-type="float" office:value="-43.6417" calcext:value-type="float">
            <text:p>-43,641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NOW()-100;NOW())+RAND()" office:value-type="date" office:date-value="2019-07-26T11:53:18.301741" calcext:value-type="date">
            <text:p>26/07/2019 11:53:18</text:p>
          </table:table-cell>
          <table:table-cell table:formula="of:=RANDBETWEEN(1;MAX([$map.A$1:$map.A$1048576])-1)" office:value-type="float" office:value="56" calcext:value-type="float">
            <text:p>56</text:p>
          </table:table-cell>
          <table:table-cell table:formula="of:=VLOOKUP([.$C$1:.$C$1048576];[$map.A$1:$map.C$1048576];2;0)" office:value-type="float" office:value="-22.6288" calcext:value-type="float">
            <text:p>-22,6288</text:p>
          </table:table-cell>
          <table:table-cell table:formula="of:=VLOOKUP([.$C$1:.$C$1048576];[$map.A$1:$map.C$1048576];3;0)" office:value-type="float" office:value="-43.7415" calcext:value-type="float">
            <text:p>-43,741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4" calcext:value-type="float">
            <text:p>154</text:p>
          </table:table-cell>
          <table:table-cell/>
          <table:table-cell table:formula="of:=[.D63]+IF(RAND()&gt;0.93;1)" office:value-type="float" office:value="-22.6288" calcext:value-type="float">
            <text:p>-22,6288</text:p>
          </table:table-cell>
          <table:table-cell table:formula="of:=[.E63]+IF(RAND()&gt;0.93;1)" office:value-type="float" office:value="-43.7415" calcext:value-type="float">
            <text:p>-43,741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NOW()-100;NOW())+RAND()" office:value-type="date" office:date-value="2019-07-19T23:53:23.322849" calcext:value-type="date">
            <text:p>19/07/2019 23:53:23</text:p>
          </table:table-cell>
          <table:table-cell table:formula="of:=RANDBETWEEN(1;MAX([$map.A$1:$map.A$1048576])-1)" office:value-type="float" office:value="53" calcext:value-type="float">
            <text:p>53</text:p>
          </table:table-cell>
          <table:table-cell table:formula="of:=VLOOKUP([.$C$1:.$C$1048576];[$map.A$1:$map.C$1048576];2;0)" office:value-type="float" office:value="-22.6232" calcext:value-type="float">
            <text:p>-22,6232</text:p>
          </table:table-cell>
          <table:table-cell table:formula="of:=VLOOKUP([.$C$1:.$C$1048576];[$map.A$1:$map.C$1048576];3;0)" office:value-type="float" office:value="-43.8164" calcext:value-type="float">
            <text:p>-43,816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61" calcext:value-type="float">
            <text:p>61</text:p>
          </table:table-cell>
          <table:table-cell/>
          <table:table-cell table:formula="of:=[.D64]+IF(RAND()&gt;0.93;1)" office:value-type="float" office:value="-21.6232" calcext:value-type="float">
            <text:p>-21,6232</text:p>
          </table:table-cell>
          <table:table-cell table:formula="of:=[.E64]+IF(RAND()&gt;0.93;1)" office:value-type="float" office:value="-42.8164" calcext:value-type="float">
            <text:p>-42,816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NOW()-100;NOW())+RAND()" office:value-type="date" office:date-value="2019-07-27T09:25:28.01253" calcext:value-type="date">
            <text:p>27/07/2019 09:25:28</text:p>
          </table:table-cell>
          <table:table-cell table:formula="of:=RANDBETWEEN(1;MAX([$map.A$1:$map.A$1048576])-1)" office:value-type="float" office:value="46" calcext:value-type="float">
            <text:p>46</text:p>
          </table:table-cell>
          <table:table-cell table:formula="of:=VLOOKUP([.$C$1:.$C$1048576];[$map.A$1:$map.C$1048576];2;0)" office:value-type="float" office:value="-22.5916" calcext:value-type="float">
            <text:p>-22,5916</text:p>
          </table:table-cell>
          <table:table-cell table:formula="of:=VLOOKUP([.$C$1:.$C$1048576];[$map.A$1:$map.C$1048576];3;0)" office:value-type="float" office:value="-44.2335" calcext:value-type="float">
            <text:p>-44,23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5" calcext:value-type="float">
            <text:p>55</text:p>
          </table:table-cell>
          <table:table-cell/>
          <table:table-cell table:formula="of:=[.D65]+IF(RAND()&gt;0.93;1)" office:value-type="float" office:value="-22.5916" calcext:value-type="float">
            <text:p>-22,5916</text:p>
          </table:table-cell>
          <table:table-cell table:formula="of:=[.E65]+IF(RAND()&gt;0.93;1)" office:value-type="float" office:value="-44.2335" calcext:value-type="float">
            <text:p>-44,23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NOW()-100;NOW())+RAND()" office:value-type="date" office:date-value="2019-10-13T03:18:48.686635" calcext:value-type="date">
            <text:p>13/10/2019 03:18:49</text:p>
          </table:table-cell>
          <table:table-cell table:formula="of:=RANDBETWEEN(1;MAX([$map.A$1:$map.A$1048576])-1)" office:value-type="float" office:value="28" calcext:value-type="float">
            <text:p>28</text:p>
          </table:table-cell>
          <table:table-cell table:formula="of:=VLOOKUP([.$C$1:.$C$1048576];[$map.A$1:$map.C$1048576];2;0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22" calcext:value-type="float">
            <text:p>-44,522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4" calcext:value-type="float">
            <text:p>24</text:p>
          </table:table-cell>
          <table:table-cell/>
          <table:table-cell table:formula="of:=[.D66]+IF(RAND()&gt;0.93;1)" office:value-type="float" office:value="-22.621" calcext:value-type="float">
            <text:p>-22,621</text:p>
          </table:table-cell>
          <table:table-cell table:formula="of:=[.E66]+IF(RAND()&gt;0.93;1)" office:value-type="float" office:value="-44.5222" calcext:value-type="float">
            <text:p>-44,52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NOW()-100;NOW())+RAND()" office:value-type="date" office:date-value="2019-08-07T04:34:52.836686" calcext:value-type="date">
            <text:p>07/08/2019 04:34:53</text:p>
          </table:table-cell>
          <table:table-cell table:formula="of:=RANDBETWEEN(1;MAX([$map.A$1:$map.A$1048576])-1)" office:value-type="float" office:value="29" calcext:value-type="float">
            <text:p>29</text:p>
          </table:table-cell>
          <table:table-cell table:formula="of:=VLOOKUP([.$C$1:.$C$1048576];[$map.A$1:$map.C$1048576];2;0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19" calcext:value-type="float">
            <text:p>-44,5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2" calcext:value-type="float">
            <text:p>152</text:p>
          </table:table-cell>
          <table:table-cell/>
          <table:table-cell table:formula="of:=[.D67]+IF(RAND()&gt;0.93;1)" office:value-type="float" office:value="-22.621" calcext:value-type="float">
            <text:p>-22,621</text:p>
          </table:table-cell>
          <table:table-cell table:formula="of:=[.E67]+IF(RAND()&gt;0.93;1)" office:value-type="float" office:value="-44.5219" calcext:value-type="float">
            <text:p>-44,5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NOW()-100;NOW())+RAND()" office:value-type="date" office:date-value="2019-09-22T12:52:22.413313" calcext:value-type="date">
            <text:p>22/09/2019 12:52:22</text:p>
          </table:table-cell>
          <table:table-cell table:formula="of:=RANDBETWEEN(1;MAX([$map.A$1:$map.A$1048576])-1)" office:value-type="float" office:value="71" calcext:value-type="float">
            <text:p>71</text:p>
          </table:table-cell>
          <table:table-cell table:formula="of:=VLOOKUP([.$C$1:.$C$1048576];[$map.A$1:$map.C$1048576];2;0)" office:value-type="float" office:value="-22.6477" calcext:value-type="float">
            <text:p>-22,6477</text:p>
          </table:table-cell>
          <table:table-cell table:formula="of:=VLOOKUP([.$C$1:.$C$1048576];[$map.A$1:$map.C$1048576];3;0)" office:value-type="float" office:value="-43.6967" calcext:value-type="float">
            <text:p>-43,69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92" calcext:value-type="float">
            <text:p>92</text:p>
          </table:table-cell>
          <table:table-cell/>
          <table:table-cell table:formula="of:=[.D68]+IF(RAND()&gt;0.93;1)" office:value-type="float" office:value="-22.6477" calcext:value-type="float">
            <text:p>-22,6477</text:p>
          </table:table-cell>
          <table:table-cell table:formula="of:=[.E68]+IF(RAND()&gt;0.93;1)" office:value-type="float" office:value="-43.6967" calcext:value-type="float">
            <text:p>-43,69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NOW()-100;NOW())+RAND()" office:value-type="date" office:date-value="2019-07-06T21:01:49.322066" calcext:value-type="date">
            <text:p>06/07/2019 21:01:49</text:p>
          </table:table-cell>
          <table:table-cell table:formula="of:=RANDBETWEEN(1;MAX([$map.A$1:$map.A$1048576])-1)" office:value-type="float" office:value="68" calcext:value-type="float">
            <text:p>68</text:p>
          </table:table-cell>
          <table:table-cell table:formula="of:=VLOOKUP([.$C$1:.$C$1048576];[$map.A$1:$map.C$1048576];2;0)" office:value-type="float" office:value="-22.6381" calcext:value-type="float">
            <text:p>-22,6381</text:p>
          </table:table-cell>
          <table:table-cell table:formula="of:=VLOOKUP([.$C$1:.$C$1048576];[$map.A$1:$map.C$1048576];3;0)" office:value-type="float" office:value="-43.7235" calcext:value-type="float">
            <text:p>-43,72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4" calcext:value-type="float">
            <text:p>54</text:p>
          </table:table-cell>
          <table:table-cell/>
          <table:table-cell table:formula="of:=[.D69]+IF(RAND()&gt;0.93;1)" office:value-type="float" office:value="-22.6381" calcext:value-type="float">
            <text:p>-22,6381</text:p>
          </table:table-cell>
          <table:table-cell table:formula="of:=[.E69]+IF(RAND()&gt;0.93;1)" office:value-type="float" office:value="-43.7235" calcext:value-type="float">
            <text:p>-43,72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NOW()-100;NOW())+RAND()" office:value-type="date" office:date-value="2019-10-05T02:43:55.943622" calcext:value-type="date">
            <text:p>05/10/2019 02:43:56</text:p>
          </table:table-cell>
          <table:table-cell table:formula="of:=RANDBETWEEN(1;MAX([$map.A$1:$map.A$1048576])-1)" office:value-type="float" office:value="8" calcext:value-type="float">
            <text:p>8</text:p>
          </table:table-cell>
          <table:table-cell table:formula="of:=VLOOKUP([.$C$1:.$C$1048576];[$map.A$1:$map.C$1048576];2;0)" office:value-type="float" office:value="-22.8344" calcext:value-type="float">
            <text:p>-22,8344</text:p>
          </table:table-cell>
          <table:table-cell table:formula="of:=VLOOKUP([.$C$1:.$C$1048576];[$map.A$1:$map.C$1048576];3;0)" office:value-type="float" office:value="-45.1447" calcext:value-type="float">
            <text:p>-45,144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" calcext:value-type="float">
            <text:p>13</text:p>
          </table:table-cell>
          <table:table-cell/>
          <table:table-cell table:formula="of:=[.D70]+IF(RAND()&gt;0.93;1)" office:value-type="float" office:value="-22.8344" calcext:value-type="float">
            <text:p>-22,8344</text:p>
          </table:table-cell>
          <table:table-cell table:formula="of:=[.E70]+IF(RAND()&gt;0.93;1)" office:value-type="float" office:value="-45.1447" calcext:value-type="float">
            <text:p>-45,144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NOW()-100;NOW())+RAND()" office:value-type="date" office:date-value="2019-08-13T13:44:14.748288" calcext:value-type="date">
            <text:p>13/08/2019 13:44:15</text:p>
          </table:table-cell>
          <table:table-cell table:formula="of:=RANDBETWEEN(1;MAX([$map.A$1:$map.A$1048576])-1)" office:value-type="float" office:value="75" calcext:value-type="float">
            <text:p>75</text:p>
          </table:table-cell>
          <table:table-cell table:formula="of:=VLOOKUP([.$C$1:.$C$1048576];[$map.A$1:$map.C$1048576];2;0)" office:value-type="float" office:value="-22.6641" calcext:value-type="float">
            <text:p>-22,6641</text:p>
          </table:table-cell>
          <table:table-cell table:formula="of:=VLOOKUP([.$C$1:.$C$1048576];[$map.A$1:$map.C$1048576];3;0)" office:value-type="float" office:value="-43.6587" calcext:value-type="float">
            <text:p>-43,658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5" calcext:value-type="float">
            <text:p>135</text:p>
          </table:table-cell>
          <table:table-cell/>
          <table:table-cell table:formula="of:=[.D71]+IF(RAND()&gt;0.93;1)" office:value-type="float" office:value="-22.6641" calcext:value-type="float">
            <text:p>-22,6641</text:p>
          </table:table-cell>
          <table:table-cell table:formula="of:=[.E71]+IF(RAND()&gt;0.93;1)" office:value-type="float" office:value="-43.6587" calcext:value-type="float">
            <text:p>-43,658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NOW()-100;NOW())+RAND()" office:value-type="date" office:date-value="2019-10-02T20:03:50.80047" calcext:value-type="date">
            <text:p>02/10/2019 20:03:51</text:p>
          </table:table-cell>
          <table:table-cell table:formula="of:=RANDBETWEEN(1;MAX([$map.A$1:$map.A$1048576])-1)" office:value-type="float" office:value="42" calcext:value-type="float">
            <text:p>42</text:p>
          </table:table-cell>
          <table:table-cell table:formula="of:=VLOOKUP([.$C$1:.$C$1048576];[$map.A$1:$map.C$1048576];2;0)" office:value-type="float" office:value="-22.6044" calcext:value-type="float">
            <text:p>-22,6044</text:p>
          </table:table-cell>
          <table:table-cell table:formula="of:=VLOOKUP([.$C$1:.$C$1048576];[$map.A$1:$map.C$1048576];3;0)" office:value-type="float" office:value="-44.4516" calcext:value-type="float">
            <text:p>-44,451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7" calcext:value-type="float">
            <text:p>127</text:p>
          </table:table-cell>
          <table:table-cell/>
          <table:table-cell table:formula="of:=[.D72]+IF(RAND()&gt;0.93;1)" office:value-type="float" office:value="-22.6044" calcext:value-type="float">
            <text:p>-22,6044</text:p>
          </table:table-cell>
          <table:table-cell table:formula="of:=[.E72]+IF(RAND()&gt;0.93;1)" office:value-type="float" office:value="-44.4516" calcext:value-type="float">
            <text:p>-44,451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NOW()-100;NOW())+RAND()" office:value-type="date" office:date-value="2019-08-04T22:58:43.435608" calcext:value-type="date">
            <text:p>04/08/2019 22:58:43</text:p>
          </table:table-cell>
          <table:table-cell table:formula="of:=RANDBETWEEN(1;MAX([$map.A$1:$map.A$1048576])-1)" office:value-type="float" office:value="46" calcext:value-type="float">
            <text:p>46</text:p>
          </table:table-cell>
          <table:table-cell table:formula="of:=VLOOKUP([.$C$1:.$C$1048576];[$map.A$1:$map.C$1048576];2;0)" office:value-type="float" office:value="-22.5916" calcext:value-type="float">
            <text:p>-22,5916</text:p>
          </table:table-cell>
          <table:table-cell table:formula="of:=VLOOKUP([.$C$1:.$C$1048576];[$map.A$1:$map.C$1048576];3;0)" office:value-type="float" office:value="-44.2335" calcext:value-type="float">
            <text:p>-44,23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6" calcext:value-type="float">
            <text:p>116</text:p>
          </table:table-cell>
          <table:table-cell/>
          <table:table-cell table:formula="of:=[.D73]+IF(RAND()&gt;0.93;1)" office:value-type="float" office:value="-21.5916" calcext:value-type="float">
            <text:p>-21,5916</text:p>
          </table:table-cell>
          <table:table-cell table:formula="of:=[.E73]+IF(RAND()&gt;0.93;1)" office:value-type="float" office:value="-44.2335" calcext:value-type="float">
            <text:p>-44,23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NOW()-100;NOW())+RAND()" office:value-type="date" office:date-value="2019-10-03T02:59:51.504085" calcext:value-type="date">
            <text:p>03/10/2019 02:59:52</text:p>
          </table:table-cell>
          <table:table-cell table:formula="of:=RANDBETWEEN(1;MAX([$map.A$1:$map.A$1048576])-1)" office:value-type="float" office:value="34" calcext:value-type="float">
            <text:p>34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192" calcext:value-type="float">
            <text:p>-44,519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8" calcext:value-type="float">
            <text:p>148</text:p>
          </table:table-cell>
          <table:table-cell/>
          <table:table-cell table:formula="of:=[.D74]+IF(RAND()&gt;0.93;1)" office:value-type="float" office:value="-22.6208" calcext:value-type="float">
            <text:p>-22,6208</text:p>
          </table:table-cell>
          <table:table-cell table:formula="of:=[.E74]+IF(RAND()&gt;0.93;1)" office:value-type="float" office:value="-44.5192" calcext:value-type="float">
            <text:p>-44,519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NOW()-100;NOW())+RAND()" office:value-type="date" office:date-value="2019-08-21T12:16:59.851533" calcext:value-type="date">
            <text:p>21/08/2019 12:17:00</text:p>
          </table:table-cell>
          <table:table-cell table:formula="of:=RANDBETWEEN(1;MAX([$map.A$1:$map.A$1048576])-1)" office:value-type="float" office:value="9" calcext:value-type="float">
            <text:p>9</text:p>
          </table:table-cell>
          <table:table-cell table:formula="of:=VLOOKUP([.$C$1:.$C$1048576];[$map.A$1:$map.C$1048576];2;0)" office:value-type="float" office:value="-22.7793" calcext:value-type="float">
            <text:p>-22,7793</text:p>
          </table:table-cell>
          <table:table-cell table:formula="of:=VLOOKUP([.$C$1:.$C$1048576];[$map.A$1:$map.C$1048576];3;0)" office:value-type="float" office:value="-45.0521" calcext:value-type="float">
            <text:p>-45,052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3" calcext:value-type="float">
            <text:p>23</text:p>
          </table:table-cell>
          <table:table-cell/>
          <table:table-cell table:formula="of:=[.D75]+IF(RAND()&gt;0.93;1)" office:value-type="float" office:value="-22.7793" calcext:value-type="float">
            <text:p>-22,7793</text:p>
          </table:table-cell>
          <table:table-cell table:formula="of:=[.E75]+IF(RAND()&gt;0.93;1)" office:value-type="float" office:value="-45.0521" calcext:value-type="float">
            <text:p>-45,052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NOW()-100;NOW())+RAND()" office:value-type="date" office:date-value="2019-07-22T10:36:20.865571" calcext:value-type="date">
            <text:p>22/07/2019 10:36:21</text:p>
          </table:table-cell>
          <table:table-cell table:formula="of:=RANDBETWEEN(1;MAX([$map.A$1:$map.A$1048576])-1)" office:value-type="float" office:value="50" calcext:value-type="float">
            <text:p>50</text:p>
          </table:table-cell>
          <table:table-cell table:formula="of:=VLOOKUP([.$C$1:.$C$1048576];[$map.A$1:$map.C$1048576];2;0)" office:value-type="float" office:value="-22.5711" calcext:value-type="float">
            <text:p>-22,5711</text:p>
          </table:table-cell>
          <table:table-cell table:formula="of:=VLOOKUP([.$C$1:.$C$1048576];[$map.A$1:$map.C$1048576];3;0)" office:value-type="float" office:value="-43.9199" calcext:value-type="float">
            <text:p>-43,919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44" calcext:value-type="float">
            <text:p>144</text:p>
          </table:table-cell>
          <table:table-cell/>
          <table:table-cell table:formula="of:=[.D76]+IF(RAND()&gt;0.93;1)" office:value-type="float" office:value="-22.5711" calcext:value-type="float">
            <text:p>-22,5711</text:p>
          </table:table-cell>
          <table:table-cell table:formula="of:=[.E76]+IF(RAND()&gt;0.93;1)" office:value-type="float" office:value="-43.9199" calcext:value-type="float">
            <text:p>-43,919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NOW()-100;NOW())+RAND()" office:value-type="date" office:date-value="2019-08-27T08:30:25.541603" calcext:value-type="date">
            <text:p>27/08/2019 08:30:26</text:p>
          </table:table-cell>
          <table:table-cell table:formula="of:=RANDBETWEEN(1;MAX([$map.A$1:$map.A$1048576])-1)" office:value-type="float" office:value="32" calcext:value-type="float">
            <text:p>32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1" calcext:value-type="float">
            <text:p>-44,5201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6" calcext:value-type="float">
            <text:p>76</text:p>
          </table:table-cell>
          <table:table-cell/>
          <table:table-cell table:formula="of:=[.D77]+IF(RAND()&gt;0.93;1)" office:value-type="float" office:value="-22.6208" calcext:value-type="float">
            <text:p>-22,6208</text:p>
          </table:table-cell>
          <table:table-cell table:formula="of:=[.E77]+IF(RAND()&gt;0.93;1)" office:value-type="float" office:value="-44.5201" calcext:value-type="float">
            <text:p>-44,5201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NOW()-100;NOW())+RAND()" office:value-type="date" office:date-value="2019-08-19T20:08:36.313421" calcext:value-type="date">
            <text:p>19/08/2019 20:08:36</text:p>
          </table:table-cell>
          <table:table-cell table:formula="of:=RANDBETWEEN(1;MAX([$map.A$1:$map.A$1048576])-1)" office:value-type="float" office:value="65" calcext:value-type="float">
            <text:p>65</text:p>
          </table:table-cell>
          <table:table-cell table:formula="of:=VLOOKUP([.$C$1:.$C$1048576];[$map.A$1:$map.C$1048576];2;0)" office:value-type="float" office:value="-22.6367" calcext:value-type="float">
            <text:p>-22,6367</text:p>
          </table:table-cell>
          <table:table-cell table:formula="of:=VLOOKUP([.$C$1:.$C$1048576];[$map.A$1:$map.C$1048576];3;0)" office:value-type="float" office:value="-43.7238" calcext:value-type="float">
            <text:p>-43,723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62" calcext:value-type="float">
            <text:p>162</text:p>
          </table:table-cell>
          <table:table-cell/>
          <table:table-cell table:formula="of:=[.D78]+IF(RAND()&gt;0.93;1)" office:value-type="float" office:value="-22.6367" calcext:value-type="float">
            <text:p>-22,6367</text:p>
          </table:table-cell>
          <table:table-cell table:formula="of:=[.E78]+IF(RAND()&gt;0.93;1)" office:value-type="float" office:value="-43.7238" calcext:value-type="float">
            <text:p>-43,723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NOW()-100;NOW())+RAND()" office:value-type="date" office:date-value="2019-10-02T05:08:29.476265" calcext:value-type="date">
            <text:p>02/10/2019 05:08:29</text:p>
          </table:table-cell>
          <table:table-cell table:formula="of:=RANDBETWEEN(1;MAX([$map.A$1:$map.A$1048576])-1)" office:value-type="float" office:value="4" calcext:value-type="float">
            <text:p>4</text:p>
          </table:table-cell>
          <table:table-cell table:formula="of:=VLOOKUP([.$C$1:.$C$1048576];[$map.A$1:$map.C$1048576];2;0)" office:value-type="float" office:value="-22.9389" calcext:value-type="float">
            <text:p>-22,9389</text:p>
          </table:table-cell>
          <table:table-cell table:formula="of:=VLOOKUP([.$C$1:.$C$1048576];[$map.A$1:$map.C$1048576];3;0)" office:value-type="float" office:value="-45.339" calcext:value-type="float">
            <text:p>-45,339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8" calcext:value-type="float">
            <text:p>38</text:p>
          </table:table-cell>
          <table:table-cell/>
          <table:table-cell table:formula="of:=[.D79]+IF(RAND()&gt;0.93;1)" office:value-type="float" office:value="-22.9389" calcext:value-type="float">
            <text:p>-22,9389</text:p>
          </table:table-cell>
          <table:table-cell table:formula="of:=[.E79]+IF(RAND()&gt;0.93;1)" office:value-type="float" office:value="-45.339" calcext:value-type="float">
            <text:p>-45,33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NOW()-100;NOW())+RAND()" office:value-type="date" office:date-value="2019-10-13T18:29:31.185947" calcext:value-type="date">
            <text:p>13/10/2019 18:29:31</text:p>
          </table:table-cell>
          <table:table-cell table:formula="of:=RANDBETWEEN(1;MAX([$map.A$1:$map.A$1048576])-1)" office:value-type="float" office:value="46" calcext:value-type="float">
            <text:p>46</text:p>
          </table:table-cell>
          <table:table-cell table:formula="of:=VLOOKUP([.$C$1:.$C$1048576];[$map.A$1:$map.C$1048576];2;0)" office:value-type="float" office:value="-22.5916" calcext:value-type="float">
            <text:p>-22,5916</text:p>
          </table:table-cell>
          <table:table-cell table:formula="of:=VLOOKUP([.$C$1:.$C$1048576];[$map.A$1:$map.C$1048576];3;0)" office:value-type="float" office:value="-44.2335" calcext:value-type="float">
            <text:p>-44,2335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3" calcext:value-type="float">
            <text:p>23</text:p>
          </table:table-cell>
          <table:table-cell/>
          <table:table-cell table:formula="of:=[.D80]+IF(RAND()&gt;0.93;1)" office:value-type="float" office:value="-22.5916" calcext:value-type="float">
            <text:p>-22,5916</text:p>
          </table:table-cell>
          <table:table-cell table:formula="of:=[.E80]+IF(RAND()&gt;0.93;1)" office:value-type="float" office:value="-44.2335" calcext:value-type="float">
            <text:p>-44,2335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NOW()-100;NOW())+RAND()" office:value-type="date" office:date-value="2019-10-09T20:15:02.684062" calcext:value-type="date">
            <text:p>09/10/2019 20:15:03</text:p>
          </table:table-cell>
          <table:table-cell table:formula="of:=RANDBETWEEN(1;MAX([$map.A$1:$map.A$1048576])-1)" office:value-type="float" office:value="76" calcext:value-type="float">
            <text:p>76</text:p>
          </table:table-cell>
          <table:table-cell table:formula="of:=VLOOKUP([.$C$1:.$C$1048576];[$map.A$1:$map.C$1048576];2;0)" office:value-type="float" office:value="-22.6621" calcext:value-type="float">
            <text:p>-22,6621</text:p>
          </table:table-cell>
          <table:table-cell table:formula="of:=VLOOKUP([.$C$1:.$C$1048576];[$map.A$1:$map.C$1048576];3;0)" office:value-type="float" office:value="-43.6506" calcext:value-type="float">
            <text:p>-43,650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01" calcext:value-type="float">
            <text:p>101</text:p>
          </table:table-cell>
          <table:table-cell/>
          <table:table-cell table:formula="of:=[.D81]+IF(RAND()&gt;0.93;1)" office:value-type="float" office:value="-22.6621" calcext:value-type="float">
            <text:p>-22,6621</text:p>
          </table:table-cell>
          <table:table-cell table:formula="of:=[.E81]+IF(RAND()&gt;0.93;1)" office:value-type="float" office:value="-43.6506" calcext:value-type="float">
            <text:p>-43,650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NOW()-100;NOW())+RAND()" office:value-type="date" office:date-value="2019-10-10T21:52:22.21178" calcext:value-type="date">
            <text:p>10/10/2019 21:52:22</text:p>
          </table:table-cell>
          <table:table-cell table:formula="of:=RANDBETWEEN(1;MAX([$map.A$1:$map.A$1048576])-1)" office:value-type="float" office:value="29" calcext:value-type="float">
            <text:p>29</text:p>
          </table:table-cell>
          <table:table-cell table:formula="of:=VLOOKUP([.$C$1:.$C$1048576];[$map.A$1:$map.C$1048576];2;0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19" calcext:value-type="float">
            <text:p>-44,5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4" calcext:value-type="float">
            <text:p>134</text:p>
          </table:table-cell>
          <table:table-cell/>
          <table:table-cell table:formula="of:=[.D82]+IF(RAND()&gt;0.93;1)" office:value-type="float" office:value="-22.621" calcext:value-type="float">
            <text:p>-22,621</text:p>
          </table:table-cell>
          <table:table-cell table:formula="of:=[.E82]+IF(RAND()&gt;0.93;1)" office:value-type="float" office:value="-44.5219" calcext:value-type="float">
            <text:p>-44,5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NOW()-100;NOW())+RAND()" office:value-type="date" office:date-value="2019-10-11T19:03:30.349156" calcext:value-type="date">
            <text:p>11/10/2019 19:03:30</text:p>
          </table:table-cell>
          <table:table-cell table:formula="of:=RANDBETWEEN(1;MAX([$map.A$1:$map.A$1048576])-1)" office:value-type="float" office:value="30" calcext:value-type="float">
            <text:p>30</text:p>
          </table:table-cell>
          <table:table-cell table:formula="of:=VLOOKUP([.$C$1:.$C$1048576];[$map.A$1:$map.C$1048576];2;0)" office:value-type="float" office:value="-22.6209" calcext:value-type="float">
            <text:p>-22,6209</text:p>
          </table:table-cell>
          <table:table-cell table:formula="of:=VLOOKUP([.$C$1:.$C$1048576];[$map.A$1:$map.C$1048576];3;0)" office:value-type="float" office:value="-44.5212" calcext:value-type="float">
            <text:p>-44,521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1" calcext:value-type="float">
            <text:p>111</text:p>
          </table:table-cell>
          <table:table-cell/>
          <table:table-cell table:formula="of:=[.D83]+IF(RAND()&gt;0.93;1)" office:value-type="float" office:value="-22.6209" calcext:value-type="float">
            <text:p>-22,6209</text:p>
          </table:table-cell>
          <table:table-cell table:formula="of:=[.E83]+IF(RAND()&gt;0.93;1)" office:value-type="float" office:value="-44.5212" calcext:value-type="float">
            <text:p>-44,521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NOW()-100;NOW())+RAND()" office:value-type="date" office:date-value="2019-09-27T03:42:24.260929" calcext:value-type="date">
            <text:p>27/09/2019 03:42:24</text:p>
          </table:table-cell>
          <table:table-cell table:formula="of:=RANDBETWEEN(1;MAX([$map.A$1:$map.A$1048576])-1)" office:value-type="float" office:value="71" calcext:value-type="float">
            <text:p>71</text:p>
          </table:table-cell>
          <table:table-cell table:formula="of:=VLOOKUP([.$C$1:.$C$1048576];[$map.A$1:$map.C$1048576];2;0)" office:value-type="float" office:value="-22.6477" calcext:value-type="float">
            <text:p>-22,6477</text:p>
          </table:table-cell>
          <table:table-cell table:formula="of:=VLOOKUP([.$C$1:.$C$1048576];[$map.A$1:$map.C$1048576];3;0)" office:value-type="float" office:value="-43.6967" calcext:value-type="float">
            <text:p>-43,696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9" calcext:value-type="float">
            <text:p>119</text:p>
          </table:table-cell>
          <table:table-cell/>
          <table:table-cell table:formula="of:=[.D84]+IF(RAND()&gt;0.93;1)" office:value-type="float" office:value="-22.6477" calcext:value-type="float">
            <text:p>-22,6477</text:p>
          </table:table-cell>
          <table:table-cell table:formula="of:=[.E84]+IF(RAND()&gt;0.93;1)" office:value-type="float" office:value="-43.6967" calcext:value-type="float">
            <text:p>-43,696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NOW()-100;NOW())+RAND()" office:value-type="date" office:date-value="2019-10-11T01:07:28.046061" calcext:value-type="date">
            <text:p>11/10/2019 01:07:28</text:p>
          </table:table-cell>
          <table:table-cell table:formula="of:=RANDBETWEEN(1;MAX([$map.A$1:$map.A$1048576])-1)" office:value-type="float" office:value="7" calcext:value-type="float">
            <text:p>7</text:p>
          </table:table-cell>
          <table:table-cell table:formula="of:=VLOOKUP([.$C$1:.$C$1048576];[$map.A$1:$map.C$1048576];2;0)" office:value-type="float" office:value="-22.8775" calcext:value-type="float">
            <text:p>-22,8775</text:p>
          </table:table-cell>
          <table:table-cell table:formula="of:=VLOOKUP([.$C$1:.$C$1048576];[$map.A$1:$map.C$1048576];3;0)" office:value-type="float" office:value="-45.1634" calcext:value-type="float">
            <text:p>-45,163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8" calcext:value-type="float">
            <text:p>28</text:p>
          </table:table-cell>
          <table:table-cell/>
          <table:table-cell table:formula="of:=[.D85]+IF(RAND()&gt;0.93;1)" office:value-type="float" office:value="-22.8775" calcext:value-type="float">
            <text:p>-22,8775</text:p>
          </table:table-cell>
          <table:table-cell table:formula="of:=[.E85]+IF(RAND()&gt;0.93;1)" office:value-type="float" office:value="-45.1634" calcext:value-type="float">
            <text:p>-45,163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NOW()-100;NOW())+RAND()" office:value-type="date" office:date-value="2019-08-22T02:39:17.040862" calcext:value-type="date">
            <text:p>22/08/2019 02:39:17</text:p>
          </table:table-cell>
          <table:table-cell table:formula="of:=RANDBETWEEN(1;MAX([$map.A$1:$map.A$1048576])-1)" office:value-type="float" office:value="3" calcext:value-type="float">
            <text:p>3</text:p>
          </table:table-cell>
          <table:table-cell table:formula="of:=VLOOKUP([.$C$1:.$C$1048576];[$map.A$1:$map.C$1048576];2;0)" office:value-type="float" office:value="-22.9775" calcext:value-type="float">
            <text:p>-22,9775</text:p>
          </table:table-cell>
          <table:table-cell table:formula="of:=VLOOKUP([.$C$1:.$C$1048576];[$map.A$1:$map.C$1048576];3;0)" office:value-type="float" office:value="-45.3859" calcext:value-type="float">
            <text:p>-45,38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54" calcext:value-type="float">
            <text:p>154</text:p>
          </table:table-cell>
          <table:table-cell/>
          <table:table-cell table:formula="of:=[.D86]+IF(RAND()&gt;0.93;1)" office:value-type="float" office:value="-22.9775" calcext:value-type="float">
            <text:p>-22,9775</text:p>
          </table:table-cell>
          <table:table-cell table:formula="of:=[.E86]+IF(RAND()&gt;0.93;1)" office:value-type="float" office:value="-45.3859" calcext:value-type="float">
            <text:p>-45,38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NOW()-100;NOW())+RAND()" office:value-type="date" office:date-value="2019-08-04T00:44:18.008612" calcext:value-type="date">
            <text:p>04/08/2019 00:44:18</text:p>
          </table:table-cell>
          <table:table-cell table:formula="of:=RANDBETWEEN(1;MAX([$map.A$1:$map.A$1048576])-1)" office:value-type="float" office:value="42" calcext:value-type="float">
            <text:p>42</text:p>
          </table:table-cell>
          <table:table-cell table:formula="of:=VLOOKUP([.$C$1:.$C$1048576];[$map.A$1:$map.C$1048576];2;0)" office:value-type="float" office:value="-22.6044" calcext:value-type="float">
            <text:p>-22,6044</text:p>
          </table:table-cell>
          <table:table-cell table:formula="of:=VLOOKUP([.$C$1:.$C$1048576];[$map.A$1:$map.C$1048576];3;0)" office:value-type="float" office:value="-44.4516" calcext:value-type="float">
            <text:p>-44,451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6" calcext:value-type="float">
            <text:p>126</text:p>
          </table:table-cell>
          <table:table-cell/>
          <table:table-cell table:formula="of:=[.D87]+IF(RAND()&gt;0.93;1)" office:value-type="float" office:value="-22.6044" calcext:value-type="float">
            <text:p>-22,6044</text:p>
          </table:table-cell>
          <table:table-cell table:formula="of:=[.E87]+IF(RAND()&gt;0.93;1)" office:value-type="float" office:value="-44.4516" calcext:value-type="float">
            <text:p>-44,451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NOW()-100;NOW())+RAND()" office:value-type="date" office:date-value="2019-09-05T01:50:50.160267" calcext:value-type="date">
            <text:p>05/09/2019 01:50:50</text:p>
          </table:table-cell>
          <table:table-cell table:formula="of:=RANDBETWEEN(1;MAX([$map.A$1:$map.A$1048576])-1)" office:value-type="float" office:value="26" calcext:value-type="float">
            <text:p>26</text:p>
          </table:table-cell>
          <table:table-cell table:formula="of:=VLOOKUP([.$C$1:.$C$1048576];[$map.A$1:$map.C$1048576];2;0)" office:value-type="float" office:value="-22.6203" calcext:value-type="float">
            <text:p>-22,6203</text:p>
          </table:table-cell>
          <table:table-cell table:formula="of:=VLOOKUP([.$C$1:.$C$1048576];[$map.A$1:$map.C$1048576];3;0)" office:value-type="float" office:value="-44.5237" calcext:value-type="float">
            <text:p>-44,5237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37" calcext:value-type="float">
            <text:p>37</text:p>
          </table:table-cell>
          <table:table-cell/>
          <table:table-cell table:formula="of:=[.D88]+IF(RAND()&gt;0.93;1)" office:value-type="float" office:value="-22.6203" calcext:value-type="float">
            <text:p>-22,6203</text:p>
          </table:table-cell>
          <table:table-cell table:formula="of:=[.E88]+IF(RAND()&gt;0.93;1)" office:value-type="float" office:value="-44.5237" calcext:value-type="float">
            <text:p>-44,523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NOW()-100;NOW())+RAND()" office:value-type="date" office:date-value="2019-10-10T05:01:28.417132" calcext:value-type="date">
            <text:p>10/10/2019 05:01:28</text:p>
          </table:table-cell>
          <table:table-cell table:formula="of:=RANDBETWEEN(1;MAX([$map.A$1:$map.A$1048576])-1)" office:value-type="float" office:value="10" calcext:value-type="float">
            <text:p>10</text:p>
          </table:table-cell>
          <table:table-cell table:formula="of:=VLOOKUP([.$C$1:.$C$1048576];[$map.A$1:$map.C$1048576];2;0)" office:value-type="float" office:value="-22.7384" calcext:value-type="float">
            <text:p>-22,7384</text:p>
          </table:table-cell>
          <table:table-cell table:formula="of:=VLOOKUP([.$C$1:.$C$1048576];[$map.A$1:$map.C$1048576];3;0)" office:value-type="float" office:value="-45.0078" calcext:value-type="float">
            <text:p>-45,007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" calcext:value-type="float">
            <text:p>1</text:p>
          </table:table-cell>
          <table:table-cell/>
          <table:table-cell table:formula="of:=[.D89]+IF(RAND()&gt;0.93;1)" office:value-type="float" office:value="-22.7384" calcext:value-type="float">
            <text:p>-22,7384</text:p>
          </table:table-cell>
          <table:table-cell table:formula="of:=[.E89]+IF(RAND()&gt;0.93;1)" office:value-type="float" office:value="-45.0078" calcext:value-type="float">
            <text:p>-45,007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NOW()-100;NOW())+RAND()" office:value-type="date" office:date-value="2019-10-12T12:57:23.704348" calcext:value-type="date">
            <text:p>12/10/2019 12:57:24</text:p>
          </table:table-cell>
          <table:table-cell table:formula="of:=RANDBETWEEN(1;MAX([$map.A$1:$map.A$1048576])-1)" office:value-type="float" office:value="40" calcext:value-type="float">
            <text:p>40</text:p>
          </table:table-cell>
          <table:table-cell table:formula="of:=VLOOKUP([.$C$1:.$C$1048576];[$map.A$1:$map.C$1048576];2;0)" office:value-type="float" office:value="-22.6219" calcext:value-type="float">
            <text:p>-22,6219</text:p>
          </table:table-cell>
          <table:table-cell table:formula="of:=VLOOKUP([.$C$1:.$C$1048576];[$map.A$1:$map.C$1048576];3;0)" office:value-type="float" office:value="-44.5146" calcext:value-type="float">
            <text:p>-44,514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90]+IF(RAND()&gt;0.93;1)" office:value-type="float" office:value="-22.6219" calcext:value-type="float">
            <text:p>-22,6219</text:p>
          </table:table-cell>
          <table:table-cell table:formula="of:=[.E90]+IF(RAND()&gt;0.93;1)" office:value-type="float" office:value="-44.5146" calcext:value-type="float">
            <text:p>-44,514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NOW()-100;NOW())+RAND()" office:value-type="date" office:date-value="2019-07-24T19:30:55.966305" calcext:value-type="date">
            <text:p>24/07/2019 19:30:56</text:p>
          </table:table-cell>
          <table:table-cell table:formula="of:=RANDBETWEEN(1;MAX([$map.A$1:$map.A$1048576])-1)" office:value-type="float" office:value="61" calcext:value-type="float">
            <text:p>61</text:p>
          </table:table-cell>
          <table:table-cell table:formula="of:=VLOOKUP([.$C$1:.$C$1048576];[$map.A$1:$map.C$1048576];2;0)" office:value-type="float" office:value="-22.6337" calcext:value-type="float">
            <text:p>-22,6337</text:p>
          </table:table-cell>
          <table:table-cell table:formula="of:=VLOOKUP([.$C$1:.$C$1048576];[$map.A$1:$map.C$1048576];3;0)" office:value-type="float" office:value="-43.7219" calcext:value-type="float">
            <text:p>-43,7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9" calcext:value-type="float">
            <text:p>29</text:p>
          </table:table-cell>
          <table:table-cell/>
          <table:table-cell table:formula="of:=[.D91]+IF(RAND()&gt;0.93;1)" office:value-type="float" office:value="-22.6337" calcext:value-type="float">
            <text:p>-22,6337</text:p>
          </table:table-cell>
          <table:table-cell table:formula="of:=[.E91]+IF(RAND()&gt;0.93;1)" office:value-type="float" office:value="-43.7219" calcext:value-type="float">
            <text:p>-43,7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NOW()-100;NOW())+RAND()" office:value-type="date" office:date-value="2019-09-14T16:55:39.828683" calcext:value-type="date">
            <text:p>14/09/2019 16:55:40</text:p>
          </table:table-cell>
          <table:table-cell table:formula="of:=RANDBETWEEN(1;MAX([$map.A$1:$map.A$1048576])-1)" office:value-type="float" office:value="41" calcext:value-type="float">
            <text:p>41</text:p>
          </table:table-cell>
          <table:table-cell table:formula="of:=VLOOKUP([.$C$1:.$C$1048576];[$map.A$1:$map.C$1048576];2;0)" office:value-type="float" office:value="-22.6235" calcext:value-type="float">
            <text:p>-22,6235</text:p>
          </table:table-cell>
          <table:table-cell table:formula="of:=VLOOKUP([.$C$1:.$C$1048576];[$map.A$1:$map.C$1048576];3;0)" office:value-type="float" office:value="-44.5044" calcext:value-type="float">
            <text:p>-44,5044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6" calcext:value-type="float">
            <text:p>116</text:p>
          </table:table-cell>
          <table:table-cell/>
          <table:table-cell table:formula="of:=[.D92]+IF(RAND()&gt;0.93;1)" office:value-type="float" office:value="-22.6235" calcext:value-type="float">
            <text:p>-22,6235</text:p>
          </table:table-cell>
          <table:table-cell table:formula="of:=[.E92]+IF(RAND()&gt;0.93;1)" office:value-type="float" office:value="-44.5044" calcext:value-type="float">
            <text:p>-44,5044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NOW()-100;NOW())+RAND()" office:value-type="date" office:date-value="2019-08-22T04:43:39.289821" calcext:value-type="date">
            <text:p>22/08/2019 04:43:39</text:p>
          </table:table-cell>
          <table:table-cell table:formula="of:=RANDBETWEEN(1;MAX([$map.A$1:$map.A$1048576])-1)" office:value-type="float" office:value="3" calcext:value-type="float">
            <text:p>3</text:p>
          </table:table-cell>
          <table:table-cell table:formula="of:=VLOOKUP([.$C$1:.$C$1048576];[$map.A$1:$map.C$1048576];2;0)" office:value-type="float" office:value="-22.9775" calcext:value-type="float">
            <text:p>-22,9775</text:p>
          </table:table-cell>
          <table:table-cell table:formula="of:=VLOOKUP([.$C$1:.$C$1048576];[$map.A$1:$map.C$1048576];3;0)" office:value-type="float" office:value="-45.3859" calcext:value-type="float">
            <text:p>-45,38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9" calcext:value-type="float">
            <text:p>79</text:p>
          </table:table-cell>
          <table:table-cell/>
          <table:table-cell table:formula="of:=[.D93]+IF(RAND()&gt;0.93;1)" office:value-type="float" office:value="-22.9775" calcext:value-type="float">
            <text:p>-22,9775</text:p>
          </table:table-cell>
          <table:table-cell table:formula="of:=[.E93]+IF(RAND()&gt;0.93;1)" office:value-type="float" office:value="-44.3859" calcext:value-type="float">
            <text:p>-44,385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NOW()-100;NOW())+RAND()" office:value-type="date" office:date-value="2019-09-10T12:45:45.879961" calcext:value-type="date">
            <text:p>10/09/2019 12:45:46</text:p>
          </table:table-cell>
          <table:table-cell table:formula="of:=RANDBETWEEN(1;MAX([$map.A$1:$map.A$1048576])-1)" office:value-type="float" office:value="19" calcext:value-type="float">
            <text:p>19</text:p>
          </table:table-cell>
          <table:table-cell table:formula="of:=VLOOKUP([.$C$1:.$C$1048576];[$map.A$1:$map.C$1048576];2;0)" office:value-type="float" office:value="-22.6174" calcext:value-type="float">
            <text:p>-22,6174</text:p>
          </table:table-cell>
          <table:table-cell table:formula="of:=VLOOKUP([.$C$1:.$C$1048576];[$map.A$1:$map.C$1048576];3;0)" office:value-type="float" office:value="-44.5296" calcext:value-type="float">
            <text:p>-44,5296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14" calcext:value-type="float">
            <text:p>114</text:p>
          </table:table-cell>
          <table:table-cell/>
          <table:table-cell table:formula="of:=[.D94]+IF(RAND()&gt;0.93;1)" office:value-type="float" office:value="-22.6174" calcext:value-type="float">
            <text:p>-22,6174</text:p>
          </table:table-cell>
          <table:table-cell table:formula="of:=[.E94]+IF(RAND()&gt;0.93;1)" office:value-type="float" office:value="-44.5296" calcext:value-type="float">
            <text:p>-44,5296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NOW()-100;NOW())+RAND()" office:value-type="date" office:date-value="2019-09-25T23:32:31.791125" calcext:value-type="date">
            <text:p>25/09/2019 23:32:32</text:p>
          </table:table-cell>
          <table:table-cell table:formula="of:=RANDBETWEEN(1;MAX([$map.A$1:$map.A$1048576])-1)" office:value-type="float" office:value="13" calcext:value-type="float">
            <text:p>13</text:p>
          </table:table-cell>
          <table:table-cell table:formula="of:=VLOOKUP([.$C$1:.$C$1048576];[$map.A$1:$map.C$1048576];2;0)" office:value-type="float" office:value="-22.6405" calcext:value-type="float">
            <text:p>-22,6405</text:p>
          </table:table-cell>
          <table:table-cell table:formula="of:=VLOOKUP([.$C$1:.$C$1048576];[$map.A$1:$map.C$1048576];3;0)" office:value-type="float" office:value="-44.8012" calcext:value-type="float">
            <text:p>-44,8012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75" calcext:value-type="float">
            <text:p>75</text:p>
          </table:table-cell>
          <table:table-cell/>
          <table:table-cell table:formula="of:=[.D95]+IF(RAND()&gt;0.93;1)" office:value-type="float" office:value="-22.6405" calcext:value-type="float">
            <text:p>-22,6405</text:p>
          </table:table-cell>
          <table:table-cell table:formula="of:=[.E95]+IF(RAND()&gt;0.93;1)" office:value-type="float" office:value="-44.8012" calcext:value-type="float">
            <text:p>-44,801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NOW()-100;NOW())+RAND()" office:value-type="date" office:date-value="2019-08-05T09:07:39.655083" calcext:value-type="date">
            <text:p>05/08/2019 09:07:40</text:p>
          </table:table-cell>
          <table:table-cell table:formula="of:=RANDBETWEEN(1;MAX([$map.A$1:$map.A$1048576])-1)" office:value-type="float" office:value="31" calcext:value-type="float">
            <text:p>31</text:p>
          </table:table-cell>
          <table:table-cell table:formula="of:=VLOOKUP([.$C$1:.$C$1048576];[$map.A$1:$map.C$1048576];2;0)" office:value-type="float" office:value="-22.6208" calcext:value-type="float">
            <text:p>-22,6208</text:p>
          </table:table-cell>
          <table:table-cell table:formula="of:=VLOOKUP([.$C$1:.$C$1048576];[$map.A$1:$map.C$1048576];3;0)" office:value-type="float" office:value="-44.5208" calcext:value-type="float">
            <text:p>-44,5208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21" calcext:value-type="float">
            <text:p>121</text:p>
          </table:table-cell>
          <table:table-cell/>
          <table:table-cell table:formula="of:=[.D96]+IF(RAND()&gt;0.93;1)" office:value-type="float" office:value="-22.6208" calcext:value-type="float">
            <text:p>-22,6208</text:p>
          </table:table-cell>
          <table:table-cell table:formula="of:=[.E96]+IF(RAND()&gt;0.93;1)" office:value-type="float" office:value="-44.5208" calcext:value-type="float">
            <text:p>-44,5208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NOW()-100;NOW())+RAND()" office:value-type="date" office:date-value="2019-08-19T16:37:30.070038" calcext:value-type="date">
            <text:p>19/08/2019 16:37:30</text:p>
          </table:table-cell>
          <table:table-cell table:formula="of:=RANDBETWEEN(1;MAX([$map.A$1:$map.A$1048576])-1)" office:value-type="float" office:value="14" calcext:value-type="float">
            <text:p>14</text:p>
          </table:table-cell>
          <table:table-cell table:formula="of:=VLOOKUP([.$C$1:.$C$1048576];[$map.A$1:$map.C$1048576];2;0)" office:value-type="float" office:value="-22.6228" calcext:value-type="float">
            <text:p>-22,6228</text:p>
          </table:table-cell>
          <table:table-cell table:formula="of:=VLOOKUP([.$C$1:.$C$1048576];[$map.A$1:$map.C$1048576];3;0)" office:value-type="float" office:value="-44.697" calcext:value-type="float">
            <text:p>-44,697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52" calcext:value-type="float">
            <text:p>52</text:p>
          </table:table-cell>
          <table:table-cell/>
          <table:table-cell table:formula="of:=[.D97]+IF(RAND()&gt;0.93;1)" office:value-type="float" office:value="-22.6228" calcext:value-type="float">
            <text:p>-22,6228</text:p>
          </table:table-cell>
          <table:table-cell table:formula="of:=[.E97]+IF(RAND()&gt;0.93;1)" office:value-type="float" office:value="-44.697" calcext:value-type="float">
            <text:p>-44,697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NOW()-100;NOW())+RAND()" office:value-type="date" office:date-value="2019-08-04T03:49:54.543558" calcext:value-type="date">
            <text:p>04/08/2019 03:49:55</text:p>
          </table:table-cell>
          <table:table-cell table:formula="of:=RANDBETWEEN(1;MAX([$map.A$1:$map.A$1048576])-1)" office:value-type="float" office:value="29" calcext:value-type="float">
            <text:p>29</text:p>
          </table:table-cell>
          <table:table-cell table:formula="of:=VLOOKUP([.$C$1:.$C$1048576];[$map.A$1:$map.C$1048576];2;0)" office:value-type="float" office:value="-22.621" calcext:value-type="float">
            <text:p>-22,6210</text:p>
          </table:table-cell>
          <table:table-cell table:formula="of:=VLOOKUP([.$C$1:.$C$1048576];[$map.A$1:$map.C$1048576];3;0)" office:value-type="float" office:value="-44.5219" calcext:value-type="float">
            <text:p>-44,521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81" calcext:value-type="float">
            <text:p>81</text:p>
          </table:table-cell>
          <table:table-cell/>
          <table:table-cell table:formula="of:=[.D98]+IF(RAND()&gt;0.93;1)" office:value-type="float" office:value="-22.621" calcext:value-type="float">
            <text:p>-22,621</text:p>
          </table:table-cell>
          <table:table-cell table:formula="of:=[.E98]+IF(RAND()&gt;0.93;1)" office:value-type="float" office:value="-44.5219" calcext:value-type="float">
            <text:p>-44,5219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NOW()-100;NOW())+RAND()" office:value-type="date" office:date-value="2019-08-02T04:45:52.46757" calcext:value-type="date">
            <text:p>02/08/2019 04:45:52</text:p>
          </table:table-cell>
          <table:table-cell table:formula="of:=RANDBETWEEN(1;MAX([$map.A$1:$map.A$1048576])-1)" office:value-type="float" office:value="60" calcext:value-type="float">
            <text:p>60</text:p>
          </table:table-cell>
          <table:table-cell table:formula="of:=VLOOKUP([.$C$1:.$C$1048576];[$map.A$1:$map.C$1048576];2;0)" office:value-type="float" office:value="-22.6331" calcext:value-type="float">
            <text:p>-22,6331</text:p>
          </table:table-cell>
          <table:table-cell table:formula="of:=VLOOKUP([.$C$1:.$C$1048576];[$map.A$1:$map.C$1048576];3;0)" office:value-type="float" office:value="-43.722" calcext:value-type="float">
            <text:p>-43,7220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131" calcext:value-type="float">
            <text:p>131</text:p>
          </table:table-cell>
          <table:table-cell/>
          <table:table-cell table:formula="of:=[.D99]+IF(RAND()&gt;0.93;1)" office:value-type="float" office:value="-22.6331" calcext:value-type="float">
            <text:p>-22,6331</text:p>
          </table:table-cell>
          <table:table-cell table:formula="of:=[.E99]+IF(RAND()&gt;0.93;1)" office:value-type="float" office:value="-43.722" calcext:value-type="float">
            <text:p>-43,722</text:p>
          </table:table-cell>
          <table:table-cell office:value-type="string" calcext:value-type="string">
            <text:p>svfvdfvdfbdfb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NOW()-100;NOW())+RAND()" office:value-type="date" office:date-value="2019-09-01T18:28:02.594614" calcext:value-type="date">
            <text:p>01/09/2019 18:28:03</text:p>
          </table:table-cell>
          <table:table-cell table:formula="of:=RANDBETWEEN(1;MAX([$map.A$1:$map.A$1048576])-1)" office:value-type="float" office:value="38" calcext:value-type="float">
            <text:p>38</text:p>
          </table:table-cell>
          <table:table-cell table:formula="of:=VLOOKUP([.$C$1:.$C$1048576];[$map.A$1:$map.C$1048576];2;0)" office:value-type="float" office:value="-22.6215" calcext:value-type="float">
            <text:p>-22,6215</text:p>
          </table:table-cell>
          <table:table-cell table:formula="of:=VLOOKUP([.$C$1:.$C$1048576];[$map.A$1:$map.C$1048576];3;0)" office:value-type="float" office:value="-44.5159" calcext:value-type="float">
            <text:p>-44,5159</text:p>
          </table:table-cell>
          <table:table-cell office:value-type="string" calcext:value-type="string">
            <text:p>FURTO_OLEODUTO</text:p>
          </table:table-cell>
          <table:table-cell table:formula="of:=RANDBETWEEN(1;MAX([$usuarios.A$1:$usuarios.A$1048576]))" office:value-type="float" office:value="20" calcext:value-type="float">
            <text:p>20</text:p>
          </table:table-cell>
          <table:table-cell/>
          <table:table-cell table:formula="of:=[.D100]+IF(RAND()&gt;0.93;1)" office:value-type="float" office:value="-22.6215" calcext:value-type="float">
            <text:p>-22,6215</text:p>
          </table:table-cell>
          <table:table-cell table:formula="of:=[.E100]+IF(RAND()&gt;0.93;1)" office:value-type="float" office:value="-44.5159" calcext:value-type="float">
            <text:p>-44,5159</text:p>
          </table:table-cell>
          <table:table-cell office:value-type="string" calcext:value-type="string">
            <text:p>svfvdfvdfbdfbd</text:p>
          </table:table-cell>
        </table:table-row>
      </table:table>
      <table:table table:name="m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nto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.0816" calcext:value-type="float">
            <text:p>-23,0816</text:p>
          </table:table-cell>
          <table:table-cell office:value-type="float" office:value="-45.5366" calcext:value-type="float">
            <text:p>-45,5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.0298" calcext:value-type="float">
            <text:p>-23,0298</text:p>
          </table:table-cell>
          <table:table-cell office:value-type="float" office:value="-45.4641" calcext:value-type="float">
            <text:p>-45,4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.9775" calcext:value-type="float">
            <text:p>-22,9775</text:p>
          </table:table-cell>
          <table:table-cell office:value-type="float" office:value="-45.3859" calcext:value-type="float">
            <text:p>-45,3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2.9389" calcext:value-type="float">
            <text:p>-22,9389</text:p>
          </table:table-cell>
          <table:table-cell office:value-type="float" office:value="-45.339" calcext:value-type="float">
            <text:p>-45,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.9187" calcext:value-type="float">
            <text:p>-22,9187</text:p>
          </table:table-cell>
          <table:table-cell office:value-type="float" office:value="-45.2934" calcext:value-type="float">
            <text:p>-45,2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.9109" calcext:value-type="float">
            <text:p>-22,9109</text:p>
          </table:table-cell>
          <table:table-cell office:value-type="float" office:value="-45.2082" calcext:value-type="float">
            <text:p>-45,2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.8775" calcext:value-type="float">
            <text:p>-22,8775</text:p>
          </table:table-cell>
          <table:table-cell office:value-type="float" office:value="-45.1634" calcext:value-type="float">
            <text:p>-45,1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.8344" calcext:value-type="float">
            <text:p>-22,8344</text:p>
          </table:table-cell>
          <table:table-cell office:value-type="float" office:value="-45.1447" calcext:value-type="float">
            <text:p>-45,1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2.7793" calcext:value-type="float">
            <text:p>-22,7793</text:p>
          </table:table-cell>
          <table:table-cell office:value-type="float" office:value="-45.0521" calcext:value-type="float">
            <text:p>-45,0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.7384" calcext:value-type="float">
            <text:p>-22,7384</text:p>
          </table:table-cell>
          <table:table-cell office:value-type="float" office:value="-45.0078" calcext:value-type="float">
            <text:p>-45,0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2.6598" calcext:value-type="float">
            <text:p>-22,6598</text:p>
          </table:table-cell>
          <table:table-cell office:value-type="float" office:value="-44.8959" calcext:value-type="float">
            <text:p>-44,8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.6641" calcext:value-type="float">
            <text:p>-22,6641</text:p>
          </table:table-cell>
          <table:table-cell office:value-type="float" office:value="-44.8674" calcext:value-type="float">
            <text:p>-44,86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2.6405" calcext:value-type="float">
            <text:p>-22,6405</text:p>
          </table:table-cell>
          <table:table-cell office:value-type="float" office:value="-44.8012" calcext:value-type="float">
            <text:p>-44,8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2.6228" calcext:value-type="float">
            <text:p>-22,6228</text:p>
          </table:table-cell>
          <table:table-cell office:value-type="float" office:value="-44.697" calcext:value-type="float">
            <text:p>-44,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.6425" calcext:value-type="float">
            <text:p>-22,6425</text:p>
          </table:table-cell>
          <table:table-cell office:value-type="float" office:value="-44.6026" calcext:value-type="float">
            <text:p>-44,6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.6173" calcext:value-type="float">
            <text:p>-22,6173</text:p>
          </table:table-cell>
          <table:table-cell office:value-type="float" office:value="-44.5489" calcext:value-type="float">
            <text:p>-44,5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.6173" calcext:value-type="float">
            <text:p>-22,6173</text:p>
          </table:table-cell>
          <table:table-cell office:value-type="float" office:value="-44.5331" calcext:value-type="float">
            <text:p>-44,53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.6174" calcext:value-type="float">
            <text:p>-22,6174</text:p>
          </table:table-cell>
          <table:table-cell office:value-type="float" office:value="-44.53" calcext:value-type="float">
            <text:p>-44,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2.6174" calcext:value-type="float">
            <text:p>-22,6174</text:p>
          </table:table-cell>
          <table:table-cell office:value-type="float" office:value="-44.5296" calcext:value-type="float">
            <text:p>-44,5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.6175" calcext:value-type="float">
            <text:p>-22,6175</text:p>
          </table:table-cell>
          <table:table-cell office:value-type="float" office:value="-44.5293" calcext:value-type="float">
            <text:p>-44,5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.6176" calcext:value-type="float">
            <text:p>-22,6176</text:p>
          </table:table-cell>
          <table:table-cell office:value-type="float" office:value="-44.529" calcext:value-type="float">
            <text:p>-44,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2.6178" calcext:value-type="float">
            <text:p>-22,6178</text:p>
          </table:table-cell>
          <table:table-cell office:value-type="float" office:value="-44.5287" calcext:value-type="float">
            <text:p>-44,52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2.6192" calcext:value-type="float">
            <text:p>-22,6192</text:p>
          </table:table-cell>
          <table:table-cell office:value-type="float" office:value="-44.5266" calcext:value-type="float">
            <text:p>-44,52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.6195" calcext:value-type="float">
            <text:p>-22,6195</text:p>
          </table:table-cell>
          <table:table-cell office:value-type="float" office:value="-44.5259" calcext:value-type="float">
            <text:p>-44,5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.6199" calcext:value-type="float">
            <text:p>-22,6199</text:p>
          </table:table-cell>
          <table:table-cell office:value-type="float" office:value="-44.5245" calcext:value-type="float">
            <text:p>-44,5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.6203" calcext:value-type="float">
            <text:p>-22,6203</text:p>
          </table:table-cell>
          <table:table-cell office:value-type="float" office:value="-44.5237" calcext:value-type="float">
            <text:p>-44,52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2.6207" calcext:value-type="float">
            <text:p>-22,6207</text:p>
          </table:table-cell>
          <table:table-cell office:value-type="float" office:value="-44.523" calcext:value-type="float">
            <text:p>-44,5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2.621" calcext:value-type="float">
            <text:p>-22,621</text:p>
          </table:table-cell>
          <table:table-cell office:value-type="float" office:value="-44.5222" calcext:value-type="float">
            <text:p>-44,5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2.621" calcext:value-type="float">
            <text:p>-22,621</text:p>
          </table:table-cell>
          <table:table-cell office:value-type="float" office:value="-44.5219" calcext:value-type="float">
            <text:p>-44,52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2.6209" calcext:value-type="float">
            <text:p>-22,6209</text:p>
          </table:table-cell>
          <table:table-cell office:value-type="float" office:value="-44.5212" calcext:value-type="float">
            <text:p>-44,5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208" calcext:value-type="float">
            <text:p>-44,5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201" calcext:value-type="float">
            <text:p>-44,52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97" calcext:value-type="float">
            <text:p>-44,5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92" calcext:value-type="float">
            <text:p>-44,51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4.5187" calcext:value-type="float">
            <text:p>-44,51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.6213" calcext:value-type="float">
            <text:p>-22,6213</text:p>
          </table:table-cell>
          <table:table-cell office:value-type="float" office:value="-44.5169" calcext:value-type="float">
            <text:p>-44,51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2.6214" calcext:value-type="float">
            <text:p>-22,6214</text:p>
          </table:table-cell>
          <table:table-cell office:value-type="float" office:value="-44.5162" calcext:value-type="float">
            <text:p>-44,51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.6215" calcext:value-type="float">
            <text:p>-22,6215</text:p>
          </table:table-cell>
          <table:table-cell office:value-type="float" office:value="-44.5159" calcext:value-type="float">
            <text:p>-44,5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.6219" calcext:value-type="float">
            <text:p>-22,6219</text:p>
          </table:table-cell>
          <table:table-cell office:value-type="float" office:value="-44.5148" calcext:value-type="float">
            <text:p>-44,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.6219" calcext:value-type="float">
            <text:p>-22,6219</text:p>
          </table:table-cell>
          <table:table-cell office:value-type="float" office:value="-44.5146" calcext:value-type="float">
            <text:p>-44,5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2.6235" calcext:value-type="float">
            <text:p>-22,6235</text:p>
          </table:table-cell>
          <table:table-cell office:value-type="float" office:value="-44.5044" calcext:value-type="float">
            <text:p>-44,5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2.6044" calcext:value-type="float">
            <text:p>-22,6044</text:p>
          </table:table-cell>
          <table:table-cell office:value-type="float" office:value="-44.4516" calcext:value-type="float">
            <text:p>-44,45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2.6091" calcext:value-type="float">
            <text:p>-22,6091</text:p>
          </table:table-cell>
          <table:table-cell office:value-type="float" office:value="-44.3401" calcext:value-type="float">
            <text:p>-44,34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.596" calcext:value-type="float">
            <text:p>-22,596</text:p>
          </table:table-cell>
          <table:table-cell office:value-type="float" office:value="-44.3153" calcext:value-type="float">
            <text:p>-44,3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6045" calcext:value-type="float">
            <text:p>-22,6045</text:p>
          </table:table-cell>
          <table:table-cell office:value-type="float" office:value="-44.2904" calcext:value-type="float">
            <text:p>-44,29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2.5916" calcext:value-type="float">
            <text:p>-22,5916</text:p>
          </table:table-cell>
          <table:table-cell office:value-type="float" office:value="-44.2335" calcext:value-type="float">
            <text:p>-44,23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2.5973" calcext:value-type="float">
            <text:p>-22,5973</text:p>
          </table:table-cell>
          <table:table-cell office:value-type="float" office:value="-44.1402" calcext:value-type="float">
            <text:p>-44,14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2.5698" calcext:value-type="float">
            <text:p>-22,5698</text:p>
          </table:table-cell>
          <table:table-cell office:value-type="float" office:value="-44.0718" calcext:value-type="float">
            <text:p>-44,0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2.5273" calcext:value-type="float">
            <text:p>-22,5273</text:p>
          </table:table-cell>
          <table:table-cell office:value-type="float" office:value="-44.0408" calcext:value-type="float">
            <text:p>-44,0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5711" calcext:value-type="float">
            <text:p>-22,5711</text:p>
          </table:table-cell>
          <table:table-cell office:value-type="float" office:value="-43.9199" calcext:value-type="float">
            <text:p>-43,91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2.5896" calcext:value-type="float">
            <text:p>-22,5896</text:p>
          </table:table-cell>
          <table:table-cell office:value-type="float" office:value="-43.8941" calcext:value-type="float">
            <text:p>-43,89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2.595" calcext:value-type="float">
            <text:p>-22,595</text:p>
          </table:table-cell>
          <table:table-cell office:value-type="float" office:value="-43.8567" calcext:value-type="float">
            <text:p>-43,85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2.6232" calcext:value-type="float">
            <text:p>-22,6232</text:p>
          </table:table-cell>
          <table:table-cell office:value-type="float" office:value="-43.8164" calcext:value-type="float">
            <text:p>-43,8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2.6208" calcext:value-type="float">
            <text:p>-22,6208</text:p>
          </table:table-cell>
          <table:table-cell office:value-type="float" office:value="-43.7928" calcext:value-type="float">
            <text:p>-43,7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2.6307" calcext:value-type="float">
            <text:p>-22,6307</text:p>
          </table:table-cell>
          <table:table-cell office:value-type="float" office:value="-43.7846" calcext:value-type="float">
            <text:p>-43,78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2.6288" calcext:value-type="float">
            <text:p>-22,6288</text:p>
          </table:table-cell>
          <table:table-cell office:value-type="float" office:value="-43.7415" calcext:value-type="float">
            <text:p>-43,74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2.6284" calcext:value-type="float">
            <text:p>-22,6284</text:p>
          </table:table-cell>
          <table:table-cell office:value-type="float" office:value="-43.7359" calcext:value-type="float">
            <text:p>-43,73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2.6289" calcext:value-type="float">
            <text:p>-22,6289</text:p>
          </table:table-cell>
          <table:table-cell office:value-type="float" office:value="-43.727" calcext:value-type="float">
            <text:p>-43,7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2.6322" calcext:value-type="float">
            <text:p>-22,6322</text:p>
          </table:table-cell>
          <table:table-cell office:value-type="float" office:value="-43.7231" calcext:value-type="float">
            <text:p>-43,7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2.6331" calcext:value-type="float">
            <text:p>-22,6331</text:p>
          </table:table-cell>
          <table:table-cell office:value-type="float" office:value="-43.722" calcext:value-type="float">
            <text:p>-43,7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22.6337" calcext:value-type="float">
            <text:p>-22,6337</text:p>
          </table:table-cell>
          <table:table-cell office:value-type="float" office:value="-43.7219" calcext:value-type="float">
            <text:p>-43,72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2.6341" calcext:value-type="float">
            <text:p>-22,6341</text:p>
          </table:table-cell>
          <table:table-cell office:value-type="float" office:value="-43.7225" calcext:value-type="float">
            <text:p>-43,72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2.6351" calcext:value-type="float">
            <text:p>-22,6351</text:p>
          </table:table-cell>
          <table:table-cell office:value-type="float" office:value="-43.7232" calcext:value-type="float">
            <text:p>-43,7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2.6358" calcext:value-type="float">
            <text:p>-22,6358</text:p>
          </table:table-cell>
          <table:table-cell office:value-type="float" office:value="-43.7236" calcext:value-type="float">
            <text:p>-43,72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2.6367" calcext:value-type="float">
            <text:p>-22,6367</text:p>
          </table:table-cell>
          <table:table-cell office:value-type="float" office:value="-43.7238" calcext:value-type="float">
            <text:p>-43,7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2.6371" calcext:value-type="float">
            <text:p>-22,6371</text:p>
          </table:table-cell>
          <table:table-cell office:value-type="float" office:value="-43.7238" calcext:value-type="float">
            <text:p>-43,72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2.6378" calcext:value-type="float">
            <text:p>-22,6378</text:p>
          </table:table-cell>
          <table:table-cell office:value-type="float" office:value="-43.7236" calcext:value-type="float">
            <text:p>-43,72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2.6381" calcext:value-type="float">
            <text:p>-22,6381</text:p>
          </table:table-cell>
          <table:table-cell office:value-type="float" office:value="-43.7235" calcext:value-type="float">
            <text:p>-43,72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2.6382" calcext:value-type="float">
            <text:p>-22,6382</text:p>
          </table:table-cell>
          <table:table-cell office:value-type="float" office:value="-43.7234" calcext:value-type="float">
            <text:p>-43,72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2.6392" calcext:value-type="float">
            <text:p>-22,6392</text:p>
          </table:table-cell>
          <table:table-cell office:value-type="float" office:value="-43.7079" calcext:value-type="float">
            <text:p>-43,70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2.6477" calcext:value-type="float">
            <text:p>-22,6477</text:p>
          </table:table-cell>
          <table:table-cell office:value-type="float" office:value="-43.6967" calcext:value-type="float">
            <text:p>-43,69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2.6474" calcext:value-type="float">
            <text:p>-22,6474</text:p>
          </table:table-cell>
          <table:table-cell office:value-type="float" office:value="-43.6764" calcext:value-type="float">
            <text:p>-43,67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2.6549" calcext:value-type="float">
            <text:p>-22,6549</text:p>
          </table:table-cell>
          <table:table-cell office:value-type="float" office:value="-43.6763" calcext:value-type="float">
            <text:p>-43,67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2.661" calcext:value-type="float">
            <text:p>-22,661</text:p>
          </table:table-cell>
          <table:table-cell office:value-type="float" office:value="-43.6683" calcext:value-type="float">
            <text:p>-43,66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2.6641" calcext:value-type="float">
            <text:p>-22,6641</text:p>
          </table:table-cell>
          <table:table-cell office:value-type="float" office:value="-43.6587" calcext:value-type="float">
            <text:p>-43,6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2.6621" calcext:value-type="float">
            <text:p>-22,6621</text:p>
          </table:table-cell>
          <table:table-cell office:value-type="float" office:value="-43.6506" calcext:value-type="float">
            <text:p>-43,65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2.6589" calcext:value-type="float">
            <text:p>-22,6589</text:p>
          </table:table-cell>
          <table:table-cell office:value-type="float" office:value="-43.6455" calcext:value-type="float">
            <text:p>-43,64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2.6533" calcext:value-type="float">
            <text:p>-22,6533</text:p>
          </table:table-cell>
          <table:table-cell office:value-type="float" office:value="-43.6417" calcext:value-type="float">
            <text:p>-43,64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2.6498" calcext:value-type="float">
            <text:p>-22,6498</text:p>
          </table:table-cell>
          <table:table-cell office:value-type="float" office:value="-43.6357" calcext:value-type="float">
            <text:p>-43,63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2.6453" calcext:value-type="float">
            <text:p>-22,6453</text:p>
          </table:table-cell>
          <table:table-cell office:value-type="float" office:value="-43.63" calcext:value-type="float">
            <text:p>-43,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2.6425" calcext:value-type="float">
            <text:p>-22,6425</text:p>
          </table:table-cell>
          <table:table-cell office:value-type="float" office:value="-43.6276" calcext:value-type="float">
            <text:p>-43,62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2.6414" calcext:value-type="float">
            <text:p>-22,6414</text:p>
          </table:table-cell>
          <table:table-cell office:value-type="float" office:value="-43.6245" calcext:value-type="float">
            <text:p>-43,6245</text:p>
          </table:table-cell>
        </table:table-row>
      </table:table>
      <table:table table:name="Planilha4" table:style-name="ta1">
        <table:table-column table:style-name="co1" table:number-columns-repeated="13" table:default-cell-style-name="Default"/>
        <table:table-row table:style-name="ro1">
          <table:table-cell table:formula="of:=&quot;['&quot;&amp;[$usuarios.B2]&amp;&quot;',&quot;&amp;SUBSTITUTE([$usuarios.E2];&quot;,&quot;;&quot;.&quot;)&amp;&quot;,&quot;&amp;SUBSTITUTE([$usuarios.F2];&quot;,&quot;;&quot;.&quot;)&amp;&quot;,&quot;&amp;[$usuarios.J2]&amp;&quot;],&quot;" office:value-type="string" office:string-value="['nome1',-23.1806,-45.5326,2]," calcext:value-type="string">
            <text:p>['nome1',-23.1806,-45.5326,2],</text:p>
          </table:table-cell>
          <table:table-cell table:number-columns-repeated="6"/>
          <table:table-cell table:formula="of:=&quot;['&quot;&amp;[$denuncia.A2]&amp;&quot;',&quot;&amp;SUBSTITUTE([$denuncia.D2];&quot;,&quot;;&quot;.&quot;)&amp;&quot;,&quot;&amp;SUBSTITUTE([$denuncia.E2];&quot;,&quot;;&quot;.&quot;)&amp;&quot;,'&quot;&amp;[$denuncia.K2]&amp;&quot;'],&quot;" office:value-type="string" office:string-value="['1',-22.6498,-43.6357,'svfvdfvdfbdfbd']," calcext:value-type="string">
            <text:p>['1',-22.6498,-43.6357,'svfvdfvdfbdfbd'],</text:p>
          </table:table-cell>
          <table:table-cell table:number-columns-repeated="4"/>
          <table:table-cell table:formula="of:=&quot;new google.maps.LatLng(&quot;&amp;SUBSTITUTE([$denuncia.D2];&quot;,&quot;;&quot;.&quot;)&amp;&quot;,&quot;&amp;SUBSTITUTE([$denuncia.E2];&quot;,&quot;;&quot;.&quot;)&amp;&quot;),&quot;" office:value-type="string" office:string-value="new google.maps.LatLng(-22.6498,-43.6357)," calcext:value-type="string">
            <text:p>new google.maps.LatLng(-22.6498,-43.6357),</text:p>
          </table:table-cell>
        </table:table-row>
        <table:table-row table:style-name="ro1">
          <table:table-cell table:formula="of:=&quot;['&quot;&amp;[$usuarios.B3]&amp;&quot;',&quot;&amp;SUBSTITUTE([$usuarios.E3];&quot;,&quot;;&quot;.&quot;)&amp;&quot;,&quot;&amp;SUBSTITUTE([$usuarios.F3];&quot;,&quot;;&quot;.&quot;)&amp;&quot;,&quot;&amp;[$usuarios.J3]&amp;&quot;],&quot;" office:value-type="string" office:string-value="['nome2',-22.6235,-44.8742,8]," calcext:value-type="string">
            <text:p>['nome2',-22.6235,-44.8742,8],</text:p>
          </table:table-cell>
          <table:table-cell table:number-columns-repeated="6"/>
          <table:table-cell table:formula="of:=&quot;['&quot;&amp;[$denuncia.A3]&amp;&quot;',&quot;&amp;SUBSTITUTE([$denuncia.D3];&quot;,&quot;;&quot;.&quot;)&amp;&quot;,&quot;&amp;SUBSTITUTE([$denuncia.E3];&quot;,&quot;;&quot;.&quot;)&amp;&quot;,'&quot;&amp;[$denuncia.K3]&amp;&quot;'],&quot;" office:value-type="string" office:string-value="['2',-22.6213,-44.5169,'svfvdfvdfbdfbd']," calcext:value-type="string">
            <text:p>['2',-22.6213,-44.5169,'svfvdfvdfbdfbd'],</text:p>
          </table:table-cell>
          <table:table-cell table:number-columns-repeated="4"/>
          <table:table-cell table:formula="of:=&quot;new google.maps.LatLng(&quot;&amp;SUBSTITUTE([$denuncia.D3];&quot;,&quot;;&quot;.&quot;)&amp;&quot;,&quot;&amp;SUBSTITUTE([$denuncia.E3];&quot;,&quot;;&quot;.&quot;)&amp;&quot;),&quot;" office:value-type="string" office:string-value="new google.maps.LatLng(-22.6213,-44.5169)," calcext:value-type="string">
            <text:p>new google.maps.LatLng(-22.6213,-44.5169),</text:p>
          </table:table-cell>
        </table:table-row>
        <table:table-row table:style-name="ro1">
          <table:table-cell table:formula="of:=&quot;['&quot;&amp;[$usuarios.B4]&amp;&quot;',&quot;&amp;SUBSTITUTE([$usuarios.E4];&quot;,&quot;;&quot;.&quot;)&amp;&quot;,&quot;&amp;SUBSTITUTE([$usuarios.F4];&quot;,&quot;;&quot;.&quot;)&amp;&quot;,&quot;&amp;[$usuarios.J4]&amp;&quot;],&quot;" office:value-type="string" office:string-value="['nome3',-22.533,-44.2433,9]," calcext:value-type="string">
            <text:p>['nome3',-22.533,-44.2433,9],</text:p>
          </table:table-cell>
          <table:table-cell table:number-columns-repeated="6"/>
          <table:table-cell table:formula="of:=&quot;['&quot;&amp;[$denuncia.A4]&amp;&quot;',&quot;&amp;SUBSTITUTE([$denuncia.D4];&quot;,&quot;;&quot;.&quot;)&amp;&quot;,&quot;&amp;SUBSTITUTE([$denuncia.E4];&quot;,&quot;;&quot;.&quot;)&amp;&quot;,'&quot;&amp;[$denuncia.K4]&amp;&quot;'],&quot;" office:value-type="string" office:string-value="['3',-22.6453,-43.63,'svfvdfvdfbdfbd']," calcext:value-type="string">
            <text:p>['3',-22.6453,-43.63,'svfvdfvdfbdfbd'],</text:p>
          </table:table-cell>
          <table:table-cell table:number-columns-repeated="4"/>
          <table:table-cell table:formula="of:=&quot;new google.maps.LatLng(&quot;&amp;SUBSTITUTE([$denuncia.D4];&quot;,&quot;;&quot;.&quot;)&amp;&quot;,&quot;&amp;SUBSTITUTE([$denuncia.E4];&quot;,&quot;;&quot;.&quot;)&amp;&quot;),&quot;" office:value-type="string" office:string-value="new google.maps.LatLng(-22.6453,-43.63)," calcext:value-type="string">
            <text:p>new google.maps.LatLng(-22.6453,-43.63),</text:p>
          </table:table-cell>
        </table:table-row>
        <table:table-row table:style-name="ro1">
          <table:table-cell table:formula="of:=&quot;['&quot;&amp;[$usuarios.B5]&amp;&quot;',&quot;&amp;SUBSTITUTE([$usuarios.E5];&quot;,&quot;;&quot;.&quot;)&amp;&quot;,&quot;&amp;SUBSTITUTE([$usuarios.F5];&quot;,&quot;;&quot;.&quot;)&amp;&quot;,&quot;&amp;[$usuarios.J5]&amp;&quot;],&quot;" office:value-type="string" office:string-value="['nome4',-22.5869,-44.4156,3]," calcext:value-type="string">
            <text:p>['nome4',-22.5869,-44.4156,3],</text:p>
          </table:table-cell>
          <table:table-cell table:number-columns-repeated="6"/>
          <table:table-cell table:formula="of:=&quot;['&quot;&amp;[$denuncia.A5]&amp;&quot;',&quot;&amp;SUBSTITUTE([$denuncia.D5];&quot;,&quot;;&quot;.&quot;)&amp;&quot;,&quot;&amp;SUBSTITUTE([$denuncia.E5];&quot;,&quot;;&quot;.&quot;)&amp;&quot;,'&quot;&amp;[$denuncia.K5]&amp;&quot;'],&quot;" office:value-type="string" office:string-value="['4',-22.6381,-43.7235,'svfvdfvdfbdfbd']," calcext:value-type="string">
            <text:p>['4',-22.6381,-43.7235,'svfvdfvdfbdfbd'],</text:p>
          </table:table-cell>
          <table:table-cell table:number-columns-repeated="4"/>
          <table:table-cell table:formula="of:=&quot;new google.maps.LatLng(&quot;&amp;SUBSTITUTE([$denuncia.D5];&quot;,&quot;;&quot;.&quot;)&amp;&quot;,&quot;&amp;SUBSTITUTE([$denuncia.E5];&quot;,&quot;;&quot;.&quot;)&amp;&quot;),&quot;" office:value-type="string" office:string-value="new google.maps.LatLng(-22.6381,-43.7235)," calcext:value-type="string">
            <text:p>new google.maps.LatLng(-22.6381,-43.7235),</text:p>
          </table:table-cell>
        </table:table-row>
        <table:table-row table:style-name="ro1">
          <table:table-cell table:formula="of:=&quot;['&quot;&amp;[$usuarios.B6]&amp;&quot;',&quot;&amp;SUBSTITUTE([$usuarios.E6];&quot;,&quot;;&quot;.&quot;)&amp;&quot;,&quot;&amp;SUBSTITUTE([$usuarios.F6];&quot;,&quot;;&quot;.&quot;)&amp;&quot;,&quot;&amp;[$usuarios.J6]&amp;&quot;],&quot;" office:value-type="string" office:string-value="['nome5',-22.721,-44.4279,10]," calcext:value-type="string">
            <text:p>['nome5',-22.721,-44.4279,10],</text:p>
          </table:table-cell>
          <table:table-cell table:number-columns-repeated="6"/>
          <table:table-cell table:formula="of:=&quot;['&quot;&amp;[$denuncia.A6]&amp;&quot;',&quot;&amp;SUBSTITUTE([$denuncia.D6];&quot;,&quot;;&quot;.&quot;)&amp;&quot;,&quot;&amp;SUBSTITUTE([$denuncia.E6];&quot;,&quot;;&quot;.&quot;)&amp;&quot;,'&quot;&amp;[$denuncia.K6]&amp;&quot;'],&quot;" office:value-type="string" office:string-value="['5',-22.6337,-43.7219,'svfvdfvdfbdfbd']," calcext:value-type="string">
            <text:p>['5',-22.6337,-43.7219,'svfvdfvdfbdfbd'],</text:p>
          </table:table-cell>
          <table:table-cell table:style-name="ce1"/>
          <table:table-cell table:number-columns-repeated="3"/>
          <table:table-cell table:formula="of:=&quot;new google.maps.LatLng(&quot;&amp;SUBSTITUTE([$denuncia.D6];&quot;,&quot;;&quot;.&quot;)&amp;&quot;,&quot;&amp;SUBSTITUTE([$denuncia.E6];&quot;,&quot;;&quot;.&quot;)&amp;&quot;),&quot;" office:value-type="string" office:string-value="new google.maps.LatLng(-22.6337,-43.7219)," calcext:value-type="string">
            <text:p>new google.maps.LatLng(-22.6337,-43.7219),</text:p>
          </table:table-cell>
        </table:table-row>
        <table:table-row table:style-name="ro1">
          <table:table-cell table:formula="of:=&quot;['&quot;&amp;[$usuarios.B7]&amp;&quot;',&quot;&amp;SUBSTITUTE([$usuarios.E7];&quot;,&quot;;&quot;.&quot;)&amp;&quot;,&quot;&amp;SUBSTITUTE([$usuarios.F7];&quot;,&quot;;&quot;.&quot;)&amp;&quot;,&quot;&amp;[$usuarios.J7]&amp;&quot;],&quot;" office:value-type="string" office:string-value="['nome6',-22.6511,-44.8984,2]," calcext:value-type="string">
            <text:p>['nome6',-22.6511,-44.8984,2],</text:p>
          </table:table-cell>
          <table:table-cell table:number-columns-repeated="6"/>
          <table:table-cell table:formula="of:=&quot;['&quot;&amp;[$denuncia.A7]&amp;&quot;',&quot;&amp;SUBSTITUTE([$denuncia.D7];&quot;,&quot;;&quot;.&quot;)&amp;&quot;,&quot;&amp;SUBSTITUTE([$denuncia.E7];&quot;,&quot;;&quot;.&quot;)&amp;&quot;,'&quot;&amp;[$denuncia.K7]&amp;&quot;'],&quot;" office:value-type="string" office:string-value="['6',-22.6382,-43.7234,'svfvdfvdfbdfbd']," calcext:value-type="string">
            <text:p>['6',-22.6382,-43.7234,'svfvdfvdfbdfbd'],</text:p>
          </table:table-cell>
          <table:table-cell table:number-columns-repeated="4"/>
          <table:table-cell table:formula="of:=&quot;new google.maps.LatLng(&quot;&amp;SUBSTITUTE([$denuncia.D7];&quot;,&quot;;&quot;.&quot;)&amp;&quot;,&quot;&amp;SUBSTITUTE([$denuncia.E7];&quot;,&quot;;&quot;.&quot;)&amp;&quot;),&quot;" office:value-type="string" office:string-value="new google.maps.LatLng(-22.6382,-43.7234)," calcext:value-type="string">
            <text:p>new google.maps.LatLng(-22.6382,-43.7234),</text:p>
          </table:table-cell>
        </table:table-row>
        <table:table-row table:style-name="ro1">
          <table:table-cell table:formula="of:=&quot;['&quot;&amp;[$usuarios.B8]&amp;&quot;',&quot;&amp;SUBSTITUTE([$usuarios.E8];&quot;,&quot;;&quot;.&quot;)&amp;&quot;,&quot;&amp;SUBSTITUTE([$usuarios.F8];&quot;,&quot;;&quot;.&quot;)&amp;&quot;,&quot;&amp;[$usuarios.J8]&amp;&quot;],&quot;" office:value-type="string" office:string-value="['nome7',-22.5558,-44.731,7]," calcext:value-type="string">
            <text:p>['nome7',-22.5558,-44.731,7],</text:p>
          </table:table-cell>
          <table:table-cell table:number-columns-repeated="6"/>
          <table:table-cell table:formula="of:=&quot;['&quot;&amp;[$denuncia.A8]&amp;&quot;',&quot;&amp;SUBSTITUTE([$denuncia.D8];&quot;,&quot;;&quot;.&quot;)&amp;&quot;,&quot;&amp;SUBSTITUTE([$denuncia.E8];&quot;,&quot;;&quot;.&quot;)&amp;&quot;,'&quot;&amp;[$denuncia.K8]&amp;&quot;'],&quot;" office:value-type="string" office:string-value="['7',-22.6533,-43.6417,'svfvdfvdfbdfbd']," calcext:value-type="string">
            <text:p>['7',-22.6533,-43.6417,'svfvdfvdfbdfbd'],</text:p>
          </table:table-cell>
          <table:table-cell table:number-columns-repeated="4"/>
          <table:table-cell table:formula="of:=&quot;new google.maps.LatLng(&quot;&amp;SUBSTITUTE([$denuncia.D8];&quot;,&quot;;&quot;.&quot;)&amp;&quot;,&quot;&amp;SUBSTITUTE([$denuncia.E8];&quot;,&quot;;&quot;.&quot;)&amp;&quot;),&quot;" office:value-type="string" office:string-value="new google.maps.LatLng(-22.6533,-43.6417)," calcext:value-type="string">
            <text:p>new google.maps.LatLng(-22.6533,-43.6417),</text:p>
          </table:table-cell>
        </table:table-row>
        <table:table-row table:style-name="ro1">
          <table:table-cell table:formula="of:=&quot;['&quot;&amp;[$usuarios.B9]&amp;&quot;',&quot;&amp;SUBSTITUTE([$usuarios.E9];&quot;,&quot;;&quot;.&quot;)&amp;&quot;,&quot;&amp;SUBSTITUTE([$usuarios.F9];&quot;,&quot;;&quot;.&quot;)&amp;&quot;,&quot;&amp;[$usuarios.J9]&amp;&quot;],&quot;" office:value-type="string" office:string-value="['nome8',-22.5441,-43.7798,2]," calcext:value-type="string">
            <text:p>['nome8',-22.5441,-43.7798,2],</text:p>
          </table:table-cell>
          <table:table-cell table:number-columns-repeated="6"/>
          <table:table-cell table:formula="of:=&quot;['&quot;&amp;[$denuncia.A9]&amp;&quot;',&quot;&amp;SUBSTITUTE([$denuncia.D9];&quot;,&quot;;&quot;.&quot;)&amp;&quot;,&quot;&amp;SUBSTITUTE([$denuncia.E9];&quot;,&quot;;&quot;.&quot;)&amp;&quot;,'&quot;&amp;[$denuncia.K9]&amp;&quot;'],&quot;" office:value-type="string" office:string-value="['8',-22.6175,-44.5293,'svfvdfvdfbdfbd']," calcext:value-type="string">
            <text:p>['8',-22.6175,-44.5293,'svfvdfvdfbdfbd'],</text:p>
          </table:table-cell>
          <table:table-cell table:number-columns-repeated="4"/>
          <table:table-cell table:formula="of:=&quot;new google.maps.LatLng(&quot;&amp;SUBSTITUTE([$denuncia.D9];&quot;,&quot;;&quot;.&quot;)&amp;&quot;,&quot;&amp;SUBSTITUTE([$denuncia.E9];&quot;,&quot;;&quot;.&quot;)&amp;&quot;),&quot;" office:value-type="string" office:string-value="new google.maps.LatLng(-22.6175,-44.5293)," calcext:value-type="string">
            <text:p>new google.maps.LatLng(-22.6175,-44.5293),</text:p>
          </table:table-cell>
        </table:table-row>
        <table:table-row table:style-name="ro1">
          <table:table-cell table:formula="of:=&quot;['&quot;&amp;[$usuarios.B10]&amp;&quot;',&quot;&amp;SUBSTITUTE([$usuarios.E10];&quot;,&quot;;&quot;.&quot;)&amp;&quot;,&quot;&amp;SUBSTITUTE([$usuarios.F10];&quot;,&quot;;&quot;.&quot;)&amp;&quot;,&quot;&amp;[$usuarios.J10]&amp;&quot;],&quot;" office:value-type="string" office:string-value="['nome9',-22.8964,-45.2097,4]," calcext:value-type="string">
            <text:p>['nome9',-22.8964,-45.2097,4],</text:p>
          </table:table-cell>
          <table:table-cell table:number-columns-repeated="6"/>
          <table:table-cell table:formula="of:=&quot;['&quot;&amp;[$denuncia.A10]&amp;&quot;',&quot;&amp;SUBSTITUTE([$denuncia.D10];&quot;,&quot;;&quot;.&quot;)&amp;&quot;,&quot;&amp;SUBSTITUTE([$denuncia.E10];&quot;,&quot;;&quot;.&quot;)&amp;&quot;,'&quot;&amp;[$denuncia.K10]&amp;&quot;'],&quot;" office:value-type="string" office:string-value="['9',-22.6598,-44.8959,'svfvdfvdfbdfbd']," calcext:value-type="string">
            <text:p>['9',-22.6598,-44.8959,'svfvdfvdfbdfbd'],</text:p>
          </table:table-cell>
          <table:table-cell table:number-columns-repeated="4"/>
          <table:table-cell table:formula="of:=&quot;new google.maps.LatLng(&quot;&amp;SUBSTITUTE([$denuncia.D10];&quot;,&quot;;&quot;.&quot;)&amp;&quot;,&quot;&amp;SUBSTITUTE([$denuncia.E10];&quot;,&quot;;&quot;.&quot;)&amp;&quot;),&quot;" office:value-type="string" office:string-value="new google.maps.LatLng(-22.6598,-44.8959)," calcext:value-type="string">
            <text:p>new google.maps.LatLng(-22.6598,-44.8959),</text:p>
          </table:table-cell>
        </table:table-row>
        <table:table-row table:style-name="ro1">
          <table:table-cell table:formula="of:=&quot;['&quot;&amp;[$usuarios.B11]&amp;&quot;',&quot;&amp;SUBSTITUTE([$usuarios.E11];&quot;,&quot;;&quot;.&quot;)&amp;&quot;,&quot;&amp;SUBSTITUTE([$usuarios.F11];&quot;,&quot;;&quot;.&quot;)&amp;&quot;,&quot;&amp;[$usuarios.J11]&amp;&quot;],&quot;" office:value-type="string" office:string-value="['nome10',-22.6241,-43.7465,4]," calcext:value-type="string">
            <text:p>['nome10',-22.6241,-43.7465,4],</text:p>
          </table:table-cell>
          <table:table-cell table:number-columns-repeated="6"/>
          <table:table-cell table:formula="of:=&quot;['&quot;&amp;[$denuncia.A11]&amp;&quot;',&quot;&amp;SUBSTITUTE([$denuncia.D11];&quot;,&quot;;&quot;.&quot;)&amp;&quot;,&quot;&amp;SUBSTITUTE([$denuncia.E11];&quot;,&quot;;&quot;.&quot;)&amp;&quot;,'&quot;&amp;[$denuncia.K11]&amp;&quot;'],&quot;" office:value-type="string" office:string-value="['10',-22.6367,-43.7238,'svfvdfvdfbdfbd']," calcext:value-type="string">
            <text:p>['10',-22.6367,-43.7238,'svfvdfvdfbdfbd'],</text:p>
          </table:table-cell>
          <table:table-cell table:number-columns-repeated="4"/>
          <table:table-cell table:formula="of:=&quot;new google.maps.LatLng(&quot;&amp;SUBSTITUTE([$denuncia.D11];&quot;,&quot;;&quot;.&quot;)&amp;&quot;,&quot;&amp;SUBSTITUTE([$denuncia.E11];&quot;,&quot;;&quot;.&quot;)&amp;&quot;),&quot;" office:value-type="string" office:string-value="new google.maps.LatLng(-22.6367,-43.7238)," calcext:value-type="string">
            <text:p>new google.maps.LatLng(-22.6367,-43.7238),</text:p>
          </table:table-cell>
        </table:table-row>
        <table:table-row table:style-name="ro1">
          <table:table-cell table:formula="of:=&quot;['&quot;&amp;[$usuarios.B12]&amp;&quot;',&quot;&amp;SUBSTITUTE([$usuarios.E12];&quot;,&quot;;&quot;.&quot;)&amp;&quot;,&quot;&amp;SUBSTITUTE([$usuarios.F12];&quot;,&quot;;&quot;.&quot;)&amp;&quot;,&quot;&amp;[$usuarios.J12]&amp;&quot;],&quot;" office:value-type="string" office:string-value="['nome11',-22.5718,-44.788,6]," calcext:value-type="string">
            <text:p>['nome11',-22.5718,-44.788,6],</text:p>
          </table:table-cell>
          <table:table-cell table:number-columns-repeated="6"/>
          <table:table-cell table:formula="of:=&quot;['&quot;&amp;[$denuncia.A12]&amp;&quot;',&quot;&amp;SUBSTITUTE([$denuncia.D12];&quot;,&quot;;&quot;.&quot;)&amp;&quot;,&quot;&amp;SUBSTITUTE([$denuncia.E12];&quot;,&quot;;&quot;.&quot;)&amp;&quot;,'&quot;&amp;[$denuncia.K12]&amp;&quot;'],&quot;" office:value-type="string" office:string-value="['11',-22.6192,-44.5266,'svfvdfvdfbdfbd']," calcext:value-type="string">
            <text:p>['11',-22.6192,-44.5266,'svfvdfvdfbdfbd'],</text:p>
          </table:table-cell>
          <table:table-cell table:number-columns-repeated="4"/>
          <table:table-cell table:formula="of:=&quot;new google.maps.LatLng(&quot;&amp;SUBSTITUTE([$denuncia.D12];&quot;,&quot;;&quot;.&quot;)&amp;&quot;,&quot;&amp;SUBSTITUTE([$denuncia.E12];&quot;,&quot;;&quot;.&quot;)&amp;&quot;),&quot;" office:value-type="string" office:string-value="new google.maps.LatLng(-22.6192,-44.5266)," calcext:value-type="string">
            <text:p>new google.maps.LatLng(-22.6192,-44.5266),</text:p>
          </table:table-cell>
        </table:table-row>
        <table:table-row table:style-name="ro1">
          <table:table-cell table:formula="of:=&quot;['&quot;&amp;[$usuarios.B13]&amp;&quot;',&quot;&amp;SUBSTITUTE([$usuarios.E13];&quot;,&quot;;&quot;.&quot;)&amp;&quot;,&quot;&amp;SUBSTITUTE([$usuarios.F13];&quot;,&quot;;&quot;.&quot;)&amp;&quot;,&quot;&amp;[$usuarios.J13]&amp;&quot;],&quot;" office:value-type="string" office:string-value="['nome12',-22.6337,-43.6277,4]," calcext:value-type="string">
            <text:p>['nome12',-22.6337,-43.6277,4],</text:p>
          </table:table-cell>
          <table:table-cell table:number-columns-repeated="6"/>
          <table:table-cell table:formula="of:=&quot;['&quot;&amp;[$denuncia.A13]&amp;&quot;',&quot;&amp;SUBSTITUTE([$denuncia.D13];&quot;,&quot;;&quot;.&quot;)&amp;&quot;,&quot;&amp;SUBSTITUTE([$denuncia.E13];&quot;,&quot;;&quot;.&quot;)&amp;&quot;,'&quot;&amp;[$denuncia.K13]&amp;&quot;'],&quot;" office:value-type="string" office:string-value="['12',-22.6307,-43.7846,'svfvdfvdfbdfbd']," calcext:value-type="string">
            <text:p>['12',-22.6307,-43.7846,'svfvdfvdfbdfbd'],</text:p>
          </table:table-cell>
          <table:table-cell table:number-columns-repeated="4"/>
          <table:table-cell table:formula="of:=&quot;new google.maps.LatLng(&quot;&amp;SUBSTITUTE([$denuncia.D13];&quot;,&quot;;&quot;.&quot;)&amp;&quot;,&quot;&amp;SUBSTITUTE([$denuncia.E13];&quot;,&quot;;&quot;.&quot;)&amp;&quot;),&quot;" office:value-type="string" office:string-value="new google.maps.LatLng(-22.6307,-43.7846)," calcext:value-type="string">
            <text:p>new google.maps.LatLng(-22.6307,-43.7846),</text:p>
          </table:table-cell>
        </table:table-row>
        <table:table-row table:style-name="ro1">
          <table:table-cell table:formula="of:=&quot;['&quot;&amp;[$usuarios.B14]&amp;&quot;',&quot;&amp;SUBSTITUTE([$usuarios.E14];&quot;,&quot;;&quot;.&quot;)&amp;&quot;,&quot;&amp;SUBSTITUTE([$usuarios.F14];&quot;,&quot;;&quot;.&quot;)&amp;&quot;,&quot;&amp;[$usuarios.J14]&amp;&quot;],&quot;" office:value-type="string" office:string-value="['nome13',-22.6678,-44.4368,6]," calcext:value-type="string">
            <text:p>['nome13',-22.6678,-44.4368,6],</text:p>
          </table:table-cell>
          <table:table-cell table:number-columns-repeated="6"/>
          <table:table-cell table:formula="of:=&quot;['&quot;&amp;[$denuncia.A14]&amp;&quot;',&quot;&amp;SUBSTITUTE([$denuncia.D14];&quot;,&quot;;&quot;.&quot;)&amp;&quot;,&quot;&amp;SUBSTITUTE([$denuncia.E14];&quot;,&quot;;&quot;.&quot;)&amp;&quot;,'&quot;&amp;[$denuncia.K14]&amp;&quot;'],&quot;" office:value-type="string" office:string-value="['13',-22.6382,-43.7234,'svfvdfvdfbdfbd']," calcext:value-type="string">
            <text:p>['13',-22.6382,-43.7234,'svfvdfvdfbdfbd'],</text:p>
          </table:table-cell>
          <table:table-cell table:number-columns-repeated="4"/>
          <table:table-cell table:formula="of:=&quot;new google.maps.LatLng(&quot;&amp;SUBSTITUTE([$denuncia.D14];&quot;,&quot;;&quot;.&quot;)&amp;&quot;,&quot;&amp;SUBSTITUTE([$denuncia.E14];&quot;,&quot;;&quot;.&quot;)&amp;&quot;),&quot;" office:value-type="string" office:string-value="new google.maps.LatLng(-22.6382,-43.7234)," calcext:value-type="string">
            <text:p>new google.maps.LatLng(-22.6382,-43.7234),</text:p>
          </table:table-cell>
        </table:table-row>
        <table:table-row table:style-name="ro1">
          <table:table-cell table:formula="of:=&quot;['&quot;&amp;[$usuarios.B15]&amp;&quot;',&quot;&amp;SUBSTITUTE([$usuarios.E15];&quot;,&quot;;&quot;.&quot;)&amp;&quot;,&quot;&amp;SUBSTITUTE([$usuarios.F15];&quot;,&quot;;&quot;.&quot;)&amp;&quot;,&quot;&amp;[$usuarios.J15]&amp;&quot;],&quot;" office:value-type="string" office:string-value="['nome14',-22.6341,-43.7795,9]," calcext:value-type="string">
            <text:p>['nome14',-22.6341,-43.7795,9],</text:p>
          </table:table-cell>
          <table:table-cell table:number-columns-repeated="6"/>
          <table:table-cell table:formula="of:=&quot;['&quot;&amp;[$denuncia.A15]&amp;&quot;',&quot;&amp;SUBSTITUTE([$denuncia.D15];&quot;,&quot;;&quot;.&quot;)&amp;&quot;,&quot;&amp;SUBSTITUTE([$denuncia.E15];&quot;,&quot;;&quot;.&quot;)&amp;&quot;,'&quot;&amp;[$denuncia.K15]&amp;&quot;'],&quot;" office:value-type="string" office:string-value="['14',-22.6549,-43.6763,'svfvdfvdfbdfbd']," calcext:value-type="string">
            <text:p>['14',-22.6549,-43.6763,'svfvdfvdfbdfbd'],</text:p>
          </table:table-cell>
          <table:table-cell table:number-columns-repeated="4"/>
          <table:table-cell table:formula="of:=&quot;new google.maps.LatLng(&quot;&amp;SUBSTITUTE([$denuncia.D15];&quot;,&quot;;&quot;.&quot;)&amp;&quot;,&quot;&amp;SUBSTITUTE([$denuncia.E15];&quot;,&quot;;&quot;.&quot;)&amp;&quot;),&quot;" office:value-type="string" office:string-value="new google.maps.LatLng(-22.6549,-43.6763)," calcext:value-type="string">
            <text:p>new google.maps.LatLng(-22.6549,-43.6763),</text:p>
          </table:table-cell>
        </table:table-row>
        <table:table-row table:style-name="ro1">
          <table:table-cell table:formula="of:=&quot;['&quot;&amp;[$usuarios.B16]&amp;&quot;',&quot;&amp;SUBSTITUTE([$usuarios.E16];&quot;,&quot;;&quot;.&quot;)&amp;&quot;,&quot;&amp;SUBSTITUTE([$usuarios.F16];&quot;,&quot;;&quot;.&quot;)&amp;&quot;,&quot;&amp;[$usuarios.J16]&amp;&quot;],&quot;" office:value-type="string" office:string-value="['nome15',-22.7184,-45.0958,10]," calcext:value-type="string">
            <text:p>['nome15',-22.7184,-45.0958,10],</text:p>
          </table:table-cell>
          <table:table-cell table:number-columns-repeated="6"/>
          <table:table-cell table:formula="of:=&quot;['&quot;&amp;[$denuncia.A16]&amp;&quot;',&quot;&amp;SUBSTITUTE([$denuncia.D16];&quot;,&quot;;&quot;.&quot;)&amp;&quot;,&quot;&amp;SUBSTITUTE([$denuncia.E16];&quot;,&quot;;&quot;.&quot;)&amp;&quot;,'&quot;&amp;[$denuncia.K16]&amp;&quot;'],&quot;" office:value-type="string" office:string-value="['15',-22.6307,-43.7846,'svfvdfvdfbdfbd']," calcext:value-type="string">
            <text:p>['15',-22.6307,-43.7846,'svfvdfvdfbdfbd'],</text:p>
          </table:table-cell>
          <table:table-cell table:number-columns-repeated="4"/>
          <table:table-cell table:formula="of:=&quot;new google.maps.LatLng(&quot;&amp;SUBSTITUTE([$denuncia.D16];&quot;,&quot;;&quot;.&quot;)&amp;&quot;,&quot;&amp;SUBSTITUTE([$denuncia.E16];&quot;,&quot;;&quot;.&quot;)&amp;&quot;),&quot;" office:value-type="string" office:string-value="new google.maps.LatLng(-22.6307,-43.7846)," calcext:value-type="string">
            <text:p>new google.maps.LatLng(-22.6307,-43.7846),</text:p>
          </table:table-cell>
        </table:table-row>
        <table:table-row table:style-name="ro1">
          <table:table-cell table:formula="of:=&quot;['&quot;&amp;[$usuarios.B17]&amp;&quot;',&quot;&amp;SUBSTITUTE([$usuarios.E17];&quot;,&quot;;&quot;.&quot;)&amp;&quot;,&quot;&amp;SUBSTITUTE([$usuarios.F17];&quot;,&quot;;&quot;.&quot;)&amp;&quot;,&quot;&amp;[$usuarios.J17]&amp;&quot;],&quot;" office:value-type="string" office:string-value="['nome16',-22.7064,-44.4712,6]," calcext:value-type="string">
            <text:p>['nome16',-22.7064,-44.4712,6],</text:p>
          </table:table-cell>
          <table:table-cell table:number-columns-repeated="6"/>
          <table:table-cell table:formula="of:=&quot;['&quot;&amp;[$denuncia.A17]&amp;&quot;',&quot;&amp;SUBSTITUTE([$denuncia.D17];&quot;,&quot;;&quot;.&quot;)&amp;&quot;,&quot;&amp;SUBSTITUTE([$denuncia.E17];&quot;,&quot;;&quot;.&quot;)&amp;&quot;,'&quot;&amp;[$denuncia.K17]&amp;&quot;'],&quot;" office:value-type="string" office:string-value="['16',-22.7793,-45.0521,'svfvdfvdfbdfbd']," calcext:value-type="string">
            <text:p>['16',-22.7793,-45.0521,'svfvdfvdfbdfbd'],</text:p>
          </table:table-cell>
          <table:table-cell table:number-columns-repeated="4"/>
          <table:table-cell table:formula="of:=&quot;new google.maps.LatLng(&quot;&amp;SUBSTITUTE([$denuncia.D17];&quot;,&quot;;&quot;.&quot;)&amp;&quot;,&quot;&amp;SUBSTITUTE([$denuncia.E17];&quot;,&quot;;&quot;.&quot;)&amp;&quot;),&quot;" office:value-type="string" office:string-value="new google.maps.LatLng(-22.7793,-45.0521)," calcext:value-type="string">
            <text:p>new google.maps.LatLng(-22.7793,-45.0521),</text:p>
          </table:table-cell>
        </table:table-row>
        <table:table-row table:style-name="ro1">
          <table:table-cell table:formula="of:=&quot;['&quot;&amp;[$usuarios.B18]&amp;&quot;',&quot;&amp;SUBSTITUTE([$usuarios.E18];&quot;,&quot;;&quot;.&quot;)&amp;&quot;,&quot;&amp;SUBSTITUTE([$usuarios.F18];&quot;,&quot;;&quot;.&quot;)&amp;&quot;,&quot;&amp;[$usuarios.J18]&amp;&quot;],&quot;" office:value-type="string" office:string-value="['nome17',-22.5805,-44.5754,2]," calcext:value-type="string">
            <text:p>['nome17',-22.5805,-44.5754,2],</text:p>
          </table:table-cell>
          <table:table-cell table:number-columns-repeated="6"/>
          <table:table-cell table:formula="of:=&quot;['&quot;&amp;[$denuncia.A18]&amp;&quot;',&quot;&amp;SUBSTITUTE([$denuncia.D18];&quot;,&quot;;&quot;.&quot;)&amp;&quot;,&quot;&amp;SUBSTITUTE([$denuncia.E18];&quot;,&quot;;&quot;.&quot;)&amp;&quot;,'&quot;&amp;[$denuncia.K18]&amp;&quot;'],&quot;" office:value-type="string" office:string-value="['17',-22.7793,-45.0521,'svfvdfvdfbdfbd']," calcext:value-type="string">
            <text:p>['17',-22.7793,-45.0521,'svfvdfvdfbdfbd'],</text:p>
          </table:table-cell>
          <table:table-cell table:number-columns-repeated="4"/>
          <table:table-cell table:formula="of:=&quot;new google.maps.LatLng(&quot;&amp;SUBSTITUTE([$denuncia.D18];&quot;,&quot;;&quot;.&quot;)&amp;&quot;,&quot;&amp;SUBSTITUTE([$denuncia.E18];&quot;,&quot;;&quot;.&quot;)&amp;&quot;),&quot;" office:value-type="string" office:string-value="new google.maps.LatLng(-22.7793,-45.0521)," calcext:value-type="string">
            <text:p>new google.maps.LatLng(-22.7793,-45.0521),</text:p>
          </table:table-cell>
        </table:table-row>
        <table:table-row table:style-name="ro1">
          <table:table-cell table:formula="of:=&quot;['&quot;&amp;[$usuarios.B19]&amp;&quot;',&quot;&amp;SUBSTITUTE([$usuarios.E19];&quot;,&quot;;&quot;.&quot;)&amp;&quot;,&quot;&amp;SUBSTITUTE([$usuarios.F19];&quot;,&quot;;&quot;.&quot;)&amp;&quot;,&quot;&amp;[$usuarios.J19]&amp;&quot;],&quot;" office:value-type="string" office:string-value="['nome18',-22.8419,-45.256,10]," calcext:value-type="string">
            <text:p>['nome18',-22.8419,-45.256,10],</text:p>
          </table:table-cell>
          <table:table-cell table:number-columns-repeated="6"/>
          <table:table-cell table:formula="of:=&quot;['&quot;&amp;[$denuncia.A19]&amp;&quot;',&quot;&amp;SUBSTITUTE([$denuncia.D19];&quot;,&quot;;&quot;.&quot;)&amp;&quot;,&quot;&amp;SUBSTITUTE([$denuncia.E19];&quot;,&quot;;&quot;.&quot;)&amp;&quot;,'&quot;&amp;[$denuncia.K19]&amp;&quot;'],&quot;" office:value-type="string" office:string-value="['18',-22.6208,-43.7928,'svfvdfvdfbdfbd']," calcext:value-type="string">
            <text:p>['18',-22.6208,-43.7928,'svfvdfvdfbdfbd'],</text:p>
          </table:table-cell>
          <table:table-cell table:number-columns-repeated="4"/>
          <table:table-cell table:formula="of:=&quot;new google.maps.LatLng(&quot;&amp;SUBSTITUTE([$denuncia.D19];&quot;,&quot;;&quot;.&quot;)&amp;&quot;,&quot;&amp;SUBSTITUTE([$denuncia.E19];&quot;,&quot;;&quot;.&quot;)&amp;&quot;),&quot;" office:value-type="string" office:string-value="new google.maps.LatLng(-22.6208,-43.7928)," calcext:value-type="string">
            <text:p>new google.maps.LatLng(-22.6208,-43.7928),</text:p>
          </table:table-cell>
        </table:table-row>
        <table:table-row table:style-name="ro1">
          <table:table-cell table:formula="of:=&quot;['&quot;&amp;[$usuarios.B20]&amp;&quot;',&quot;&amp;SUBSTITUTE([$usuarios.E20];&quot;,&quot;;&quot;.&quot;)&amp;&quot;,&quot;&amp;SUBSTITUTE([$usuarios.F20];&quot;,&quot;;&quot;.&quot;)&amp;&quot;,&quot;&amp;[$usuarios.J20]&amp;&quot;],&quot;" office:value-type="string" office:string-value="['nome19',-22.9479,-45.342,1]," calcext:value-type="string">
            <text:p>['nome19',-22.9479,-45.342,1],</text:p>
          </table:table-cell>
          <table:table-cell table:number-columns-repeated="6"/>
          <table:table-cell table:formula="of:=&quot;['&quot;&amp;[$denuncia.A20]&amp;&quot;',&quot;&amp;SUBSTITUTE([$denuncia.D20];&quot;,&quot;;&quot;.&quot;)&amp;&quot;,&quot;&amp;SUBSTITUTE([$denuncia.E20];&quot;,&quot;;&quot;.&quot;)&amp;&quot;,'&quot;&amp;[$denuncia.K20]&amp;&quot;'],&quot;" office:value-type="string" office:string-value="['19',-22.6176,-44.529,'svfvdfvdfbdfbd']," calcext:value-type="string">
            <text:p>['19',-22.6176,-44.529,'svfvdfvdfbdfbd'],</text:p>
          </table:table-cell>
          <table:table-cell table:number-columns-repeated="4"/>
          <table:table-cell table:formula="of:=&quot;new google.maps.LatLng(&quot;&amp;SUBSTITUTE([$denuncia.D20];&quot;,&quot;;&quot;.&quot;)&amp;&quot;,&quot;&amp;SUBSTITUTE([$denuncia.E20];&quot;,&quot;;&quot;.&quot;)&amp;&quot;),&quot;" office:value-type="string" office:string-value="new google.maps.LatLng(-22.6176,-44.529)," calcext:value-type="string">
            <text:p>new google.maps.LatLng(-22.6176,-44.529),</text:p>
          </table:table-cell>
        </table:table-row>
        <table:table-row table:style-name="ro1">
          <table:table-cell table:formula="of:=&quot;['&quot;&amp;[$usuarios.B21]&amp;&quot;',&quot;&amp;SUBSTITUTE([$usuarios.E21];&quot;,&quot;;&quot;.&quot;)&amp;&quot;,&quot;&amp;SUBSTITUTE([$usuarios.F21];&quot;,&quot;;&quot;.&quot;)&amp;&quot;,&quot;&amp;[$usuarios.J21]&amp;&quot;],&quot;" office:value-type="string" office:string-value="['nome20',-22.7333,-45.0801,10]," calcext:value-type="string">
            <text:p>['nome20',-22.7333,-45.0801,10],</text:p>
          </table:table-cell>
          <table:table-cell table:number-columns-repeated="6"/>
          <table:table-cell table:formula="of:=&quot;['&quot;&amp;[$denuncia.A21]&amp;&quot;',&quot;&amp;SUBSTITUTE([$denuncia.D21];&quot;,&quot;;&quot;.&quot;)&amp;&quot;,&quot;&amp;SUBSTITUTE([$denuncia.E21];&quot;,&quot;;&quot;.&quot;)&amp;&quot;,'&quot;&amp;[$denuncia.K21]&amp;&quot;'],&quot;" office:value-type="string" office:string-value="['20',-22.6289,-43.727,'svfvdfvdfbdfbd']," calcext:value-type="string">
            <text:p>['20',-22.6289,-43.727,'svfvdfvdfbdfbd'],</text:p>
          </table:table-cell>
          <table:table-cell table:number-columns-repeated="4"/>
          <table:table-cell table:formula="of:=&quot;new google.maps.LatLng(&quot;&amp;SUBSTITUTE([$denuncia.D21];&quot;,&quot;;&quot;.&quot;)&amp;&quot;,&quot;&amp;SUBSTITUTE([$denuncia.E21];&quot;,&quot;;&quot;.&quot;)&amp;&quot;),&quot;" office:value-type="string" office:string-value="new google.maps.LatLng(-22.6289,-43.727)," calcext:value-type="string">
            <text:p>new google.maps.LatLng(-22.6289,-43.727),</text:p>
          </table:table-cell>
        </table:table-row>
        <table:table-row table:style-name="ro1">
          <table:table-cell table:formula="of:=&quot;['&quot;&amp;[$usuarios.B22]&amp;&quot;',&quot;&amp;SUBSTITUTE([$usuarios.E22];&quot;,&quot;;&quot;.&quot;)&amp;&quot;,&quot;&amp;SUBSTITUTE([$usuarios.F22];&quot;,&quot;;&quot;.&quot;)&amp;&quot;,&quot;&amp;[$usuarios.J22]&amp;&quot;],&quot;" office:value-type="string" office:string-value="['nome21',-22.5564,-43.6899,3]," calcext:value-type="string">
            <text:p>['nome21',-22.5564,-43.6899,3],</text:p>
          </table:table-cell>
          <table:table-cell table:number-columns-repeated="6"/>
          <table:table-cell table:formula="of:=&quot;['&quot;&amp;[$denuncia.A22]&amp;&quot;',&quot;&amp;SUBSTITUTE([$denuncia.D22];&quot;,&quot;;&quot;.&quot;)&amp;&quot;,&quot;&amp;SUBSTITUTE([$denuncia.E22];&quot;,&quot;;&quot;.&quot;)&amp;&quot;,'&quot;&amp;[$denuncia.K22]&amp;&quot;'],&quot;" office:value-type="string" office:string-value="['21',-22.6208,-44.5201,'svfvdfvdfbdfbd']," calcext:value-type="string">
            <text:p>['21',-22.6208,-44.5201,'svfvdfvdfbdfbd'],</text:p>
          </table:table-cell>
          <table:table-cell table:number-columns-repeated="4"/>
          <table:table-cell table:formula="of:=&quot;new google.maps.LatLng(&quot;&amp;SUBSTITUTE([$denuncia.D22];&quot;,&quot;;&quot;.&quot;)&amp;&quot;,&quot;&amp;SUBSTITUTE([$denuncia.E22];&quot;,&quot;;&quot;.&quot;)&amp;&quot;),&quot;" office:value-type="string" office:string-value="new google.maps.LatLng(-22.6208,-44.5201)," calcext:value-type="string">
            <text:p>new google.maps.LatLng(-22.6208,-44.5201),</text:p>
          </table:table-cell>
        </table:table-row>
        <table:table-row table:style-name="ro1">
          <table:table-cell table:formula="of:=&quot;['&quot;&amp;[$usuarios.B23]&amp;&quot;',&quot;&amp;SUBSTITUTE([$usuarios.E23];&quot;,&quot;;&quot;.&quot;)&amp;&quot;,&quot;&amp;SUBSTITUTE([$usuarios.F23];&quot;,&quot;;&quot;.&quot;)&amp;&quot;,&quot;&amp;[$usuarios.J23]&amp;&quot;],&quot;" office:value-type="string" office:string-value="['nome22',-22.9318,-45.3941,9]," calcext:value-type="string">
            <text:p>['nome22',-22.9318,-45.3941,9],</text:p>
          </table:table-cell>
          <table:table-cell table:number-columns-repeated="6"/>
          <table:table-cell table:formula="of:=&quot;['&quot;&amp;[$denuncia.A23]&amp;&quot;',&quot;&amp;SUBSTITUTE([$denuncia.D23];&quot;,&quot;;&quot;.&quot;)&amp;&quot;,&quot;&amp;SUBSTITUTE([$denuncia.E23];&quot;,&quot;;&quot;.&quot;)&amp;&quot;,'&quot;&amp;[$denuncia.K23]&amp;&quot;'],&quot;" office:value-type="string" office:string-value="['22',-22.6641,-43.6587,'svfvdfvdfbdfbd']," calcext:value-type="string">
            <text:p>['22',-22.6641,-43.6587,'svfvdfvdfbdfbd'],</text:p>
          </table:table-cell>
          <table:table-cell table:number-columns-repeated="4"/>
          <table:table-cell table:formula="of:=&quot;new google.maps.LatLng(&quot;&amp;SUBSTITUTE([$denuncia.D23];&quot;,&quot;;&quot;.&quot;)&amp;&quot;,&quot;&amp;SUBSTITUTE([$denuncia.E23];&quot;,&quot;;&quot;.&quot;)&amp;&quot;),&quot;" office:value-type="string" office:string-value="new google.maps.LatLng(-22.6641,-43.6587)," calcext:value-type="string">
            <text:p>new google.maps.LatLng(-22.6641,-43.6587),</text:p>
          </table:table-cell>
        </table:table-row>
        <table:table-row table:style-name="ro1">
          <table:table-cell table:formula="of:=&quot;['&quot;&amp;[$usuarios.B24]&amp;&quot;',&quot;&amp;SUBSTITUTE([$usuarios.E24];&quot;,&quot;;&quot;.&quot;)&amp;&quot;,&quot;&amp;SUBSTITUTE([$usuarios.F24];&quot;,&quot;;&quot;.&quot;)&amp;&quot;,&quot;&amp;[$usuarios.J24]&amp;&quot;],&quot;" office:value-type="string" office:string-value="['nome23',-22.6694,-44.4726,8]," calcext:value-type="string">
            <text:p>['nome23',-22.6694,-44.4726,8],</text:p>
          </table:table-cell>
          <table:table-cell table:number-columns-repeated="6"/>
          <table:table-cell table:formula="of:=&quot;['&quot;&amp;[$denuncia.A24]&amp;&quot;',&quot;&amp;SUBSTITUTE([$denuncia.D24];&quot;,&quot;;&quot;.&quot;)&amp;&quot;,&quot;&amp;SUBSTITUTE([$denuncia.E24];&quot;,&quot;;&quot;.&quot;)&amp;&quot;,'&quot;&amp;[$denuncia.K24]&amp;&quot;'],&quot;" office:value-type="string" office:string-value="['23',-22.6175,-44.5293,'svfvdfvdfbdfbd']," calcext:value-type="string">
            <text:p>['23',-22.6175,-44.5293,'svfvdfvdfbdfbd'],</text:p>
          </table:table-cell>
          <table:table-cell table:number-columns-repeated="4"/>
          <table:table-cell table:formula="of:=&quot;new google.maps.LatLng(&quot;&amp;SUBSTITUTE([$denuncia.D24];&quot;,&quot;;&quot;.&quot;)&amp;&quot;,&quot;&amp;SUBSTITUTE([$denuncia.E24];&quot;,&quot;;&quot;.&quot;)&amp;&quot;),&quot;" office:value-type="string" office:string-value="new google.maps.LatLng(-22.6175,-44.5293)," calcext:value-type="string">
            <text:p>new google.maps.LatLng(-22.6175,-44.5293),</text:p>
          </table:table-cell>
        </table:table-row>
        <table:table-row table:style-name="ro1">
          <table:table-cell table:formula="of:=&quot;['&quot;&amp;[$usuarios.B25]&amp;&quot;',&quot;&amp;SUBSTITUTE([$usuarios.E25];&quot;,&quot;;&quot;.&quot;)&amp;&quot;,&quot;&amp;SUBSTITUTE([$usuarios.F25];&quot;,&quot;;&quot;.&quot;)&amp;&quot;,&quot;&amp;[$usuarios.J25]&amp;&quot;],&quot;" office:value-type="string" office:string-value="['nome24',-22.5505,-44.6003,2]," calcext:value-type="string">
            <text:p>['nome24',-22.5505,-44.6003,2],</text:p>
          </table:table-cell>
          <table:table-cell table:number-columns-repeated="6"/>
          <table:table-cell table:formula="of:=&quot;['&quot;&amp;[$denuncia.A25]&amp;&quot;',&quot;&amp;SUBSTITUTE([$denuncia.D25];&quot;,&quot;;&quot;.&quot;)&amp;&quot;,&quot;&amp;SUBSTITUTE([$denuncia.E25];&quot;,&quot;;&quot;.&quot;)&amp;&quot;,'&quot;&amp;[$denuncia.K25]&amp;&quot;'],&quot;" office:value-type="string" office:string-value="['24',-22.5698,-44.0718,'svfvdfvdfbdfbd']," calcext:value-type="string">
            <text:p>['24',-22.5698,-44.0718,'svfvdfvdfbdfbd'],</text:p>
          </table:table-cell>
          <table:table-cell table:number-columns-repeated="4"/>
          <table:table-cell table:formula="of:=&quot;new google.maps.LatLng(&quot;&amp;SUBSTITUTE([$denuncia.D25];&quot;,&quot;;&quot;.&quot;)&amp;&quot;,&quot;&amp;SUBSTITUTE([$denuncia.E25];&quot;,&quot;;&quot;.&quot;)&amp;&quot;),&quot;" office:value-type="string" office:string-value="new google.maps.LatLng(-22.5698,-44.0718)," calcext:value-type="string">
            <text:p>new google.maps.LatLng(-22.5698,-44.0718),</text:p>
          </table:table-cell>
        </table:table-row>
        <table:table-row table:style-name="ro1">
          <table:table-cell table:formula="of:=&quot;['&quot;&amp;[$usuarios.B26]&amp;&quot;',&quot;&amp;SUBSTITUTE([$usuarios.E26];&quot;,&quot;;&quot;.&quot;)&amp;&quot;,&quot;&amp;SUBSTITUTE([$usuarios.F26];&quot;,&quot;;&quot;.&quot;)&amp;&quot;,&quot;&amp;[$usuarios.J26]&amp;&quot;],&quot;" office:value-type="string" office:string-value="['nome25',-22.9107,-45.2964,1]," calcext:value-type="string">
            <text:p>['nome25',-22.9107,-45.2964,1],</text:p>
          </table:table-cell>
          <table:table-cell table:number-columns-repeated="6"/>
          <table:table-cell table:formula="of:=&quot;['&quot;&amp;[$denuncia.A26]&amp;&quot;',&quot;&amp;SUBSTITUTE([$denuncia.D26];&quot;,&quot;;&quot;.&quot;)&amp;&quot;,&quot;&amp;SUBSTITUTE([$denuncia.E26];&quot;,&quot;;&quot;.&quot;)&amp;&quot;,'&quot;&amp;[$denuncia.K26]&amp;&quot;'],&quot;" office:value-type="string" office:string-value="['25',-22.6351,-43.7232,'svfvdfvdfbdfbd']," calcext:value-type="string">
            <text:p>['25',-22.6351,-43.7232,'svfvdfvdfbdfbd'],</text:p>
          </table:table-cell>
          <table:table-cell table:number-columns-repeated="4"/>
          <table:table-cell table:formula="of:=&quot;new google.maps.LatLng(&quot;&amp;SUBSTITUTE([$denuncia.D26];&quot;,&quot;;&quot;.&quot;)&amp;&quot;,&quot;&amp;SUBSTITUTE([$denuncia.E26];&quot;,&quot;;&quot;.&quot;)&amp;&quot;),&quot;" office:value-type="string" office:string-value="new google.maps.LatLng(-22.6351,-43.7232)," calcext:value-type="string">
            <text:p>new google.maps.LatLng(-22.6351,-43.7232),</text:p>
          </table:table-cell>
        </table:table-row>
        <table:table-row table:style-name="ro1">
          <table:table-cell table:formula="of:=&quot;['&quot;&amp;[$usuarios.B27]&amp;&quot;',&quot;&amp;SUBSTITUTE([$usuarios.E27];&quot;,&quot;;&quot;.&quot;)&amp;&quot;,&quot;&amp;SUBSTITUTE([$usuarios.F27];&quot;,&quot;;&quot;.&quot;)&amp;&quot;,&quot;&amp;[$usuarios.J27]&amp;&quot;],&quot;" office:value-type="string" office:string-value="['nome26',-22.6775,-43.6416,8]," calcext:value-type="string">
            <text:p>['nome26',-22.6775,-43.6416,8],</text:p>
          </table:table-cell>
          <table:table-cell table:number-columns-repeated="6"/>
          <table:table-cell table:formula="of:=&quot;['&quot;&amp;[$denuncia.A27]&amp;&quot;',&quot;&amp;SUBSTITUTE([$denuncia.D27];&quot;,&quot;;&quot;.&quot;)&amp;&quot;,&quot;&amp;SUBSTITUTE([$denuncia.E27];&quot;,&quot;;&quot;.&quot;)&amp;&quot;,'&quot;&amp;[$denuncia.K27]&amp;&quot;'],&quot;" office:value-type="string" office:string-value="['26',-23.0816,-45.5366,'svfvdfvdfbdfbd']," calcext:value-type="string">
            <text:p>['26',-23.0816,-45.5366,'svfvdfvdfbdfbd'],</text:p>
          </table:table-cell>
          <table:table-cell table:number-columns-repeated="4"/>
          <table:table-cell table:formula="of:=&quot;new google.maps.LatLng(&quot;&amp;SUBSTITUTE([$denuncia.D27];&quot;,&quot;;&quot;.&quot;)&amp;&quot;,&quot;&amp;SUBSTITUTE([$denuncia.E27];&quot;,&quot;;&quot;.&quot;)&amp;&quot;),&quot;" office:value-type="string" office:string-value="new google.maps.LatLng(-23.0816,-45.5366)," calcext:value-type="string">
            <text:p>new google.maps.LatLng(-23.0816,-45.5366),</text:p>
          </table:table-cell>
        </table:table-row>
        <table:table-row table:style-name="ro1">
          <table:table-cell table:formula="of:=&quot;['&quot;&amp;[$usuarios.B28]&amp;&quot;',&quot;&amp;SUBSTITUTE([$usuarios.E28];&quot;,&quot;;&quot;.&quot;)&amp;&quot;,&quot;&amp;SUBSTITUTE([$usuarios.F28];&quot;,&quot;;&quot;.&quot;)&amp;&quot;,&quot;&amp;[$usuarios.J28]&amp;&quot;],&quot;" office:value-type="string" office:string-value="['nome27',-22.7261,-43.672,4]," calcext:value-type="string">
            <text:p>['nome27',-22.7261,-43.672,4],</text:p>
          </table:table-cell>
          <table:table-cell table:number-columns-repeated="6"/>
          <table:table-cell table:formula="of:=&quot;['&quot;&amp;[$denuncia.A28]&amp;&quot;',&quot;&amp;SUBSTITUTE([$denuncia.D28];&quot;,&quot;;&quot;.&quot;)&amp;&quot;,&quot;&amp;SUBSTITUTE([$denuncia.E28];&quot;,&quot;;&quot;.&quot;)&amp;&quot;,'&quot;&amp;[$denuncia.K28]&amp;&quot;'],&quot;" office:value-type="string" office:string-value="['27',-22.5896,-43.8941,'svfvdfvdfbdfbd']," calcext:value-type="string">
            <text:p>['27',-22.5896,-43.8941,'svfvdfvdfbdfbd'],</text:p>
          </table:table-cell>
          <table:table-cell table:number-columns-repeated="4"/>
          <table:table-cell table:formula="of:=&quot;new google.maps.LatLng(&quot;&amp;SUBSTITUTE([$denuncia.D28];&quot;,&quot;;&quot;.&quot;)&amp;&quot;,&quot;&amp;SUBSTITUTE([$denuncia.E28];&quot;,&quot;;&quot;.&quot;)&amp;&quot;),&quot;" office:value-type="string" office:string-value="new google.maps.LatLng(-22.5896,-43.8941)," calcext:value-type="string">
            <text:p>new google.maps.LatLng(-22.5896,-43.8941),</text:p>
          </table:table-cell>
        </table:table-row>
        <table:table-row table:style-name="ro1">
          <table:table-cell table:formula="of:=&quot;['&quot;&amp;[$usuarios.B29]&amp;&quot;',&quot;&amp;SUBSTITUTE([$usuarios.E29];&quot;,&quot;;&quot;.&quot;)&amp;&quot;,&quot;&amp;SUBSTITUTE([$usuarios.F29];&quot;,&quot;;&quot;.&quot;)&amp;&quot;,&quot;&amp;[$usuarios.J29]&amp;&quot;],&quot;" office:value-type="string" office:string-value="['nome28',-22.4483,-43.9828,4]," calcext:value-type="string">
            <text:p>['nome28',-22.4483,-43.9828,4],</text:p>
          </table:table-cell>
          <table:table-cell table:number-columns-repeated="6"/>
          <table:table-cell table:formula="of:=&quot;['&quot;&amp;[$denuncia.A29]&amp;&quot;',&quot;&amp;SUBSTITUTE([$denuncia.D29];&quot;,&quot;;&quot;.&quot;)&amp;&quot;,&quot;&amp;SUBSTITUTE([$denuncia.E29];&quot;,&quot;;&quot;.&quot;)&amp;&quot;,'&quot;&amp;[$denuncia.K29]&amp;&quot;'],&quot;" office:value-type="string" office:string-value="['28',-22.6208,-44.5187,'svfvdfvdfbdfbd']," calcext:value-type="string">
            <text:p>['28',-22.6208,-44.5187,'svfvdfvdfbdfbd'],</text:p>
          </table:table-cell>
          <table:table-cell table:number-columns-repeated="4"/>
          <table:table-cell table:formula="of:=&quot;new google.maps.LatLng(&quot;&amp;SUBSTITUTE([$denuncia.D29];&quot;,&quot;;&quot;.&quot;)&amp;&quot;,&quot;&amp;SUBSTITUTE([$denuncia.E29];&quot;,&quot;;&quot;.&quot;)&amp;&quot;),&quot;" office:value-type="string" office:string-value="new google.maps.LatLng(-22.6208,-44.5187)," calcext:value-type="string">
            <text:p>new google.maps.LatLng(-22.6208,-44.5187),</text:p>
          </table:table-cell>
        </table:table-row>
        <table:table-row table:style-name="ro1">
          <table:table-cell table:formula="of:=&quot;['&quot;&amp;[$usuarios.B30]&amp;&quot;',&quot;&amp;SUBSTITUTE([$usuarios.E30];&quot;,&quot;;&quot;.&quot;)&amp;&quot;,&quot;&amp;SUBSTITUTE([$usuarios.F30];&quot;,&quot;;&quot;.&quot;)&amp;&quot;,&quot;&amp;[$usuarios.J30]&amp;&quot;],&quot;" office:value-type="string" office:string-value="['nome29',-22.648,-44.6072,1]," calcext:value-type="string">
            <text:p>['nome29',-22.648,-44.6072,1],</text:p>
          </table:table-cell>
          <table:table-cell table:number-columns-repeated="6"/>
          <table:table-cell table:formula="of:=&quot;['&quot;&amp;[$denuncia.A30]&amp;&quot;',&quot;&amp;SUBSTITUTE([$denuncia.D30];&quot;,&quot;;&quot;.&quot;)&amp;&quot;,&quot;&amp;SUBSTITUTE([$denuncia.E30];&quot;,&quot;;&quot;.&quot;)&amp;&quot;,'&quot;&amp;[$denuncia.K30]&amp;&quot;'],&quot;" office:value-type="string" office:string-value="['29',-22.6208,-43.7928,'svfvdfvdfbdfbd']," calcext:value-type="string">
            <text:p>['29',-22.6208,-43.7928,'svfvdfvdfbdfbd'],</text:p>
          </table:table-cell>
          <table:table-cell table:number-columns-repeated="4"/>
          <table:table-cell table:formula="of:=&quot;new google.maps.LatLng(&quot;&amp;SUBSTITUTE([$denuncia.D30];&quot;,&quot;;&quot;.&quot;)&amp;&quot;,&quot;&amp;SUBSTITUTE([$denuncia.E30];&quot;,&quot;;&quot;.&quot;)&amp;&quot;),&quot;" office:value-type="string" office:string-value="new google.maps.LatLng(-22.6208,-43.7928)," calcext:value-type="string">
            <text:p>new google.maps.LatLng(-22.6208,-43.7928),</text:p>
          </table:table-cell>
        </table:table-row>
        <table:table-row table:style-name="ro1">
          <table:table-cell table:formula="of:=&quot;['&quot;&amp;[$usuarios.B31]&amp;&quot;',&quot;&amp;SUBSTITUTE([$usuarios.E31];&quot;,&quot;;&quot;.&quot;)&amp;&quot;,&quot;&amp;SUBSTITUTE([$usuarios.F31];&quot;,&quot;;&quot;.&quot;)&amp;&quot;,&quot;&amp;[$usuarios.J31]&amp;&quot;],&quot;" office:value-type="string" office:string-value="['nome30',-22.5273,-44.4597,1]," calcext:value-type="string">
            <text:p>['nome30',-22.5273,-44.4597,1],</text:p>
          </table:table-cell>
          <table:table-cell table:number-columns-repeated="6"/>
          <table:table-cell table:formula="of:=&quot;['&quot;&amp;[$denuncia.A31]&amp;&quot;',&quot;&amp;SUBSTITUTE([$denuncia.D31];&quot;,&quot;;&quot;.&quot;)&amp;&quot;,&quot;&amp;SUBSTITUTE([$denuncia.E31];&quot;,&quot;;&quot;.&quot;)&amp;&quot;,'&quot;&amp;[$denuncia.K31]&amp;&quot;'],&quot;" office:value-type="string" office:string-value="['30',-22.6208,-44.5208,'svfvdfvdfbdfbd']," calcext:value-type="string">
            <text:p>['30',-22.6208,-44.5208,'svfvdfvdfbdfbd'],</text:p>
          </table:table-cell>
          <table:table-cell table:number-columns-repeated="4"/>
          <table:table-cell table:formula="of:=&quot;new google.maps.LatLng(&quot;&amp;SUBSTITUTE([$denuncia.D31];&quot;,&quot;;&quot;.&quot;)&amp;&quot;,&quot;&amp;SUBSTITUTE([$denuncia.E31];&quot;,&quot;;&quot;.&quot;)&amp;&quot;),&quot;" office:value-type="string" office:string-value="new google.maps.LatLng(-22.6208,-44.5208)," calcext:value-type="string">
            <text:p>new google.maps.LatLng(-22.6208,-44.5208),</text:p>
          </table:table-cell>
        </table:table-row>
        <table:table-row table:style-name="ro1">
          <table:table-cell table:formula="of:=&quot;['&quot;&amp;[$usuarios.B32]&amp;&quot;',&quot;&amp;SUBSTITUTE([$usuarios.E32];&quot;,&quot;;&quot;.&quot;)&amp;&quot;,&quot;&amp;SUBSTITUTE([$usuarios.F32];&quot;,&quot;;&quot;.&quot;)&amp;&quot;,&quot;&amp;[$usuarios.J32]&amp;&quot;],&quot;" office:value-type="string" office:string-value="['nome31',-22.667,-44.5549,4]," calcext:value-type="string">
            <text:p>['nome31',-22.667,-44.5549,4],</text:p>
          </table:table-cell>
          <table:table-cell table:number-columns-repeated="6"/>
          <table:table-cell table:formula="of:=&quot;['&quot;&amp;[$denuncia.A32]&amp;&quot;',&quot;&amp;SUBSTITUTE([$denuncia.D32];&quot;,&quot;;&quot;.&quot;)&amp;&quot;,&quot;&amp;SUBSTITUTE([$denuncia.E32];&quot;,&quot;;&quot;.&quot;)&amp;&quot;,'&quot;&amp;[$denuncia.K32]&amp;&quot;'],&quot;" office:value-type="string" office:string-value="['31',-22.6331,-43.722,'svfvdfvdfbdfbd']," calcext:value-type="string">
            <text:p>['31',-22.6331,-43.722,'svfvdfvdfbdfbd'],</text:p>
          </table:table-cell>
          <table:table-cell table:number-columns-repeated="4"/>
          <table:table-cell table:formula="of:=&quot;new google.maps.LatLng(&quot;&amp;SUBSTITUTE([$denuncia.D32];&quot;,&quot;;&quot;.&quot;)&amp;&quot;,&quot;&amp;SUBSTITUTE([$denuncia.E32];&quot;,&quot;;&quot;.&quot;)&amp;&quot;),&quot;" office:value-type="string" office:string-value="new google.maps.LatLng(-22.6331,-43.722)," calcext:value-type="string">
            <text:p>new google.maps.LatLng(-22.6331,-43.722),</text:p>
          </table:table-cell>
        </table:table-row>
        <table:table-row table:style-name="ro1">
          <table:table-cell table:formula="of:=&quot;['&quot;&amp;[$usuarios.B33]&amp;&quot;',&quot;&amp;SUBSTITUTE([$usuarios.E33];&quot;,&quot;;&quot;.&quot;)&amp;&quot;,&quot;&amp;SUBSTITUTE([$usuarios.F33];&quot;,&quot;;&quot;.&quot;)&amp;&quot;,&quot;&amp;[$usuarios.J33]&amp;&quot;],&quot;" office:value-type="string" office:string-value="['nome32',-22.6828,-43.6505,9]," calcext:value-type="string">
            <text:p>['nome32',-22.6828,-43.6505,9],</text:p>
          </table:table-cell>
          <table:table-cell table:number-columns-repeated="6"/>
          <table:table-cell table:formula="of:=&quot;['&quot;&amp;[$denuncia.A33]&amp;&quot;',&quot;&amp;SUBSTITUTE([$denuncia.D33];&quot;,&quot;;&quot;.&quot;)&amp;&quot;,&quot;&amp;SUBSTITUTE([$denuncia.E33];&quot;,&quot;;&quot;.&quot;)&amp;&quot;,'&quot;&amp;[$denuncia.K33]&amp;&quot;'],&quot;" office:value-type="string" office:string-value="['32',-22.5711,-43.9199,'svfvdfvdfbdfbd']," calcext:value-type="string">
            <text:p>['32',-22.5711,-43.9199,'svfvdfvdfbdfbd'],</text:p>
          </table:table-cell>
          <table:table-cell table:number-columns-repeated="4"/>
          <table:table-cell table:formula="of:=&quot;new google.maps.LatLng(&quot;&amp;SUBSTITUTE([$denuncia.D33];&quot;,&quot;;&quot;.&quot;)&amp;&quot;,&quot;&amp;SUBSTITUTE([$denuncia.E33];&quot;,&quot;;&quot;.&quot;)&amp;&quot;),&quot;" office:value-type="string" office:string-value="new google.maps.LatLng(-22.5711,-43.9199)," calcext:value-type="string">
            <text:p>new google.maps.LatLng(-22.5711,-43.9199),</text:p>
          </table:table-cell>
        </table:table-row>
        <table:table-row table:style-name="ro1">
          <table:table-cell table:formula="of:=&quot;['&quot;&amp;[$usuarios.B34]&amp;&quot;',&quot;&amp;SUBSTITUTE([$usuarios.E34];&quot;,&quot;;&quot;.&quot;)&amp;&quot;,&quot;&amp;SUBSTITUTE([$usuarios.F34];&quot;,&quot;;&quot;.&quot;)&amp;&quot;,&quot;&amp;[$usuarios.J34]&amp;&quot;],&quot;" office:value-type="string" office:string-value="['nome33',-22.6935,-44.8322,9]," calcext:value-type="string">
            <text:p>['nome33',-22.6935,-44.8322,9],</text:p>
          </table:table-cell>
          <table:table-cell table:number-columns-repeated="6"/>
          <table:table-cell table:formula="of:=&quot;['&quot;&amp;[$denuncia.A34]&amp;&quot;',&quot;&amp;SUBSTITUTE([$denuncia.D34];&quot;,&quot;;&quot;.&quot;)&amp;&quot;,&quot;&amp;SUBSTITUTE([$denuncia.E34];&quot;,&quot;;&quot;.&quot;)&amp;&quot;,'&quot;&amp;[$denuncia.K34]&amp;&quot;'],&quot;" office:value-type="string" office:string-value="['33',-22.6288,-43.7415,'svfvdfvdfbdfbd']," calcext:value-type="string">
            <text:p>['33',-22.6288,-43.7415,'svfvdfvdfbdfbd'],</text:p>
          </table:table-cell>
          <table:table-cell table:number-columns-repeated="4"/>
          <table:table-cell table:formula="of:=&quot;new google.maps.LatLng(&quot;&amp;SUBSTITUTE([$denuncia.D34];&quot;,&quot;;&quot;.&quot;)&amp;&quot;,&quot;&amp;SUBSTITUTE([$denuncia.E34];&quot;,&quot;;&quot;.&quot;)&amp;&quot;),&quot;" office:value-type="string" office:string-value="new google.maps.LatLng(-22.6288,-43.7415)," calcext:value-type="string">
            <text:p>new google.maps.LatLng(-22.6288,-43.7415),</text:p>
          </table:table-cell>
        </table:table-row>
        <table:table-row table:style-name="ro1">
          <table:table-cell table:formula="of:=&quot;['&quot;&amp;[$usuarios.B35]&amp;&quot;',&quot;&amp;SUBSTITUTE([$usuarios.E35];&quot;,&quot;;&quot;.&quot;)&amp;&quot;,&quot;&amp;SUBSTITUTE([$usuarios.F35];&quot;,&quot;;&quot;.&quot;)&amp;&quot;,&quot;&amp;[$usuarios.J35]&amp;&quot;],&quot;" office:value-type="string" office:string-value="['nome34',-22.684,-44.3403,1]," calcext:value-type="string">
            <text:p>['nome34',-22.684,-44.3403,1],</text:p>
          </table:table-cell>
          <table:table-cell table:number-columns-repeated="6"/>
          <table:table-cell table:formula="of:=&quot;['&quot;&amp;[$denuncia.A35]&amp;&quot;',&quot;&amp;SUBSTITUTE([$denuncia.D35];&quot;,&quot;;&quot;.&quot;)&amp;&quot;,&quot;&amp;SUBSTITUTE([$denuncia.E35];&quot;,&quot;;&quot;.&quot;)&amp;&quot;,'&quot;&amp;[$denuncia.K35]&amp;&quot;'],&quot;" office:value-type="string" office:string-value="['34',-22.7793,-45.0521,'svfvdfvdfbdfbd']," calcext:value-type="string">
            <text:p>['34',-22.7793,-45.0521,'svfvdfvdfbdfbd'],</text:p>
          </table:table-cell>
          <table:table-cell table:number-columns-repeated="4"/>
          <table:table-cell table:formula="of:=&quot;new google.maps.LatLng(&quot;&amp;SUBSTITUTE([$denuncia.D35];&quot;,&quot;;&quot;.&quot;)&amp;&quot;,&quot;&amp;SUBSTITUTE([$denuncia.E35];&quot;,&quot;;&quot;.&quot;)&amp;&quot;),&quot;" office:value-type="string" office:string-value="new google.maps.LatLng(-22.7793,-45.0521)," calcext:value-type="string">
            <text:p>new google.maps.LatLng(-22.7793,-45.0521),</text:p>
          </table:table-cell>
        </table:table-row>
        <table:table-row table:style-name="ro1">
          <table:table-cell table:formula="of:=&quot;['&quot;&amp;[$usuarios.B36]&amp;&quot;',&quot;&amp;SUBSTITUTE([$usuarios.E36];&quot;,&quot;;&quot;.&quot;)&amp;&quot;,&quot;&amp;SUBSTITUTE([$usuarios.F36];&quot;,&quot;;&quot;.&quot;)&amp;&quot;,&quot;&amp;[$usuarios.J36]&amp;&quot;],&quot;" office:value-type="string" office:string-value="['nome35',-22.6215,-44.4323,1]," calcext:value-type="string">
            <text:p>['nome35',-22.6215,-44.4323,1],</text:p>
          </table:table-cell>
          <table:table-cell table:number-columns-repeated="6"/>
          <table:table-cell table:formula="of:=&quot;['&quot;&amp;[$denuncia.A36]&amp;&quot;',&quot;&amp;SUBSTITUTE([$denuncia.D36];&quot;,&quot;;&quot;.&quot;)&amp;&quot;,&quot;&amp;SUBSTITUTE([$denuncia.E36];&quot;,&quot;;&quot;.&quot;)&amp;&quot;,'&quot;&amp;[$denuncia.K36]&amp;&quot;'],&quot;" office:value-type="string" office:string-value="['35',-22.6367,-43.7238,'svfvdfvdfbdfbd']," calcext:value-type="string">
            <text:p>['35',-22.6367,-43.7238,'svfvdfvdfbdfbd'],</text:p>
          </table:table-cell>
          <table:table-cell table:number-columns-repeated="4"/>
          <table:table-cell table:formula="of:=&quot;new google.maps.LatLng(&quot;&amp;SUBSTITUTE([$denuncia.D36];&quot;,&quot;;&quot;.&quot;)&amp;&quot;,&quot;&amp;SUBSTITUTE([$denuncia.E36];&quot;,&quot;;&quot;.&quot;)&amp;&quot;),&quot;" office:value-type="string" office:string-value="new google.maps.LatLng(-22.6367,-43.7238)," calcext:value-type="string">
            <text:p>new google.maps.LatLng(-22.6367,-43.7238),</text:p>
          </table:table-cell>
        </table:table-row>
        <table:table-row table:style-name="ro1">
          <table:table-cell table:formula="of:=&quot;['&quot;&amp;[$usuarios.B37]&amp;&quot;',&quot;&amp;SUBSTITUTE([$usuarios.E37];&quot;,&quot;;&quot;.&quot;)&amp;&quot;,&quot;&amp;SUBSTITUTE([$usuarios.F37];&quot;,&quot;;&quot;.&quot;)&amp;&quot;,&quot;&amp;[$usuarios.J37]&amp;&quot;],&quot;" office:value-type="string" office:string-value="['nome36',-22.6431,-44.0059,9]," calcext:value-type="string">
            <text:p>['nome36',-22.6431,-44.0059,9],</text:p>
          </table:table-cell>
          <table:table-cell table:number-columns-repeated="6"/>
          <table:table-cell table:formula="of:=&quot;['&quot;&amp;[$denuncia.A37]&amp;&quot;',&quot;&amp;SUBSTITUTE([$denuncia.D37];&quot;,&quot;;&quot;.&quot;)&amp;&quot;,&quot;&amp;SUBSTITUTE([$denuncia.E37];&quot;,&quot;;&quot;.&quot;)&amp;&quot;,'&quot;&amp;[$denuncia.K37]&amp;&quot;'],&quot;" office:value-type="string" office:string-value="['36',-22.6382,-43.7234,'svfvdfvdfbdfbd']," calcext:value-type="string">
            <text:p>['36',-22.6382,-43.7234,'svfvdfvdfbdfbd'],</text:p>
          </table:table-cell>
          <table:table-cell table:number-columns-repeated="4"/>
          <table:table-cell table:formula="of:=&quot;new google.maps.LatLng(&quot;&amp;SUBSTITUTE([$denuncia.D37];&quot;,&quot;;&quot;.&quot;)&amp;&quot;,&quot;&amp;SUBSTITUTE([$denuncia.E37];&quot;,&quot;;&quot;.&quot;)&amp;&quot;),&quot;" office:value-type="string" office:string-value="new google.maps.LatLng(-22.6382,-43.7234)," calcext:value-type="string">
            <text:p>new google.maps.LatLng(-22.6382,-43.7234),</text:p>
          </table:table-cell>
        </table:table-row>
        <table:table-row table:style-name="ro1">
          <table:table-cell table:formula="of:=&quot;['&quot;&amp;[$usuarios.B38]&amp;&quot;',&quot;&amp;SUBSTITUTE([$usuarios.E38];&quot;,&quot;;&quot;.&quot;)&amp;&quot;,&quot;&amp;SUBSTITUTE([$usuarios.F38];&quot;,&quot;;&quot;.&quot;)&amp;&quot;,&quot;&amp;[$usuarios.J38]&amp;&quot;],&quot;" office:value-type="string" office:string-value="['nome37',-22.6231,-43.7437,6]," calcext:value-type="string">
            <text:p>['nome37',-22.6231,-43.7437,6],</text:p>
          </table:table-cell>
          <table:table-cell table:number-columns-repeated="6"/>
          <table:table-cell table:formula="of:=&quot;['&quot;&amp;[$denuncia.A38]&amp;&quot;',&quot;&amp;SUBSTITUTE([$denuncia.D38];&quot;,&quot;;&quot;.&quot;)&amp;&quot;,&quot;&amp;SUBSTITUTE([$denuncia.E38];&quot;,&quot;;&quot;.&quot;)&amp;&quot;,'&quot;&amp;[$denuncia.K38]&amp;&quot;'],&quot;" office:value-type="string" office:string-value="['37',-22.6174,-44.5296,'svfvdfvdfbdfbd']," calcext:value-type="string">
            <text:p>['37',-22.6174,-44.5296,'svfvdfvdfbdfbd'],</text:p>
          </table:table-cell>
          <table:table-cell table:number-columns-repeated="4"/>
          <table:table-cell table:formula="of:=&quot;new google.maps.LatLng(&quot;&amp;SUBSTITUTE([$denuncia.D38];&quot;,&quot;;&quot;.&quot;)&amp;&quot;,&quot;&amp;SUBSTITUTE([$denuncia.E38];&quot;,&quot;;&quot;.&quot;)&amp;&quot;),&quot;" office:value-type="string" office:string-value="new google.maps.LatLng(-22.6174,-44.5296)," calcext:value-type="string">
            <text:p>new google.maps.LatLng(-22.6174,-44.5296),</text:p>
          </table:table-cell>
        </table:table-row>
        <table:table-row table:style-name="ro1">
          <table:table-cell table:formula="of:=&quot;['&quot;&amp;[$usuarios.B39]&amp;&quot;',&quot;&amp;SUBSTITUTE([$usuarios.E39];&quot;,&quot;;&quot;.&quot;)&amp;&quot;,&quot;&amp;SUBSTITUTE([$usuarios.F39];&quot;,&quot;;&quot;.&quot;)&amp;&quot;,&quot;&amp;[$usuarios.J39]&amp;&quot;],&quot;" office:value-type="string" office:string-value="['nome38',-22.5278,-44.4628,10]," calcext:value-type="string">
            <text:p>['nome38',-22.5278,-44.4628,10],</text:p>
          </table:table-cell>
          <table:table-cell table:number-columns-repeated="6"/>
          <table:table-cell table:formula="of:=&quot;['&quot;&amp;[$denuncia.A39]&amp;&quot;',&quot;&amp;SUBSTITUTE([$denuncia.D39];&quot;,&quot;;&quot;.&quot;)&amp;&quot;,&quot;&amp;SUBSTITUTE([$denuncia.E39];&quot;,&quot;;&quot;.&quot;)&amp;&quot;,'&quot;&amp;[$denuncia.K39]&amp;&quot;'],&quot;" office:value-type="string" office:string-value="['38',-22.6219,-44.5148,'svfvdfvdfbdfbd']," calcext:value-type="string">
            <text:p>['38',-22.6219,-44.5148,'svfvdfvdfbdfbd'],</text:p>
          </table:table-cell>
          <table:table-cell table:number-columns-repeated="4"/>
          <table:table-cell table:formula="of:=&quot;new google.maps.LatLng(&quot;&amp;SUBSTITUTE([$denuncia.D39];&quot;,&quot;;&quot;.&quot;)&amp;&quot;,&quot;&amp;SUBSTITUTE([$denuncia.E39];&quot;,&quot;;&quot;.&quot;)&amp;&quot;),&quot;" office:value-type="string" office:string-value="new google.maps.LatLng(-22.6219,-44.5148)," calcext:value-type="string">
            <text:p>new google.maps.LatLng(-22.6219,-44.5148),</text:p>
          </table:table-cell>
        </table:table-row>
        <table:table-row table:style-name="ro1">
          <table:table-cell table:formula="of:=&quot;['&quot;&amp;[$usuarios.B40]&amp;&quot;',&quot;&amp;SUBSTITUTE([$usuarios.E40];&quot;,&quot;;&quot;.&quot;)&amp;&quot;,&quot;&amp;SUBSTITUTE([$usuarios.F40];&quot;,&quot;;&quot;.&quot;)&amp;&quot;,&quot;&amp;[$usuarios.J40]&amp;&quot;],&quot;" office:value-type="string" office:string-value="['nome39',-22.6933,-43.679,9]," calcext:value-type="string">
            <text:p>['nome39',-22.6933,-43.679,9],</text:p>
          </table:table-cell>
          <table:table-cell table:number-columns-repeated="6"/>
          <table:table-cell table:formula="of:=&quot;['&quot;&amp;[$denuncia.A40]&amp;&quot;',&quot;&amp;SUBSTITUTE([$denuncia.D40];&quot;,&quot;;&quot;.&quot;)&amp;&quot;,&quot;&amp;SUBSTITUTE([$denuncia.E40];&quot;,&quot;;&quot;.&quot;)&amp;&quot;,'&quot;&amp;[$denuncia.K40]&amp;&quot;'],&quot;" office:value-type="string" office:string-value="['39',-22.6208,-44.5187,'svfvdfvdfbdfbd']," calcext:value-type="string">
            <text:p>['39',-22.6208,-44.5187,'svfvdfvdfbdfbd'],</text:p>
          </table:table-cell>
          <table:table-cell table:number-columns-repeated="4"/>
          <table:table-cell table:formula="of:=&quot;new google.maps.LatLng(&quot;&amp;SUBSTITUTE([$denuncia.D40];&quot;,&quot;;&quot;.&quot;)&amp;&quot;,&quot;&amp;SUBSTITUTE([$denuncia.E40];&quot;,&quot;;&quot;.&quot;)&amp;&quot;),&quot;" office:value-type="string" office:string-value="new google.maps.LatLng(-22.6208,-44.5187)," calcext:value-type="string">
            <text:p>new google.maps.LatLng(-22.6208,-44.5187),</text:p>
          </table:table-cell>
        </table:table-row>
        <table:table-row table:style-name="ro1">
          <table:table-cell table:formula="of:=&quot;['&quot;&amp;[$usuarios.B41]&amp;&quot;',&quot;&amp;SUBSTITUTE([$usuarios.E41];&quot;,&quot;;&quot;.&quot;)&amp;&quot;,&quot;&amp;SUBSTITUTE([$usuarios.F41];&quot;,&quot;;&quot;.&quot;)&amp;&quot;,&quot;&amp;[$usuarios.J41]&amp;&quot;],&quot;" office:value-type="string" office:string-value="['nome40',-22.5868,-44.5481,1]," calcext:value-type="string">
            <text:p>['nome40',-22.5868,-44.5481,1],</text:p>
          </table:table-cell>
          <table:table-cell table:number-columns-repeated="6"/>
          <table:table-cell table:formula="of:=&quot;['&quot;&amp;[$denuncia.A41]&amp;&quot;',&quot;&amp;SUBSTITUTE([$denuncia.D41];&quot;,&quot;;&quot;.&quot;)&amp;&quot;,&quot;&amp;SUBSTITUTE([$denuncia.E41];&quot;,&quot;;&quot;.&quot;)&amp;&quot;,'&quot;&amp;[$denuncia.K41]&amp;&quot;'],&quot;" office:value-type="string" office:string-value="['40',-22.6195,-44.5259,'svfvdfvdfbdfbd']," calcext:value-type="string">
            <text:p>['40',-22.6195,-44.5259,'svfvdfvdfbdfbd'],</text:p>
          </table:table-cell>
          <table:table-cell table:number-columns-repeated="4"/>
          <table:table-cell table:formula="of:=&quot;new google.maps.LatLng(&quot;&amp;SUBSTITUTE([$denuncia.D41];&quot;,&quot;;&quot;.&quot;)&amp;&quot;,&quot;&amp;SUBSTITUTE([$denuncia.E41];&quot;,&quot;;&quot;.&quot;)&amp;&quot;),&quot;" office:value-type="string" office:string-value="new google.maps.LatLng(-22.6195,-44.5259)," calcext:value-type="string">
            <text:p>new google.maps.LatLng(-22.6195,-44.5259),</text:p>
          </table:table-cell>
        </table:table-row>
        <table:table-row table:style-name="ro1">
          <table:table-cell table:formula="of:=&quot;['&quot;&amp;[$usuarios.B42]&amp;&quot;',&quot;&amp;SUBSTITUTE([$usuarios.E42];&quot;,&quot;;&quot;.&quot;)&amp;&quot;,&quot;&amp;SUBSTITUTE([$usuarios.F42];&quot;,&quot;;&quot;.&quot;)&amp;&quot;,&quot;&amp;[$usuarios.J42]&amp;&quot;],&quot;" office:value-type="string" office:string-value="['nome41',-22.6704,-43.6624,3]," calcext:value-type="string">
            <text:p>['nome41',-22.6704,-43.6624,3],</text:p>
          </table:table-cell>
          <table:table-cell table:number-columns-repeated="6"/>
          <table:table-cell table:formula="of:=&quot;['&quot;&amp;[$denuncia.A42]&amp;&quot;',&quot;&amp;SUBSTITUTE([$denuncia.D42];&quot;,&quot;;&quot;.&quot;)&amp;&quot;,&quot;&amp;SUBSTITUTE([$denuncia.E42];&quot;,&quot;;&quot;.&quot;)&amp;&quot;,'&quot;&amp;[$denuncia.K42]&amp;&quot;'],&quot;" office:value-type="string" office:string-value="['41',-22.6175,-44.5293,'svfvdfvdfbdfbd']," calcext:value-type="string">
            <text:p>['41',-22.6175,-44.5293,'svfvdfvdfbdfbd'],</text:p>
          </table:table-cell>
          <table:table-cell table:number-columns-repeated="4"/>
          <table:table-cell table:formula="of:=&quot;new google.maps.LatLng(&quot;&amp;SUBSTITUTE([$denuncia.D42];&quot;,&quot;;&quot;.&quot;)&amp;&quot;,&quot;&amp;SUBSTITUTE([$denuncia.E42];&quot;,&quot;;&quot;.&quot;)&amp;&quot;),&quot;" office:value-type="string" office:string-value="new google.maps.LatLng(-22.6175,-44.5293)," calcext:value-type="string">
            <text:p>new google.maps.LatLng(-22.6175,-44.5293),</text:p>
          </table:table-cell>
        </table:table-row>
        <table:table-row table:style-name="ro1">
          <table:table-cell table:formula="of:=&quot;['&quot;&amp;[$usuarios.B43]&amp;&quot;',&quot;&amp;SUBSTITUTE([$usuarios.E43];&quot;,&quot;;&quot;.&quot;)&amp;&quot;,&quot;&amp;SUBSTITUTE([$usuarios.F43];&quot;,&quot;;&quot;.&quot;)&amp;&quot;,&quot;&amp;[$usuarios.J43]&amp;&quot;],&quot;" office:value-type="string" office:string-value="['nome42',-22.8895,-45.2534,8]," calcext:value-type="string">
            <text:p>['nome42',-22.8895,-45.2534,8],</text:p>
          </table:table-cell>
          <table:table-cell table:number-columns-repeated="6"/>
          <table:table-cell table:formula="of:=&quot;['&quot;&amp;[$denuncia.A43]&amp;&quot;',&quot;&amp;SUBSTITUTE([$denuncia.D43];&quot;,&quot;;&quot;.&quot;)&amp;&quot;,&quot;&amp;SUBSTITUTE([$denuncia.E43];&quot;,&quot;;&quot;.&quot;)&amp;&quot;,'&quot;&amp;[$denuncia.K43]&amp;&quot;'],&quot;" office:value-type="string" office:string-value="['42',-22.6215,-44.5159,'svfvdfvdfbdfbd']," calcext:value-type="string">
            <text:p>['42',-22.6215,-44.5159,'svfvdfvdfbdfbd'],</text:p>
          </table:table-cell>
          <table:table-cell table:number-columns-repeated="4"/>
          <table:table-cell table:formula="of:=&quot;new google.maps.LatLng(&quot;&amp;SUBSTITUTE([$denuncia.D43];&quot;,&quot;;&quot;.&quot;)&amp;&quot;,&quot;&amp;SUBSTITUTE([$denuncia.E43];&quot;,&quot;;&quot;.&quot;)&amp;&quot;),&quot;" office:value-type="string" office:string-value="new google.maps.LatLng(-22.6215,-44.5159)," calcext:value-type="string">
            <text:p>new google.maps.LatLng(-22.6215,-44.5159),</text:p>
          </table:table-cell>
        </table:table-row>
        <table:table-row table:style-name="ro1">
          <table:table-cell table:formula="of:=&quot;['&quot;&amp;[$usuarios.B44]&amp;&quot;',&quot;&amp;SUBSTITUTE([$usuarios.E44];&quot;,&quot;;&quot;.&quot;)&amp;&quot;,&quot;&amp;SUBSTITUTE([$usuarios.F44];&quot;,&quot;;&quot;.&quot;)&amp;&quot;,&quot;&amp;[$usuarios.J44]&amp;&quot;],&quot;" office:value-type="string" office:string-value="['nome43',-22.5857,-43.7676,7]," calcext:value-type="string">
            <text:p>['nome43',-22.5857,-43.7676,7],</text:p>
          </table:table-cell>
          <table:table-cell table:number-columns-repeated="6"/>
          <table:table-cell table:formula="of:=&quot;['&quot;&amp;[$denuncia.A44]&amp;&quot;',&quot;&amp;SUBSTITUTE([$denuncia.D44];&quot;,&quot;;&quot;.&quot;)&amp;&quot;,&quot;&amp;SUBSTITUTE([$denuncia.E44];&quot;,&quot;;&quot;.&quot;)&amp;&quot;,'&quot;&amp;[$denuncia.K44]&amp;&quot;'],&quot;" office:value-type="string" office:string-value="['43',-22.6219,-44.5146,'svfvdfvdfbdfbd']," calcext:value-type="string">
            <text:p>['43',-22.6219,-44.5146,'svfvdfvdfbdfbd'],</text:p>
          </table:table-cell>
          <table:table-cell table:number-columns-repeated="4"/>
          <table:table-cell table:formula="of:=&quot;new google.maps.LatLng(&quot;&amp;SUBSTITUTE([$denuncia.D44];&quot;,&quot;;&quot;.&quot;)&amp;&quot;,&quot;&amp;SUBSTITUTE([$denuncia.E44];&quot;,&quot;;&quot;.&quot;)&amp;&quot;),&quot;" office:value-type="string" office:string-value="new google.maps.LatLng(-22.6219,-44.5146)," calcext:value-type="string">
            <text:p>new google.maps.LatLng(-22.6219,-44.5146),</text:p>
          </table:table-cell>
        </table:table-row>
        <table:table-row table:style-name="ro1">
          <table:table-cell table:formula="of:=&quot;['&quot;&amp;[$usuarios.B45]&amp;&quot;',&quot;&amp;SUBSTITUTE([$usuarios.E45];&quot;,&quot;;&quot;.&quot;)&amp;&quot;,&quot;&amp;SUBSTITUTE([$usuarios.F45];&quot;,&quot;;&quot;.&quot;)&amp;&quot;,&quot;&amp;[$usuarios.J45]&amp;&quot;],&quot;" office:value-type="string" office:string-value="['nome44',-22.7298,-43.6446,9]," calcext:value-type="string">
            <text:p>['nome44',-22.7298,-43.6446,9],</text:p>
          </table:table-cell>
          <table:table-cell table:number-columns-repeated="6"/>
          <table:table-cell table:formula="of:=&quot;['&quot;&amp;[$denuncia.A45]&amp;&quot;',&quot;&amp;SUBSTITUTE([$denuncia.D45];&quot;,&quot;;&quot;.&quot;)&amp;&quot;,&quot;&amp;SUBSTITUTE([$denuncia.E45];&quot;,&quot;;&quot;.&quot;)&amp;&quot;,'&quot;&amp;[$denuncia.K45]&amp;&quot;'],&quot;" office:value-type="string" office:string-value="['44',-22.6199,-44.5245,'svfvdfvdfbdfbd']," calcext:value-type="string">
            <text:p>['44',-22.6199,-44.5245,'svfvdfvdfbdfbd'],</text:p>
          </table:table-cell>
          <table:table-cell table:number-columns-repeated="4"/>
          <table:table-cell table:formula="of:=&quot;new google.maps.LatLng(&quot;&amp;SUBSTITUTE([$denuncia.D45];&quot;,&quot;;&quot;.&quot;)&amp;&quot;,&quot;&amp;SUBSTITUTE([$denuncia.E45];&quot;,&quot;;&quot;.&quot;)&amp;&quot;),&quot;" office:value-type="string" office:string-value="new google.maps.LatLng(-22.6199,-44.5245)," calcext:value-type="string">
            <text:p>new google.maps.LatLng(-22.6199,-44.5245),</text:p>
          </table:table-cell>
        </table:table-row>
        <table:table-row table:style-name="ro1">
          <table:table-cell table:formula="of:=&quot;['&quot;&amp;[$usuarios.B46]&amp;&quot;',&quot;&amp;SUBSTITUTE([$usuarios.E46];&quot;,&quot;;&quot;.&quot;)&amp;&quot;,&quot;&amp;SUBSTITUTE([$usuarios.F46];&quot;,&quot;;&quot;.&quot;)&amp;&quot;,&quot;&amp;[$usuarios.J46]&amp;&quot;],&quot;" office:value-type="string" office:string-value="['nome45',-22.6835,-44.5894,9]," calcext:value-type="string">
            <text:p>['nome45',-22.6835,-44.5894,9],</text:p>
          </table:table-cell>
          <table:table-cell table:number-columns-repeated="6"/>
          <table:table-cell table:formula="of:=&quot;['&quot;&amp;[$denuncia.A46]&amp;&quot;',&quot;&amp;SUBSTITUTE([$denuncia.D46];&quot;,&quot;;&quot;.&quot;)&amp;&quot;,&quot;&amp;SUBSTITUTE([$denuncia.E46];&quot;,&quot;;&quot;.&quot;)&amp;&quot;,'&quot;&amp;[$denuncia.K46]&amp;&quot;'],&quot;" office:value-type="string" office:string-value="['45',-22.6589,-43.6455,'svfvdfvdfbdfbd']," calcext:value-type="string">
            <text:p>['45',-22.6589,-43.6455,'svfvdfvdfbdfbd'],</text:p>
          </table:table-cell>
          <table:table-cell table:number-columns-repeated="4"/>
          <table:table-cell table:formula="of:=&quot;new google.maps.LatLng(&quot;&amp;SUBSTITUTE([$denuncia.D46];&quot;,&quot;;&quot;.&quot;)&amp;&quot;,&quot;&amp;SUBSTITUTE([$denuncia.E46];&quot;,&quot;;&quot;.&quot;)&amp;&quot;),&quot;" office:value-type="string" office:string-value="new google.maps.LatLng(-22.6589,-43.6455)," calcext:value-type="string">
            <text:p>new google.maps.LatLng(-22.6589,-43.6455),</text:p>
          </table:table-cell>
        </table:table-row>
        <table:table-row table:style-name="ro1">
          <table:table-cell table:formula="of:=&quot;['&quot;&amp;[$usuarios.B47]&amp;&quot;',&quot;&amp;SUBSTITUTE([$usuarios.E47];&quot;,&quot;;&quot;.&quot;)&amp;&quot;,&quot;&amp;SUBSTITUTE([$usuarios.F47];&quot;,&quot;;&quot;.&quot;)&amp;&quot;,&quot;&amp;[$usuarios.J47]&amp;&quot;],&quot;" office:value-type="string" office:string-value="['nome46',-22.666,-43.7493,10]," calcext:value-type="string">
            <text:p>['nome46',-22.666,-43.7493,10],</text:p>
          </table:table-cell>
          <table:table-cell table:number-columns-repeated="6"/>
          <table:table-cell table:formula="of:=&quot;['&quot;&amp;[$denuncia.A47]&amp;&quot;',&quot;&amp;SUBSTITUTE([$denuncia.D47];&quot;,&quot;;&quot;.&quot;)&amp;&quot;,&quot;&amp;SUBSTITUTE([$denuncia.E47];&quot;,&quot;;&quot;.&quot;)&amp;&quot;,'&quot;&amp;[$denuncia.K47]&amp;&quot;'],&quot;" office:value-type="string" office:string-value="['46',-22.6621,-43.6506,'svfvdfvdfbdfbd']," calcext:value-type="string">
            <text:p>['46',-22.6621,-43.6506,'svfvdfvdfbdfbd'],</text:p>
          </table:table-cell>
          <table:table-cell table:number-columns-repeated="4"/>
          <table:table-cell table:formula="of:=&quot;new google.maps.LatLng(&quot;&amp;SUBSTITUTE([$denuncia.D47];&quot;,&quot;;&quot;.&quot;)&amp;&quot;,&quot;&amp;SUBSTITUTE([$denuncia.E47];&quot;,&quot;;&quot;.&quot;)&amp;&quot;),&quot;" office:value-type="string" office:string-value="new google.maps.LatLng(-22.6621,-43.6506)," calcext:value-type="string">
            <text:p>new google.maps.LatLng(-22.6621,-43.6506),</text:p>
          </table:table-cell>
        </table:table-row>
        <table:table-row table:style-name="ro1">
          <table:table-cell table:formula="of:=&quot;['&quot;&amp;[$usuarios.B48]&amp;&quot;',&quot;&amp;SUBSTITUTE([$usuarios.E48];&quot;,&quot;;&quot;.&quot;)&amp;&quot;,&quot;&amp;SUBSTITUTE([$usuarios.F48];&quot;,&quot;;&quot;.&quot;)&amp;&quot;,&quot;&amp;[$usuarios.J48]&amp;&quot;],&quot;" office:value-type="string" office:string-value="['nome47',-22.5951,-43.6517,4]," calcext:value-type="string">
            <text:p>['nome47',-22.5951,-43.6517,4],</text:p>
          </table:table-cell>
          <table:table-cell table:number-columns-repeated="6"/>
          <table:table-cell table:formula="of:=&quot;['&quot;&amp;[$denuncia.A48]&amp;&quot;',&quot;&amp;SUBSTITUTE([$denuncia.D48];&quot;,&quot;;&quot;.&quot;)&amp;&quot;,&quot;&amp;SUBSTITUTE([$denuncia.E48];&quot;,&quot;;&quot;.&quot;)&amp;&quot;,'&quot;&amp;[$denuncia.K48]&amp;&quot;'],&quot;" office:value-type="string" office:string-value="['47',-22.6174,-44.5296,'svfvdfvdfbdfbd']," calcext:value-type="string">
            <text:p>['47',-22.6174,-44.5296,'svfvdfvdfbdfbd'],</text:p>
          </table:table-cell>
          <table:table-cell table:number-columns-repeated="4"/>
          <table:table-cell table:formula="of:=&quot;new google.maps.LatLng(&quot;&amp;SUBSTITUTE([$denuncia.D48];&quot;,&quot;;&quot;.&quot;)&amp;&quot;,&quot;&amp;SUBSTITUTE([$denuncia.E48];&quot;,&quot;;&quot;.&quot;)&amp;&quot;),&quot;" office:value-type="string" office:string-value="new google.maps.LatLng(-22.6174,-44.5296)," calcext:value-type="string">
            <text:p>new google.maps.LatLng(-22.6174,-44.5296),</text:p>
          </table:table-cell>
        </table:table-row>
        <table:table-row table:style-name="ro1">
          <table:table-cell table:formula="of:=&quot;['&quot;&amp;[$usuarios.B49]&amp;&quot;',&quot;&amp;SUBSTITUTE([$usuarios.E49];&quot;,&quot;;&quot;.&quot;)&amp;&quot;,&quot;&amp;SUBSTITUTE([$usuarios.F49];&quot;,&quot;;&quot;.&quot;)&amp;&quot;,&quot;&amp;[$usuarios.J49]&amp;&quot;],&quot;" office:value-type="string" office:string-value="['nome48',-22.7884,-45.1177,6]," calcext:value-type="string">
            <text:p>['nome48',-22.7884,-45.1177,6],</text:p>
          </table:table-cell>
          <table:table-cell table:number-columns-repeated="6"/>
          <table:table-cell table:formula="of:=&quot;['&quot;&amp;[$denuncia.A49]&amp;&quot;',&quot;&amp;SUBSTITUTE([$denuncia.D49];&quot;,&quot;;&quot;.&quot;)&amp;&quot;,&quot;&amp;SUBSTITUTE([$denuncia.E49];&quot;,&quot;;&quot;.&quot;)&amp;&quot;,'&quot;&amp;[$denuncia.K49]&amp;&quot;'],&quot;" office:value-type="string" office:string-value="['48',-22.6589,-43.6455,'svfvdfvdfbdfbd']," calcext:value-type="string">
            <text:p>['48',-22.6589,-43.6455,'svfvdfvdfbdfbd'],</text:p>
          </table:table-cell>
          <table:table-cell table:number-columns-repeated="4"/>
          <table:table-cell table:formula="of:=&quot;new google.maps.LatLng(&quot;&amp;SUBSTITUTE([$denuncia.D49];&quot;,&quot;;&quot;.&quot;)&amp;&quot;,&quot;&amp;SUBSTITUTE([$denuncia.E49];&quot;,&quot;;&quot;.&quot;)&amp;&quot;),&quot;" office:value-type="string" office:string-value="new google.maps.LatLng(-22.6589,-43.6455)," calcext:value-type="string">
            <text:p>new google.maps.LatLng(-22.6589,-43.6455),</text:p>
          </table:table-cell>
        </table:table-row>
        <table:table-row table:style-name="ro1">
          <table:table-cell table:formula="of:=&quot;['&quot;&amp;[$usuarios.B50]&amp;&quot;',&quot;&amp;SUBSTITUTE([$usuarios.E50];&quot;,&quot;;&quot;.&quot;)&amp;&quot;,&quot;&amp;SUBSTITUTE([$usuarios.F50];&quot;,&quot;;&quot;.&quot;)&amp;&quot;,&quot;&amp;[$usuarios.J50]&amp;&quot;],&quot;" office:value-type="string" office:string-value="['nome49',-22.593,-44.3553,3]," calcext:value-type="string">
            <text:p>['nome49',-22.593,-44.3553,3],</text:p>
          </table:table-cell>
          <table:table-cell table:number-columns-repeated="6"/>
          <table:table-cell table:formula="of:=&quot;['&quot;&amp;[$denuncia.A50]&amp;&quot;',&quot;&amp;SUBSTITUTE([$denuncia.D50];&quot;,&quot;;&quot;.&quot;)&amp;&quot;,&quot;&amp;SUBSTITUTE([$denuncia.E50];&quot;,&quot;;&quot;.&quot;)&amp;&quot;,'&quot;&amp;[$denuncia.K50]&amp;&quot;'],&quot;" office:value-type="string" office:string-value="['49',-22.8775,-45.1634,'svfvdfvdfbdfbd']," calcext:value-type="string">
            <text:p>['49',-22.8775,-45.1634,'svfvdfvdfbdfbd'],</text:p>
          </table:table-cell>
          <table:table-cell table:number-columns-repeated="4"/>
          <table:table-cell table:formula="of:=&quot;new google.maps.LatLng(&quot;&amp;SUBSTITUTE([$denuncia.D50];&quot;,&quot;;&quot;.&quot;)&amp;&quot;,&quot;&amp;SUBSTITUTE([$denuncia.E50];&quot;,&quot;;&quot;.&quot;)&amp;&quot;),&quot;" office:value-type="string" office:string-value="new google.maps.LatLng(-22.8775,-45.1634)," calcext:value-type="string">
            <text:p>new google.maps.LatLng(-22.8775,-45.1634),</text:p>
          </table:table-cell>
        </table:table-row>
        <table:table-row table:style-name="ro1">
          <table:table-cell table:formula="of:=&quot;['&quot;&amp;[$usuarios.B51]&amp;&quot;',&quot;&amp;SUBSTITUTE([$usuarios.E51];&quot;,&quot;;&quot;.&quot;)&amp;&quot;,&quot;&amp;SUBSTITUTE([$usuarios.F51];&quot;,&quot;;&quot;.&quot;)&amp;&quot;,&quot;&amp;[$usuarios.J51]&amp;&quot;],&quot;" office:value-type="string" office:string-value="['nome50',-22.5063,-44.0798,4]," calcext:value-type="string">
            <text:p>['nome50',-22.5063,-44.0798,4],</text:p>
          </table:table-cell>
          <table:table-cell table:number-columns-repeated="6"/>
          <table:table-cell table:formula="of:=&quot;['&quot;&amp;[$denuncia.A51]&amp;&quot;',&quot;&amp;SUBSTITUTE([$denuncia.D51];&quot;,&quot;;&quot;.&quot;)&amp;&quot;,&quot;&amp;SUBSTITUTE([$denuncia.E51];&quot;,&quot;;&quot;.&quot;)&amp;&quot;,'&quot;&amp;[$denuncia.K51]&amp;&quot;'],&quot;" office:value-type="string" office:string-value="['50',-22.6498,-43.6357,'svfvdfvdfbdfbd']," calcext:value-type="string">
            <text:p>['50',-22.6498,-43.6357,'svfvdfvdfbdfbd'],</text:p>
          </table:table-cell>
          <table:table-cell table:number-columns-repeated="4"/>
          <table:table-cell table:formula="of:=&quot;new google.maps.LatLng(&quot;&amp;SUBSTITUTE([$denuncia.D51];&quot;,&quot;;&quot;.&quot;)&amp;&quot;,&quot;&amp;SUBSTITUTE([$denuncia.E51];&quot;,&quot;;&quot;.&quot;)&amp;&quot;),&quot;" office:value-type="string" office:string-value="new google.maps.LatLng(-22.6498,-43.6357)," calcext:value-type="string">
            <text:p>new google.maps.LatLng(-22.6498,-43.6357),</text:p>
          </table:table-cell>
        </table:table-row>
        <table:table-row table:style-name="ro1">
          <table:table-cell table:formula="of:=&quot;['&quot;&amp;[$usuarios.B52]&amp;&quot;',&quot;&amp;SUBSTITUTE([$usuarios.E52];&quot;,&quot;;&quot;.&quot;)&amp;&quot;,&quot;&amp;SUBSTITUTE([$usuarios.F52];&quot;,&quot;;&quot;.&quot;)&amp;&quot;,&quot;&amp;[$usuarios.J52]&amp;&quot;],&quot;" office:value-type="string" office:string-value="['nome51',-22.5474,-44.4446,3]," calcext:value-type="string">
            <text:p>['nome51',-22.5474,-44.4446,3],</text:p>
          </table:table-cell>
          <table:table-cell table:number-columns-repeated="6"/>
          <table:table-cell table:formula="of:=&quot;['&quot;&amp;[$denuncia.A52]&amp;&quot;',&quot;&amp;SUBSTITUTE([$denuncia.D52];&quot;,&quot;;&quot;.&quot;)&amp;&quot;,&quot;&amp;SUBSTITUTE([$denuncia.E52];&quot;,&quot;;&quot;.&quot;)&amp;&quot;,'&quot;&amp;[$denuncia.K52]&amp;&quot;'],&quot;" office:value-type="string" office:string-value="['51',-22.6203,-44.5237,'svfvdfvdfbdfbd']," calcext:value-type="string">
            <text:p>['51',-22.6203,-44.5237,'svfvdfvdfbdfbd'],</text:p>
          </table:table-cell>
          <table:table-cell table:number-columns-repeated="4"/>
          <table:table-cell table:formula="of:=&quot;new google.maps.LatLng(&quot;&amp;SUBSTITUTE([$denuncia.D52];&quot;,&quot;;&quot;.&quot;)&amp;&quot;,&quot;&amp;SUBSTITUTE([$denuncia.E52];&quot;,&quot;;&quot;.&quot;)&amp;&quot;),&quot;" office:value-type="string" office:string-value="new google.maps.LatLng(-22.6203,-44.5237)," calcext:value-type="string">
            <text:p>new google.maps.LatLng(-22.6203,-44.5237),</text:p>
          </table:table-cell>
        </table:table-row>
        <table:table-row table:style-name="ro1">
          <table:table-cell table:formula="of:=&quot;['&quot;&amp;[$usuarios.B53]&amp;&quot;',&quot;&amp;SUBSTITUTE([$usuarios.E53];&quot;,&quot;;&quot;.&quot;)&amp;&quot;,&quot;&amp;SUBSTITUTE([$usuarios.F53];&quot;,&quot;;&quot;.&quot;)&amp;&quot;,&quot;&amp;[$usuarios.J53]&amp;&quot;],&quot;" office:value-type="string" office:string-value="['nome52',-22.8719,-45.402,8]," calcext:value-type="string">
            <text:p>['nome52',-22.8719,-45.402,8],</text:p>
          </table:table-cell>
          <table:table-cell table:number-columns-repeated="6"/>
          <table:table-cell table:formula="of:=&quot;['&quot;&amp;[$denuncia.A53]&amp;&quot;',&quot;&amp;SUBSTITUTE([$denuncia.D53];&quot;,&quot;;&quot;.&quot;)&amp;&quot;,&quot;&amp;SUBSTITUTE([$denuncia.E53];&quot;,&quot;;&quot;.&quot;)&amp;&quot;,'&quot;&amp;[$denuncia.K53]&amp;&quot;'],&quot;" office:value-type="string" office:string-value="['52',-22.6213,-44.5169,'svfvdfvdfbdfbd']," calcext:value-type="string">
            <text:p>['52',-22.6213,-44.5169,'svfvdfvdfbdfbd'],</text:p>
          </table:table-cell>
          <table:table-cell table:number-columns-repeated="4"/>
          <table:table-cell table:formula="of:=&quot;new google.maps.LatLng(&quot;&amp;SUBSTITUTE([$denuncia.D53];&quot;,&quot;;&quot;.&quot;)&amp;&quot;,&quot;&amp;SUBSTITUTE([$denuncia.E53];&quot;,&quot;;&quot;.&quot;)&amp;&quot;),&quot;" office:value-type="string" office:string-value="new google.maps.LatLng(-22.6213,-44.5169)," calcext:value-type="string">
            <text:p>new google.maps.LatLng(-22.6213,-44.5169),</text:p>
          </table:table-cell>
        </table:table-row>
        <table:table-row table:style-name="ro1">
          <table:table-cell table:formula="of:=&quot;['&quot;&amp;[$usuarios.B54]&amp;&quot;',&quot;&amp;SUBSTITUTE([$usuarios.E54];&quot;,&quot;;&quot;.&quot;)&amp;&quot;,&quot;&amp;SUBSTITUTE([$usuarios.F54];&quot;,&quot;;&quot;.&quot;)&amp;&quot;,&quot;&amp;[$usuarios.J54]&amp;&quot;],&quot;" office:value-type="string" office:string-value="['nome53',-22.684,-43.9567,2]," calcext:value-type="string">
            <text:p>['nome53',-22.684,-43.9567,2],</text:p>
          </table:table-cell>
          <table:table-cell table:number-columns-repeated="6"/>
          <table:table-cell table:formula="of:=&quot;['&quot;&amp;[$denuncia.A54]&amp;&quot;',&quot;&amp;SUBSTITUTE([$denuncia.D54];&quot;,&quot;;&quot;.&quot;)&amp;&quot;,&quot;&amp;SUBSTITUTE([$denuncia.E54];&quot;,&quot;;&quot;.&quot;)&amp;&quot;,'&quot;&amp;[$denuncia.K54]&amp;&quot;'],&quot;" office:value-type="string" office:string-value="['53',-22.6425,-44.6026,'svfvdfvdfbdfbd']," calcext:value-type="string">
            <text:p>['53',-22.6425,-44.6026,'svfvdfvdfbdfbd'],</text:p>
          </table:table-cell>
          <table:table-cell table:number-columns-repeated="4"/>
          <table:table-cell table:formula="of:=&quot;new google.maps.LatLng(&quot;&amp;SUBSTITUTE([$denuncia.D54];&quot;,&quot;;&quot;.&quot;)&amp;&quot;,&quot;&amp;SUBSTITUTE([$denuncia.E54];&quot;,&quot;;&quot;.&quot;)&amp;&quot;),&quot;" office:value-type="string" office:string-value="new google.maps.LatLng(-22.6425,-44.6026)," calcext:value-type="string">
            <text:p>new google.maps.LatLng(-22.6425,-44.6026),</text:p>
          </table:table-cell>
        </table:table-row>
        <table:table-row table:style-name="ro1">
          <table:table-cell table:formula="of:=&quot;['&quot;&amp;[$usuarios.B55]&amp;&quot;',&quot;&amp;SUBSTITUTE([$usuarios.E55];&quot;,&quot;;&quot;.&quot;)&amp;&quot;,&quot;&amp;SUBSTITUTE([$usuarios.F55];&quot;,&quot;;&quot;.&quot;)&amp;&quot;,&quot;&amp;[$usuarios.J55]&amp;&quot;],&quot;" office:value-type="string" office:string-value="['nome54',-22.6963,-44.4887,9]," calcext:value-type="string">
            <text:p>['nome54',-22.6963,-44.4887,9],</text:p>
          </table:table-cell>
          <table:table-cell table:number-columns-repeated="6"/>
          <table:table-cell table:formula="of:=&quot;['&quot;&amp;[$denuncia.A55]&amp;&quot;',&quot;&amp;SUBSTITUTE([$denuncia.D55];&quot;,&quot;;&quot;.&quot;)&amp;&quot;,&quot;&amp;SUBSTITUTE([$denuncia.E55];&quot;,&quot;;&quot;.&quot;)&amp;&quot;,'&quot;&amp;[$denuncia.K55]&amp;&quot;'],&quot;" office:value-type="string" office:string-value="['54',-22.6176,-44.529,'svfvdfvdfbdfbd']," calcext:value-type="string">
            <text:p>['54',-22.6176,-44.529,'svfvdfvdfbdfbd'],</text:p>
          </table:table-cell>
          <table:table-cell table:number-columns-repeated="4"/>
          <table:table-cell table:formula="of:=&quot;new google.maps.LatLng(&quot;&amp;SUBSTITUTE([$denuncia.D55];&quot;,&quot;;&quot;.&quot;)&amp;&quot;,&quot;&amp;SUBSTITUTE([$denuncia.E55];&quot;,&quot;;&quot;.&quot;)&amp;&quot;),&quot;" office:value-type="string" office:string-value="new google.maps.LatLng(-22.6176,-44.529)," calcext:value-type="string">
            <text:p>new google.maps.LatLng(-22.6176,-44.529),</text:p>
          </table:table-cell>
        </table:table-row>
        <table:table-row table:style-name="ro1">
          <table:table-cell table:formula="of:=&quot;['&quot;&amp;[$usuarios.B56]&amp;&quot;',&quot;&amp;SUBSTITUTE([$usuarios.E56];&quot;,&quot;;&quot;.&quot;)&amp;&quot;,&quot;&amp;SUBSTITUTE([$usuarios.F56];&quot;,&quot;;&quot;.&quot;)&amp;&quot;,&quot;&amp;[$usuarios.J56]&amp;&quot;],&quot;" office:value-type="string" office:string-value="['nome55',-22.6917,-43.7298,10]," calcext:value-type="string">
            <text:p>['nome55',-22.6917,-43.7298,10],</text:p>
          </table:table-cell>
          <table:table-cell table:number-columns-repeated="6"/>
          <table:table-cell table:formula="of:=&quot;['&quot;&amp;[$denuncia.A56]&amp;&quot;',&quot;&amp;SUBSTITUTE([$denuncia.D56];&quot;,&quot;;&quot;.&quot;)&amp;&quot;,&quot;&amp;SUBSTITUTE([$denuncia.E56];&quot;,&quot;;&quot;.&quot;)&amp;&quot;,'&quot;&amp;[$denuncia.K56]&amp;&quot;'],&quot;" office:value-type="string" office:string-value="['55',-22.6208,-44.5187,'svfvdfvdfbdfbd']," calcext:value-type="string">
            <text:p>['55',-22.6208,-44.5187,'svfvdfvdfbdfbd'],</text:p>
          </table:table-cell>
          <table:table-cell table:number-columns-repeated="4"/>
          <table:table-cell table:formula="of:=&quot;new google.maps.LatLng(&quot;&amp;SUBSTITUTE([$denuncia.D56];&quot;,&quot;;&quot;.&quot;)&amp;&quot;,&quot;&amp;SUBSTITUTE([$denuncia.E56];&quot;,&quot;;&quot;.&quot;)&amp;&quot;),&quot;" office:value-type="string" office:string-value="new google.maps.LatLng(-22.6208,-44.5187)," calcext:value-type="string">
            <text:p>new google.maps.LatLng(-22.6208,-44.5187),</text:p>
          </table:table-cell>
        </table:table-row>
        <table:table-row table:style-name="ro1">
          <table:table-cell table:formula="of:=&quot;['&quot;&amp;[$usuarios.B57]&amp;&quot;',&quot;&amp;SUBSTITUTE([$usuarios.E57];&quot;,&quot;;&quot;.&quot;)&amp;&quot;,&quot;&amp;SUBSTITUTE([$usuarios.F57];&quot;,&quot;;&quot;.&quot;)&amp;&quot;,&quot;&amp;[$usuarios.J57]&amp;&quot;],&quot;" office:value-type="string" office:string-value="['nome56',-22.7414,-43.6055,5]," calcext:value-type="string">
            <text:p>['nome56',-22.7414,-43.6055,5],</text:p>
          </table:table-cell>
          <table:table-cell table:number-columns-repeated="6"/>
          <table:table-cell table:formula="of:=&quot;['&quot;&amp;[$denuncia.A57]&amp;&quot;',&quot;&amp;SUBSTITUTE([$denuncia.D57];&quot;,&quot;;&quot;.&quot;)&amp;&quot;,&quot;&amp;SUBSTITUTE([$denuncia.E57];&quot;,&quot;;&quot;.&quot;)&amp;&quot;,'&quot;&amp;[$denuncia.K57]&amp;&quot;'],&quot;" office:value-type="string" office:string-value="['56',-22.6178,-44.5287,'svfvdfvdfbdfbd']," calcext:value-type="string">
            <text:p>['56',-22.6178,-44.5287,'svfvdfvdfbdfbd'],</text:p>
          </table:table-cell>
          <table:table-cell table:number-columns-repeated="4"/>
          <table:table-cell table:formula="of:=&quot;new google.maps.LatLng(&quot;&amp;SUBSTITUTE([$denuncia.D57];&quot;,&quot;;&quot;.&quot;)&amp;&quot;,&quot;&amp;SUBSTITUTE([$denuncia.E57];&quot;,&quot;;&quot;.&quot;)&amp;&quot;),&quot;" office:value-type="string" office:string-value="new google.maps.LatLng(-22.6178,-44.5287)," calcext:value-type="string">
            <text:p>new google.maps.LatLng(-22.6178,-44.5287),</text:p>
          </table:table-cell>
        </table:table-row>
        <table:table-row table:style-name="ro1">
          <table:table-cell table:formula="of:=&quot;['&quot;&amp;[$usuarios.B58]&amp;&quot;',&quot;&amp;SUBSTITUTE([$usuarios.E58];&quot;,&quot;;&quot;.&quot;)&amp;&quot;,&quot;&amp;SUBSTITUTE([$usuarios.F58];&quot;,&quot;;&quot;.&quot;)&amp;&quot;,&quot;&amp;[$usuarios.J58]&amp;&quot;],&quot;" office:value-type="string" office:string-value="['nome57',-22.5852,-43.8614,2]," calcext:value-type="string">
            <text:p>['nome57',-22.5852,-43.8614,2],</text:p>
          </table:table-cell>
          <table:table-cell table:number-columns-repeated="6"/>
          <table:table-cell table:formula="of:=&quot;['&quot;&amp;[$denuncia.A58]&amp;&quot;',&quot;&amp;SUBSTITUTE([$denuncia.D58];&quot;,&quot;;&quot;.&quot;)&amp;&quot;,&quot;&amp;SUBSTITUTE([$denuncia.E58];&quot;,&quot;;&quot;.&quot;)&amp;&quot;,'&quot;&amp;[$denuncia.K58]&amp;&quot;'],&quot;" office:value-type="string" office:string-value="['57',-22.6174,-44.5296,'svfvdfvdfbdfbd']," calcext:value-type="string">
            <text:p>['57',-22.6174,-44.5296,'svfvdfvdfbdfbd'],</text:p>
          </table:table-cell>
          <table:table-cell table:number-columns-repeated="4"/>
          <table:table-cell table:formula="of:=&quot;new google.maps.LatLng(&quot;&amp;SUBSTITUTE([$denuncia.D58];&quot;,&quot;;&quot;.&quot;)&amp;&quot;,&quot;&amp;SUBSTITUTE([$denuncia.E58];&quot;,&quot;;&quot;.&quot;)&amp;&quot;),&quot;" office:value-type="string" office:string-value="new google.maps.LatLng(-22.6174,-44.5296)," calcext:value-type="string">
            <text:p>new google.maps.LatLng(-22.6174,-44.5296),</text:p>
          </table:table-cell>
        </table:table-row>
        <table:table-row table:style-name="ro1">
          <table:table-cell table:formula="of:=&quot;['&quot;&amp;[$usuarios.B59]&amp;&quot;',&quot;&amp;SUBSTITUTE([$usuarios.E59];&quot;,&quot;;&quot;.&quot;)&amp;&quot;,&quot;&amp;SUBSTITUTE([$usuarios.F59];&quot;,&quot;;&quot;.&quot;)&amp;&quot;,&quot;&amp;[$usuarios.J59]&amp;&quot;],&quot;" office:value-type="string" office:string-value="['nome58',-22.6168,-43.8708,1]," calcext:value-type="string">
            <text:p>['nome58',-22.6168,-43.8708,1],</text:p>
          </table:table-cell>
          <table:table-cell table:number-columns-repeated="6"/>
          <table:table-cell table:formula="of:=&quot;['&quot;&amp;[$denuncia.A59]&amp;&quot;',&quot;&amp;SUBSTITUTE([$denuncia.D59];&quot;,&quot;;&quot;.&quot;)&amp;&quot;,&quot;&amp;SUBSTITUTE([$denuncia.E59];&quot;,&quot;;&quot;.&quot;)&amp;&quot;,'&quot;&amp;[$denuncia.K59]&amp;&quot;'],&quot;" office:value-type="string" office:string-value="['58',-22.9187,-45.2934,'svfvdfvdfbdfbd']," calcext:value-type="string">
            <text:p>['58',-22.9187,-45.2934,'svfvdfvdfbdfbd'],</text:p>
          </table:table-cell>
          <table:table-cell table:number-columns-repeated="4"/>
          <table:table-cell table:formula="of:=&quot;new google.maps.LatLng(&quot;&amp;SUBSTITUTE([$denuncia.D59];&quot;,&quot;;&quot;.&quot;)&amp;&quot;,&quot;&amp;SUBSTITUTE([$denuncia.E59];&quot;,&quot;;&quot;.&quot;)&amp;&quot;),&quot;" office:value-type="string" office:string-value="new google.maps.LatLng(-22.9187,-45.2934)," calcext:value-type="string">
            <text:p>new google.maps.LatLng(-22.9187,-45.2934),</text:p>
          </table:table-cell>
        </table:table-row>
        <table:table-row table:style-name="ro1">
          <table:table-cell table:formula="of:=&quot;['&quot;&amp;[$usuarios.B60]&amp;&quot;',&quot;&amp;SUBSTITUTE([$usuarios.E60];&quot;,&quot;;&quot;.&quot;)&amp;&quot;,&quot;&amp;SUBSTITUTE([$usuarios.F60];&quot;,&quot;;&quot;.&quot;)&amp;&quot;,&quot;&amp;[$usuarios.J60]&amp;&quot;],&quot;" office:value-type="string" office:string-value="['nome59',-22.5555,-44.8162,9]," calcext:value-type="string">
            <text:p>['nome59',-22.5555,-44.8162,9],</text:p>
          </table:table-cell>
          <table:table-cell table:number-columns-repeated="6"/>
          <table:table-cell table:formula="of:=&quot;['&quot;&amp;[$denuncia.A60]&amp;&quot;',&quot;&amp;SUBSTITUTE([$denuncia.D60];&quot;,&quot;;&quot;.&quot;)&amp;&quot;,&quot;&amp;SUBSTITUTE([$denuncia.E60];&quot;,&quot;;&quot;.&quot;)&amp;&quot;,'&quot;&amp;[$denuncia.K60]&amp;&quot;'],&quot;" office:value-type="string" office:string-value="['59',-22.6341,-43.7225,'svfvdfvdfbdfbd']," calcext:value-type="string">
            <text:p>['59',-22.6341,-43.7225,'svfvdfvdfbdfbd'],</text:p>
          </table:table-cell>
          <table:table-cell table:number-columns-repeated="4"/>
          <table:table-cell table:formula="of:=&quot;new google.maps.LatLng(&quot;&amp;SUBSTITUTE([$denuncia.D60];&quot;,&quot;;&quot;.&quot;)&amp;&quot;,&quot;&amp;SUBSTITUTE([$denuncia.E60];&quot;,&quot;;&quot;.&quot;)&amp;&quot;),&quot;" office:value-type="string" office:string-value="new google.maps.LatLng(-22.6341,-43.7225)," calcext:value-type="string">
            <text:p>new google.maps.LatLng(-22.6341,-43.7225),</text:p>
          </table:table-cell>
        </table:table-row>
        <table:table-row table:style-name="ro1">
          <table:table-cell table:formula="of:=&quot;['&quot;&amp;[$usuarios.B61]&amp;&quot;',&quot;&amp;SUBSTITUTE([$usuarios.E61];&quot;,&quot;;&quot;.&quot;)&amp;&quot;,&quot;&amp;SUBSTITUTE([$usuarios.F61];&quot;,&quot;;&quot;.&quot;)&amp;&quot;,&quot;&amp;[$usuarios.J61]&amp;&quot;],&quot;" office:value-type="string" office:string-value="['nome60',-22.7023,-44.6211,2]," calcext:value-type="string">
            <text:p>['nome60',-22.7023,-44.6211,2],</text:p>
          </table:table-cell>
          <table:table-cell table:number-columns-repeated="6"/>
          <table:table-cell table:formula="of:=&quot;['&quot;&amp;[$denuncia.A61]&amp;&quot;',&quot;&amp;SUBSTITUTE([$denuncia.D61];&quot;,&quot;;&quot;.&quot;)&amp;&quot;,&quot;&amp;SUBSTITUTE([$denuncia.E61];&quot;,&quot;;&quot;.&quot;)&amp;&quot;,'&quot;&amp;[$denuncia.K61]&amp;&quot;'],&quot;" office:value-type="string" office:string-value="['60',-22.6533,-43.6417,'svfvdfvdfbdfbd']," calcext:value-type="string">
            <text:p>['60',-22.6533,-43.6417,'svfvdfvdfbdfbd'],</text:p>
          </table:table-cell>
          <table:table-cell table:number-columns-repeated="4"/>
          <table:table-cell table:formula="of:=&quot;new google.maps.LatLng(&quot;&amp;SUBSTITUTE([$denuncia.D61];&quot;,&quot;;&quot;.&quot;)&amp;&quot;,&quot;&amp;SUBSTITUTE([$denuncia.E61];&quot;,&quot;;&quot;.&quot;)&amp;&quot;),&quot;" office:value-type="string" office:string-value="new google.maps.LatLng(-22.6533,-43.6417)," calcext:value-type="string">
            <text:p>new google.maps.LatLng(-22.6533,-43.6417),</text:p>
          </table:table-cell>
        </table:table-row>
        <table:table-row table:style-name="ro1">
          <table:table-cell table:formula="of:=&quot;['&quot;&amp;[$usuarios.B62]&amp;&quot;',&quot;&amp;SUBSTITUTE([$usuarios.E62];&quot;,&quot;;&quot;.&quot;)&amp;&quot;,&quot;&amp;SUBSTITUTE([$usuarios.F62];&quot;,&quot;;&quot;.&quot;)&amp;&quot;,&quot;&amp;[$usuarios.J62]&amp;&quot;],&quot;" office:value-type="string" office:string-value="['nome61',-22.6188,-44.742,6]," calcext:value-type="string">
            <text:p>['nome61',-22.6188,-44.742,6],</text:p>
          </table:table-cell>
          <table:table-cell table:number-columns-repeated="6"/>
          <table:table-cell table:formula="of:=&quot;['&quot;&amp;[$denuncia.A62]&amp;&quot;',&quot;&amp;SUBSTITUTE([$denuncia.D62];&quot;,&quot;;&quot;.&quot;)&amp;&quot;,&quot;&amp;SUBSTITUTE([$denuncia.E62];&quot;,&quot;;&quot;.&quot;)&amp;&quot;,'&quot;&amp;[$denuncia.K62]&amp;&quot;'],&quot;" office:value-type="string" office:string-value="['61',-22.6533,-43.6417,'svfvdfvdfbdfbd']," calcext:value-type="string">
            <text:p>['61',-22.6533,-43.6417,'svfvdfvdfbdfbd'],</text:p>
          </table:table-cell>
          <table:table-cell table:number-columns-repeated="4"/>
          <table:table-cell table:formula="of:=&quot;new google.maps.LatLng(&quot;&amp;SUBSTITUTE([$denuncia.D62];&quot;,&quot;;&quot;.&quot;)&amp;&quot;,&quot;&amp;SUBSTITUTE([$denuncia.E62];&quot;,&quot;;&quot;.&quot;)&amp;&quot;),&quot;" office:value-type="string" office:string-value="new google.maps.LatLng(-22.6533,-43.6417)," calcext:value-type="string">
            <text:p>new google.maps.LatLng(-22.6533,-43.6417),</text:p>
          </table:table-cell>
        </table:table-row>
        <table:table-row table:style-name="ro1">
          <table:table-cell table:formula="of:=&quot;['&quot;&amp;[$usuarios.B63]&amp;&quot;',&quot;&amp;SUBSTITUTE([$usuarios.E63];&quot;,&quot;;&quot;.&quot;)&amp;&quot;,&quot;&amp;SUBSTITUTE([$usuarios.F63];&quot;,&quot;;&quot;.&quot;)&amp;&quot;,&quot;&amp;[$usuarios.J63]&amp;&quot;],&quot;" office:value-type="string" office:string-value="['nome62',-22.5838,-44.4248,7]," calcext:value-type="string">
            <text:p>['nome62',-22.5838,-44.4248,7],</text:p>
          </table:table-cell>
          <table:table-cell table:number-columns-repeated="6"/>
          <table:table-cell table:formula="of:=&quot;['&quot;&amp;[$denuncia.A63]&amp;&quot;',&quot;&amp;SUBSTITUTE([$denuncia.D63];&quot;,&quot;;&quot;.&quot;)&amp;&quot;,&quot;&amp;SUBSTITUTE([$denuncia.E63];&quot;,&quot;;&quot;.&quot;)&amp;&quot;,'&quot;&amp;[$denuncia.K63]&amp;&quot;'],&quot;" office:value-type="string" office:string-value="['62',-22.6288,-43.7415,'svfvdfvdfbdfbd']," calcext:value-type="string">
            <text:p>['62',-22.6288,-43.7415,'svfvdfvdfbdfbd'],</text:p>
          </table:table-cell>
          <table:table-cell table:number-columns-repeated="4"/>
          <table:table-cell table:formula="of:=&quot;new google.maps.LatLng(&quot;&amp;SUBSTITUTE([$denuncia.D63];&quot;,&quot;;&quot;.&quot;)&amp;&quot;,&quot;&amp;SUBSTITUTE([$denuncia.E63];&quot;,&quot;;&quot;.&quot;)&amp;&quot;),&quot;" office:value-type="string" office:string-value="new google.maps.LatLng(-22.6288,-43.7415)," calcext:value-type="string">
            <text:p>new google.maps.LatLng(-22.6288,-43.7415),</text:p>
          </table:table-cell>
        </table:table-row>
        <table:table-row table:style-name="ro1">
          <table:table-cell table:formula="of:=&quot;['&quot;&amp;[$usuarios.B64]&amp;&quot;',&quot;&amp;SUBSTITUTE([$usuarios.E64];&quot;,&quot;;&quot;.&quot;)&amp;&quot;,&quot;&amp;SUBSTITUTE([$usuarios.F64];&quot;,&quot;;&quot;.&quot;)&amp;&quot;,&quot;&amp;[$usuarios.J64]&amp;&quot;],&quot;" office:value-type="string" office:string-value="['nome63',-22.7194,-44.5562,5]," calcext:value-type="string">
            <text:p>['nome63',-22.7194,-44.5562,5],</text:p>
          </table:table-cell>
          <table:table-cell table:number-columns-repeated="6"/>
          <table:table-cell table:formula="of:=&quot;['&quot;&amp;[$denuncia.A64]&amp;&quot;',&quot;&amp;SUBSTITUTE([$denuncia.D64];&quot;,&quot;;&quot;.&quot;)&amp;&quot;,&quot;&amp;SUBSTITUTE([$denuncia.E64];&quot;,&quot;;&quot;.&quot;)&amp;&quot;,'&quot;&amp;[$denuncia.K64]&amp;&quot;'],&quot;" office:value-type="string" office:string-value="['63',-22.6232,-43.8164,'svfvdfvdfbdfbd']," calcext:value-type="string">
            <text:p>['63',-22.6232,-43.8164,'svfvdfvdfbdfbd'],</text:p>
          </table:table-cell>
          <table:table-cell table:number-columns-repeated="4"/>
          <table:table-cell table:formula="of:=&quot;new google.maps.LatLng(&quot;&amp;SUBSTITUTE([$denuncia.D64];&quot;,&quot;;&quot;.&quot;)&amp;&quot;,&quot;&amp;SUBSTITUTE([$denuncia.E64];&quot;,&quot;;&quot;.&quot;)&amp;&quot;),&quot;" office:value-type="string" office:string-value="new google.maps.LatLng(-22.6232,-43.8164)," calcext:value-type="string">
            <text:p>new google.maps.LatLng(-22.6232,-43.8164),</text:p>
          </table:table-cell>
        </table:table-row>
        <table:table-row table:style-name="ro1">
          <table:table-cell table:formula="of:=&quot;['&quot;&amp;[$usuarios.B65]&amp;&quot;',&quot;&amp;SUBSTITUTE([$usuarios.E65];&quot;,&quot;;&quot;.&quot;)&amp;&quot;,&quot;&amp;SUBSTITUTE([$usuarios.F65];&quot;,&quot;;&quot;.&quot;)&amp;&quot;,&quot;&amp;[$usuarios.J65]&amp;&quot;],&quot;" office:value-type="string" office:string-value="['nome64',-22.6294,-44.4976,2]," calcext:value-type="string">
            <text:p>['nome64',-22.6294,-44.4976,2],</text:p>
          </table:table-cell>
          <table:table-cell table:number-columns-repeated="6"/>
          <table:table-cell table:formula="of:=&quot;['&quot;&amp;[$denuncia.A65]&amp;&quot;',&quot;&amp;SUBSTITUTE([$denuncia.D65];&quot;,&quot;;&quot;.&quot;)&amp;&quot;,&quot;&amp;SUBSTITUTE([$denuncia.E65];&quot;,&quot;;&quot;.&quot;)&amp;&quot;,'&quot;&amp;[$denuncia.K65]&amp;&quot;'],&quot;" office:value-type="string" office:string-value="['64',-22.5916,-44.2335,'svfvdfvdfbdfbd']," calcext:value-type="string">
            <text:p>['64',-22.5916,-44.2335,'svfvdfvdfbdfbd'],</text:p>
          </table:table-cell>
          <table:table-cell table:number-columns-repeated="4"/>
          <table:table-cell table:formula="of:=&quot;new google.maps.LatLng(&quot;&amp;SUBSTITUTE([$denuncia.D65];&quot;,&quot;;&quot;.&quot;)&amp;&quot;,&quot;&amp;SUBSTITUTE([$denuncia.E65];&quot;,&quot;;&quot;.&quot;)&amp;&quot;),&quot;" office:value-type="string" office:string-value="new google.maps.LatLng(-22.5916,-44.2335)," calcext:value-type="string">
            <text:p>new google.maps.LatLng(-22.5916,-44.2335),</text:p>
          </table:table-cell>
        </table:table-row>
        <table:table-row table:style-name="ro1">
          <table:table-cell table:formula="of:=&quot;['&quot;&amp;[$usuarios.B66]&amp;&quot;',&quot;&amp;SUBSTITUTE([$usuarios.E66];&quot;,&quot;;&quot;.&quot;)&amp;&quot;,&quot;&amp;SUBSTITUTE([$usuarios.F66];&quot;,&quot;;&quot;.&quot;)&amp;&quot;,&quot;&amp;[$usuarios.J66]&amp;&quot;],&quot;" office:value-type="string" office:string-value="['nome65',-22.5557,-43.6559,6]," calcext:value-type="string">
            <text:p>['nome65',-22.5557,-43.6559,6],</text:p>
          </table:table-cell>
          <table:table-cell table:number-columns-repeated="6"/>
          <table:table-cell table:formula="of:=&quot;['&quot;&amp;[$denuncia.A66]&amp;&quot;',&quot;&amp;SUBSTITUTE([$denuncia.D66];&quot;,&quot;;&quot;.&quot;)&amp;&quot;,&quot;&amp;SUBSTITUTE([$denuncia.E66];&quot;,&quot;;&quot;.&quot;)&amp;&quot;,'&quot;&amp;[$denuncia.K66]&amp;&quot;'],&quot;" office:value-type="string" office:string-value="['65',-22.621,-44.5222,'svfvdfvdfbdfbd']," calcext:value-type="string">
            <text:p>['65',-22.621,-44.5222,'svfvdfvdfbdfbd'],</text:p>
          </table:table-cell>
          <table:table-cell table:number-columns-repeated="4"/>
          <table:table-cell table:formula="of:=&quot;new google.maps.LatLng(&quot;&amp;SUBSTITUTE([$denuncia.D66];&quot;,&quot;;&quot;.&quot;)&amp;&quot;,&quot;&amp;SUBSTITUTE([$denuncia.E66];&quot;,&quot;;&quot;.&quot;)&amp;&quot;),&quot;" office:value-type="string" office:string-value="new google.maps.LatLng(-22.621,-44.5222)," calcext:value-type="string">
            <text:p>new google.maps.LatLng(-22.621,-44.5222),</text:p>
          </table:table-cell>
        </table:table-row>
        <table:table-row table:style-name="ro1">
          <table:table-cell table:formula="of:=&quot;['&quot;&amp;[$usuarios.B67]&amp;&quot;',&quot;&amp;SUBSTITUTE([$usuarios.E67];&quot;,&quot;;&quot;.&quot;)&amp;&quot;,&quot;&amp;SUBSTITUTE([$usuarios.F67];&quot;,&quot;;&quot;.&quot;)&amp;&quot;,&quot;&amp;[$usuarios.J67]&amp;&quot;],&quot;" office:value-type="string" office:string-value="['nome66',-22.6747,-43.8169,2]," calcext:value-type="string">
            <text:p>['nome66',-22.6747,-43.8169,2],</text:p>
          </table:table-cell>
          <table:table-cell table:number-columns-repeated="6"/>
          <table:table-cell table:formula="of:=&quot;['&quot;&amp;[$denuncia.A67]&amp;&quot;',&quot;&amp;SUBSTITUTE([$denuncia.D67];&quot;,&quot;;&quot;.&quot;)&amp;&quot;,&quot;&amp;SUBSTITUTE([$denuncia.E67];&quot;,&quot;;&quot;.&quot;)&amp;&quot;,'&quot;&amp;[$denuncia.K67]&amp;&quot;'],&quot;" office:value-type="string" office:string-value="['66',-22.621,-44.5219,'svfvdfvdfbdfbd']," calcext:value-type="string">
            <text:p>['66',-22.621,-44.5219,'svfvdfvdfbdfbd'],</text:p>
          </table:table-cell>
          <table:table-cell table:number-columns-repeated="4"/>
          <table:table-cell table:formula="of:=&quot;new google.maps.LatLng(&quot;&amp;SUBSTITUTE([$denuncia.D67];&quot;,&quot;;&quot;.&quot;)&amp;&quot;,&quot;&amp;SUBSTITUTE([$denuncia.E67];&quot;,&quot;;&quot;.&quot;)&amp;&quot;),&quot;" office:value-type="string" office:string-value="new google.maps.LatLng(-22.621,-44.5219)," calcext:value-type="string">
            <text:p>new google.maps.LatLng(-22.621,-44.5219),</text:p>
          </table:table-cell>
        </table:table-row>
        <table:table-row table:style-name="ro1">
          <table:table-cell table:formula="of:=&quot;['&quot;&amp;[$usuarios.B68]&amp;&quot;',&quot;&amp;SUBSTITUTE([$usuarios.E68];&quot;,&quot;;&quot;.&quot;)&amp;&quot;,&quot;&amp;SUBSTITUTE([$usuarios.F68];&quot;,&quot;;&quot;.&quot;)&amp;&quot;,&quot;&amp;[$usuarios.J68]&amp;&quot;],&quot;" office:value-type="string" office:string-value="['nome67',-22.5698,-44.5867,10]," calcext:value-type="string">
            <text:p>['nome67',-22.5698,-44.5867,10],</text:p>
          </table:table-cell>
          <table:table-cell table:number-columns-repeated="6"/>
          <table:table-cell table:formula="of:=&quot;['&quot;&amp;[$denuncia.A68]&amp;&quot;',&quot;&amp;SUBSTITUTE([$denuncia.D68];&quot;,&quot;;&quot;.&quot;)&amp;&quot;,&quot;&amp;SUBSTITUTE([$denuncia.E68];&quot;,&quot;;&quot;.&quot;)&amp;&quot;,'&quot;&amp;[$denuncia.K68]&amp;&quot;'],&quot;" office:value-type="string" office:string-value="['67',-22.6477,-43.6967,'svfvdfvdfbdfbd']," calcext:value-type="string">
            <text:p>['67',-22.6477,-43.6967,'svfvdfvdfbdfbd'],</text:p>
          </table:table-cell>
          <table:table-cell table:number-columns-repeated="4"/>
          <table:table-cell table:formula="of:=&quot;new google.maps.LatLng(&quot;&amp;SUBSTITUTE([$denuncia.D68];&quot;,&quot;;&quot;.&quot;)&amp;&quot;,&quot;&amp;SUBSTITUTE([$denuncia.E68];&quot;,&quot;;&quot;.&quot;)&amp;&quot;),&quot;" office:value-type="string" office:string-value="new google.maps.LatLng(-22.6477,-43.6967)," calcext:value-type="string">
            <text:p>new google.maps.LatLng(-22.6477,-43.6967),</text:p>
          </table:table-cell>
        </table:table-row>
        <table:table-row table:style-name="ro1">
          <table:table-cell table:formula="of:=&quot;['&quot;&amp;[$usuarios.B69]&amp;&quot;',&quot;&amp;SUBSTITUTE([$usuarios.E69];&quot;,&quot;;&quot;.&quot;)&amp;&quot;,&quot;&amp;SUBSTITUTE([$usuarios.F69];&quot;,&quot;;&quot;.&quot;)&amp;&quot;,&quot;&amp;[$usuarios.J69]&amp;&quot;],&quot;" office:value-type="string" office:string-value="['nome68',-22.6534,-43.5405,7]," calcext:value-type="string">
            <text:p>['nome68',-22.6534,-43.5405,7],</text:p>
          </table:table-cell>
          <table:table-cell table:number-columns-repeated="6"/>
          <table:table-cell table:formula="of:=&quot;['&quot;&amp;[$denuncia.A69]&amp;&quot;',&quot;&amp;SUBSTITUTE([$denuncia.D69];&quot;,&quot;;&quot;.&quot;)&amp;&quot;,&quot;&amp;SUBSTITUTE([$denuncia.E69];&quot;,&quot;;&quot;.&quot;)&amp;&quot;,'&quot;&amp;[$denuncia.K69]&amp;&quot;'],&quot;" office:value-type="string" office:string-value="['68',-22.6381,-43.7235,'svfvdfvdfbdfbd']," calcext:value-type="string">
            <text:p>['68',-22.6381,-43.7235,'svfvdfvdfbdfbd'],</text:p>
          </table:table-cell>
          <table:table-cell table:number-columns-repeated="4"/>
          <table:table-cell table:formula="of:=&quot;new google.maps.LatLng(&quot;&amp;SUBSTITUTE([$denuncia.D69];&quot;,&quot;;&quot;.&quot;)&amp;&quot;,&quot;&amp;SUBSTITUTE([$denuncia.E69];&quot;,&quot;;&quot;.&quot;)&amp;&quot;),&quot;" office:value-type="string" office:string-value="new google.maps.LatLng(-22.6381,-43.7235)," calcext:value-type="string">
            <text:p>new google.maps.LatLng(-22.6381,-43.7235),</text:p>
          </table:table-cell>
        </table:table-row>
        <table:table-row table:style-name="ro1">
          <table:table-cell table:formula="of:=&quot;['&quot;&amp;[$usuarios.B70]&amp;&quot;',&quot;&amp;SUBSTITUTE([$usuarios.E70];&quot;,&quot;;&quot;.&quot;)&amp;&quot;,&quot;&amp;SUBSTITUTE([$usuarios.F70];&quot;,&quot;;&quot;.&quot;)&amp;&quot;,&quot;&amp;[$usuarios.J70]&amp;&quot;],&quot;" office:value-type="string" office:string-value="['nome69',-22.6025,-44.7082,3]," calcext:value-type="string">
            <text:p>['nome69',-22.6025,-44.7082,3],</text:p>
          </table:table-cell>
          <table:table-cell table:number-columns-repeated="6"/>
          <table:table-cell table:formula="of:=&quot;['&quot;&amp;[$denuncia.A70]&amp;&quot;',&quot;&amp;SUBSTITUTE([$denuncia.D70];&quot;,&quot;;&quot;.&quot;)&amp;&quot;,&quot;&amp;SUBSTITUTE([$denuncia.E70];&quot;,&quot;;&quot;.&quot;)&amp;&quot;,'&quot;&amp;[$denuncia.K70]&amp;&quot;'],&quot;" office:value-type="string" office:string-value="['69',-22.8344,-45.1447,'svfvdfvdfbdfbd']," calcext:value-type="string">
            <text:p>['69',-22.8344,-45.1447,'svfvdfvdfbdfbd'],</text:p>
          </table:table-cell>
          <table:table-cell table:number-columns-repeated="4"/>
          <table:table-cell table:formula="of:=&quot;new google.maps.LatLng(&quot;&amp;SUBSTITUTE([$denuncia.D70];&quot;,&quot;;&quot;.&quot;)&amp;&quot;,&quot;&amp;SUBSTITUTE([$denuncia.E70];&quot;,&quot;;&quot;.&quot;)&amp;&quot;),&quot;" office:value-type="string" office:string-value="new google.maps.LatLng(-22.8344,-45.1447)," calcext:value-type="string">
            <text:p>new google.maps.LatLng(-22.8344,-45.1447),</text:p>
          </table:table-cell>
        </table:table-row>
        <table:table-row table:style-name="ro1">
          <table:table-cell table:formula="of:=&quot;['&quot;&amp;[$usuarios.B71]&amp;&quot;',&quot;&amp;SUBSTITUTE([$usuarios.E71];&quot;,&quot;;&quot;.&quot;)&amp;&quot;,&quot;&amp;SUBSTITUTE([$usuarios.F71];&quot;,&quot;;&quot;.&quot;)&amp;&quot;,&quot;&amp;[$usuarios.J71]&amp;&quot;],&quot;" office:value-type="string" office:string-value="['nome70',-22.9558,-45.4231,3]," calcext:value-type="string">
            <text:p>['nome70',-22.9558,-45.4231,3],</text:p>
          </table:table-cell>
          <table:table-cell table:number-columns-repeated="6"/>
          <table:table-cell table:formula="of:=&quot;['&quot;&amp;[$denuncia.A71]&amp;&quot;',&quot;&amp;SUBSTITUTE([$denuncia.D71];&quot;,&quot;;&quot;.&quot;)&amp;&quot;,&quot;&amp;SUBSTITUTE([$denuncia.E71];&quot;,&quot;;&quot;.&quot;)&amp;&quot;,'&quot;&amp;[$denuncia.K71]&amp;&quot;'],&quot;" office:value-type="string" office:string-value="['70',-22.6641,-43.6587,'svfvdfvdfbdfbd']," calcext:value-type="string">
            <text:p>['70',-22.6641,-43.6587,'svfvdfvdfbdfbd'],</text:p>
          </table:table-cell>
          <table:table-cell table:number-columns-repeated="4"/>
          <table:table-cell table:formula="of:=&quot;new google.maps.LatLng(&quot;&amp;SUBSTITUTE([$denuncia.D71];&quot;,&quot;;&quot;.&quot;)&amp;&quot;,&quot;&amp;SUBSTITUTE([$denuncia.E71];&quot;,&quot;;&quot;.&quot;)&amp;&quot;),&quot;" office:value-type="string" office:string-value="new google.maps.LatLng(-22.6641,-43.6587)," calcext:value-type="string">
            <text:p>new google.maps.LatLng(-22.6641,-43.6587),</text:p>
          </table:table-cell>
        </table:table-row>
        <table:table-row table:style-name="ro1">
          <table:table-cell table:formula="of:=&quot;['&quot;&amp;[$usuarios.B72]&amp;&quot;',&quot;&amp;SUBSTITUTE([$usuarios.E72];&quot;,&quot;;&quot;.&quot;)&amp;&quot;,&quot;&amp;SUBSTITUTE([$usuarios.F72];&quot;,&quot;;&quot;.&quot;)&amp;&quot;,&quot;&amp;[$usuarios.J72]&amp;&quot;],&quot;" office:value-type="string" office:string-value="['nome71',-22.7302,-43.7024,4]," calcext:value-type="string">
            <text:p>['nome71',-22.7302,-43.7024,4],</text:p>
          </table:table-cell>
          <table:table-cell table:number-columns-repeated="6"/>
          <table:table-cell table:formula="of:=&quot;['&quot;&amp;[$denuncia.A72]&amp;&quot;',&quot;&amp;SUBSTITUTE([$denuncia.D72];&quot;,&quot;;&quot;.&quot;)&amp;&quot;,&quot;&amp;SUBSTITUTE([$denuncia.E72];&quot;,&quot;;&quot;.&quot;)&amp;&quot;,'&quot;&amp;[$denuncia.K72]&amp;&quot;'],&quot;" office:value-type="string" office:string-value="['71',-22.6044,-44.4516,'svfvdfvdfbdfbd']," calcext:value-type="string">
            <text:p>['71',-22.6044,-44.4516,'svfvdfvdfbdfbd'],</text:p>
          </table:table-cell>
          <table:table-cell table:number-columns-repeated="4"/>
          <table:table-cell table:formula="of:=&quot;new google.maps.LatLng(&quot;&amp;SUBSTITUTE([$denuncia.D72];&quot;,&quot;;&quot;.&quot;)&amp;&quot;,&quot;&amp;SUBSTITUTE([$denuncia.E72];&quot;,&quot;;&quot;.&quot;)&amp;&quot;),&quot;" office:value-type="string" office:string-value="new google.maps.LatLng(-22.6044,-44.4516)," calcext:value-type="string">
            <text:p>new google.maps.LatLng(-22.6044,-44.4516),</text:p>
          </table:table-cell>
        </table:table-row>
        <table:table-row table:style-name="ro1">
          <table:table-cell table:formula="of:=&quot;['&quot;&amp;[$usuarios.B73]&amp;&quot;',&quot;&amp;SUBSTITUTE([$usuarios.E73];&quot;,&quot;;&quot;.&quot;)&amp;&quot;,&quot;&amp;SUBSTITUTE([$usuarios.F73];&quot;,&quot;;&quot;.&quot;)&amp;&quot;,&quot;&amp;[$usuarios.J73]&amp;&quot;],&quot;" office:value-type="string" office:string-value="['nome72',-22.8699,-45.2912,10]," calcext:value-type="string">
            <text:p>['nome72',-22.8699,-45.2912,10],</text:p>
          </table:table-cell>
          <table:table-cell table:number-columns-repeated="6"/>
          <table:table-cell table:formula="of:=&quot;['&quot;&amp;[$denuncia.A73]&amp;&quot;',&quot;&amp;SUBSTITUTE([$denuncia.D73];&quot;,&quot;;&quot;.&quot;)&amp;&quot;,&quot;&amp;SUBSTITUTE([$denuncia.E73];&quot;,&quot;;&quot;.&quot;)&amp;&quot;,'&quot;&amp;[$denuncia.K73]&amp;&quot;'],&quot;" office:value-type="string" office:string-value="['72',-22.5916,-44.2335,'svfvdfvdfbdfbd']," calcext:value-type="string">
            <text:p>['72',-22.5916,-44.2335,'svfvdfvdfbdfbd'],</text:p>
          </table:table-cell>
          <table:table-cell table:number-columns-repeated="4"/>
          <table:table-cell table:formula="of:=&quot;new google.maps.LatLng(&quot;&amp;SUBSTITUTE([$denuncia.D73];&quot;,&quot;;&quot;.&quot;)&amp;&quot;,&quot;&amp;SUBSTITUTE([$denuncia.E73];&quot;,&quot;;&quot;.&quot;)&amp;&quot;),&quot;" office:value-type="string" office:string-value="new google.maps.LatLng(-22.5916,-44.2335)," calcext:value-type="string">
            <text:p>new google.maps.LatLng(-22.5916,-44.2335),</text:p>
          </table:table-cell>
        </table:table-row>
        <table:table-row table:style-name="ro1">
          <table:table-cell table:formula="of:=&quot;['&quot;&amp;[$usuarios.B74]&amp;&quot;',&quot;&amp;SUBSTITUTE([$usuarios.E74];&quot;,&quot;;&quot;.&quot;)&amp;&quot;,&quot;&amp;SUBSTITUTE([$usuarios.F74];&quot;,&quot;;&quot;.&quot;)&amp;&quot;,&quot;&amp;[$usuarios.J74]&amp;&quot;],&quot;" office:value-type="string" office:string-value="['nome73',-22.5495,-44.4643,10]," calcext:value-type="string">
            <text:p>['nome73',-22.5495,-44.4643,10],</text:p>
          </table:table-cell>
          <table:table-cell table:number-columns-repeated="6"/>
          <table:table-cell table:formula="of:=&quot;['&quot;&amp;[$denuncia.A74]&amp;&quot;',&quot;&amp;SUBSTITUTE([$denuncia.D74];&quot;,&quot;;&quot;.&quot;)&amp;&quot;,&quot;&amp;SUBSTITUTE([$denuncia.E74];&quot;,&quot;;&quot;.&quot;)&amp;&quot;,'&quot;&amp;[$denuncia.K74]&amp;&quot;'],&quot;" office:value-type="string" office:string-value="['73',-22.6208,-44.5192,'svfvdfvdfbdfbd']," calcext:value-type="string">
            <text:p>['73',-22.6208,-44.5192,'svfvdfvdfbdfbd'],</text:p>
          </table:table-cell>
          <table:table-cell table:number-columns-repeated="4"/>
          <table:table-cell table:formula="of:=&quot;new google.maps.LatLng(&quot;&amp;SUBSTITUTE([$denuncia.D74];&quot;,&quot;;&quot;.&quot;)&amp;&quot;,&quot;&amp;SUBSTITUTE([$denuncia.E74];&quot;,&quot;;&quot;.&quot;)&amp;&quot;),&quot;" office:value-type="string" office:string-value="new google.maps.LatLng(-22.6208,-44.5192)," calcext:value-type="string">
            <text:p>new google.maps.LatLng(-22.6208,-44.5192),</text:p>
          </table:table-cell>
        </table:table-row>
        <table:table-row table:style-name="ro1">
          <table:table-cell table:formula="of:=&quot;['&quot;&amp;[$usuarios.B75]&amp;&quot;',&quot;&amp;SUBSTITUTE([$usuarios.E75];&quot;,&quot;;&quot;.&quot;)&amp;&quot;,&quot;&amp;SUBSTITUTE([$usuarios.F75];&quot;,&quot;;&quot;.&quot;)&amp;&quot;,&quot;&amp;[$usuarios.J75]&amp;&quot;],&quot;" office:value-type="string" office:string-value="['nome74',-22.6579,-44.5902,6]," calcext:value-type="string">
            <text:p>['nome74',-22.6579,-44.5902,6],</text:p>
          </table:table-cell>
          <table:table-cell table:number-columns-repeated="6"/>
          <table:table-cell table:formula="of:=&quot;['&quot;&amp;[$denuncia.A75]&amp;&quot;',&quot;&amp;SUBSTITUTE([$denuncia.D75];&quot;,&quot;;&quot;.&quot;)&amp;&quot;,&quot;&amp;SUBSTITUTE([$denuncia.E75];&quot;,&quot;;&quot;.&quot;)&amp;&quot;,'&quot;&amp;[$denuncia.K75]&amp;&quot;'],&quot;" office:value-type="string" office:string-value="['74',-22.7793,-45.0521,'svfvdfvdfbdfbd']," calcext:value-type="string">
            <text:p>['74',-22.7793,-45.0521,'svfvdfvdfbdfbd'],</text:p>
          </table:table-cell>
          <table:table-cell table:number-columns-repeated="4"/>
          <table:table-cell table:formula="of:=&quot;new google.maps.LatLng(&quot;&amp;SUBSTITUTE([$denuncia.D75];&quot;,&quot;;&quot;.&quot;)&amp;&quot;,&quot;&amp;SUBSTITUTE([$denuncia.E75];&quot;,&quot;;&quot;.&quot;)&amp;&quot;),&quot;" office:value-type="string" office:string-value="new google.maps.LatLng(-22.7793,-45.0521)," calcext:value-type="string">
            <text:p>new google.maps.LatLng(-22.7793,-45.0521),</text:p>
          </table:table-cell>
        </table:table-row>
        <table:table-row table:style-name="ro1">
          <table:table-cell table:formula="of:=&quot;['&quot;&amp;[$usuarios.B76]&amp;&quot;',&quot;&amp;SUBSTITUTE([$usuarios.E76];&quot;,&quot;;&quot;.&quot;)&amp;&quot;,&quot;&amp;SUBSTITUTE([$usuarios.F76];&quot;,&quot;;&quot;.&quot;)&amp;&quot;,&quot;&amp;[$usuarios.J76]&amp;&quot;],&quot;" office:value-type="string" office:string-value="['nome75',-22.5444,-43.5845,3]," calcext:value-type="string">
            <text:p>['nome75',-22.5444,-43.5845,3],</text:p>
          </table:table-cell>
          <table:table-cell table:number-columns-repeated="6"/>
          <table:table-cell table:formula="of:=&quot;['&quot;&amp;[$denuncia.A76]&amp;&quot;',&quot;&amp;SUBSTITUTE([$denuncia.D76];&quot;,&quot;;&quot;.&quot;)&amp;&quot;,&quot;&amp;SUBSTITUTE([$denuncia.E76];&quot;,&quot;;&quot;.&quot;)&amp;&quot;,'&quot;&amp;[$denuncia.K76]&amp;&quot;'],&quot;" office:value-type="string" office:string-value="['75',-22.5711,-43.9199,'svfvdfvdfbdfbd']," calcext:value-type="string">
            <text:p>['75',-22.5711,-43.9199,'svfvdfvdfbdfbd'],</text:p>
          </table:table-cell>
          <table:table-cell table:number-columns-repeated="4"/>
          <table:table-cell table:formula="of:=&quot;new google.maps.LatLng(&quot;&amp;SUBSTITUTE([$denuncia.D76];&quot;,&quot;;&quot;.&quot;)&amp;&quot;,&quot;&amp;SUBSTITUTE([$denuncia.E76];&quot;,&quot;;&quot;.&quot;)&amp;&quot;),&quot;" office:value-type="string" office:string-value="new google.maps.LatLng(-22.5711,-43.9199)," calcext:value-type="string">
            <text:p>new google.maps.LatLng(-22.5711,-43.9199),</text:p>
          </table:table-cell>
        </table:table-row>
        <table:table-row table:style-name="ro1">
          <table:table-cell table:formula="of:=&quot;['&quot;&amp;[$usuarios.B77]&amp;&quot;',&quot;&amp;SUBSTITUTE([$usuarios.E77];&quot;,&quot;;&quot;.&quot;)&amp;&quot;,&quot;&amp;SUBSTITUTE([$usuarios.F77];&quot;,&quot;;&quot;.&quot;)&amp;&quot;,&quot;&amp;[$usuarios.J77]&amp;&quot;],&quot;" office:value-type="string" office:string-value="['nome76',-22.6659,-44.4536,9]," calcext:value-type="string">
            <text:p>['nome76',-22.6659,-44.4536,9],</text:p>
          </table:table-cell>
          <table:table-cell table:number-columns-repeated="6"/>
          <table:table-cell table:formula="of:=&quot;['&quot;&amp;[$denuncia.A77]&amp;&quot;',&quot;&amp;SUBSTITUTE([$denuncia.D77];&quot;,&quot;;&quot;.&quot;)&amp;&quot;,&quot;&amp;SUBSTITUTE([$denuncia.E77];&quot;,&quot;;&quot;.&quot;)&amp;&quot;,'&quot;&amp;[$denuncia.K77]&amp;&quot;'],&quot;" office:value-type="string" office:string-value="['76',-22.6208,-44.5201,'svfvdfvdfbdfbd']," calcext:value-type="string">
            <text:p>['76',-22.6208,-44.5201,'svfvdfvdfbdfbd'],</text:p>
          </table:table-cell>
          <table:table-cell table:number-columns-repeated="4"/>
          <table:table-cell table:formula="of:=&quot;new google.maps.LatLng(&quot;&amp;SUBSTITUTE([$denuncia.D77];&quot;,&quot;;&quot;.&quot;)&amp;&quot;,&quot;&amp;SUBSTITUTE([$denuncia.E77];&quot;,&quot;;&quot;.&quot;)&amp;&quot;),&quot;" office:value-type="string" office:string-value="new google.maps.LatLng(-22.6208,-44.5201)," calcext:value-type="string">
            <text:p>new google.maps.LatLng(-22.6208,-44.5201),</text:p>
          </table:table-cell>
        </table:table-row>
        <table:table-row table:style-name="ro1">
          <table:table-cell table:formula="of:=&quot;['&quot;&amp;[$usuarios.B78]&amp;&quot;',&quot;&amp;SUBSTITUTE([$usuarios.E78];&quot;,&quot;;&quot;.&quot;)&amp;&quot;,&quot;&amp;SUBSTITUTE([$usuarios.F78];&quot;,&quot;;&quot;.&quot;)&amp;&quot;,&quot;&amp;[$usuarios.J78]&amp;&quot;],&quot;" office:value-type="string" office:string-value="['nome77',-22.6685,-43.6896,2]," calcext:value-type="string">
            <text:p>['nome77',-22.6685,-43.6896,2],</text:p>
          </table:table-cell>
          <table:table-cell table:number-columns-repeated="6"/>
          <table:table-cell table:formula="of:=&quot;['&quot;&amp;[$denuncia.A78]&amp;&quot;',&quot;&amp;SUBSTITUTE([$denuncia.D78];&quot;,&quot;;&quot;.&quot;)&amp;&quot;,&quot;&amp;SUBSTITUTE([$denuncia.E78];&quot;,&quot;;&quot;.&quot;)&amp;&quot;,'&quot;&amp;[$denuncia.K78]&amp;&quot;'],&quot;" office:value-type="string" office:string-value="['77',-22.6367,-43.7238,'svfvdfvdfbdfbd']," calcext:value-type="string">
            <text:p>['77',-22.6367,-43.7238,'svfvdfvdfbdfbd'],</text:p>
          </table:table-cell>
          <table:table-cell table:number-columns-repeated="4"/>
          <table:table-cell table:formula="of:=&quot;new google.maps.LatLng(&quot;&amp;SUBSTITUTE([$denuncia.D78];&quot;,&quot;;&quot;.&quot;)&amp;&quot;,&quot;&amp;SUBSTITUTE([$denuncia.E78];&quot;,&quot;;&quot;.&quot;)&amp;&quot;),&quot;" office:value-type="string" office:string-value="new google.maps.LatLng(-22.6367,-43.7238)," calcext:value-type="string">
            <text:p>new google.maps.LatLng(-22.6367,-43.7238),</text:p>
          </table:table-cell>
        </table:table-row>
        <table:table-row table:style-name="ro1">
          <table:table-cell table:formula="of:=&quot;['&quot;&amp;[$usuarios.B79]&amp;&quot;',&quot;&amp;SUBSTITUTE([$usuarios.E79];&quot;,&quot;;&quot;.&quot;)&amp;&quot;,&quot;&amp;SUBSTITUTE([$usuarios.F79];&quot;,&quot;;&quot;.&quot;)&amp;&quot;,&quot;&amp;[$usuarios.J79]&amp;&quot;],&quot;" office:value-type="string" office:string-value="['nome78',-22.6799,-43.7335,4]," calcext:value-type="string">
            <text:p>['nome78',-22.6799,-43.7335,4],</text:p>
          </table:table-cell>
          <table:table-cell table:number-columns-repeated="6"/>
          <table:table-cell table:formula="of:=&quot;['&quot;&amp;[$denuncia.A79]&amp;&quot;',&quot;&amp;SUBSTITUTE([$denuncia.D79];&quot;,&quot;;&quot;.&quot;)&amp;&quot;,&quot;&amp;SUBSTITUTE([$denuncia.E79];&quot;,&quot;;&quot;.&quot;)&amp;&quot;,'&quot;&amp;[$denuncia.K79]&amp;&quot;'],&quot;" office:value-type="string" office:string-value="['78',-22.9389,-45.339,'svfvdfvdfbdfbd']," calcext:value-type="string">
            <text:p>['78',-22.9389,-45.339,'svfvdfvdfbdfbd'],</text:p>
          </table:table-cell>
          <table:table-cell table:number-columns-repeated="4"/>
          <table:table-cell table:formula="of:=&quot;new google.maps.LatLng(&quot;&amp;SUBSTITUTE([$denuncia.D79];&quot;,&quot;;&quot;.&quot;)&amp;&quot;,&quot;&amp;SUBSTITUTE([$denuncia.E79];&quot;,&quot;;&quot;.&quot;)&amp;&quot;),&quot;" office:value-type="string" office:string-value="new google.maps.LatLng(-22.9389,-45.339)," calcext:value-type="string">
            <text:p>new google.maps.LatLng(-22.9389,-45.339),</text:p>
          </table:table-cell>
        </table:table-row>
        <table:table-row table:style-name="ro1">
          <table:table-cell table:formula="of:=&quot;['&quot;&amp;[$usuarios.B80]&amp;&quot;',&quot;&amp;SUBSTITUTE([$usuarios.E80];&quot;,&quot;;&quot;.&quot;)&amp;&quot;,&quot;&amp;SUBSTITUTE([$usuarios.F80];&quot;,&quot;;&quot;.&quot;)&amp;&quot;,&quot;&amp;[$usuarios.J80]&amp;&quot;],&quot;" office:value-type="string" office:string-value="['nome79',-22.5641,-43.7782,6]," calcext:value-type="string">
            <text:p>['nome79',-22.5641,-43.7782,6],</text:p>
          </table:table-cell>
          <table:table-cell table:number-columns-repeated="6"/>
          <table:table-cell table:formula="of:=&quot;['&quot;&amp;[$denuncia.A80]&amp;&quot;',&quot;&amp;SUBSTITUTE([$denuncia.D80];&quot;,&quot;;&quot;.&quot;)&amp;&quot;,&quot;&amp;SUBSTITUTE([$denuncia.E80];&quot;,&quot;;&quot;.&quot;)&amp;&quot;,'&quot;&amp;[$denuncia.K80]&amp;&quot;'],&quot;" office:value-type="string" office:string-value="['79',-22.5916,-44.2335,'svfvdfvdfbdfbd']," calcext:value-type="string">
            <text:p>['79',-22.5916,-44.2335,'svfvdfvdfbdfbd'],</text:p>
          </table:table-cell>
          <table:table-cell table:number-columns-repeated="4"/>
          <table:table-cell table:formula="of:=&quot;new google.maps.LatLng(&quot;&amp;SUBSTITUTE([$denuncia.D80];&quot;,&quot;;&quot;.&quot;)&amp;&quot;,&quot;&amp;SUBSTITUTE([$denuncia.E80];&quot;,&quot;;&quot;.&quot;)&amp;&quot;),&quot;" office:value-type="string" office:string-value="new google.maps.LatLng(-22.5916,-44.2335)," calcext:value-type="string">
            <text:p>new google.maps.LatLng(-22.5916,-44.2335),</text:p>
          </table:table-cell>
        </table:table-row>
        <table:table-row table:style-name="ro1">
          <table:table-cell table:formula="of:=&quot;['&quot;&amp;[$usuarios.B81]&amp;&quot;',&quot;&amp;SUBSTITUTE([$usuarios.E81];&quot;,&quot;;&quot;.&quot;)&amp;&quot;,&quot;&amp;SUBSTITUTE([$usuarios.F81];&quot;,&quot;;&quot;.&quot;)&amp;&quot;,&quot;&amp;[$usuarios.J81]&amp;&quot;],&quot;" office:value-type="string" office:string-value="['nome80',-22.7281,-43.6746,4]," calcext:value-type="string">
            <text:p>['nome80',-22.7281,-43.6746,4],</text:p>
          </table:table-cell>
          <table:table-cell table:number-columns-repeated="6"/>
          <table:table-cell table:formula="of:=&quot;['&quot;&amp;[$denuncia.A81]&amp;&quot;',&quot;&amp;SUBSTITUTE([$denuncia.D81];&quot;,&quot;;&quot;.&quot;)&amp;&quot;,&quot;&amp;SUBSTITUTE([$denuncia.E81];&quot;,&quot;;&quot;.&quot;)&amp;&quot;,'&quot;&amp;[$denuncia.K81]&amp;&quot;'],&quot;" office:value-type="string" office:string-value="['80',-22.6621,-43.6506,'svfvdfvdfbdfbd']," calcext:value-type="string">
            <text:p>['80',-22.6621,-43.6506,'svfvdfvdfbdfbd'],</text:p>
          </table:table-cell>
          <table:table-cell table:number-columns-repeated="4"/>
          <table:table-cell table:formula="of:=&quot;new google.maps.LatLng(&quot;&amp;SUBSTITUTE([$denuncia.D81];&quot;,&quot;;&quot;.&quot;)&amp;&quot;,&quot;&amp;SUBSTITUTE([$denuncia.E81];&quot;,&quot;;&quot;.&quot;)&amp;&quot;),&quot;" office:value-type="string" office:string-value="new google.maps.LatLng(-22.6621,-43.6506)," calcext:value-type="string">
            <text:p>new google.maps.LatLng(-22.6621,-43.6506),</text:p>
          </table:table-cell>
        </table:table-row>
        <table:table-row table:style-name="ro1">
          <table:table-cell table:formula="of:=&quot;['&quot;&amp;[$usuarios.B82]&amp;&quot;',&quot;&amp;SUBSTITUTE([$usuarios.E82];&quot;,&quot;;&quot;.&quot;)&amp;&quot;,&quot;&amp;SUBSTITUTE([$usuarios.F82];&quot;,&quot;;&quot;.&quot;)&amp;&quot;,&quot;&amp;[$usuarios.J82]&amp;&quot;],&quot;" office:value-type="string" office:string-value="['nome81',-22.5631,-43.7808,2]," calcext:value-type="string">
            <text:p>['nome81',-22.5631,-43.7808,2],</text:p>
          </table:table-cell>
          <table:table-cell table:number-columns-repeated="6"/>
          <table:table-cell table:formula="of:=&quot;['&quot;&amp;[$denuncia.A82]&amp;&quot;',&quot;&amp;SUBSTITUTE([$denuncia.D82];&quot;,&quot;;&quot;.&quot;)&amp;&quot;,&quot;&amp;SUBSTITUTE([$denuncia.E82];&quot;,&quot;;&quot;.&quot;)&amp;&quot;,'&quot;&amp;[$denuncia.K82]&amp;&quot;'],&quot;" office:value-type="string" office:string-value="['81',-22.621,-44.5219,'svfvdfvdfbdfbd']," calcext:value-type="string">
            <text:p>['81',-22.621,-44.5219,'svfvdfvdfbdfbd'],</text:p>
          </table:table-cell>
          <table:table-cell table:number-columns-repeated="4"/>
          <table:table-cell table:formula="of:=&quot;new google.maps.LatLng(&quot;&amp;SUBSTITUTE([$denuncia.D82];&quot;,&quot;;&quot;.&quot;)&amp;&quot;,&quot;&amp;SUBSTITUTE([$denuncia.E82];&quot;,&quot;;&quot;.&quot;)&amp;&quot;),&quot;" office:value-type="string" office:string-value="new google.maps.LatLng(-22.621,-44.5219)," calcext:value-type="string">
            <text:p>new google.maps.LatLng(-22.621,-44.5219),</text:p>
          </table:table-cell>
        </table:table-row>
        <table:table-row table:style-name="ro1">
          <table:table-cell table:formula="of:=&quot;['&quot;&amp;[$usuarios.B83]&amp;&quot;',&quot;&amp;SUBSTITUTE([$usuarios.E83];&quot;,&quot;;&quot;.&quot;)&amp;&quot;,&quot;&amp;SUBSTITUTE([$usuarios.F83];&quot;,&quot;;&quot;.&quot;)&amp;&quot;,&quot;&amp;[$usuarios.J83]&amp;&quot;],&quot;" office:value-type="string" office:string-value="['nome82',-22.5813,-44.5229,9]," calcext:value-type="string">
            <text:p>['nome82',-22.5813,-44.5229,9],</text:p>
          </table:table-cell>
          <table:table-cell table:number-columns-repeated="6"/>
          <table:table-cell table:formula="of:=&quot;['&quot;&amp;[$denuncia.A83]&amp;&quot;',&quot;&amp;SUBSTITUTE([$denuncia.D83];&quot;,&quot;;&quot;.&quot;)&amp;&quot;,&quot;&amp;SUBSTITUTE([$denuncia.E83];&quot;,&quot;;&quot;.&quot;)&amp;&quot;,'&quot;&amp;[$denuncia.K83]&amp;&quot;'],&quot;" office:value-type="string" office:string-value="['82',-22.6209,-44.5212,'svfvdfvdfbdfbd']," calcext:value-type="string">
            <text:p>['82',-22.6209,-44.5212,'svfvdfvdfbdfbd'],</text:p>
          </table:table-cell>
          <table:table-cell table:number-columns-repeated="4"/>
          <table:table-cell table:formula="of:=&quot;new google.maps.LatLng(&quot;&amp;SUBSTITUTE([$denuncia.D83];&quot;,&quot;;&quot;.&quot;)&amp;&quot;,&quot;&amp;SUBSTITUTE([$denuncia.E83];&quot;,&quot;;&quot;.&quot;)&amp;&quot;),&quot;" office:value-type="string" office:string-value="new google.maps.LatLng(-22.6209,-44.5212)," calcext:value-type="string">
            <text:p>new google.maps.LatLng(-22.6209,-44.5212),</text:p>
          </table:table-cell>
        </table:table-row>
        <table:table-row table:style-name="ro1">
          <table:table-cell table:formula="of:=&quot;['&quot;&amp;[$usuarios.B84]&amp;&quot;',&quot;&amp;SUBSTITUTE([$usuarios.E84];&quot;,&quot;;&quot;.&quot;)&amp;&quot;,&quot;&amp;SUBSTITUTE([$usuarios.F84];&quot;,&quot;;&quot;.&quot;)&amp;&quot;,&quot;&amp;[$usuarios.J84]&amp;&quot;],&quot;" office:value-type="string" office:string-value="['nome83',-22.8044,-45.0608,6]," calcext:value-type="string">
            <text:p>['nome83',-22.8044,-45.0608,6],</text:p>
          </table:table-cell>
          <table:table-cell table:number-columns-repeated="6"/>
          <table:table-cell table:formula="of:=&quot;['&quot;&amp;[$denuncia.A84]&amp;&quot;',&quot;&amp;SUBSTITUTE([$denuncia.D84];&quot;,&quot;;&quot;.&quot;)&amp;&quot;,&quot;&amp;SUBSTITUTE([$denuncia.E84];&quot;,&quot;;&quot;.&quot;)&amp;&quot;,'&quot;&amp;[$denuncia.K84]&amp;&quot;'],&quot;" office:value-type="string" office:string-value="['83',-22.6477,-43.6967,'svfvdfvdfbdfbd']," calcext:value-type="string">
            <text:p>['83',-22.6477,-43.6967,'svfvdfvdfbdfbd'],</text:p>
          </table:table-cell>
          <table:table-cell table:number-columns-repeated="4"/>
          <table:table-cell table:formula="of:=&quot;new google.maps.LatLng(&quot;&amp;SUBSTITUTE([$denuncia.D84];&quot;,&quot;;&quot;.&quot;)&amp;&quot;,&quot;&amp;SUBSTITUTE([$denuncia.E84];&quot;,&quot;;&quot;.&quot;)&amp;&quot;),&quot;" office:value-type="string" office:string-value="new google.maps.LatLng(-22.6477,-43.6967)," calcext:value-type="string">
            <text:p>new google.maps.LatLng(-22.6477,-43.6967),</text:p>
          </table:table-cell>
        </table:table-row>
        <table:table-row table:style-name="ro1">
          <table:table-cell table:formula="of:=&quot;['&quot;&amp;[$usuarios.B85]&amp;&quot;',&quot;&amp;SUBSTITUTE([$usuarios.E85];&quot;,&quot;;&quot;.&quot;)&amp;&quot;,&quot;&amp;SUBSTITUTE([$usuarios.F85];&quot;,&quot;;&quot;.&quot;)&amp;&quot;,&quot;&amp;[$usuarios.J85]&amp;&quot;],&quot;" office:value-type="string" office:string-value="['nome84',-22.5859,-44.5588,4]," calcext:value-type="string">
            <text:p>['nome84',-22.5859,-44.5588,4],</text:p>
          </table:table-cell>
          <table:table-cell table:number-columns-repeated="6"/>
          <table:table-cell table:formula="of:=&quot;['&quot;&amp;[$denuncia.A85]&amp;&quot;',&quot;&amp;SUBSTITUTE([$denuncia.D85];&quot;,&quot;;&quot;.&quot;)&amp;&quot;,&quot;&amp;SUBSTITUTE([$denuncia.E85];&quot;,&quot;;&quot;.&quot;)&amp;&quot;,'&quot;&amp;[$denuncia.K85]&amp;&quot;'],&quot;" office:value-type="string" office:string-value="['84',-22.8775,-45.1634,'svfvdfvdfbdfbd']," calcext:value-type="string">
            <text:p>['84',-22.8775,-45.1634,'svfvdfvdfbdfbd'],</text:p>
          </table:table-cell>
          <table:table-cell table:number-columns-repeated="4"/>
          <table:table-cell table:formula="of:=&quot;new google.maps.LatLng(&quot;&amp;SUBSTITUTE([$denuncia.D85];&quot;,&quot;;&quot;.&quot;)&amp;&quot;,&quot;&amp;SUBSTITUTE([$denuncia.E85];&quot;,&quot;;&quot;.&quot;)&amp;&quot;),&quot;" office:value-type="string" office:string-value="new google.maps.LatLng(-22.8775,-45.1634)," calcext:value-type="string">
            <text:p>new google.maps.LatLng(-22.8775,-45.1634),</text:p>
          </table:table-cell>
        </table:table-row>
        <table:table-row table:style-name="ro1">
          <table:table-cell table:formula="of:=&quot;['&quot;&amp;[$usuarios.B86]&amp;&quot;',&quot;&amp;SUBSTITUTE([$usuarios.E86];&quot;,&quot;;&quot;.&quot;)&amp;&quot;,&quot;&amp;SUBSTITUTE([$usuarios.F86];&quot;,&quot;;&quot;.&quot;)&amp;&quot;,&quot;&amp;[$usuarios.J86]&amp;&quot;],&quot;" office:value-type="string" office:string-value="['nome85',-22.5684,-43.6459,1]," calcext:value-type="string">
            <text:p>['nome85',-22.5684,-43.6459,1],</text:p>
          </table:table-cell>
          <table:table-cell table:number-columns-repeated="6"/>
          <table:table-cell table:formula="of:=&quot;['&quot;&amp;[$denuncia.A86]&amp;&quot;',&quot;&amp;SUBSTITUTE([$denuncia.D86];&quot;,&quot;;&quot;.&quot;)&amp;&quot;,&quot;&amp;SUBSTITUTE([$denuncia.E86];&quot;,&quot;;&quot;.&quot;)&amp;&quot;,'&quot;&amp;[$denuncia.K86]&amp;&quot;'],&quot;" office:value-type="string" office:string-value="['85',-22.9775,-45.3859,'svfvdfvdfbdfbd']," calcext:value-type="string">
            <text:p>['85',-22.9775,-45.3859,'svfvdfvdfbdfbd'],</text:p>
          </table:table-cell>
          <table:table-cell table:number-columns-repeated="4"/>
          <table:table-cell table:formula="of:=&quot;new google.maps.LatLng(&quot;&amp;SUBSTITUTE([$denuncia.D86];&quot;,&quot;;&quot;.&quot;)&amp;&quot;,&quot;&amp;SUBSTITUTE([$denuncia.E86];&quot;,&quot;;&quot;.&quot;)&amp;&quot;),&quot;" office:value-type="string" office:string-value="new google.maps.LatLng(-22.9775,-45.3859)," calcext:value-type="string">
            <text:p>new google.maps.LatLng(-22.9775,-45.3859),</text:p>
          </table:table-cell>
        </table:table-row>
        <table:table-row table:style-name="ro1">
          <table:table-cell table:formula="of:=&quot;['&quot;&amp;[$usuarios.B87]&amp;&quot;',&quot;&amp;SUBSTITUTE([$usuarios.E87];&quot;,&quot;;&quot;.&quot;)&amp;&quot;,&quot;&amp;SUBSTITUTE([$usuarios.F87];&quot;,&quot;;&quot;.&quot;)&amp;&quot;,&quot;&amp;[$usuarios.J87]&amp;&quot;],&quot;" office:value-type="string" office:string-value="['nome86',-22.9105,-45.4749,6]," calcext:value-type="string">
            <text:p>['nome86',-22.9105,-45.4749,6],</text:p>
          </table:table-cell>
          <table:table-cell table:number-columns-repeated="6"/>
          <table:table-cell table:formula="of:=&quot;['&quot;&amp;[$denuncia.A87]&amp;&quot;',&quot;&amp;SUBSTITUTE([$denuncia.D87];&quot;,&quot;;&quot;.&quot;)&amp;&quot;,&quot;&amp;SUBSTITUTE([$denuncia.E87];&quot;,&quot;;&quot;.&quot;)&amp;&quot;,'&quot;&amp;[$denuncia.K87]&amp;&quot;'],&quot;" office:value-type="string" office:string-value="['86',-22.6044,-44.4516,'svfvdfvdfbdfbd']," calcext:value-type="string">
            <text:p>['86',-22.6044,-44.4516,'svfvdfvdfbdfbd'],</text:p>
          </table:table-cell>
          <table:table-cell table:number-columns-repeated="4"/>
          <table:table-cell table:formula="of:=&quot;new google.maps.LatLng(&quot;&amp;SUBSTITUTE([$denuncia.D87];&quot;,&quot;;&quot;.&quot;)&amp;&quot;,&quot;&amp;SUBSTITUTE([$denuncia.E87];&quot;,&quot;;&quot;.&quot;)&amp;&quot;),&quot;" office:value-type="string" office:string-value="new google.maps.LatLng(-22.6044,-44.4516)," calcext:value-type="string">
            <text:p>new google.maps.LatLng(-22.6044,-44.4516),</text:p>
          </table:table-cell>
        </table:table-row>
        <table:table-row table:style-name="ro1">
          <table:table-cell table:formula="of:=&quot;['&quot;&amp;[$usuarios.B88]&amp;&quot;',&quot;&amp;SUBSTITUTE([$usuarios.E88];&quot;,&quot;;&quot;.&quot;)&amp;&quot;,&quot;&amp;SUBSTITUTE([$usuarios.F88];&quot;,&quot;;&quot;.&quot;)&amp;&quot;,&quot;&amp;[$usuarios.J88]&amp;&quot;],&quot;" office:value-type="string" office:string-value="['nome87',-22.5103,-43.9518,5]," calcext:value-type="string">
            <text:p>['nome87',-22.5103,-43.9518,5],</text:p>
          </table:table-cell>
          <table:table-cell table:number-columns-repeated="6"/>
          <table:table-cell table:formula="of:=&quot;['&quot;&amp;[$denuncia.A88]&amp;&quot;',&quot;&amp;SUBSTITUTE([$denuncia.D88];&quot;,&quot;;&quot;.&quot;)&amp;&quot;,&quot;&amp;SUBSTITUTE([$denuncia.E88];&quot;,&quot;;&quot;.&quot;)&amp;&quot;,'&quot;&amp;[$denuncia.K88]&amp;&quot;'],&quot;" office:value-type="string" office:string-value="['87',-22.6203,-44.5237,'svfvdfvdfbdfbd']," calcext:value-type="string">
            <text:p>['87',-22.6203,-44.5237,'svfvdfvdfbdfbd'],</text:p>
          </table:table-cell>
          <table:table-cell table:number-columns-repeated="4"/>
          <table:table-cell table:formula="of:=&quot;new google.maps.LatLng(&quot;&amp;SUBSTITUTE([$denuncia.D88];&quot;,&quot;;&quot;.&quot;)&amp;&quot;,&quot;&amp;SUBSTITUTE([$denuncia.E88];&quot;,&quot;;&quot;.&quot;)&amp;&quot;),&quot;" office:value-type="string" office:string-value="new google.maps.LatLng(-22.6203,-44.5237)," calcext:value-type="string">
            <text:p>new google.maps.LatLng(-22.6203,-44.5237),</text:p>
          </table:table-cell>
        </table:table-row>
        <table:table-row table:style-name="ro1">
          <table:table-cell table:formula="of:=&quot;['&quot;&amp;[$usuarios.B89]&amp;&quot;',&quot;&amp;SUBSTITUTE([$usuarios.E89];&quot;,&quot;;&quot;.&quot;)&amp;&quot;,&quot;&amp;SUBSTITUTE([$usuarios.F89];&quot;,&quot;;&quot;.&quot;)&amp;&quot;,&quot;&amp;[$usuarios.J89]&amp;&quot;],&quot;" office:value-type="string" office:string-value="['nome88',-22.9699,-45.1402,10]," calcext:value-type="string">
            <text:p>['nome88',-22.9699,-45.1402,10],</text:p>
          </table:table-cell>
          <table:table-cell table:number-columns-repeated="6"/>
          <table:table-cell table:formula="of:=&quot;['&quot;&amp;[$denuncia.A89]&amp;&quot;',&quot;&amp;SUBSTITUTE([$denuncia.D89];&quot;,&quot;;&quot;.&quot;)&amp;&quot;,&quot;&amp;SUBSTITUTE([$denuncia.E89];&quot;,&quot;;&quot;.&quot;)&amp;&quot;,'&quot;&amp;[$denuncia.K89]&amp;&quot;'],&quot;" office:value-type="string" office:string-value="['88',-22.7384,-45.0078,'svfvdfvdfbdfbd']," calcext:value-type="string">
            <text:p>['88',-22.7384,-45.0078,'svfvdfvdfbdfbd'],</text:p>
          </table:table-cell>
          <table:table-cell table:number-columns-repeated="4"/>
          <table:table-cell table:formula="of:=&quot;new google.maps.LatLng(&quot;&amp;SUBSTITUTE([$denuncia.D89];&quot;,&quot;;&quot;.&quot;)&amp;&quot;,&quot;&amp;SUBSTITUTE([$denuncia.E89];&quot;,&quot;;&quot;.&quot;)&amp;&quot;),&quot;" office:value-type="string" office:string-value="new google.maps.LatLng(-22.7384,-45.0078)," calcext:value-type="string">
            <text:p>new google.maps.LatLng(-22.7384,-45.0078),</text:p>
          </table:table-cell>
        </table:table-row>
        <table:table-row table:style-name="ro1">
          <table:table-cell table:formula="of:=&quot;['&quot;&amp;[$usuarios.B90]&amp;&quot;',&quot;&amp;SUBSTITUTE([$usuarios.E90];&quot;,&quot;;&quot;.&quot;)&amp;&quot;,&quot;&amp;SUBSTITUTE([$usuarios.F90];&quot;,&quot;;&quot;.&quot;)&amp;&quot;,&quot;&amp;[$usuarios.J90]&amp;&quot;],&quot;" office:value-type="string" office:string-value="['nome89',-22.6441,-43.8759,10]," calcext:value-type="string">
            <text:p>['nome89',-22.6441,-43.8759,10],</text:p>
          </table:table-cell>
          <table:table-cell table:number-columns-repeated="6"/>
          <table:table-cell table:formula="of:=&quot;['&quot;&amp;[$denuncia.A90]&amp;&quot;',&quot;&amp;SUBSTITUTE([$denuncia.D90];&quot;,&quot;;&quot;.&quot;)&amp;&quot;,&quot;&amp;SUBSTITUTE([$denuncia.E90];&quot;,&quot;;&quot;.&quot;)&amp;&quot;,'&quot;&amp;[$denuncia.K90]&amp;&quot;'],&quot;" office:value-type="string" office:string-value="['89',-22.6219,-44.5146,'svfvdfvdfbdfbd']," calcext:value-type="string">
            <text:p>['89',-22.6219,-44.5146,'svfvdfvdfbdfbd'],</text:p>
          </table:table-cell>
          <table:table-cell table:number-columns-repeated="4"/>
          <table:table-cell table:formula="of:=&quot;new google.maps.LatLng(&quot;&amp;SUBSTITUTE([$denuncia.D90];&quot;,&quot;;&quot;.&quot;)&amp;&quot;,&quot;&amp;SUBSTITUTE([$denuncia.E90];&quot;,&quot;;&quot;.&quot;)&amp;&quot;),&quot;" office:value-type="string" office:string-value="new google.maps.LatLng(-22.6219,-44.5146)," calcext:value-type="string">
            <text:p>new google.maps.LatLng(-22.6219,-44.5146),</text:p>
          </table:table-cell>
        </table:table-row>
        <table:table-row table:style-name="ro1">
          <table:table-cell table:formula="of:=&quot;['&quot;&amp;[$usuarios.B91]&amp;&quot;',&quot;&amp;SUBSTITUTE([$usuarios.E91];&quot;,&quot;;&quot;.&quot;)&amp;&quot;,&quot;&amp;SUBSTITUTE([$usuarios.F91];&quot;,&quot;;&quot;.&quot;)&amp;&quot;,&quot;&amp;[$usuarios.J91]&amp;&quot;],&quot;" office:value-type="string" office:string-value="['nome90',-22.8703,-45.0031,7]," calcext:value-type="string">
            <text:p>['nome90',-22.8703,-45.0031,7],</text:p>
          </table:table-cell>
          <table:table-cell table:number-columns-repeated="6"/>
          <table:table-cell table:formula="of:=&quot;['&quot;&amp;[$denuncia.A91]&amp;&quot;',&quot;&amp;SUBSTITUTE([$denuncia.D91];&quot;,&quot;;&quot;.&quot;)&amp;&quot;,&quot;&amp;SUBSTITUTE([$denuncia.E91];&quot;,&quot;;&quot;.&quot;)&amp;&quot;,'&quot;&amp;[$denuncia.K91]&amp;&quot;'],&quot;" office:value-type="string" office:string-value="['90',-22.6337,-43.7219,'svfvdfvdfbdfbd']," calcext:value-type="string">
            <text:p>['90',-22.6337,-43.7219,'svfvdfvdfbdfbd'],</text:p>
          </table:table-cell>
          <table:table-cell table:number-columns-repeated="4"/>
          <table:table-cell table:formula="of:=&quot;new google.maps.LatLng(&quot;&amp;SUBSTITUTE([$denuncia.D91];&quot;,&quot;;&quot;.&quot;)&amp;&quot;,&quot;&amp;SUBSTITUTE([$denuncia.E91];&quot;,&quot;;&quot;.&quot;)&amp;&quot;),&quot;" office:value-type="string" office:string-value="new google.maps.LatLng(-22.6337,-43.7219)," calcext:value-type="string">
            <text:p>new google.maps.LatLng(-22.6337,-43.7219),</text:p>
          </table:table-cell>
        </table:table-row>
        <table:table-row table:style-name="ro1">
          <table:table-cell table:formula="of:=&quot;['&quot;&amp;[$usuarios.B92]&amp;&quot;',&quot;&amp;SUBSTITUTE([$usuarios.E92];&quot;,&quot;;&quot;.&quot;)&amp;&quot;,&quot;&amp;SUBSTITUTE([$usuarios.F92];&quot;,&quot;;&quot;.&quot;)&amp;&quot;,&quot;&amp;[$usuarios.J92]&amp;&quot;],&quot;" office:value-type="string" office:string-value="['nome91',-22.673,-44.2543,8]," calcext:value-type="string">
            <text:p>['nome91',-22.673,-44.2543,8],</text:p>
          </table:table-cell>
          <table:table-cell table:number-columns-repeated="6"/>
          <table:table-cell table:formula="of:=&quot;['&quot;&amp;[$denuncia.A92]&amp;&quot;',&quot;&amp;SUBSTITUTE([$denuncia.D92];&quot;,&quot;;&quot;.&quot;)&amp;&quot;,&quot;&amp;SUBSTITUTE([$denuncia.E92];&quot;,&quot;;&quot;.&quot;)&amp;&quot;,'&quot;&amp;[$denuncia.K92]&amp;&quot;'],&quot;" office:value-type="string" office:string-value="['91',-22.6235,-44.5044,'svfvdfvdfbdfbd']," calcext:value-type="string">
            <text:p>['91',-22.6235,-44.5044,'svfvdfvdfbdfbd'],</text:p>
          </table:table-cell>
          <table:table-cell table:number-columns-repeated="4"/>
          <table:table-cell table:formula="of:=&quot;new google.maps.LatLng(&quot;&amp;SUBSTITUTE([$denuncia.D92];&quot;,&quot;;&quot;.&quot;)&amp;&quot;,&quot;&amp;SUBSTITUTE([$denuncia.E92];&quot;,&quot;;&quot;.&quot;)&amp;&quot;),&quot;" office:value-type="string" office:string-value="new google.maps.LatLng(-22.6235,-44.5044)," calcext:value-type="string">
            <text:p>new google.maps.LatLng(-22.6235,-44.5044),</text:p>
          </table:table-cell>
        </table:table-row>
        <table:table-row table:style-name="ro1">
          <table:table-cell table:formula="of:=&quot;['&quot;&amp;[$usuarios.B93]&amp;&quot;',&quot;&amp;SUBSTITUTE([$usuarios.E93];&quot;,&quot;;&quot;.&quot;)&amp;&quot;,&quot;&amp;SUBSTITUTE([$usuarios.F93];&quot;,&quot;;&quot;.&quot;)&amp;&quot;,&quot;&amp;[$usuarios.J93]&amp;&quot;],&quot;" office:value-type="string" office:string-value="['nome92',-22.6498,-44.683,7]," calcext:value-type="string">
            <text:p>['nome92',-22.6498,-44.683,7],</text:p>
          </table:table-cell>
          <table:table-cell table:number-columns-repeated="6"/>
          <table:table-cell table:formula="of:=&quot;['&quot;&amp;[$denuncia.A93]&amp;&quot;',&quot;&amp;SUBSTITUTE([$denuncia.D93];&quot;,&quot;;&quot;.&quot;)&amp;&quot;,&quot;&amp;SUBSTITUTE([$denuncia.E93];&quot;,&quot;;&quot;.&quot;)&amp;&quot;,'&quot;&amp;[$denuncia.K93]&amp;&quot;'],&quot;" office:value-type="string" office:string-value="['92',-22.9775,-45.3859,'svfvdfvdfbdfbd']," calcext:value-type="string">
            <text:p>['92',-22.9775,-45.3859,'svfvdfvdfbdfbd'],</text:p>
          </table:table-cell>
          <table:table-cell table:number-columns-repeated="4"/>
          <table:table-cell table:formula="of:=&quot;new google.maps.LatLng(&quot;&amp;SUBSTITUTE([$denuncia.D93];&quot;,&quot;;&quot;.&quot;)&amp;&quot;,&quot;&amp;SUBSTITUTE([$denuncia.E93];&quot;,&quot;;&quot;.&quot;)&amp;&quot;),&quot;" office:value-type="string" office:string-value="new google.maps.LatLng(-22.9775,-45.3859)," calcext:value-type="string">
            <text:p>new google.maps.LatLng(-22.9775,-45.3859),</text:p>
          </table:table-cell>
        </table:table-row>
        <table:table-row table:style-name="ro1">
          <table:table-cell table:formula="of:=&quot;['&quot;&amp;[$usuarios.B94]&amp;&quot;',&quot;&amp;SUBSTITUTE([$usuarios.E94];&quot;,&quot;;&quot;.&quot;)&amp;&quot;,&quot;&amp;SUBSTITUTE([$usuarios.F94];&quot;,&quot;;&quot;.&quot;)&amp;&quot;,&quot;&amp;[$usuarios.J94]&amp;&quot;],&quot;" office:value-type="string" office:string-value="['nome93',-22.6313,-44.5739,6]," calcext:value-type="string">
            <text:p>['nome93',-22.6313,-44.5739,6],</text:p>
          </table:table-cell>
          <table:table-cell table:number-columns-repeated="6"/>
          <table:table-cell table:formula="of:=&quot;['&quot;&amp;[$denuncia.A94]&amp;&quot;',&quot;&amp;SUBSTITUTE([$denuncia.D94];&quot;,&quot;;&quot;.&quot;)&amp;&quot;,&quot;&amp;SUBSTITUTE([$denuncia.E94];&quot;,&quot;;&quot;.&quot;)&amp;&quot;,'&quot;&amp;[$denuncia.K94]&amp;&quot;'],&quot;" office:value-type="string" office:string-value="['93',-22.6174,-44.5296,'svfvdfvdfbdfbd']," calcext:value-type="string">
            <text:p>['93',-22.6174,-44.5296,'svfvdfvdfbdfbd'],</text:p>
          </table:table-cell>
          <table:table-cell table:number-columns-repeated="4"/>
          <table:table-cell table:formula="of:=&quot;new google.maps.LatLng(&quot;&amp;SUBSTITUTE([$denuncia.D94];&quot;,&quot;;&quot;.&quot;)&amp;&quot;,&quot;&amp;SUBSTITUTE([$denuncia.E94];&quot;,&quot;;&quot;.&quot;)&amp;&quot;),&quot;" office:value-type="string" office:string-value="new google.maps.LatLng(-22.6174,-44.5296)," calcext:value-type="string">
            <text:p>new google.maps.LatLng(-22.6174,-44.5296),</text:p>
          </table:table-cell>
        </table:table-row>
        <table:table-row table:style-name="ro1">
          <table:table-cell table:formula="of:=&quot;['&quot;&amp;[$usuarios.B95]&amp;&quot;',&quot;&amp;SUBSTITUTE([$usuarios.E95];&quot;,&quot;;&quot;.&quot;)&amp;&quot;,&quot;&amp;SUBSTITUTE([$usuarios.F95];&quot;,&quot;;&quot;.&quot;)&amp;&quot;,&quot;&amp;[$usuarios.J95]&amp;&quot;],&quot;" office:value-type="string" office:string-value="['nome94',-22.5691,-43.7038,2]," calcext:value-type="string">
            <text:p>['nome94',-22.5691,-43.7038,2],</text:p>
          </table:table-cell>
          <table:table-cell table:number-columns-repeated="6"/>
          <table:table-cell table:formula="of:=&quot;['&quot;&amp;[$denuncia.A95]&amp;&quot;',&quot;&amp;SUBSTITUTE([$denuncia.D95];&quot;,&quot;;&quot;.&quot;)&amp;&quot;,&quot;&amp;SUBSTITUTE([$denuncia.E95];&quot;,&quot;;&quot;.&quot;)&amp;&quot;,'&quot;&amp;[$denuncia.K95]&amp;&quot;'],&quot;" office:value-type="string" office:string-value="['94',-22.6405,-44.8012,'svfvdfvdfbdfbd']," calcext:value-type="string">
            <text:p>['94',-22.6405,-44.8012,'svfvdfvdfbdfbd'],</text:p>
          </table:table-cell>
          <table:table-cell table:number-columns-repeated="4"/>
          <table:table-cell table:formula="of:=&quot;new google.maps.LatLng(&quot;&amp;SUBSTITUTE([$denuncia.D95];&quot;,&quot;;&quot;.&quot;)&amp;&quot;,&quot;&amp;SUBSTITUTE([$denuncia.E95];&quot;,&quot;;&quot;.&quot;)&amp;&quot;),&quot;" office:value-type="string" office:string-value="new google.maps.LatLng(-22.6405,-44.8012)," calcext:value-type="string">
            <text:p>new google.maps.LatLng(-22.6405,-44.8012),</text:p>
          </table:table-cell>
        </table:table-row>
        <table:table-row table:style-name="ro1">
          <table:table-cell table:formula="of:=&quot;['&quot;&amp;[$usuarios.B96]&amp;&quot;',&quot;&amp;SUBSTITUTE([$usuarios.E96];&quot;,&quot;;&quot;.&quot;)&amp;&quot;,&quot;&amp;SUBSTITUTE([$usuarios.F96];&quot;,&quot;;&quot;.&quot;)&amp;&quot;,&quot;&amp;[$usuarios.J96]&amp;&quot;],&quot;" office:value-type="string" office:string-value="['nome95',-22.7068,-44.5347,6]," calcext:value-type="string">
            <text:p>['nome95',-22.7068,-44.5347,6],</text:p>
          </table:table-cell>
          <table:table-cell table:number-columns-repeated="6"/>
          <table:table-cell table:formula="of:=&quot;['&quot;&amp;[$denuncia.A96]&amp;&quot;',&quot;&amp;SUBSTITUTE([$denuncia.D96];&quot;,&quot;;&quot;.&quot;)&amp;&quot;,&quot;&amp;SUBSTITUTE([$denuncia.E96];&quot;,&quot;;&quot;.&quot;)&amp;&quot;,'&quot;&amp;[$denuncia.K96]&amp;&quot;'],&quot;" office:value-type="string" office:string-value="['95',-22.6208,-44.5208,'svfvdfvdfbdfbd']," calcext:value-type="string">
            <text:p>['95',-22.6208,-44.5208,'svfvdfvdfbdfbd'],</text:p>
          </table:table-cell>
          <table:table-cell table:number-columns-repeated="4"/>
          <table:table-cell table:formula="of:=&quot;new google.maps.LatLng(&quot;&amp;SUBSTITUTE([$denuncia.D96];&quot;,&quot;;&quot;.&quot;)&amp;&quot;,&quot;&amp;SUBSTITUTE([$denuncia.E96];&quot;,&quot;;&quot;.&quot;)&amp;&quot;),&quot;" office:value-type="string" office:string-value="new google.maps.LatLng(-22.6208,-44.5208)," calcext:value-type="string">
            <text:p>new google.maps.LatLng(-22.6208,-44.5208),</text:p>
          </table:table-cell>
        </table:table-row>
        <table:table-row table:style-name="ro1">
          <table:table-cell table:formula="of:=&quot;['&quot;&amp;[$usuarios.B97]&amp;&quot;',&quot;&amp;SUBSTITUTE([$usuarios.E97];&quot;,&quot;;&quot;.&quot;)&amp;&quot;,&quot;&amp;SUBSTITUTE([$usuarios.F97];&quot;,&quot;;&quot;.&quot;)&amp;&quot;,&quot;&amp;[$usuarios.J97]&amp;&quot;],&quot;" office:value-type="string" office:string-value="['nome96',-22.663,-43.6743,6]," calcext:value-type="string">
            <text:p>['nome96',-22.663,-43.6743,6],</text:p>
          </table:table-cell>
          <table:table-cell table:number-columns-repeated="6"/>
          <table:table-cell table:formula="of:=&quot;['&quot;&amp;[$denuncia.A97]&amp;&quot;',&quot;&amp;SUBSTITUTE([$denuncia.D97];&quot;,&quot;;&quot;.&quot;)&amp;&quot;,&quot;&amp;SUBSTITUTE([$denuncia.E97];&quot;,&quot;;&quot;.&quot;)&amp;&quot;,'&quot;&amp;[$denuncia.K97]&amp;&quot;'],&quot;" office:value-type="string" office:string-value="['96',-22.6228,-44.697,'svfvdfvdfbdfbd']," calcext:value-type="string">
            <text:p>['96',-22.6228,-44.697,'svfvdfvdfbdfbd'],</text:p>
          </table:table-cell>
          <table:table-cell table:number-columns-repeated="4"/>
          <table:table-cell table:formula="of:=&quot;new google.maps.LatLng(&quot;&amp;SUBSTITUTE([$denuncia.D97];&quot;,&quot;;&quot;.&quot;)&amp;&quot;,&quot;&amp;SUBSTITUTE([$denuncia.E97];&quot;,&quot;;&quot;.&quot;)&amp;&quot;),&quot;" office:value-type="string" office:string-value="new google.maps.LatLng(-22.6228,-44.697)," calcext:value-type="string">
            <text:p>new google.maps.LatLng(-22.6228,-44.697),</text:p>
          </table:table-cell>
        </table:table-row>
        <table:table-row table:style-name="ro1">
          <table:table-cell table:formula="of:=&quot;['&quot;&amp;[$usuarios.B98]&amp;&quot;',&quot;&amp;SUBSTITUTE([$usuarios.E98];&quot;,&quot;;&quot;.&quot;)&amp;&quot;,&quot;&amp;SUBSTITUTE([$usuarios.F98];&quot;,&quot;;&quot;.&quot;)&amp;&quot;,&quot;&amp;[$usuarios.J98]&amp;&quot;],&quot;" office:value-type="string" office:string-value="['nome97',-22.5688,-43.7938,8]," calcext:value-type="string">
            <text:p>['nome97',-22.5688,-43.7938,8],</text:p>
          </table:table-cell>
          <table:table-cell table:number-columns-repeated="6"/>
          <table:table-cell table:formula="of:=&quot;['&quot;&amp;[$denuncia.A98]&amp;&quot;',&quot;&amp;SUBSTITUTE([$denuncia.D98];&quot;,&quot;;&quot;.&quot;)&amp;&quot;,&quot;&amp;SUBSTITUTE([$denuncia.E98];&quot;,&quot;;&quot;.&quot;)&amp;&quot;,'&quot;&amp;[$denuncia.K98]&amp;&quot;'],&quot;" office:value-type="string" office:string-value="['97',-22.621,-44.5219,'svfvdfvdfbdfbd']," calcext:value-type="string">
            <text:p>['97',-22.621,-44.5219,'svfvdfvdfbdfbd'],</text:p>
          </table:table-cell>
          <table:table-cell table:number-columns-repeated="4"/>
          <table:table-cell table:formula="of:=&quot;new google.maps.LatLng(&quot;&amp;SUBSTITUTE([$denuncia.D98];&quot;,&quot;;&quot;.&quot;)&amp;&quot;,&quot;&amp;SUBSTITUTE([$denuncia.E98];&quot;,&quot;;&quot;.&quot;)&amp;&quot;),&quot;" office:value-type="string" office:string-value="new google.maps.LatLng(-22.621,-44.5219)," calcext:value-type="string">
            <text:p>new google.maps.LatLng(-22.621,-44.5219),</text:p>
          </table:table-cell>
        </table:table-row>
        <table:table-row table:style-name="ro1">
          <table:table-cell table:formula="of:=&quot;['&quot;&amp;[$usuarios.B99]&amp;&quot;',&quot;&amp;SUBSTITUTE([$usuarios.E99];&quot;,&quot;;&quot;.&quot;)&amp;&quot;,&quot;&amp;SUBSTITUTE([$usuarios.F99];&quot;,&quot;;&quot;.&quot;)&amp;&quot;,&quot;&amp;[$usuarios.J99]&amp;&quot;],&quot;" office:value-type="string" office:string-value="['nome98',-22.6356,-44.2365,10]," calcext:value-type="string">
            <text:p>['nome98',-22.6356,-44.2365,10],</text:p>
          </table:table-cell>
          <table:table-cell table:number-columns-repeated="6"/>
          <table:table-cell table:formula="of:=&quot;['&quot;&amp;[$denuncia.A99]&amp;&quot;',&quot;&amp;SUBSTITUTE([$denuncia.D99];&quot;,&quot;;&quot;.&quot;)&amp;&quot;,&quot;&amp;SUBSTITUTE([$denuncia.E99];&quot;,&quot;;&quot;.&quot;)&amp;&quot;,'&quot;&amp;[$denuncia.K99]&amp;&quot;'],&quot;" office:value-type="string" office:string-value="['98',-22.6331,-43.722,'svfvdfvdfbdfbd']," calcext:value-type="string">
            <text:p>['98',-22.6331,-43.722,'svfvdfvdfbdfbd'],</text:p>
          </table:table-cell>
          <table:table-cell table:number-columns-repeated="4"/>
          <table:table-cell table:formula="of:=&quot;new google.maps.LatLng(&quot;&amp;SUBSTITUTE([$denuncia.D99];&quot;,&quot;;&quot;.&quot;)&amp;&quot;,&quot;&amp;SUBSTITUTE([$denuncia.E99];&quot;,&quot;;&quot;.&quot;)&amp;&quot;),&quot;" office:value-type="string" office:string-value="new google.maps.LatLng(-22.6331,-43.722)," calcext:value-type="string">
            <text:p>new google.maps.LatLng(-22.6331,-43.722),</text:p>
          </table:table-cell>
        </table:table-row>
        <table:table-row table:style-name="ro1">
          <table:table-cell table:formula="of:=&quot;['&quot;&amp;[$usuarios.B100]&amp;&quot;',&quot;&amp;SUBSTITUTE([$usuarios.E100];&quot;,&quot;;&quot;.&quot;)&amp;&quot;,&quot;&amp;SUBSTITUTE([$usuarios.F100];&quot;,&quot;;&quot;.&quot;)&amp;&quot;,&quot;&amp;[$usuarios.J100]&amp;&quot;],&quot;" office:value-type="string" office:string-value="['nome99',-22.7448,-44.8219,8]," calcext:value-type="string">
            <text:p>['nome99',-22.7448,-44.8219,8],</text:p>
          </table:table-cell>
          <table:table-cell table:number-columns-repeated="6"/>
          <table:table-cell table:formula="of:=&quot;['&quot;&amp;[$denuncia.A100]&amp;&quot;',&quot;&amp;SUBSTITUTE([$denuncia.D100];&quot;,&quot;;&quot;.&quot;)&amp;&quot;,&quot;&amp;SUBSTITUTE([$denuncia.E100];&quot;,&quot;;&quot;.&quot;)&amp;&quot;,'&quot;&amp;[$denuncia.K100]&amp;&quot;'],&quot;" office:value-type="string" office:string-value="['99',-22.6215,-44.5159,'svfvdfvdfbdfbd']," calcext:value-type="string">
            <text:p>['99',-22.6215,-44.5159,'svfvdfvdfbdfbd'],</text:p>
          </table:table-cell>
          <table:table-cell table:number-columns-repeated="4"/>
          <table:table-cell table:formula="of:=&quot;new google.maps.LatLng(&quot;&amp;SUBSTITUTE([$denuncia.D100];&quot;,&quot;;&quot;.&quot;)&amp;&quot;,&quot;&amp;SUBSTITUTE([$denuncia.E100];&quot;,&quot;;&quot;.&quot;)&amp;&quot;),&quot;" office:value-type="string" office:string-value="new google.maps.LatLng(-22.6215,-44.5159)," calcext:value-type="string">
            <text:p>new google.maps.LatLng(-22.6215,-44.5159),</text:p>
          </table:table-cell>
        </table:table-row>
        <table:table-row table:style-name="ro1">
          <table:table-cell table:formula="of:=&quot;['&quot;&amp;[$usuarios.B101]&amp;&quot;',&quot;&amp;SUBSTITUTE([$usuarios.E101];&quot;,&quot;;&quot;.&quot;)&amp;&quot;,&quot;&amp;SUBSTITUTE([$usuarios.F101];&quot;,&quot;;&quot;.&quot;)&amp;&quot;,&quot;&amp;[$usuarios.J101]&amp;&quot;],&quot;" office:value-type="string" office:string-value="['nome100',-22.6778,-44.5932,10]," calcext:value-type="string">
            <text:p>['nome100',-22.6778,-44.5932,10],</text:p>
          </table:table-cell>
          <table:table-cell table:number-columns-repeated="11"/>
          <table:table-cell table:formula="of:=&quot;new google.maps.LatLng(&quot;&amp;SUBSTITUTE([$denuncia.D101];&quot;,&quot;;&quot;.&quot;)&amp;&quot;,&quot;&amp;SUBSTITUTE([$denuncia.E10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2]&amp;&quot;',&quot;&amp;SUBSTITUTE([$usuarios.E102];&quot;,&quot;;&quot;.&quot;)&amp;&quot;,&quot;&amp;SUBSTITUTE([$usuarios.F102];&quot;,&quot;;&quot;.&quot;)&amp;&quot;,&quot;&amp;[$usuarios.J102]&amp;&quot;],&quot;" office:value-type="string" office:string-value="['nome101',-22.8984,-45.0477,9]," calcext:value-type="string">
            <text:p>['nome101',-22.8984,-45.0477,9],</text:p>
          </table:table-cell>
          <table:table-cell table:number-columns-repeated="11"/>
          <table:table-cell table:formula="of:=&quot;new google.maps.LatLng(&quot;&amp;SUBSTITUTE([$denuncia.D102];&quot;,&quot;;&quot;.&quot;)&amp;&quot;,&quot;&amp;SUBSTITUTE([$denuncia.E10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3]&amp;&quot;',&quot;&amp;SUBSTITUTE([$usuarios.E103];&quot;,&quot;;&quot;.&quot;)&amp;&quot;,&quot;&amp;SUBSTITUTE([$usuarios.F103];&quot;,&quot;;&quot;.&quot;)&amp;&quot;,&quot;&amp;[$usuarios.J103]&amp;&quot;],&quot;" office:value-type="string" office:string-value="['nome102',-22.5363,-44.5131,3]," calcext:value-type="string">
            <text:p>['nome102',-22.5363,-44.5131,3],</text:p>
          </table:table-cell>
          <table:table-cell table:number-columns-repeated="11"/>
          <table:table-cell table:formula="of:=&quot;new google.maps.LatLng(&quot;&amp;SUBSTITUTE([$denuncia.D103];&quot;,&quot;;&quot;.&quot;)&amp;&quot;,&quot;&amp;SUBSTITUTE([$denuncia.E10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4]&amp;&quot;',&quot;&amp;SUBSTITUTE([$usuarios.E104];&quot;,&quot;;&quot;.&quot;)&amp;&quot;,&quot;&amp;SUBSTITUTE([$usuarios.F104];&quot;,&quot;;&quot;.&quot;)&amp;&quot;,&quot;&amp;[$usuarios.J104]&amp;&quot;],&quot;" office:value-type="string" office:string-value="['nome103',-22.7085,-44.6706,4]," calcext:value-type="string">
            <text:p>['nome103',-22.7085,-44.6706,4],</text:p>
          </table:table-cell>
          <table:table-cell table:number-columns-repeated="11"/>
          <table:table-cell table:formula="of:=&quot;new google.maps.LatLng(&quot;&amp;SUBSTITUTE([$denuncia.D104];&quot;,&quot;;&quot;.&quot;)&amp;&quot;,&quot;&amp;SUBSTITUTE([$denuncia.E10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5]&amp;&quot;',&quot;&amp;SUBSTITUTE([$usuarios.E105];&quot;,&quot;;&quot;.&quot;)&amp;&quot;,&quot;&amp;SUBSTITUTE([$usuarios.F105];&quot;,&quot;;&quot;.&quot;)&amp;&quot;,&quot;&amp;[$usuarios.J105]&amp;&quot;],&quot;" office:value-type="string" office:string-value="['nome104',-22.5843,-44.4909,6]," calcext:value-type="string">
            <text:p>['nome104',-22.5843,-44.4909,6],</text:p>
          </table:table-cell>
          <table:table-cell table:number-columns-repeated="11"/>
          <table:table-cell table:formula="of:=&quot;new google.maps.LatLng(&quot;&amp;SUBSTITUTE([$denuncia.D105];&quot;,&quot;;&quot;.&quot;)&amp;&quot;,&quot;&amp;SUBSTITUTE([$denuncia.E10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6]&amp;&quot;',&quot;&amp;SUBSTITUTE([$usuarios.E106];&quot;,&quot;;&quot;.&quot;)&amp;&quot;,&quot;&amp;SUBSTITUTE([$usuarios.F106];&quot;,&quot;;&quot;.&quot;)&amp;&quot;,&quot;&amp;[$usuarios.J106]&amp;&quot;],&quot;" office:value-type="string" office:string-value="['nome105',-22.563,-44.5069,6]," calcext:value-type="string">
            <text:p>['nome105',-22.563,-44.5069,6],</text:p>
          </table:table-cell>
          <table:table-cell table:number-columns-repeated="11"/>
          <table:table-cell table:formula="of:=&quot;new google.maps.LatLng(&quot;&amp;SUBSTITUTE([$denuncia.D106];&quot;,&quot;;&quot;.&quot;)&amp;&quot;,&quot;&amp;SUBSTITUTE([$denuncia.E10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7]&amp;&quot;',&quot;&amp;SUBSTITUTE([$usuarios.E107];&quot;,&quot;;&quot;.&quot;)&amp;&quot;,&quot;&amp;SUBSTITUTE([$usuarios.F107];&quot;,&quot;;&quot;.&quot;)&amp;&quot;,&quot;&amp;[$usuarios.J107]&amp;&quot;],&quot;" office:value-type="string" office:string-value="['nome106',-22.7333,-44.9981,1]," calcext:value-type="string">
            <text:p>['nome106',-22.7333,-44.9981,1],</text:p>
          </table:table-cell>
          <table:table-cell table:number-columns-repeated="11"/>
          <table:table-cell table:formula="of:=&quot;new google.maps.LatLng(&quot;&amp;SUBSTITUTE([$denuncia.D107];&quot;,&quot;;&quot;.&quot;)&amp;&quot;,&quot;&amp;SUBSTITUTE([$denuncia.E10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8]&amp;&quot;',&quot;&amp;SUBSTITUTE([$usuarios.E108];&quot;,&quot;;&quot;.&quot;)&amp;&quot;,&quot;&amp;SUBSTITUTE([$usuarios.F108];&quot;,&quot;;&quot;.&quot;)&amp;&quot;,&quot;&amp;[$usuarios.J108]&amp;&quot;],&quot;" office:value-type="string" office:string-value="['nome107',-22.656,-44.2583,1]," calcext:value-type="string">
            <text:p>['nome107',-22.656,-44.2583,1],</text:p>
          </table:table-cell>
          <table:table-cell table:number-columns-repeated="11"/>
          <table:table-cell table:formula="of:=&quot;new google.maps.LatLng(&quot;&amp;SUBSTITUTE([$denuncia.D108];&quot;,&quot;;&quot;.&quot;)&amp;&quot;,&quot;&amp;SUBSTITUTE([$denuncia.E10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09]&amp;&quot;',&quot;&amp;SUBSTITUTE([$usuarios.E109];&quot;,&quot;;&quot;.&quot;)&amp;&quot;,&quot;&amp;SUBSTITUTE([$usuarios.F109];&quot;,&quot;;&quot;.&quot;)&amp;&quot;,&quot;&amp;[$usuarios.J109]&amp;&quot;],&quot;" office:value-type="string" office:string-value="['nome108',-22.9637,-45.2154,6]," calcext:value-type="string">
            <text:p>['nome108',-22.9637,-45.2154,6],</text:p>
          </table:table-cell>
          <table:table-cell table:number-columns-repeated="11"/>
          <table:table-cell table:formula="of:=&quot;new google.maps.LatLng(&quot;&amp;SUBSTITUTE([$denuncia.D109];&quot;,&quot;;&quot;.&quot;)&amp;&quot;,&quot;&amp;SUBSTITUTE([$denuncia.E10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0]&amp;&quot;',&quot;&amp;SUBSTITUTE([$usuarios.E110];&quot;,&quot;;&quot;.&quot;)&amp;&quot;,&quot;&amp;SUBSTITUTE([$usuarios.F110];&quot;,&quot;;&quot;.&quot;)&amp;&quot;,&quot;&amp;[$usuarios.J110]&amp;&quot;],&quot;" office:value-type="string" office:string-value="['nome109',-22.53,-44.4972,1]," calcext:value-type="string">
            <text:p>['nome109',-22.53,-44.4972,1],</text:p>
          </table:table-cell>
          <table:table-cell table:number-columns-repeated="11"/>
          <table:table-cell table:formula="of:=&quot;new google.maps.LatLng(&quot;&amp;SUBSTITUTE([$denuncia.D110];&quot;,&quot;;&quot;.&quot;)&amp;&quot;,&quot;&amp;SUBSTITUTE([$denuncia.E11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1]&amp;&quot;',&quot;&amp;SUBSTITUTE([$usuarios.E111];&quot;,&quot;;&quot;.&quot;)&amp;&quot;,&quot;&amp;SUBSTITUTE([$usuarios.F111];&quot;,&quot;;&quot;.&quot;)&amp;&quot;,&quot;&amp;[$usuarios.J111]&amp;&quot;],&quot;" office:value-type="string" office:string-value="['nome110',-22.6579,-43.5755,9]," calcext:value-type="string">
            <text:p>['nome110',-22.6579,-43.5755,9],</text:p>
          </table:table-cell>
          <table:table-cell table:number-columns-repeated="11"/>
          <table:table-cell table:formula="of:=&quot;new google.maps.LatLng(&quot;&amp;SUBSTITUTE([$denuncia.D111];&quot;,&quot;;&quot;.&quot;)&amp;&quot;,&quot;&amp;SUBSTITUTE([$denuncia.E11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2]&amp;&quot;',&quot;&amp;SUBSTITUTE([$usuarios.E112];&quot;,&quot;;&quot;.&quot;)&amp;&quot;,&quot;&amp;SUBSTITUTE([$usuarios.F112];&quot;,&quot;;&quot;.&quot;)&amp;&quot;,&quot;&amp;[$usuarios.J112]&amp;&quot;],&quot;" office:value-type="string" office:string-value="['nome111',-22.617,-44.4602,8]," calcext:value-type="string">
            <text:p>['nome111',-22.617,-44.4602,8],</text:p>
          </table:table-cell>
          <table:table-cell table:number-columns-repeated="11"/>
          <table:table-cell table:formula="of:=&quot;new google.maps.LatLng(&quot;&amp;SUBSTITUTE([$denuncia.D112];&quot;,&quot;;&quot;.&quot;)&amp;&quot;,&quot;&amp;SUBSTITUTE([$denuncia.E11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3]&amp;&quot;',&quot;&amp;SUBSTITUTE([$usuarios.E113];&quot;,&quot;;&quot;.&quot;)&amp;&quot;,&quot;&amp;SUBSTITUTE([$usuarios.F113];&quot;,&quot;;&quot;.&quot;)&amp;&quot;,&quot;&amp;[$usuarios.J113]&amp;&quot;],&quot;" office:value-type="string" office:string-value="['nome112',-22.5455,-44.5939,6]," calcext:value-type="string">
            <text:p>['nome112',-22.5455,-44.5939,6],</text:p>
          </table:table-cell>
          <table:table-cell table:number-columns-repeated="11"/>
          <table:table-cell table:formula="of:=&quot;new google.maps.LatLng(&quot;&amp;SUBSTITUTE([$denuncia.D113];&quot;,&quot;;&quot;.&quot;)&amp;&quot;,&quot;&amp;SUBSTITUTE([$denuncia.E11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4]&amp;&quot;',&quot;&amp;SUBSTITUTE([$usuarios.E114];&quot;,&quot;;&quot;.&quot;)&amp;&quot;,&quot;&amp;SUBSTITUTE([$usuarios.F114];&quot;,&quot;;&quot;.&quot;)&amp;&quot;,&quot;&amp;[$usuarios.J114]&amp;&quot;],&quot;" office:value-type="string" office:string-value="['nome113',-22.7064,-43.5814,8]," calcext:value-type="string">
            <text:p>['nome113',-22.7064,-43.5814,8],</text:p>
          </table:table-cell>
          <table:table-cell table:number-columns-repeated="11"/>
          <table:table-cell table:formula="of:=&quot;new google.maps.LatLng(&quot;&amp;SUBSTITUTE([$denuncia.D114];&quot;,&quot;;&quot;.&quot;)&amp;&quot;,&quot;&amp;SUBSTITUTE([$denuncia.E11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5]&amp;&quot;',&quot;&amp;SUBSTITUTE([$usuarios.E115];&quot;,&quot;;&quot;.&quot;)&amp;&quot;,&quot;&amp;SUBSTITUTE([$usuarios.F115];&quot;,&quot;;&quot;.&quot;)&amp;&quot;,&quot;&amp;[$usuarios.J115]&amp;&quot;],&quot;" office:value-type="string" office:string-value="['nome114',-22.5561,-44.2461,1]," calcext:value-type="string">
            <text:p>['nome114',-22.5561,-44.2461,1],</text:p>
          </table:table-cell>
          <table:table-cell table:number-columns-repeated="11"/>
          <table:table-cell table:formula="of:=&quot;new google.maps.LatLng(&quot;&amp;SUBSTITUTE([$denuncia.D115];&quot;,&quot;;&quot;.&quot;)&amp;&quot;,&quot;&amp;SUBSTITUTE([$denuncia.E11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6]&amp;&quot;',&quot;&amp;SUBSTITUTE([$usuarios.E116];&quot;,&quot;;&quot;.&quot;)&amp;&quot;,&quot;&amp;SUBSTITUTE([$usuarios.F116];&quot;,&quot;;&quot;.&quot;)&amp;&quot;,&quot;&amp;[$usuarios.J116]&amp;&quot;],&quot;" office:value-type="string" office:string-value="['nome115',-22.5868,-44.5557,7]," calcext:value-type="string">
            <text:p>['nome115',-22.5868,-44.5557,7],</text:p>
          </table:table-cell>
          <table:table-cell table:number-columns-repeated="11"/>
          <table:table-cell table:formula="of:=&quot;new google.maps.LatLng(&quot;&amp;SUBSTITUTE([$denuncia.D116];&quot;,&quot;;&quot;.&quot;)&amp;&quot;,&quot;&amp;SUBSTITUTE([$denuncia.E11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7]&amp;&quot;',&quot;&amp;SUBSTITUTE([$usuarios.E117];&quot;,&quot;;&quot;.&quot;)&amp;&quot;,&quot;&amp;SUBSTITUTE([$usuarios.F117];&quot;,&quot;;&quot;.&quot;)&amp;&quot;,&quot;&amp;[$usuarios.J117]&amp;&quot;],&quot;" office:value-type="string" office:string-value="['nome116',-22.7195,-44.6476,5]," calcext:value-type="string">
            <text:p>['nome116',-22.7195,-44.6476,5],</text:p>
          </table:table-cell>
          <table:table-cell table:number-columns-repeated="11"/>
          <table:table-cell table:formula="of:=&quot;new google.maps.LatLng(&quot;&amp;SUBSTITUTE([$denuncia.D117];&quot;,&quot;;&quot;.&quot;)&amp;&quot;,&quot;&amp;SUBSTITUTE([$denuncia.E11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8]&amp;&quot;',&quot;&amp;SUBSTITUTE([$usuarios.E118];&quot;,&quot;;&quot;.&quot;)&amp;&quot;,&quot;&amp;SUBSTITUTE([$usuarios.F118];&quot;,&quot;;&quot;.&quot;)&amp;&quot;,&quot;&amp;[$usuarios.J118]&amp;&quot;],&quot;" office:value-type="string" office:string-value="['nome117',-22.6384,-44.3776,2]," calcext:value-type="string">
            <text:p>['nome117',-22.6384,-44.3776,2],</text:p>
          </table:table-cell>
          <table:table-cell table:number-columns-repeated="11"/>
          <table:table-cell table:formula="of:=&quot;new google.maps.LatLng(&quot;&amp;SUBSTITUTE([$denuncia.D118];&quot;,&quot;;&quot;.&quot;)&amp;&quot;,&quot;&amp;SUBSTITUTE([$denuncia.E11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19]&amp;&quot;',&quot;&amp;SUBSTITUTE([$usuarios.E119];&quot;,&quot;;&quot;.&quot;)&amp;&quot;,&quot;&amp;SUBSTITUTE([$usuarios.F119];&quot;,&quot;;&quot;.&quot;)&amp;&quot;,&quot;&amp;[$usuarios.J119]&amp;&quot;],&quot;" office:value-type="string" office:string-value="['nome118',-22.5749,-43.6603,4]," calcext:value-type="string">
            <text:p>['nome118',-22.5749,-43.6603,4],</text:p>
          </table:table-cell>
          <table:table-cell table:number-columns-repeated="11"/>
          <table:table-cell table:formula="of:=&quot;new google.maps.LatLng(&quot;&amp;SUBSTITUTE([$denuncia.D119];&quot;,&quot;;&quot;.&quot;)&amp;&quot;,&quot;&amp;SUBSTITUTE([$denuncia.E11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0]&amp;&quot;',&quot;&amp;SUBSTITUTE([$usuarios.E120];&quot;,&quot;;&quot;.&quot;)&amp;&quot;,&quot;&amp;SUBSTITUTE([$usuarios.F120];&quot;,&quot;;&quot;.&quot;)&amp;&quot;,&quot;&amp;[$usuarios.J120]&amp;&quot;],&quot;" office:value-type="string" office:string-value="['nome119',-22.5779,-43.808,7]," calcext:value-type="string">
            <text:p>['nome119',-22.5779,-43.808,7],</text:p>
          </table:table-cell>
          <table:table-cell table:number-columns-repeated="11"/>
          <table:table-cell table:formula="of:=&quot;new google.maps.LatLng(&quot;&amp;SUBSTITUTE([$denuncia.D120];&quot;,&quot;;&quot;.&quot;)&amp;&quot;,&quot;&amp;SUBSTITUTE([$denuncia.E12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1]&amp;&quot;',&quot;&amp;SUBSTITUTE([$usuarios.E121];&quot;,&quot;;&quot;.&quot;)&amp;&quot;,&quot;&amp;SUBSTITUTE([$usuarios.F121];&quot;,&quot;;&quot;.&quot;)&amp;&quot;,&quot;&amp;[$usuarios.J121]&amp;&quot;],&quot;" office:value-type="string" office:string-value="['nome120',-22.6077,-43.8186,2]," calcext:value-type="string">
            <text:p>['nome120',-22.6077,-43.8186,2],</text:p>
          </table:table-cell>
          <table:table-cell table:number-columns-repeated="11"/>
          <table:table-cell table:formula="of:=&quot;new google.maps.LatLng(&quot;&amp;SUBSTITUTE([$denuncia.D121];&quot;,&quot;;&quot;.&quot;)&amp;&quot;,&quot;&amp;SUBSTITUTE([$denuncia.E12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2]&amp;&quot;',&quot;&amp;SUBSTITUTE([$usuarios.E122];&quot;,&quot;;&quot;.&quot;)&amp;&quot;,&quot;&amp;SUBSTITUTE([$usuarios.F122];&quot;,&quot;;&quot;.&quot;)&amp;&quot;,&quot;&amp;[$usuarios.J122]&amp;&quot;],&quot;" office:value-type="string" office:string-value="['nome121',-22.5553,-44.6249,7]," calcext:value-type="string">
            <text:p>['nome121',-22.5553,-44.6249,7],</text:p>
          </table:table-cell>
          <table:table-cell table:number-columns-repeated="11"/>
          <table:table-cell table:formula="of:=&quot;new google.maps.LatLng(&quot;&amp;SUBSTITUTE([$denuncia.D122];&quot;,&quot;;&quot;.&quot;)&amp;&quot;,&quot;&amp;SUBSTITUTE([$denuncia.E12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3]&amp;&quot;',&quot;&amp;SUBSTITUTE([$usuarios.E123];&quot;,&quot;;&quot;.&quot;)&amp;&quot;,&quot;&amp;SUBSTITUTE([$usuarios.F123];&quot;,&quot;;&quot;.&quot;)&amp;&quot;,&quot;&amp;[$usuarios.J123]&amp;&quot;],&quot;" office:value-type="string" office:string-value="['nome122',-22.7134,-44.6166,6]," calcext:value-type="string">
            <text:p>['nome122',-22.7134,-44.6166,6],</text:p>
          </table:table-cell>
          <table:table-cell table:number-columns-repeated="11"/>
          <table:table-cell table:formula="of:=&quot;new google.maps.LatLng(&quot;&amp;SUBSTITUTE([$denuncia.D123];&quot;,&quot;;&quot;.&quot;)&amp;&quot;,&quot;&amp;SUBSTITUTE([$denuncia.E12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4]&amp;&quot;',&quot;&amp;SUBSTITUTE([$usuarios.E124];&quot;,&quot;;&quot;.&quot;)&amp;&quot;,&quot;&amp;SUBSTITUTE([$usuarios.F124];&quot;,&quot;;&quot;.&quot;)&amp;&quot;,&quot;&amp;[$usuarios.J124]&amp;&quot;],&quot;" office:value-type="string" office:string-value="['nome123',-22.6399,-43.7003,4]," calcext:value-type="string">
            <text:p>['nome123',-22.6399,-43.7003,4],</text:p>
          </table:table-cell>
          <table:table-cell table:number-columns-repeated="11"/>
          <table:table-cell table:formula="of:=&quot;new google.maps.LatLng(&quot;&amp;SUBSTITUTE([$denuncia.D124];&quot;,&quot;;&quot;.&quot;)&amp;&quot;,&quot;&amp;SUBSTITUTE([$denuncia.E12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5]&amp;&quot;',&quot;&amp;SUBSTITUTE([$usuarios.E125];&quot;,&quot;;&quot;.&quot;)&amp;&quot;,&quot;&amp;SUBSTITUTE([$usuarios.F125];&quot;,&quot;;&quot;.&quot;)&amp;&quot;,&quot;&amp;[$usuarios.J125]&amp;&quot;],&quot;" office:value-type="string" office:string-value="['nome124',-23.0438,-45.3711,3]," calcext:value-type="string">
            <text:p>['nome124',-23.0438,-45.3711,3],</text:p>
          </table:table-cell>
          <table:table-cell table:number-columns-repeated="11"/>
          <table:table-cell table:formula="of:=&quot;new google.maps.LatLng(&quot;&amp;SUBSTITUTE([$denuncia.D125];&quot;,&quot;;&quot;.&quot;)&amp;&quot;,&quot;&amp;SUBSTITUTE([$denuncia.E12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6]&amp;&quot;',&quot;&amp;SUBSTITUTE([$usuarios.E126];&quot;,&quot;;&quot;.&quot;)&amp;&quot;,&quot;&amp;SUBSTITUTE([$usuarios.F126];&quot;,&quot;;&quot;.&quot;)&amp;&quot;,&quot;&amp;[$usuarios.J126]&amp;&quot;],&quot;" office:value-type="string" office:string-value="['nome125',-22.7035,-43.5776,2]," calcext:value-type="string">
            <text:p>['nome125',-22.7035,-43.5776,2],</text:p>
          </table:table-cell>
          <table:table-cell table:number-columns-repeated="11"/>
          <table:table-cell table:formula="of:=&quot;new google.maps.LatLng(&quot;&amp;SUBSTITUTE([$denuncia.D126];&quot;,&quot;;&quot;.&quot;)&amp;&quot;,&quot;&amp;SUBSTITUTE([$denuncia.E12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7]&amp;&quot;',&quot;&amp;SUBSTITUTE([$usuarios.E127];&quot;,&quot;;&quot;.&quot;)&amp;&quot;,&quot;&amp;SUBSTITUTE([$usuarios.F127];&quot;,&quot;;&quot;.&quot;)&amp;&quot;,&quot;&amp;[$usuarios.J127]&amp;&quot;],&quot;" office:value-type="string" office:string-value="['nome126',-22.6969,-44.5632,9]," calcext:value-type="string">
            <text:p>['nome126',-22.6969,-44.5632,9],</text:p>
          </table:table-cell>
          <table:table-cell table:number-columns-repeated="11"/>
          <table:table-cell table:formula="of:=&quot;new google.maps.LatLng(&quot;&amp;SUBSTITUTE([$denuncia.D127];&quot;,&quot;;&quot;.&quot;)&amp;&quot;,&quot;&amp;SUBSTITUTE([$denuncia.E12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8]&amp;&quot;',&quot;&amp;SUBSTITUTE([$usuarios.E128];&quot;,&quot;;&quot;.&quot;)&amp;&quot;,&quot;&amp;SUBSTITUTE([$usuarios.F128];&quot;,&quot;;&quot;.&quot;)&amp;&quot;,&quot;&amp;[$usuarios.J128]&amp;&quot;],&quot;" office:value-type="string" office:string-value="['nome127',-22.5867,-43.8736,10]," calcext:value-type="string">
            <text:p>['nome127',-22.5867,-43.8736,10],</text:p>
          </table:table-cell>
          <table:table-cell table:number-columns-repeated="11"/>
          <table:table-cell table:formula="of:=&quot;new google.maps.LatLng(&quot;&amp;SUBSTITUTE([$denuncia.D128];&quot;,&quot;;&quot;.&quot;)&amp;&quot;,&quot;&amp;SUBSTITUTE([$denuncia.E12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29]&amp;&quot;',&quot;&amp;SUBSTITUTE([$usuarios.E129];&quot;,&quot;;&quot;.&quot;)&amp;&quot;,&quot;&amp;SUBSTITUTE([$usuarios.F129];&quot;,&quot;;&quot;.&quot;)&amp;&quot;,&quot;&amp;[$usuarios.J129]&amp;&quot;],&quot;" office:value-type="string" office:string-value="['nome128',-22.5704,-44.5596,5]," calcext:value-type="string">
            <text:p>['nome128',-22.5704,-44.5596,5],</text:p>
          </table:table-cell>
          <table:table-cell table:number-columns-repeated="11"/>
          <table:table-cell table:formula="of:=&quot;new google.maps.LatLng(&quot;&amp;SUBSTITUTE([$denuncia.D129];&quot;,&quot;;&quot;.&quot;)&amp;&quot;,&quot;&amp;SUBSTITUTE([$denuncia.E12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0]&amp;&quot;',&quot;&amp;SUBSTITUTE([$usuarios.E130];&quot;,&quot;;&quot;.&quot;)&amp;&quot;,&quot;&amp;SUBSTITUTE([$usuarios.F130];&quot;,&quot;;&quot;.&quot;)&amp;&quot;,&quot;&amp;[$usuarios.J130]&amp;&quot;],&quot;" office:value-type="string" office:string-value="['nome129',-22.8877,-45.2224,10]," calcext:value-type="string">
            <text:p>['nome129',-22.8877,-45.2224,10],</text:p>
          </table:table-cell>
          <table:table-cell table:number-columns-repeated="11"/>
          <table:table-cell table:formula="of:=&quot;new google.maps.LatLng(&quot;&amp;SUBSTITUTE([$denuncia.D130];&quot;,&quot;;&quot;.&quot;)&amp;&quot;,&quot;&amp;SUBSTITUTE([$denuncia.E13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1]&amp;&quot;',&quot;&amp;SUBSTITUTE([$usuarios.E131];&quot;,&quot;;&quot;.&quot;)&amp;&quot;,&quot;&amp;SUBSTITUTE([$usuarios.F131];&quot;,&quot;;&quot;.&quot;)&amp;&quot;,&quot;&amp;[$usuarios.J131]&amp;&quot;],&quot;" office:value-type="string" office:string-value="['nome130',-22.6852,-44.5026,6]," calcext:value-type="string">
            <text:p>['nome130',-22.6852,-44.5026,6],</text:p>
          </table:table-cell>
          <table:table-cell table:number-columns-repeated="11"/>
          <table:table-cell table:formula="of:=&quot;new google.maps.LatLng(&quot;&amp;SUBSTITUTE([$denuncia.D131];&quot;,&quot;;&quot;.&quot;)&amp;&quot;,&quot;&amp;SUBSTITUTE([$denuncia.E13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2]&amp;&quot;',&quot;&amp;SUBSTITUTE([$usuarios.E132];&quot;,&quot;;&quot;.&quot;)&amp;&quot;,&quot;&amp;SUBSTITUTE([$usuarios.F132];&quot;,&quot;;&quot;.&quot;)&amp;&quot;,&quot;&amp;[$usuarios.J132]&amp;&quot;],&quot;" office:value-type="string" office:string-value="['nome131',-22.5209,-44.4492,9]," calcext:value-type="string">
            <text:p>['nome131',-22.5209,-44.4492,9],</text:p>
          </table:table-cell>
          <table:table-cell table:number-columns-repeated="11"/>
          <table:table-cell table:formula="of:=&quot;new google.maps.LatLng(&quot;&amp;SUBSTITUTE([$denuncia.D132];&quot;,&quot;;&quot;.&quot;)&amp;&quot;,&quot;&amp;SUBSTITUTE([$denuncia.E13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3]&amp;&quot;',&quot;&amp;SUBSTITUTE([$usuarios.E133];&quot;,&quot;;&quot;.&quot;)&amp;&quot;,&quot;&amp;SUBSTITUTE([$usuarios.F133];&quot;,&quot;;&quot;.&quot;)&amp;&quot;,&quot;&amp;[$usuarios.J133]&amp;&quot;],&quot;" office:value-type="string" office:string-value="['nome132',-22.6178,-44.4651,4]," calcext:value-type="string">
            <text:p>['nome132',-22.6178,-44.4651,4],</text:p>
          </table:table-cell>
          <table:table-cell table:number-columns-repeated="11"/>
          <table:table-cell table:formula="of:=&quot;new google.maps.LatLng(&quot;&amp;SUBSTITUTE([$denuncia.D133];&quot;,&quot;;&quot;.&quot;)&amp;&quot;,&quot;&amp;SUBSTITUTE([$denuncia.E13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4]&amp;&quot;',&quot;&amp;SUBSTITUTE([$usuarios.E134];&quot;,&quot;;&quot;.&quot;)&amp;&quot;,&quot;&amp;SUBSTITUTE([$usuarios.F134];&quot;,&quot;;&quot;.&quot;)&amp;&quot;,&quot;&amp;[$usuarios.J134]&amp;&quot;],&quot;" office:value-type="string" office:string-value="['nome133',-22.6463,-44.4219,8]," calcext:value-type="string">
            <text:p>['nome133',-22.6463,-44.4219,8],</text:p>
          </table:table-cell>
          <table:table-cell table:number-columns-repeated="11"/>
          <table:table-cell table:formula="of:=&quot;new google.maps.LatLng(&quot;&amp;SUBSTITUTE([$denuncia.D134];&quot;,&quot;;&quot;.&quot;)&amp;&quot;,&quot;&amp;SUBSTITUTE([$denuncia.E13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5]&amp;&quot;',&quot;&amp;SUBSTITUTE([$usuarios.E135];&quot;,&quot;;&quot;.&quot;)&amp;&quot;,&quot;&amp;SUBSTITUTE([$usuarios.F135];&quot;,&quot;;&quot;.&quot;)&amp;&quot;,&quot;&amp;[$usuarios.J135]&amp;&quot;],&quot;" office:value-type="string" office:string-value="['nome134',-22.6094,-44.504,6]," calcext:value-type="string">
            <text:p>['nome134',-22.6094,-44.504,6],</text:p>
          </table:table-cell>
          <table:table-cell table:number-columns-repeated="11"/>
          <table:table-cell table:formula="of:=&quot;new google.maps.LatLng(&quot;&amp;SUBSTITUTE([$denuncia.D135];&quot;,&quot;;&quot;.&quot;)&amp;&quot;,&quot;&amp;SUBSTITUTE([$denuncia.E13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6]&amp;&quot;',&quot;&amp;SUBSTITUTE([$usuarios.E136];&quot;,&quot;;&quot;.&quot;)&amp;&quot;,&quot;&amp;SUBSTITUTE([$usuarios.F136];&quot;,&quot;;&quot;.&quot;)&amp;&quot;,&quot;&amp;[$usuarios.J136]&amp;&quot;],&quot;" office:value-type="string" office:string-value="['nome135',-22.7066,-44.626,10]," calcext:value-type="string">
            <text:p>['nome135',-22.7066,-44.626,10],</text:p>
          </table:table-cell>
          <table:table-cell table:number-columns-repeated="11"/>
          <table:table-cell table:formula="of:=&quot;new google.maps.LatLng(&quot;&amp;SUBSTITUTE([$denuncia.D136];&quot;,&quot;;&quot;.&quot;)&amp;&quot;,&quot;&amp;SUBSTITUTE([$denuncia.E13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7]&amp;&quot;',&quot;&amp;SUBSTITUTE([$usuarios.E137];&quot;,&quot;;&quot;.&quot;)&amp;&quot;,&quot;&amp;SUBSTITUTE([$usuarios.F137];&quot;,&quot;;&quot;.&quot;)&amp;&quot;,&quot;&amp;[$usuarios.J137]&amp;&quot;],&quot;" office:value-type="string" office:string-value="['nome136',-22.8693,-45.0051,6]," calcext:value-type="string">
            <text:p>['nome136',-22.8693,-45.0051,6],</text:p>
          </table:table-cell>
          <table:table-cell table:number-columns-repeated="11"/>
          <table:table-cell table:formula="of:=&quot;new google.maps.LatLng(&quot;&amp;SUBSTITUTE([$denuncia.D137];&quot;,&quot;;&quot;.&quot;)&amp;&quot;,&quot;&amp;SUBSTITUTE([$denuncia.E13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8]&amp;&quot;',&quot;&amp;SUBSTITUTE([$usuarios.E138];&quot;,&quot;;&quot;.&quot;)&amp;&quot;,&quot;&amp;SUBSTITUTE([$usuarios.F138];&quot;,&quot;;&quot;.&quot;)&amp;&quot;,&quot;&amp;[$usuarios.J138]&amp;&quot;],&quot;" office:value-type="string" office:string-value="['nome137',-22.6178,-44.4792,3]," calcext:value-type="string">
            <text:p>['nome137',-22.6178,-44.4792,3],</text:p>
          </table:table-cell>
          <table:table-cell table:number-columns-repeated="11"/>
          <table:table-cell table:formula="of:=&quot;new google.maps.LatLng(&quot;&amp;SUBSTITUTE([$denuncia.D138];&quot;,&quot;;&quot;.&quot;)&amp;&quot;,&quot;&amp;SUBSTITUTE([$denuncia.E13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39]&amp;&quot;',&quot;&amp;SUBSTITUTE([$usuarios.E139];&quot;,&quot;;&quot;.&quot;)&amp;&quot;,&quot;&amp;SUBSTITUTE([$usuarios.F139];&quot;,&quot;;&quot;.&quot;)&amp;&quot;,&quot;&amp;[$usuarios.J139]&amp;&quot;],&quot;" office:value-type="string" office:string-value="['nome138',-22.6579,-44.6048,8]," calcext:value-type="string">
            <text:p>['nome138',-22.6579,-44.6048,8],</text:p>
          </table:table-cell>
          <table:table-cell table:number-columns-repeated="11"/>
          <table:table-cell table:formula="of:=&quot;new google.maps.LatLng(&quot;&amp;SUBSTITUTE([$denuncia.D139];&quot;,&quot;;&quot;.&quot;)&amp;&quot;,&quot;&amp;SUBSTITUTE([$denuncia.E13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0]&amp;&quot;',&quot;&amp;SUBSTITUTE([$usuarios.E140];&quot;,&quot;;&quot;.&quot;)&amp;&quot;,&quot;&amp;SUBSTITUTE([$usuarios.F140];&quot;,&quot;;&quot;.&quot;)&amp;&quot;,&quot;&amp;[$usuarios.J140]&amp;&quot;],&quot;" office:value-type="string" office:string-value="['nome139',-22.9329,-45.1182,6]," calcext:value-type="string">
            <text:p>['nome139',-22.9329,-45.1182,6],</text:p>
          </table:table-cell>
          <table:table-cell table:number-columns-repeated="11"/>
          <table:table-cell table:formula="of:=&quot;new google.maps.LatLng(&quot;&amp;SUBSTITUTE([$denuncia.D140];&quot;,&quot;;&quot;.&quot;)&amp;&quot;,&quot;&amp;SUBSTITUTE([$denuncia.E14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1]&amp;&quot;',&quot;&amp;SUBSTITUTE([$usuarios.E141];&quot;,&quot;;&quot;.&quot;)&amp;&quot;,&quot;&amp;SUBSTITUTE([$usuarios.F141];&quot;,&quot;;&quot;.&quot;)&amp;&quot;,&quot;&amp;[$usuarios.J141]&amp;&quot;],&quot;" office:value-type="string" office:string-value="['nome140',-22.64,-44.5822,9]," calcext:value-type="string">
            <text:p>['nome140',-22.64,-44.5822,9],</text:p>
          </table:table-cell>
          <table:table-cell table:number-columns-repeated="11"/>
          <table:table-cell table:formula="of:=&quot;new google.maps.LatLng(&quot;&amp;SUBSTITUTE([$denuncia.D141];&quot;,&quot;;&quot;.&quot;)&amp;&quot;,&quot;&amp;SUBSTITUTE([$denuncia.E14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2]&amp;&quot;',&quot;&amp;SUBSTITUTE([$usuarios.E142];&quot;,&quot;;&quot;.&quot;)&amp;&quot;,&quot;&amp;SUBSTITUTE([$usuarios.F142];&quot;,&quot;;&quot;.&quot;)&amp;&quot;,&quot;&amp;[$usuarios.J142]&amp;&quot;],&quot;" office:value-type="string" office:string-value="['nome141',-22.625,-44.4269,6]," calcext:value-type="string">
            <text:p>['nome141',-22.625,-44.4269,6],</text:p>
          </table:table-cell>
          <table:table-cell table:number-columns-repeated="11"/>
          <table:table-cell table:formula="of:=&quot;new google.maps.LatLng(&quot;&amp;SUBSTITUTE([$denuncia.D142];&quot;,&quot;;&quot;.&quot;)&amp;&quot;,&quot;&amp;SUBSTITUTE([$denuncia.E14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3]&amp;&quot;',&quot;&amp;SUBSTITUTE([$usuarios.E143];&quot;,&quot;;&quot;.&quot;)&amp;&quot;,&quot;&amp;SUBSTITUTE([$usuarios.F143];&quot;,&quot;;&quot;.&quot;)&amp;&quot;,&quot;&amp;[$usuarios.J143]&amp;&quot;],&quot;" office:value-type="string" office:string-value="['nome142',-22.7061,-43.6987,10]," calcext:value-type="string">
            <text:p>['nome142',-22.7061,-43.6987,10],</text:p>
          </table:table-cell>
          <table:table-cell table:number-columns-repeated="11"/>
          <table:table-cell table:formula="of:=&quot;new google.maps.LatLng(&quot;&amp;SUBSTITUTE([$denuncia.D143];&quot;,&quot;;&quot;.&quot;)&amp;&quot;,&quot;&amp;SUBSTITUTE([$denuncia.E14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4]&amp;&quot;',&quot;&amp;SUBSTITUTE([$usuarios.E144];&quot;,&quot;;&quot;.&quot;)&amp;&quot;,&quot;&amp;SUBSTITUTE([$usuarios.F144];&quot;,&quot;;&quot;.&quot;)&amp;&quot;,&quot;&amp;[$usuarios.J144]&amp;&quot;],&quot;" office:value-type="string" office:string-value="['nome143',-22.5892,-44.5526,4]," calcext:value-type="string">
            <text:p>['nome143',-22.5892,-44.5526,4],</text:p>
          </table:table-cell>
          <table:table-cell table:number-columns-repeated="11"/>
          <table:table-cell table:formula="of:=&quot;new google.maps.LatLng(&quot;&amp;SUBSTITUTE([$denuncia.D144];&quot;,&quot;;&quot;.&quot;)&amp;&quot;,&quot;&amp;SUBSTITUTE([$denuncia.E14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5]&amp;&quot;',&quot;&amp;SUBSTITUTE([$usuarios.E145];&quot;,&quot;;&quot;.&quot;)&amp;&quot;,&quot;&amp;SUBSTITUTE([$usuarios.F145];&quot;,&quot;;&quot;.&quot;)&amp;&quot;,&quot;&amp;[$usuarios.J145]&amp;&quot;],&quot;" office:value-type="string" office:string-value="['nome144',-22.5613,-43.5437,8]," calcext:value-type="string">
            <text:p>['nome144',-22.5613,-43.5437,8],</text:p>
          </table:table-cell>
          <table:table-cell table:number-columns-repeated="11"/>
          <table:table-cell table:formula="of:=&quot;new google.maps.LatLng(&quot;&amp;SUBSTITUTE([$denuncia.D145];&quot;,&quot;;&quot;.&quot;)&amp;&quot;,&quot;&amp;SUBSTITUTE([$denuncia.E14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6]&amp;&quot;',&quot;&amp;SUBSTITUTE([$usuarios.E146];&quot;,&quot;;&quot;.&quot;)&amp;&quot;,&quot;&amp;SUBSTITUTE([$usuarios.F146];&quot;,&quot;;&quot;.&quot;)&amp;&quot;,&quot;&amp;[$usuarios.J146]&amp;&quot;],&quot;" office:value-type="string" office:string-value="['nome145',-22.7551,-44.9664,2]," calcext:value-type="string">
            <text:p>['nome145',-22.7551,-44.9664,2],</text:p>
          </table:table-cell>
          <table:table-cell table:number-columns-repeated="11"/>
          <table:table-cell table:formula="of:=&quot;new google.maps.LatLng(&quot;&amp;SUBSTITUTE([$denuncia.D146];&quot;,&quot;;&quot;.&quot;)&amp;&quot;,&quot;&amp;SUBSTITUTE([$denuncia.E14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7]&amp;&quot;',&quot;&amp;SUBSTITUTE([$usuarios.E147];&quot;,&quot;;&quot;.&quot;)&amp;&quot;,&quot;&amp;SUBSTITUTE([$usuarios.F147];&quot;,&quot;;&quot;.&quot;)&amp;&quot;,&quot;&amp;[$usuarios.J147]&amp;&quot;],&quot;" office:value-type="string" office:string-value="['nome146',-22.6874,-43.7309,3]," calcext:value-type="string">
            <text:p>['nome146',-22.6874,-43.7309,3],</text:p>
          </table:table-cell>
          <table:table-cell table:number-columns-repeated="11"/>
          <table:table-cell table:formula="of:=&quot;new google.maps.LatLng(&quot;&amp;SUBSTITUTE([$denuncia.D147];&quot;,&quot;;&quot;.&quot;)&amp;&quot;,&quot;&amp;SUBSTITUTE([$denuncia.E14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8]&amp;&quot;',&quot;&amp;SUBSTITUTE([$usuarios.E148];&quot;,&quot;;&quot;.&quot;)&amp;&quot;,&quot;&amp;SUBSTITUTE([$usuarios.F148];&quot;,&quot;;&quot;.&quot;)&amp;&quot;,&quot;&amp;[$usuarios.J148]&amp;&quot;],&quot;" office:value-type="string" office:string-value="['nome147',-22.7734,-45.1627,6]," calcext:value-type="string">
            <text:p>['nome147',-22.7734,-45.1627,6],</text:p>
          </table:table-cell>
          <table:table-cell table:number-columns-repeated="11"/>
          <table:table-cell table:formula="of:=&quot;new google.maps.LatLng(&quot;&amp;SUBSTITUTE([$denuncia.D148];&quot;,&quot;;&quot;.&quot;)&amp;&quot;,&quot;&amp;SUBSTITUTE([$denuncia.E14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49]&amp;&quot;',&quot;&amp;SUBSTITUTE([$usuarios.E149];&quot;,&quot;;&quot;.&quot;)&amp;&quot;,&quot;&amp;SUBSTITUTE([$usuarios.F149];&quot;,&quot;;&quot;.&quot;)&amp;&quot;,&quot;&amp;[$usuarios.J149]&amp;&quot;],&quot;" office:value-type="string" office:string-value="['nome148',-22.6071,-43.6305,6]," calcext:value-type="string">
            <text:p>['nome148',-22.6071,-43.6305,6],</text:p>
          </table:table-cell>
          <table:table-cell table:number-columns-repeated="11"/>
          <table:table-cell table:formula="of:=&quot;new google.maps.LatLng(&quot;&amp;SUBSTITUTE([$denuncia.D149];&quot;,&quot;;&quot;.&quot;)&amp;&quot;,&quot;&amp;SUBSTITUTE([$denuncia.E14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0]&amp;&quot;',&quot;&amp;SUBSTITUTE([$usuarios.E150];&quot;,&quot;;&quot;.&quot;)&amp;&quot;,&quot;&amp;SUBSTITUTE([$usuarios.F150];&quot;,&quot;;&quot;.&quot;)&amp;&quot;,&quot;&amp;[$usuarios.J150]&amp;&quot;],&quot;" office:value-type="string" office:string-value="['nome149',-22.7177,-43.8068,9]," calcext:value-type="string">
            <text:p>['nome149',-22.7177,-43.8068,9],</text:p>
          </table:table-cell>
          <table:table-cell table:number-columns-repeated="11"/>
          <table:table-cell table:formula="of:=&quot;new google.maps.LatLng(&quot;&amp;SUBSTITUTE([$denuncia.D150];&quot;,&quot;;&quot;.&quot;)&amp;&quot;,&quot;&amp;SUBSTITUTE([$denuncia.E15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1]&amp;&quot;',&quot;&amp;SUBSTITUTE([$usuarios.E151];&quot;,&quot;;&quot;.&quot;)&amp;&quot;,&quot;&amp;SUBSTITUTE([$usuarios.F151];&quot;,&quot;;&quot;.&quot;)&amp;&quot;,&quot;&amp;[$usuarios.J151]&amp;&quot;],&quot;" office:value-type="string" office:string-value="['nome150',-22.5838,-44.703,6]," calcext:value-type="string">
            <text:p>['nome150',-22.5838,-44.703,6],</text:p>
          </table:table-cell>
          <table:table-cell table:number-columns-repeated="11"/>
          <table:table-cell table:formula="of:=&quot;new google.maps.LatLng(&quot;&amp;SUBSTITUTE([$denuncia.D151];&quot;,&quot;;&quot;.&quot;)&amp;&quot;,&quot;&amp;SUBSTITUTE([$denuncia.E15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2]&amp;&quot;',&quot;&amp;SUBSTITUTE([$usuarios.E152];&quot;,&quot;;&quot;.&quot;)&amp;&quot;,&quot;&amp;SUBSTITUTE([$usuarios.F152];&quot;,&quot;;&quot;.&quot;)&amp;&quot;,&quot;&amp;[$usuarios.J152]&amp;&quot;],&quot;" office:value-type="string" office:string-value="['nome151',-22.6534,-45.0448,9]," calcext:value-type="string">
            <text:p>['nome151',-22.6534,-45.0448,9],</text:p>
          </table:table-cell>
          <table:table-cell table:number-columns-repeated="11"/>
          <table:table-cell table:formula="of:=&quot;new google.maps.LatLng(&quot;&amp;SUBSTITUTE([$denuncia.D152];&quot;,&quot;;&quot;.&quot;)&amp;&quot;,&quot;&amp;SUBSTITUTE([$denuncia.E15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3]&amp;&quot;',&quot;&amp;SUBSTITUTE([$usuarios.E153];&quot;,&quot;;&quot;.&quot;)&amp;&quot;,&quot;&amp;SUBSTITUTE([$usuarios.F153];&quot;,&quot;;&quot;.&quot;)&amp;&quot;,&quot;&amp;[$usuarios.J153]&amp;&quot;],&quot;" office:value-type="string" office:string-value="['nome152',-22.6541,-43.6227,2]," calcext:value-type="string">
            <text:p>['nome152',-22.6541,-43.6227,2],</text:p>
          </table:table-cell>
          <table:table-cell table:number-columns-repeated="11"/>
          <table:table-cell table:formula="of:=&quot;new google.maps.LatLng(&quot;&amp;SUBSTITUTE([$denuncia.D153];&quot;,&quot;;&quot;.&quot;)&amp;&quot;,&quot;&amp;SUBSTITUTE([$denuncia.E15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4]&amp;&quot;',&quot;&amp;SUBSTITUTE([$usuarios.E154];&quot;,&quot;;&quot;.&quot;)&amp;&quot;,&quot;&amp;SUBSTITUTE([$usuarios.F154];&quot;,&quot;;&quot;.&quot;)&amp;&quot;,&quot;&amp;[$usuarios.J154]&amp;&quot;],&quot;" office:value-type="string" office:string-value="['nome153',-22.5511,-43.8222,1]," calcext:value-type="string">
            <text:p>['nome153',-22.5511,-43.8222,1],</text:p>
          </table:table-cell>
          <table:table-cell table:number-columns-repeated="11"/>
          <table:table-cell table:formula="of:=&quot;new google.maps.LatLng(&quot;&amp;SUBSTITUTE([$denuncia.D154];&quot;,&quot;;&quot;.&quot;)&amp;&quot;,&quot;&amp;SUBSTITUTE([$denuncia.E154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5]&amp;&quot;',&quot;&amp;SUBSTITUTE([$usuarios.E155];&quot;,&quot;;&quot;.&quot;)&amp;&quot;,&quot;&amp;SUBSTITUTE([$usuarios.F155];&quot;,&quot;;&quot;.&quot;)&amp;&quot;,&quot;&amp;[$usuarios.J155]&amp;&quot;],&quot;" office:value-type="string" office:string-value="['nome154',-22.5708,-44.784,5]," calcext:value-type="string">
            <text:p>['nome154',-22.5708,-44.784,5],</text:p>
          </table:table-cell>
          <table:table-cell table:number-columns-repeated="11"/>
          <table:table-cell table:formula="of:=&quot;new google.maps.LatLng(&quot;&amp;SUBSTITUTE([$denuncia.D155];&quot;,&quot;;&quot;.&quot;)&amp;&quot;,&quot;&amp;SUBSTITUTE([$denuncia.E155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6]&amp;&quot;',&quot;&amp;SUBSTITUTE([$usuarios.E156];&quot;,&quot;;&quot;.&quot;)&amp;&quot;,&quot;&amp;SUBSTITUTE([$usuarios.F156];&quot;,&quot;;&quot;.&quot;)&amp;&quot;,&quot;&amp;[$usuarios.J156]&amp;&quot;],&quot;" office:value-type="string" office:string-value="['nome155',-22.6208,-44.5561,5]," calcext:value-type="string">
            <text:p>['nome155',-22.6208,-44.5561,5],</text:p>
          </table:table-cell>
          <table:table-cell table:number-columns-repeated="11"/>
          <table:table-cell table:formula="of:=&quot;new google.maps.LatLng(&quot;&amp;SUBSTITUTE([$denuncia.D156];&quot;,&quot;;&quot;.&quot;)&amp;&quot;,&quot;&amp;SUBSTITUTE([$denuncia.E156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7]&amp;&quot;',&quot;&amp;SUBSTITUTE([$usuarios.E157];&quot;,&quot;;&quot;.&quot;)&amp;&quot;,&quot;&amp;SUBSTITUTE([$usuarios.F157];&quot;,&quot;;&quot;.&quot;)&amp;&quot;,&quot;&amp;[$usuarios.J157]&amp;&quot;],&quot;" office:value-type="string" office:string-value="['nome156',-22.7038,-44.784,10]," calcext:value-type="string">
            <text:p>['nome156',-22.7038,-44.784,10],</text:p>
          </table:table-cell>
          <table:table-cell table:number-columns-repeated="11"/>
          <table:table-cell table:formula="of:=&quot;new google.maps.LatLng(&quot;&amp;SUBSTITUTE([$denuncia.D157];&quot;,&quot;;&quot;.&quot;)&amp;&quot;,&quot;&amp;SUBSTITUTE([$denuncia.E157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8]&amp;&quot;',&quot;&amp;SUBSTITUTE([$usuarios.E158];&quot;,&quot;;&quot;.&quot;)&amp;&quot;,&quot;&amp;SUBSTITUTE([$usuarios.F158];&quot;,&quot;;&quot;.&quot;)&amp;&quot;,&quot;&amp;[$usuarios.J158]&amp;&quot;],&quot;" office:value-type="string" office:string-value="['nome157',-22.5686,-43.8871,6]," calcext:value-type="string">
            <text:p>['nome157',-22.5686,-43.8871,6],</text:p>
          </table:table-cell>
          <table:table-cell table:number-columns-repeated="11"/>
          <table:table-cell table:formula="of:=&quot;new google.maps.LatLng(&quot;&amp;SUBSTITUTE([$denuncia.D158];&quot;,&quot;;&quot;.&quot;)&amp;&quot;,&quot;&amp;SUBSTITUTE([$denuncia.E158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59]&amp;&quot;',&quot;&amp;SUBSTITUTE([$usuarios.E159];&quot;,&quot;;&quot;.&quot;)&amp;&quot;,&quot;&amp;SUBSTITUTE([$usuarios.F159];&quot;,&quot;;&quot;.&quot;)&amp;&quot;,&quot;&amp;[$usuarios.J159]&amp;&quot;],&quot;" office:value-type="string" office:string-value="['nome158',-22.7489,-43.5835,9]," calcext:value-type="string">
            <text:p>['nome158',-22.7489,-43.5835,9],</text:p>
          </table:table-cell>
          <table:table-cell table:number-columns-repeated="11"/>
          <table:table-cell table:formula="of:=&quot;new google.maps.LatLng(&quot;&amp;SUBSTITUTE([$denuncia.D159];&quot;,&quot;;&quot;.&quot;)&amp;&quot;,&quot;&amp;SUBSTITUTE([$denuncia.E159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60]&amp;&quot;',&quot;&amp;SUBSTITUTE([$usuarios.E160];&quot;,&quot;;&quot;.&quot;)&amp;&quot;,&quot;&amp;SUBSTITUTE([$usuarios.F160];&quot;,&quot;;&quot;.&quot;)&amp;&quot;,&quot;&amp;[$usuarios.J160]&amp;&quot;],&quot;" office:value-type="string" office:string-value="['nome159',-22.6774,-44.543,4]," calcext:value-type="string">
            <text:p>['nome159',-22.6774,-44.543,4],</text:p>
          </table:table-cell>
          <table:table-cell table:number-columns-repeated="11"/>
          <table:table-cell table:formula="of:=&quot;new google.maps.LatLng(&quot;&amp;SUBSTITUTE([$denuncia.D160];&quot;,&quot;;&quot;.&quot;)&amp;&quot;,&quot;&amp;SUBSTITUTE([$denuncia.E160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61]&amp;&quot;',&quot;&amp;SUBSTITUTE([$usuarios.E161];&quot;,&quot;;&quot;.&quot;)&amp;&quot;,&quot;&amp;SUBSTITUTE([$usuarios.F161];&quot;,&quot;;&quot;.&quot;)&amp;&quot;,&quot;&amp;[$usuarios.J161]&amp;&quot;],&quot;" office:value-type="string" office:string-value="['nome160',-22.8275,-45.1094,3]," calcext:value-type="string">
            <text:p>['nome160',-22.8275,-45.1094,3],</text:p>
          </table:table-cell>
          <table:table-cell table:number-columns-repeated="11"/>
          <table:table-cell table:formula="of:=&quot;new google.maps.LatLng(&quot;&amp;SUBSTITUTE([$denuncia.D161];&quot;,&quot;;&quot;.&quot;)&amp;&quot;,&quot;&amp;SUBSTITUTE([$denuncia.E161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62]&amp;&quot;',&quot;&amp;SUBSTITUTE([$usuarios.E162];&quot;,&quot;;&quot;.&quot;)&amp;&quot;,&quot;&amp;SUBSTITUTE([$usuarios.F162];&quot;,&quot;;&quot;.&quot;)&amp;&quot;,&quot;&amp;[$usuarios.J162]&amp;&quot;],&quot;" office:value-type="string" office:string-value="['nome161',-22.6004,-44.5762,8]," calcext:value-type="string">
            <text:p>['nome161',-22.6004,-44.5762,8],</text:p>
          </table:table-cell>
          <table:table-cell table:number-columns-repeated="11"/>
          <table:table-cell table:formula="of:=&quot;new google.maps.LatLng(&quot;&amp;SUBSTITUTE([$denuncia.D162];&quot;,&quot;;&quot;.&quot;)&amp;&quot;,&quot;&amp;SUBSTITUTE([$denuncia.E162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63]&amp;&quot;',&quot;&amp;SUBSTITUTE([$usuarios.E163];&quot;,&quot;;&quot;.&quot;)&amp;&quot;,&quot;&amp;SUBSTITUTE([$usuarios.F163];&quot;,&quot;;&quot;.&quot;)&amp;&quot;,&quot;&amp;[$usuarios.J163]&amp;&quot;],&quot;" office:value-type="string" office:string-value="['nome162',-22.655,-43.5813,6]," calcext:value-type="string">
            <text:p>['nome162',-22.655,-43.5813,6],</text:p>
          </table:table-cell>
          <table:table-cell table:number-columns-repeated="11"/>
          <table:table-cell table:formula="of:=&quot;new google.maps.LatLng(&quot;&amp;SUBSTITUTE([$denuncia.D163];&quot;,&quot;;&quot;.&quot;)&amp;&quot;,&quot;&amp;SUBSTITUTE([$denuncia.E163];&quot;,&quot;;&quot;.&quot;)&amp;&quot;),&quot;" office:value-type="string" office:string-value="new google.maps.LatLng(,)," calcext:value-type="string">
            <text:p>new google.maps.LatLng(,),</text:p>
          </table:table-cell>
        </table:table-row>
        <table:table-row table:style-name="ro1">
          <table:table-cell table:formula="of:=&quot;['&quot;&amp;[$usuarios.B164]&amp;&quot;',&quot;&amp;SUBSTITUTE([$usuarios.E164];&quot;,&quot;;&quot;.&quot;)&amp;&quot;,&quot;&amp;SUBSTITUTE([$usuarios.F164];&quot;,&quot;;&quot;.&quot;)&amp;&quot;,&quot;&amp;[$usuarios.J164]&amp;&quot;],&quot;" office:value-type="string" office:string-value="['nome163',-22.6381,-43.6815,2]," calcext:value-type="string">
            <text:p>['nome163',-22.6381,-43.6815,2],</text:p>
          </table:table-cell>
          <table:table-cell table:number-columns-repeated="12"/>
        </table:table-row>
        <table:table-row table:style-name="ro1">
          <table:table-cell table:formula="of:=&quot;['&quot;&amp;[$usuarios.B165]&amp;&quot;',&quot;&amp;SUBSTITUTE([$usuarios.E165];&quot;,&quot;;&quot;.&quot;)&amp;&quot;,&quot;&amp;SUBSTITUTE([$usuarios.F165];&quot;,&quot;;&quot;.&quot;)&amp;&quot;,&quot;&amp;[$usuarios.J165]&amp;&quot;],&quot;" office:value-type="string" office:string-value="['nome164',-22.7058,-44.9439,3]," calcext:value-type="string">
            <text:p>['nome164',-22.7058,-44.9439,3],</text:p>
          </table:table-cell>
          <table:table-cell table:number-columns-repeated="12"/>
        </table:table-row>
        <table:table-row table:style-name="ro1">
          <table:table-cell table:formula="of:=&quot;['&quot;&amp;[$usuarios.B166]&amp;&quot;',&quot;&amp;SUBSTITUTE([$usuarios.E166];&quot;,&quot;;&quot;.&quot;)&amp;&quot;,&quot;&amp;SUBSTITUTE([$usuarios.F166];&quot;,&quot;;&quot;.&quot;)&amp;&quot;,&quot;&amp;[$usuarios.J166]&amp;&quot;],&quot;" office:value-type="string" office:string-value="['nome165',-22.6294,-44.4636,10]," calcext:value-type="string">
            <text:p>['nome165',-22.6294,-44.4636,10],</text:p>
          </table:table-cell>
          <table:table-cell table:number-columns-repeated="12"/>
        </table:table-row>
        <table:table-row table:style-name="ro1">
          <table:table-cell table:formula="of:=&quot;['&quot;&amp;[$usuarios.B167]&amp;&quot;',&quot;&amp;SUBSTITUTE([$usuarios.E167];&quot;,&quot;;&quot;.&quot;)&amp;&quot;,&quot;&amp;SUBSTITUTE([$usuarios.F167];&quot;,&quot;;&quot;.&quot;)&amp;&quot;,&quot;&amp;[$usuarios.J167]&amp;&quot;],&quot;" office:value-type="string" office:string-value="['nome166',-22.7449,-43.7733,6]," calcext:value-type="string">
            <text:p>['nome166',-22.7449,-43.7733,6],</text:p>
          </table:table-cell>
          <table:table-cell table:number-columns-repeated="12"/>
        </table:table-row>
        <table:table-row table:style-name="ro1">
          <table:table-cell table:formula="of:=&quot;['&quot;&amp;[$usuarios.B168]&amp;&quot;',&quot;&amp;SUBSTITUTE([$usuarios.E168];&quot;,&quot;;&quot;.&quot;)&amp;&quot;,&quot;&amp;SUBSTITUTE([$usuarios.F168];&quot;,&quot;;&quot;.&quot;)&amp;&quot;,&quot;&amp;[$usuarios.J168]&amp;&quot;],&quot;" office:value-type="string" office:string-value="['nome167',-22.5587,-43.8126,5]," calcext:value-type="string">
            <text:p>['nome167',-22.5587,-43.8126,5],</text:p>
          </table:table-cell>
          <table:table-cell table:number-columns-repeated="12"/>
        </table:table-row>
        <table:table-row table:style-name="ro1">
          <table:table-cell table:formula="of:=&quot;['&quot;&amp;[$usuarios.B169]&amp;&quot;',&quot;&amp;SUBSTITUTE([$usuarios.E169];&quot;,&quot;;&quot;.&quot;)&amp;&quot;,&quot;&amp;SUBSTITUTE([$usuarios.F169];&quot;,&quot;;&quot;.&quot;)&amp;&quot;,&quot;&amp;[$usuarios.J169]&amp;&quot;],&quot;" office:value-type="string" office:string-value="['nome168',-22.5935,-44.5083,4]," calcext:value-type="string">
            <text:p>['nome168',-22.5935,-44.5083,4],</text:p>
          </table:table-cell>
          <table:table-cell table:number-columns-repeated="12"/>
        </table:table-row>
        <table:table-row table:style-name="ro1">
          <table:table-cell table:formula="of:=&quot;['&quot;&amp;[$usuarios.B170]&amp;&quot;',&quot;&amp;SUBSTITUTE([$usuarios.E170];&quot;,&quot;;&quot;.&quot;)&amp;&quot;,&quot;&amp;SUBSTITUTE([$usuarios.F170];&quot;,&quot;;&quot;.&quot;)&amp;&quot;,&quot;&amp;[$usuarios.J170]&amp;&quot;],&quot;" office:value-type="string" office:string-value="['nome169',-22.6818,-44.4201,7]," calcext:value-type="string">
            <text:p>['nome169',-22.6818,-44.4201,7],</text:p>
          </table:table-cell>
          <table:table-cell table:number-columns-repeated="12"/>
        </table:table-row>
        <table:table-row table:style-name="ro1">
          <table:table-cell table:formula="of:=&quot;['&quot;&amp;[$usuarios.B171]&amp;&quot;',&quot;&amp;SUBSTITUTE([$usuarios.E171];&quot;,&quot;;&quot;.&quot;)&amp;&quot;,&quot;&amp;SUBSTITUTE([$usuarios.F171];&quot;,&quot;;&quot;.&quot;)&amp;&quot;,&quot;&amp;[$usuarios.J17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2]&amp;&quot;',&quot;&amp;SUBSTITUTE([$usuarios.E172];&quot;,&quot;;&quot;.&quot;)&amp;&quot;,&quot;&amp;SUBSTITUTE([$usuarios.F172];&quot;,&quot;;&quot;.&quot;)&amp;&quot;,&quot;&amp;[$usuarios.J17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3]&amp;&quot;',&quot;&amp;SUBSTITUTE([$usuarios.E173];&quot;,&quot;;&quot;.&quot;)&amp;&quot;,&quot;&amp;SUBSTITUTE([$usuarios.F173];&quot;,&quot;;&quot;.&quot;)&amp;&quot;,&quot;&amp;[$usuarios.J17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4]&amp;&quot;',&quot;&amp;SUBSTITUTE([$usuarios.E174];&quot;,&quot;;&quot;.&quot;)&amp;&quot;,&quot;&amp;SUBSTITUTE([$usuarios.F174];&quot;,&quot;;&quot;.&quot;)&amp;&quot;,&quot;&amp;[$usuarios.J17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5]&amp;&quot;',&quot;&amp;SUBSTITUTE([$usuarios.E175];&quot;,&quot;;&quot;.&quot;)&amp;&quot;,&quot;&amp;SUBSTITUTE([$usuarios.F175];&quot;,&quot;;&quot;.&quot;)&amp;&quot;,&quot;&amp;[$usuarios.J17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6]&amp;&quot;',&quot;&amp;SUBSTITUTE([$usuarios.E176];&quot;,&quot;;&quot;.&quot;)&amp;&quot;,&quot;&amp;SUBSTITUTE([$usuarios.F176];&quot;,&quot;;&quot;.&quot;)&amp;&quot;,&quot;&amp;[$usuarios.J17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7]&amp;&quot;',&quot;&amp;SUBSTITUTE([$usuarios.E177];&quot;,&quot;;&quot;.&quot;)&amp;&quot;,&quot;&amp;SUBSTITUTE([$usuarios.F177];&quot;,&quot;;&quot;.&quot;)&amp;&quot;,&quot;&amp;[$usuarios.J17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8]&amp;&quot;',&quot;&amp;SUBSTITUTE([$usuarios.E178];&quot;,&quot;;&quot;.&quot;)&amp;&quot;,&quot;&amp;SUBSTITUTE([$usuarios.F178];&quot;,&quot;;&quot;.&quot;)&amp;&quot;,&quot;&amp;[$usuarios.J17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79]&amp;&quot;',&quot;&amp;SUBSTITUTE([$usuarios.E179];&quot;,&quot;;&quot;.&quot;)&amp;&quot;,&quot;&amp;SUBSTITUTE([$usuarios.F179];&quot;,&quot;;&quot;.&quot;)&amp;&quot;,&quot;&amp;[$usuarios.J17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0]&amp;&quot;',&quot;&amp;SUBSTITUTE([$usuarios.E180];&quot;,&quot;;&quot;.&quot;)&amp;&quot;,&quot;&amp;SUBSTITUTE([$usuarios.F180];&quot;,&quot;;&quot;.&quot;)&amp;&quot;,&quot;&amp;[$usuarios.J18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1]&amp;&quot;',&quot;&amp;SUBSTITUTE([$usuarios.E181];&quot;,&quot;;&quot;.&quot;)&amp;&quot;,&quot;&amp;SUBSTITUTE([$usuarios.F181];&quot;,&quot;;&quot;.&quot;)&amp;&quot;,&quot;&amp;[$usuarios.J18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2]&amp;&quot;',&quot;&amp;SUBSTITUTE([$usuarios.E182];&quot;,&quot;;&quot;.&quot;)&amp;&quot;,&quot;&amp;SUBSTITUTE([$usuarios.F182];&quot;,&quot;;&quot;.&quot;)&amp;&quot;,&quot;&amp;[$usuarios.J18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3]&amp;&quot;',&quot;&amp;SUBSTITUTE([$usuarios.E183];&quot;,&quot;;&quot;.&quot;)&amp;&quot;,&quot;&amp;SUBSTITUTE([$usuarios.F183];&quot;,&quot;;&quot;.&quot;)&amp;&quot;,&quot;&amp;[$usuarios.J18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4]&amp;&quot;',&quot;&amp;SUBSTITUTE([$usuarios.E184];&quot;,&quot;;&quot;.&quot;)&amp;&quot;,&quot;&amp;SUBSTITUTE([$usuarios.F184];&quot;,&quot;;&quot;.&quot;)&amp;&quot;,&quot;&amp;[$usuarios.J18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5]&amp;&quot;',&quot;&amp;SUBSTITUTE([$usuarios.E185];&quot;,&quot;;&quot;.&quot;)&amp;&quot;,&quot;&amp;SUBSTITUTE([$usuarios.F185];&quot;,&quot;;&quot;.&quot;)&amp;&quot;,&quot;&amp;[$usuarios.J18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6]&amp;&quot;',&quot;&amp;SUBSTITUTE([$usuarios.E186];&quot;,&quot;;&quot;.&quot;)&amp;&quot;,&quot;&amp;SUBSTITUTE([$usuarios.F186];&quot;,&quot;;&quot;.&quot;)&amp;&quot;,&quot;&amp;[$usuarios.J18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7]&amp;&quot;',&quot;&amp;SUBSTITUTE([$usuarios.E187];&quot;,&quot;;&quot;.&quot;)&amp;&quot;,&quot;&amp;SUBSTITUTE([$usuarios.F187];&quot;,&quot;;&quot;.&quot;)&amp;&quot;,&quot;&amp;[$usuarios.J18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8]&amp;&quot;',&quot;&amp;SUBSTITUTE([$usuarios.E188];&quot;,&quot;;&quot;.&quot;)&amp;&quot;,&quot;&amp;SUBSTITUTE([$usuarios.F188];&quot;,&quot;;&quot;.&quot;)&amp;&quot;,&quot;&amp;[$usuarios.J18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89]&amp;&quot;',&quot;&amp;SUBSTITUTE([$usuarios.E189];&quot;,&quot;;&quot;.&quot;)&amp;&quot;,&quot;&amp;SUBSTITUTE([$usuarios.F189];&quot;,&quot;;&quot;.&quot;)&amp;&quot;,&quot;&amp;[$usuarios.J18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0]&amp;&quot;',&quot;&amp;SUBSTITUTE([$usuarios.E190];&quot;,&quot;;&quot;.&quot;)&amp;&quot;,&quot;&amp;SUBSTITUTE([$usuarios.F190];&quot;,&quot;;&quot;.&quot;)&amp;&quot;,&quot;&amp;[$usuarios.J19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1]&amp;&quot;',&quot;&amp;SUBSTITUTE([$usuarios.E191];&quot;,&quot;;&quot;.&quot;)&amp;&quot;,&quot;&amp;SUBSTITUTE([$usuarios.F191];&quot;,&quot;;&quot;.&quot;)&amp;&quot;,&quot;&amp;[$usuarios.J19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2]&amp;&quot;',&quot;&amp;SUBSTITUTE([$usuarios.E192];&quot;,&quot;;&quot;.&quot;)&amp;&quot;,&quot;&amp;SUBSTITUTE([$usuarios.F192];&quot;,&quot;;&quot;.&quot;)&amp;&quot;,&quot;&amp;[$usuarios.J19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3]&amp;&quot;',&quot;&amp;SUBSTITUTE([$usuarios.E193];&quot;,&quot;;&quot;.&quot;)&amp;&quot;,&quot;&amp;SUBSTITUTE([$usuarios.F193];&quot;,&quot;;&quot;.&quot;)&amp;&quot;,&quot;&amp;[$usuarios.J19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4]&amp;&quot;',&quot;&amp;SUBSTITUTE([$usuarios.E194];&quot;,&quot;;&quot;.&quot;)&amp;&quot;,&quot;&amp;SUBSTITUTE([$usuarios.F194];&quot;,&quot;;&quot;.&quot;)&amp;&quot;,&quot;&amp;[$usuarios.J19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5]&amp;&quot;',&quot;&amp;SUBSTITUTE([$usuarios.E195];&quot;,&quot;;&quot;.&quot;)&amp;&quot;,&quot;&amp;SUBSTITUTE([$usuarios.F195];&quot;,&quot;;&quot;.&quot;)&amp;&quot;,&quot;&amp;[$usuarios.J19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6]&amp;&quot;',&quot;&amp;SUBSTITUTE([$usuarios.E196];&quot;,&quot;;&quot;.&quot;)&amp;&quot;,&quot;&amp;SUBSTITUTE([$usuarios.F196];&quot;,&quot;;&quot;.&quot;)&amp;&quot;,&quot;&amp;[$usuarios.J19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7]&amp;&quot;',&quot;&amp;SUBSTITUTE([$usuarios.E197];&quot;,&quot;;&quot;.&quot;)&amp;&quot;,&quot;&amp;SUBSTITUTE([$usuarios.F197];&quot;,&quot;;&quot;.&quot;)&amp;&quot;,&quot;&amp;[$usuarios.J19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8]&amp;&quot;',&quot;&amp;SUBSTITUTE([$usuarios.E198];&quot;,&quot;;&quot;.&quot;)&amp;&quot;,&quot;&amp;SUBSTITUTE([$usuarios.F198];&quot;,&quot;;&quot;.&quot;)&amp;&quot;,&quot;&amp;[$usuarios.J19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199]&amp;&quot;',&quot;&amp;SUBSTITUTE([$usuarios.E199];&quot;,&quot;;&quot;.&quot;)&amp;&quot;,&quot;&amp;SUBSTITUTE([$usuarios.F199];&quot;,&quot;;&quot;.&quot;)&amp;&quot;,&quot;&amp;[$usuarios.J19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0]&amp;&quot;',&quot;&amp;SUBSTITUTE([$usuarios.E200];&quot;,&quot;;&quot;.&quot;)&amp;&quot;,&quot;&amp;SUBSTITUTE([$usuarios.F200];&quot;,&quot;;&quot;.&quot;)&amp;&quot;,&quot;&amp;[$usuarios.J20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1]&amp;&quot;',&quot;&amp;SUBSTITUTE([$usuarios.E201];&quot;,&quot;;&quot;.&quot;)&amp;&quot;,&quot;&amp;SUBSTITUTE([$usuarios.F201];&quot;,&quot;;&quot;.&quot;)&amp;&quot;,&quot;&amp;[$usuarios.J20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2]&amp;&quot;',&quot;&amp;SUBSTITUTE([$usuarios.E202];&quot;,&quot;;&quot;.&quot;)&amp;&quot;,&quot;&amp;SUBSTITUTE([$usuarios.F202];&quot;,&quot;;&quot;.&quot;)&amp;&quot;,&quot;&amp;[$usuarios.J20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3]&amp;&quot;',&quot;&amp;SUBSTITUTE([$usuarios.E203];&quot;,&quot;;&quot;.&quot;)&amp;&quot;,&quot;&amp;SUBSTITUTE([$usuarios.F203];&quot;,&quot;;&quot;.&quot;)&amp;&quot;,&quot;&amp;[$usuarios.J20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4]&amp;&quot;',&quot;&amp;SUBSTITUTE([$usuarios.E204];&quot;,&quot;;&quot;.&quot;)&amp;&quot;,&quot;&amp;SUBSTITUTE([$usuarios.F204];&quot;,&quot;;&quot;.&quot;)&amp;&quot;,&quot;&amp;[$usuarios.J20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5]&amp;&quot;',&quot;&amp;SUBSTITUTE([$usuarios.E205];&quot;,&quot;;&quot;.&quot;)&amp;&quot;,&quot;&amp;SUBSTITUTE([$usuarios.F205];&quot;,&quot;;&quot;.&quot;)&amp;&quot;,&quot;&amp;[$usuarios.J20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6]&amp;&quot;',&quot;&amp;SUBSTITUTE([$usuarios.E206];&quot;,&quot;;&quot;.&quot;)&amp;&quot;,&quot;&amp;SUBSTITUTE([$usuarios.F206];&quot;,&quot;;&quot;.&quot;)&amp;&quot;,&quot;&amp;[$usuarios.J20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7]&amp;&quot;',&quot;&amp;SUBSTITUTE([$usuarios.E207];&quot;,&quot;;&quot;.&quot;)&amp;&quot;,&quot;&amp;SUBSTITUTE([$usuarios.F207];&quot;,&quot;;&quot;.&quot;)&amp;&quot;,&quot;&amp;[$usuarios.J20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8]&amp;&quot;',&quot;&amp;SUBSTITUTE([$usuarios.E208];&quot;,&quot;;&quot;.&quot;)&amp;&quot;,&quot;&amp;SUBSTITUTE([$usuarios.F208];&quot;,&quot;;&quot;.&quot;)&amp;&quot;,&quot;&amp;[$usuarios.J20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09]&amp;&quot;',&quot;&amp;SUBSTITUTE([$usuarios.E209];&quot;,&quot;;&quot;.&quot;)&amp;&quot;,&quot;&amp;SUBSTITUTE([$usuarios.F209];&quot;,&quot;;&quot;.&quot;)&amp;&quot;,&quot;&amp;[$usuarios.J20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0]&amp;&quot;',&quot;&amp;SUBSTITUTE([$usuarios.E210];&quot;,&quot;;&quot;.&quot;)&amp;&quot;,&quot;&amp;SUBSTITUTE([$usuarios.F210];&quot;,&quot;;&quot;.&quot;)&amp;&quot;,&quot;&amp;[$usuarios.J21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1]&amp;&quot;',&quot;&amp;SUBSTITUTE([$usuarios.E211];&quot;,&quot;;&quot;.&quot;)&amp;&quot;,&quot;&amp;SUBSTITUTE([$usuarios.F211];&quot;,&quot;;&quot;.&quot;)&amp;&quot;,&quot;&amp;[$usuarios.J21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2]&amp;&quot;',&quot;&amp;SUBSTITUTE([$usuarios.E212];&quot;,&quot;;&quot;.&quot;)&amp;&quot;,&quot;&amp;SUBSTITUTE([$usuarios.F212];&quot;,&quot;;&quot;.&quot;)&amp;&quot;,&quot;&amp;[$usuarios.J21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3]&amp;&quot;',&quot;&amp;SUBSTITUTE([$usuarios.E213];&quot;,&quot;;&quot;.&quot;)&amp;&quot;,&quot;&amp;SUBSTITUTE([$usuarios.F213];&quot;,&quot;;&quot;.&quot;)&amp;&quot;,&quot;&amp;[$usuarios.J21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4]&amp;&quot;',&quot;&amp;SUBSTITUTE([$usuarios.E214];&quot;,&quot;;&quot;.&quot;)&amp;&quot;,&quot;&amp;SUBSTITUTE([$usuarios.F214];&quot;,&quot;;&quot;.&quot;)&amp;&quot;,&quot;&amp;[$usuarios.J21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5]&amp;&quot;',&quot;&amp;SUBSTITUTE([$usuarios.E215];&quot;,&quot;;&quot;.&quot;)&amp;&quot;,&quot;&amp;SUBSTITUTE([$usuarios.F215];&quot;,&quot;;&quot;.&quot;)&amp;&quot;,&quot;&amp;[$usuarios.J21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6]&amp;&quot;',&quot;&amp;SUBSTITUTE([$usuarios.E216];&quot;,&quot;;&quot;.&quot;)&amp;&quot;,&quot;&amp;SUBSTITUTE([$usuarios.F216];&quot;,&quot;;&quot;.&quot;)&amp;&quot;,&quot;&amp;[$usuarios.J21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7]&amp;&quot;',&quot;&amp;SUBSTITUTE([$usuarios.E217];&quot;,&quot;;&quot;.&quot;)&amp;&quot;,&quot;&amp;SUBSTITUTE([$usuarios.F217];&quot;,&quot;;&quot;.&quot;)&amp;&quot;,&quot;&amp;[$usuarios.J21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8]&amp;&quot;',&quot;&amp;SUBSTITUTE([$usuarios.E218];&quot;,&quot;;&quot;.&quot;)&amp;&quot;,&quot;&amp;SUBSTITUTE([$usuarios.F218];&quot;,&quot;;&quot;.&quot;)&amp;&quot;,&quot;&amp;[$usuarios.J21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19]&amp;&quot;',&quot;&amp;SUBSTITUTE([$usuarios.E219];&quot;,&quot;;&quot;.&quot;)&amp;&quot;,&quot;&amp;SUBSTITUTE([$usuarios.F219];&quot;,&quot;;&quot;.&quot;)&amp;&quot;,&quot;&amp;[$usuarios.J21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0]&amp;&quot;',&quot;&amp;SUBSTITUTE([$usuarios.E220];&quot;,&quot;;&quot;.&quot;)&amp;&quot;,&quot;&amp;SUBSTITUTE([$usuarios.F220];&quot;,&quot;;&quot;.&quot;)&amp;&quot;,&quot;&amp;[$usuarios.J22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1]&amp;&quot;',&quot;&amp;SUBSTITUTE([$usuarios.E221];&quot;,&quot;;&quot;.&quot;)&amp;&quot;,&quot;&amp;SUBSTITUTE([$usuarios.F221];&quot;,&quot;;&quot;.&quot;)&amp;&quot;,&quot;&amp;[$usuarios.J22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2]&amp;&quot;',&quot;&amp;SUBSTITUTE([$usuarios.E222];&quot;,&quot;;&quot;.&quot;)&amp;&quot;,&quot;&amp;SUBSTITUTE([$usuarios.F222];&quot;,&quot;;&quot;.&quot;)&amp;&quot;,&quot;&amp;[$usuarios.J22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3]&amp;&quot;',&quot;&amp;SUBSTITUTE([$usuarios.E223];&quot;,&quot;;&quot;.&quot;)&amp;&quot;,&quot;&amp;SUBSTITUTE([$usuarios.F223];&quot;,&quot;;&quot;.&quot;)&amp;&quot;,&quot;&amp;[$usuarios.J22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4]&amp;&quot;',&quot;&amp;SUBSTITUTE([$usuarios.E224];&quot;,&quot;;&quot;.&quot;)&amp;&quot;,&quot;&amp;SUBSTITUTE([$usuarios.F224];&quot;,&quot;;&quot;.&quot;)&amp;&quot;,&quot;&amp;[$usuarios.J22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5]&amp;&quot;',&quot;&amp;SUBSTITUTE([$usuarios.E225];&quot;,&quot;;&quot;.&quot;)&amp;&quot;,&quot;&amp;SUBSTITUTE([$usuarios.F225];&quot;,&quot;;&quot;.&quot;)&amp;&quot;,&quot;&amp;[$usuarios.J22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6]&amp;&quot;',&quot;&amp;SUBSTITUTE([$usuarios.E226];&quot;,&quot;;&quot;.&quot;)&amp;&quot;,&quot;&amp;SUBSTITUTE([$usuarios.F226];&quot;,&quot;;&quot;.&quot;)&amp;&quot;,&quot;&amp;[$usuarios.J22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7]&amp;&quot;',&quot;&amp;SUBSTITUTE([$usuarios.E227];&quot;,&quot;;&quot;.&quot;)&amp;&quot;,&quot;&amp;SUBSTITUTE([$usuarios.F227];&quot;,&quot;;&quot;.&quot;)&amp;&quot;,&quot;&amp;[$usuarios.J22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8]&amp;&quot;',&quot;&amp;SUBSTITUTE([$usuarios.E228];&quot;,&quot;;&quot;.&quot;)&amp;&quot;,&quot;&amp;SUBSTITUTE([$usuarios.F228];&quot;,&quot;;&quot;.&quot;)&amp;&quot;,&quot;&amp;[$usuarios.J22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29]&amp;&quot;',&quot;&amp;SUBSTITUTE([$usuarios.E229];&quot;,&quot;;&quot;.&quot;)&amp;&quot;,&quot;&amp;SUBSTITUTE([$usuarios.F229];&quot;,&quot;;&quot;.&quot;)&amp;&quot;,&quot;&amp;[$usuarios.J22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0]&amp;&quot;',&quot;&amp;SUBSTITUTE([$usuarios.E230];&quot;,&quot;;&quot;.&quot;)&amp;&quot;,&quot;&amp;SUBSTITUTE([$usuarios.F230];&quot;,&quot;;&quot;.&quot;)&amp;&quot;,&quot;&amp;[$usuarios.J23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1]&amp;&quot;',&quot;&amp;SUBSTITUTE([$usuarios.E231];&quot;,&quot;;&quot;.&quot;)&amp;&quot;,&quot;&amp;SUBSTITUTE([$usuarios.F231];&quot;,&quot;;&quot;.&quot;)&amp;&quot;,&quot;&amp;[$usuarios.J23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2]&amp;&quot;',&quot;&amp;SUBSTITUTE([$usuarios.E232];&quot;,&quot;;&quot;.&quot;)&amp;&quot;,&quot;&amp;SUBSTITUTE([$usuarios.F232];&quot;,&quot;;&quot;.&quot;)&amp;&quot;,&quot;&amp;[$usuarios.J23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3]&amp;&quot;',&quot;&amp;SUBSTITUTE([$usuarios.E233];&quot;,&quot;;&quot;.&quot;)&amp;&quot;,&quot;&amp;SUBSTITUTE([$usuarios.F233];&quot;,&quot;;&quot;.&quot;)&amp;&quot;,&quot;&amp;[$usuarios.J23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4]&amp;&quot;',&quot;&amp;SUBSTITUTE([$usuarios.E234];&quot;,&quot;;&quot;.&quot;)&amp;&quot;,&quot;&amp;SUBSTITUTE([$usuarios.F234];&quot;,&quot;;&quot;.&quot;)&amp;&quot;,&quot;&amp;[$usuarios.J23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5]&amp;&quot;',&quot;&amp;SUBSTITUTE([$usuarios.E235];&quot;,&quot;;&quot;.&quot;)&amp;&quot;,&quot;&amp;SUBSTITUTE([$usuarios.F235];&quot;,&quot;;&quot;.&quot;)&amp;&quot;,&quot;&amp;[$usuarios.J23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6]&amp;&quot;',&quot;&amp;SUBSTITUTE([$usuarios.E236];&quot;,&quot;;&quot;.&quot;)&amp;&quot;,&quot;&amp;SUBSTITUTE([$usuarios.F236];&quot;,&quot;;&quot;.&quot;)&amp;&quot;,&quot;&amp;[$usuarios.J23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7]&amp;&quot;',&quot;&amp;SUBSTITUTE([$usuarios.E237];&quot;,&quot;;&quot;.&quot;)&amp;&quot;,&quot;&amp;SUBSTITUTE([$usuarios.F237];&quot;,&quot;;&quot;.&quot;)&amp;&quot;,&quot;&amp;[$usuarios.J23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8]&amp;&quot;',&quot;&amp;SUBSTITUTE([$usuarios.E238];&quot;,&quot;;&quot;.&quot;)&amp;&quot;,&quot;&amp;SUBSTITUTE([$usuarios.F238];&quot;,&quot;;&quot;.&quot;)&amp;&quot;,&quot;&amp;[$usuarios.J23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39]&amp;&quot;',&quot;&amp;SUBSTITUTE([$usuarios.E239];&quot;,&quot;;&quot;.&quot;)&amp;&quot;,&quot;&amp;SUBSTITUTE([$usuarios.F239];&quot;,&quot;;&quot;.&quot;)&amp;&quot;,&quot;&amp;[$usuarios.J23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0]&amp;&quot;',&quot;&amp;SUBSTITUTE([$usuarios.E240];&quot;,&quot;;&quot;.&quot;)&amp;&quot;,&quot;&amp;SUBSTITUTE([$usuarios.F240];&quot;,&quot;;&quot;.&quot;)&amp;&quot;,&quot;&amp;[$usuarios.J24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1]&amp;&quot;',&quot;&amp;SUBSTITUTE([$usuarios.E241];&quot;,&quot;;&quot;.&quot;)&amp;&quot;,&quot;&amp;SUBSTITUTE([$usuarios.F241];&quot;,&quot;;&quot;.&quot;)&amp;&quot;,&quot;&amp;[$usuarios.J24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2]&amp;&quot;',&quot;&amp;SUBSTITUTE([$usuarios.E242];&quot;,&quot;;&quot;.&quot;)&amp;&quot;,&quot;&amp;SUBSTITUTE([$usuarios.F242];&quot;,&quot;;&quot;.&quot;)&amp;&quot;,&quot;&amp;[$usuarios.J24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3]&amp;&quot;',&quot;&amp;SUBSTITUTE([$usuarios.E243];&quot;,&quot;;&quot;.&quot;)&amp;&quot;,&quot;&amp;SUBSTITUTE([$usuarios.F243];&quot;,&quot;;&quot;.&quot;)&amp;&quot;,&quot;&amp;[$usuarios.J24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4]&amp;&quot;',&quot;&amp;SUBSTITUTE([$usuarios.E244];&quot;,&quot;;&quot;.&quot;)&amp;&quot;,&quot;&amp;SUBSTITUTE([$usuarios.F244];&quot;,&quot;;&quot;.&quot;)&amp;&quot;,&quot;&amp;[$usuarios.J24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5]&amp;&quot;',&quot;&amp;SUBSTITUTE([$usuarios.E245];&quot;,&quot;;&quot;.&quot;)&amp;&quot;,&quot;&amp;SUBSTITUTE([$usuarios.F245];&quot;,&quot;;&quot;.&quot;)&amp;&quot;,&quot;&amp;[$usuarios.J24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6]&amp;&quot;',&quot;&amp;SUBSTITUTE([$usuarios.E246];&quot;,&quot;;&quot;.&quot;)&amp;&quot;,&quot;&amp;SUBSTITUTE([$usuarios.F246];&quot;,&quot;;&quot;.&quot;)&amp;&quot;,&quot;&amp;[$usuarios.J24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7]&amp;&quot;',&quot;&amp;SUBSTITUTE([$usuarios.E247];&quot;,&quot;;&quot;.&quot;)&amp;&quot;,&quot;&amp;SUBSTITUTE([$usuarios.F247];&quot;,&quot;;&quot;.&quot;)&amp;&quot;,&quot;&amp;[$usuarios.J24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8]&amp;&quot;',&quot;&amp;SUBSTITUTE([$usuarios.E248];&quot;,&quot;;&quot;.&quot;)&amp;&quot;,&quot;&amp;SUBSTITUTE([$usuarios.F248];&quot;,&quot;;&quot;.&quot;)&amp;&quot;,&quot;&amp;[$usuarios.J24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49]&amp;&quot;',&quot;&amp;SUBSTITUTE([$usuarios.E249];&quot;,&quot;;&quot;.&quot;)&amp;&quot;,&quot;&amp;SUBSTITUTE([$usuarios.F249];&quot;,&quot;;&quot;.&quot;)&amp;&quot;,&quot;&amp;[$usuarios.J24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0]&amp;&quot;',&quot;&amp;SUBSTITUTE([$usuarios.E250];&quot;,&quot;;&quot;.&quot;)&amp;&quot;,&quot;&amp;SUBSTITUTE([$usuarios.F250];&quot;,&quot;;&quot;.&quot;)&amp;&quot;,&quot;&amp;[$usuarios.J25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1]&amp;&quot;',&quot;&amp;SUBSTITUTE([$usuarios.E251];&quot;,&quot;;&quot;.&quot;)&amp;&quot;,&quot;&amp;SUBSTITUTE([$usuarios.F251];&quot;,&quot;;&quot;.&quot;)&amp;&quot;,&quot;&amp;[$usuarios.J25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2]&amp;&quot;',&quot;&amp;SUBSTITUTE([$usuarios.E252];&quot;,&quot;;&quot;.&quot;)&amp;&quot;,&quot;&amp;SUBSTITUTE([$usuarios.F252];&quot;,&quot;;&quot;.&quot;)&amp;&quot;,&quot;&amp;[$usuarios.J25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3]&amp;&quot;',&quot;&amp;SUBSTITUTE([$usuarios.E253];&quot;,&quot;;&quot;.&quot;)&amp;&quot;,&quot;&amp;SUBSTITUTE([$usuarios.F253];&quot;,&quot;;&quot;.&quot;)&amp;&quot;,&quot;&amp;[$usuarios.J25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4]&amp;&quot;',&quot;&amp;SUBSTITUTE([$usuarios.E254];&quot;,&quot;;&quot;.&quot;)&amp;&quot;,&quot;&amp;SUBSTITUTE([$usuarios.F254];&quot;,&quot;;&quot;.&quot;)&amp;&quot;,&quot;&amp;[$usuarios.J25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5]&amp;&quot;',&quot;&amp;SUBSTITUTE([$usuarios.E255];&quot;,&quot;;&quot;.&quot;)&amp;&quot;,&quot;&amp;SUBSTITUTE([$usuarios.F255];&quot;,&quot;;&quot;.&quot;)&amp;&quot;,&quot;&amp;[$usuarios.J25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6]&amp;&quot;',&quot;&amp;SUBSTITUTE([$usuarios.E256];&quot;,&quot;;&quot;.&quot;)&amp;&quot;,&quot;&amp;SUBSTITUTE([$usuarios.F256];&quot;,&quot;;&quot;.&quot;)&amp;&quot;,&quot;&amp;[$usuarios.J25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7]&amp;&quot;',&quot;&amp;SUBSTITUTE([$usuarios.E257];&quot;,&quot;;&quot;.&quot;)&amp;&quot;,&quot;&amp;SUBSTITUTE([$usuarios.F257];&quot;,&quot;;&quot;.&quot;)&amp;&quot;,&quot;&amp;[$usuarios.J25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8]&amp;&quot;',&quot;&amp;SUBSTITUTE([$usuarios.E258];&quot;,&quot;;&quot;.&quot;)&amp;&quot;,&quot;&amp;SUBSTITUTE([$usuarios.F258];&quot;,&quot;;&quot;.&quot;)&amp;&quot;,&quot;&amp;[$usuarios.J25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59]&amp;&quot;',&quot;&amp;SUBSTITUTE([$usuarios.E259];&quot;,&quot;;&quot;.&quot;)&amp;&quot;,&quot;&amp;SUBSTITUTE([$usuarios.F259];&quot;,&quot;;&quot;.&quot;)&amp;&quot;,&quot;&amp;[$usuarios.J25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0]&amp;&quot;',&quot;&amp;SUBSTITUTE([$usuarios.E260];&quot;,&quot;;&quot;.&quot;)&amp;&quot;,&quot;&amp;SUBSTITUTE([$usuarios.F260];&quot;,&quot;;&quot;.&quot;)&amp;&quot;,&quot;&amp;[$usuarios.J26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1]&amp;&quot;',&quot;&amp;SUBSTITUTE([$usuarios.E261];&quot;,&quot;;&quot;.&quot;)&amp;&quot;,&quot;&amp;SUBSTITUTE([$usuarios.F261];&quot;,&quot;;&quot;.&quot;)&amp;&quot;,&quot;&amp;[$usuarios.J26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2]&amp;&quot;',&quot;&amp;SUBSTITUTE([$usuarios.E262];&quot;,&quot;;&quot;.&quot;)&amp;&quot;,&quot;&amp;SUBSTITUTE([$usuarios.F262];&quot;,&quot;;&quot;.&quot;)&amp;&quot;,&quot;&amp;[$usuarios.J26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3]&amp;&quot;',&quot;&amp;SUBSTITUTE([$usuarios.E263];&quot;,&quot;;&quot;.&quot;)&amp;&quot;,&quot;&amp;SUBSTITUTE([$usuarios.F263];&quot;,&quot;;&quot;.&quot;)&amp;&quot;,&quot;&amp;[$usuarios.J26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4]&amp;&quot;',&quot;&amp;SUBSTITUTE([$usuarios.E264];&quot;,&quot;;&quot;.&quot;)&amp;&quot;,&quot;&amp;SUBSTITUTE([$usuarios.F264];&quot;,&quot;;&quot;.&quot;)&amp;&quot;,&quot;&amp;[$usuarios.J26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5]&amp;&quot;',&quot;&amp;SUBSTITUTE([$usuarios.E265];&quot;,&quot;;&quot;.&quot;)&amp;&quot;,&quot;&amp;SUBSTITUTE([$usuarios.F265];&quot;,&quot;;&quot;.&quot;)&amp;&quot;,&quot;&amp;[$usuarios.J26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6]&amp;&quot;',&quot;&amp;SUBSTITUTE([$usuarios.E266];&quot;,&quot;;&quot;.&quot;)&amp;&quot;,&quot;&amp;SUBSTITUTE([$usuarios.F266];&quot;,&quot;;&quot;.&quot;)&amp;&quot;,&quot;&amp;[$usuarios.J26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7]&amp;&quot;',&quot;&amp;SUBSTITUTE([$usuarios.E267];&quot;,&quot;;&quot;.&quot;)&amp;&quot;,&quot;&amp;SUBSTITUTE([$usuarios.F267];&quot;,&quot;;&quot;.&quot;)&amp;&quot;,&quot;&amp;[$usuarios.J26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8]&amp;&quot;',&quot;&amp;SUBSTITUTE([$usuarios.E268];&quot;,&quot;;&quot;.&quot;)&amp;&quot;,&quot;&amp;SUBSTITUTE([$usuarios.F268];&quot;,&quot;;&quot;.&quot;)&amp;&quot;,&quot;&amp;[$usuarios.J26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69]&amp;&quot;',&quot;&amp;SUBSTITUTE([$usuarios.E269];&quot;,&quot;;&quot;.&quot;)&amp;&quot;,&quot;&amp;SUBSTITUTE([$usuarios.F269];&quot;,&quot;;&quot;.&quot;)&amp;&quot;,&quot;&amp;[$usuarios.J26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0]&amp;&quot;',&quot;&amp;SUBSTITUTE([$usuarios.E270];&quot;,&quot;;&quot;.&quot;)&amp;&quot;,&quot;&amp;SUBSTITUTE([$usuarios.F270];&quot;,&quot;;&quot;.&quot;)&amp;&quot;,&quot;&amp;[$usuarios.J27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1]&amp;&quot;',&quot;&amp;SUBSTITUTE([$usuarios.E271];&quot;,&quot;;&quot;.&quot;)&amp;&quot;,&quot;&amp;SUBSTITUTE([$usuarios.F271];&quot;,&quot;;&quot;.&quot;)&amp;&quot;,&quot;&amp;[$usuarios.J27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2]&amp;&quot;',&quot;&amp;SUBSTITUTE([$usuarios.E272];&quot;,&quot;;&quot;.&quot;)&amp;&quot;,&quot;&amp;SUBSTITUTE([$usuarios.F272];&quot;,&quot;;&quot;.&quot;)&amp;&quot;,&quot;&amp;[$usuarios.J27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3]&amp;&quot;',&quot;&amp;SUBSTITUTE([$usuarios.E273];&quot;,&quot;;&quot;.&quot;)&amp;&quot;,&quot;&amp;SUBSTITUTE([$usuarios.F273];&quot;,&quot;;&quot;.&quot;)&amp;&quot;,&quot;&amp;[$usuarios.J27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4]&amp;&quot;',&quot;&amp;SUBSTITUTE([$usuarios.E274];&quot;,&quot;;&quot;.&quot;)&amp;&quot;,&quot;&amp;SUBSTITUTE([$usuarios.F274];&quot;,&quot;;&quot;.&quot;)&amp;&quot;,&quot;&amp;[$usuarios.J27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5]&amp;&quot;',&quot;&amp;SUBSTITUTE([$usuarios.E275];&quot;,&quot;;&quot;.&quot;)&amp;&quot;,&quot;&amp;SUBSTITUTE([$usuarios.F275];&quot;,&quot;;&quot;.&quot;)&amp;&quot;,&quot;&amp;[$usuarios.J27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6]&amp;&quot;',&quot;&amp;SUBSTITUTE([$usuarios.E276];&quot;,&quot;;&quot;.&quot;)&amp;&quot;,&quot;&amp;SUBSTITUTE([$usuarios.F276];&quot;,&quot;;&quot;.&quot;)&amp;&quot;,&quot;&amp;[$usuarios.J27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7]&amp;&quot;',&quot;&amp;SUBSTITUTE([$usuarios.E277];&quot;,&quot;;&quot;.&quot;)&amp;&quot;,&quot;&amp;SUBSTITUTE([$usuarios.F277];&quot;,&quot;;&quot;.&quot;)&amp;&quot;,&quot;&amp;[$usuarios.J27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8]&amp;&quot;',&quot;&amp;SUBSTITUTE([$usuarios.E278];&quot;,&quot;;&quot;.&quot;)&amp;&quot;,&quot;&amp;SUBSTITUTE([$usuarios.F278];&quot;,&quot;;&quot;.&quot;)&amp;&quot;,&quot;&amp;[$usuarios.J27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79]&amp;&quot;',&quot;&amp;SUBSTITUTE([$usuarios.E279];&quot;,&quot;;&quot;.&quot;)&amp;&quot;,&quot;&amp;SUBSTITUTE([$usuarios.F279];&quot;,&quot;;&quot;.&quot;)&amp;&quot;,&quot;&amp;[$usuarios.J27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0]&amp;&quot;',&quot;&amp;SUBSTITUTE([$usuarios.E280];&quot;,&quot;;&quot;.&quot;)&amp;&quot;,&quot;&amp;SUBSTITUTE([$usuarios.F280];&quot;,&quot;;&quot;.&quot;)&amp;&quot;,&quot;&amp;[$usuarios.J28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1]&amp;&quot;',&quot;&amp;SUBSTITUTE([$usuarios.E281];&quot;,&quot;;&quot;.&quot;)&amp;&quot;,&quot;&amp;SUBSTITUTE([$usuarios.F281];&quot;,&quot;;&quot;.&quot;)&amp;&quot;,&quot;&amp;[$usuarios.J28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2]&amp;&quot;',&quot;&amp;SUBSTITUTE([$usuarios.E282];&quot;,&quot;;&quot;.&quot;)&amp;&quot;,&quot;&amp;SUBSTITUTE([$usuarios.F282];&quot;,&quot;;&quot;.&quot;)&amp;&quot;,&quot;&amp;[$usuarios.J28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3]&amp;&quot;',&quot;&amp;SUBSTITUTE([$usuarios.E283];&quot;,&quot;;&quot;.&quot;)&amp;&quot;,&quot;&amp;SUBSTITUTE([$usuarios.F283];&quot;,&quot;;&quot;.&quot;)&amp;&quot;,&quot;&amp;[$usuarios.J28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4]&amp;&quot;',&quot;&amp;SUBSTITUTE([$usuarios.E284];&quot;,&quot;;&quot;.&quot;)&amp;&quot;,&quot;&amp;SUBSTITUTE([$usuarios.F284];&quot;,&quot;;&quot;.&quot;)&amp;&quot;,&quot;&amp;[$usuarios.J28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5]&amp;&quot;',&quot;&amp;SUBSTITUTE([$usuarios.E285];&quot;,&quot;;&quot;.&quot;)&amp;&quot;,&quot;&amp;SUBSTITUTE([$usuarios.F285];&quot;,&quot;;&quot;.&quot;)&amp;&quot;,&quot;&amp;[$usuarios.J28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6]&amp;&quot;',&quot;&amp;SUBSTITUTE([$usuarios.E286];&quot;,&quot;;&quot;.&quot;)&amp;&quot;,&quot;&amp;SUBSTITUTE([$usuarios.F286];&quot;,&quot;;&quot;.&quot;)&amp;&quot;,&quot;&amp;[$usuarios.J28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7]&amp;&quot;',&quot;&amp;SUBSTITUTE([$usuarios.E287];&quot;,&quot;;&quot;.&quot;)&amp;&quot;,&quot;&amp;SUBSTITUTE([$usuarios.F287];&quot;,&quot;;&quot;.&quot;)&amp;&quot;,&quot;&amp;[$usuarios.J28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8]&amp;&quot;',&quot;&amp;SUBSTITUTE([$usuarios.E288];&quot;,&quot;;&quot;.&quot;)&amp;&quot;,&quot;&amp;SUBSTITUTE([$usuarios.F288];&quot;,&quot;;&quot;.&quot;)&amp;&quot;,&quot;&amp;[$usuarios.J28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89]&amp;&quot;',&quot;&amp;SUBSTITUTE([$usuarios.E289];&quot;,&quot;;&quot;.&quot;)&amp;&quot;,&quot;&amp;SUBSTITUTE([$usuarios.F289];&quot;,&quot;;&quot;.&quot;)&amp;&quot;,&quot;&amp;[$usuarios.J28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0]&amp;&quot;',&quot;&amp;SUBSTITUTE([$usuarios.E290];&quot;,&quot;;&quot;.&quot;)&amp;&quot;,&quot;&amp;SUBSTITUTE([$usuarios.F290];&quot;,&quot;;&quot;.&quot;)&amp;&quot;,&quot;&amp;[$usuarios.J29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1]&amp;&quot;',&quot;&amp;SUBSTITUTE([$usuarios.E291];&quot;,&quot;;&quot;.&quot;)&amp;&quot;,&quot;&amp;SUBSTITUTE([$usuarios.F291];&quot;,&quot;;&quot;.&quot;)&amp;&quot;,&quot;&amp;[$usuarios.J29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2]&amp;&quot;',&quot;&amp;SUBSTITUTE([$usuarios.E292];&quot;,&quot;;&quot;.&quot;)&amp;&quot;,&quot;&amp;SUBSTITUTE([$usuarios.F292];&quot;,&quot;;&quot;.&quot;)&amp;&quot;,&quot;&amp;[$usuarios.J29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3]&amp;&quot;',&quot;&amp;SUBSTITUTE([$usuarios.E293];&quot;,&quot;;&quot;.&quot;)&amp;&quot;,&quot;&amp;SUBSTITUTE([$usuarios.F293];&quot;,&quot;;&quot;.&quot;)&amp;&quot;,&quot;&amp;[$usuarios.J29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4]&amp;&quot;',&quot;&amp;SUBSTITUTE([$usuarios.E294];&quot;,&quot;;&quot;.&quot;)&amp;&quot;,&quot;&amp;SUBSTITUTE([$usuarios.F294];&quot;,&quot;;&quot;.&quot;)&amp;&quot;,&quot;&amp;[$usuarios.J29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5]&amp;&quot;',&quot;&amp;SUBSTITUTE([$usuarios.E295];&quot;,&quot;;&quot;.&quot;)&amp;&quot;,&quot;&amp;SUBSTITUTE([$usuarios.F295];&quot;,&quot;;&quot;.&quot;)&amp;&quot;,&quot;&amp;[$usuarios.J29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6]&amp;&quot;',&quot;&amp;SUBSTITUTE([$usuarios.E296];&quot;,&quot;;&quot;.&quot;)&amp;&quot;,&quot;&amp;SUBSTITUTE([$usuarios.F296];&quot;,&quot;;&quot;.&quot;)&amp;&quot;,&quot;&amp;[$usuarios.J29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7]&amp;&quot;',&quot;&amp;SUBSTITUTE([$usuarios.E297];&quot;,&quot;;&quot;.&quot;)&amp;&quot;,&quot;&amp;SUBSTITUTE([$usuarios.F297];&quot;,&quot;;&quot;.&quot;)&amp;&quot;,&quot;&amp;[$usuarios.J29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8]&amp;&quot;',&quot;&amp;SUBSTITUTE([$usuarios.E298];&quot;,&quot;;&quot;.&quot;)&amp;&quot;,&quot;&amp;SUBSTITUTE([$usuarios.F298];&quot;,&quot;;&quot;.&quot;)&amp;&quot;,&quot;&amp;[$usuarios.J29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299]&amp;&quot;',&quot;&amp;SUBSTITUTE([$usuarios.E299];&quot;,&quot;;&quot;.&quot;)&amp;&quot;,&quot;&amp;SUBSTITUTE([$usuarios.F299];&quot;,&quot;;&quot;.&quot;)&amp;&quot;,&quot;&amp;[$usuarios.J29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0]&amp;&quot;',&quot;&amp;SUBSTITUTE([$usuarios.E300];&quot;,&quot;;&quot;.&quot;)&amp;&quot;,&quot;&amp;SUBSTITUTE([$usuarios.F300];&quot;,&quot;;&quot;.&quot;)&amp;&quot;,&quot;&amp;[$usuarios.J30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1]&amp;&quot;',&quot;&amp;SUBSTITUTE([$usuarios.E301];&quot;,&quot;;&quot;.&quot;)&amp;&quot;,&quot;&amp;SUBSTITUTE([$usuarios.F301];&quot;,&quot;;&quot;.&quot;)&amp;&quot;,&quot;&amp;[$usuarios.J30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2]&amp;&quot;',&quot;&amp;SUBSTITUTE([$usuarios.E302];&quot;,&quot;;&quot;.&quot;)&amp;&quot;,&quot;&amp;SUBSTITUTE([$usuarios.F302];&quot;,&quot;;&quot;.&quot;)&amp;&quot;,&quot;&amp;[$usuarios.J30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3]&amp;&quot;',&quot;&amp;SUBSTITUTE([$usuarios.E303];&quot;,&quot;;&quot;.&quot;)&amp;&quot;,&quot;&amp;SUBSTITUTE([$usuarios.F303];&quot;,&quot;;&quot;.&quot;)&amp;&quot;,&quot;&amp;[$usuarios.J30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4]&amp;&quot;',&quot;&amp;SUBSTITUTE([$usuarios.E304];&quot;,&quot;;&quot;.&quot;)&amp;&quot;,&quot;&amp;SUBSTITUTE([$usuarios.F304];&quot;,&quot;;&quot;.&quot;)&amp;&quot;,&quot;&amp;[$usuarios.J30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5]&amp;&quot;',&quot;&amp;SUBSTITUTE([$usuarios.E305];&quot;,&quot;;&quot;.&quot;)&amp;&quot;,&quot;&amp;SUBSTITUTE([$usuarios.F305];&quot;,&quot;;&quot;.&quot;)&amp;&quot;,&quot;&amp;[$usuarios.J30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6]&amp;&quot;',&quot;&amp;SUBSTITUTE([$usuarios.E306];&quot;,&quot;;&quot;.&quot;)&amp;&quot;,&quot;&amp;SUBSTITUTE([$usuarios.F306];&quot;,&quot;;&quot;.&quot;)&amp;&quot;,&quot;&amp;[$usuarios.J30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7]&amp;&quot;',&quot;&amp;SUBSTITUTE([$usuarios.E307];&quot;,&quot;;&quot;.&quot;)&amp;&quot;,&quot;&amp;SUBSTITUTE([$usuarios.F307];&quot;,&quot;;&quot;.&quot;)&amp;&quot;,&quot;&amp;[$usuarios.J30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8]&amp;&quot;',&quot;&amp;SUBSTITUTE([$usuarios.E308];&quot;,&quot;;&quot;.&quot;)&amp;&quot;,&quot;&amp;SUBSTITUTE([$usuarios.F308];&quot;,&quot;;&quot;.&quot;)&amp;&quot;,&quot;&amp;[$usuarios.J30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09]&amp;&quot;',&quot;&amp;SUBSTITUTE([$usuarios.E309];&quot;,&quot;;&quot;.&quot;)&amp;&quot;,&quot;&amp;SUBSTITUTE([$usuarios.F309];&quot;,&quot;;&quot;.&quot;)&amp;&quot;,&quot;&amp;[$usuarios.J30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0]&amp;&quot;',&quot;&amp;SUBSTITUTE([$usuarios.E310];&quot;,&quot;;&quot;.&quot;)&amp;&quot;,&quot;&amp;SUBSTITUTE([$usuarios.F310];&quot;,&quot;;&quot;.&quot;)&amp;&quot;,&quot;&amp;[$usuarios.J31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1]&amp;&quot;',&quot;&amp;SUBSTITUTE([$usuarios.E311];&quot;,&quot;;&quot;.&quot;)&amp;&quot;,&quot;&amp;SUBSTITUTE([$usuarios.F311];&quot;,&quot;;&quot;.&quot;)&amp;&quot;,&quot;&amp;[$usuarios.J31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2]&amp;&quot;',&quot;&amp;SUBSTITUTE([$usuarios.E312];&quot;,&quot;;&quot;.&quot;)&amp;&quot;,&quot;&amp;SUBSTITUTE([$usuarios.F312];&quot;,&quot;;&quot;.&quot;)&amp;&quot;,&quot;&amp;[$usuarios.J31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3]&amp;&quot;',&quot;&amp;SUBSTITUTE([$usuarios.E313];&quot;,&quot;;&quot;.&quot;)&amp;&quot;,&quot;&amp;SUBSTITUTE([$usuarios.F313];&quot;,&quot;;&quot;.&quot;)&amp;&quot;,&quot;&amp;[$usuarios.J31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4]&amp;&quot;',&quot;&amp;SUBSTITUTE([$usuarios.E314];&quot;,&quot;;&quot;.&quot;)&amp;&quot;,&quot;&amp;SUBSTITUTE([$usuarios.F314];&quot;,&quot;;&quot;.&quot;)&amp;&quot;,&quot;&amp;[$usuarios.J31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5]&amp;&quot;',&quot;&amp;SUBSTITUTE([$usuarios.E315];&quot;,&quot;;&quot;.&quot;)&amp;&quot;,&quot;&amp;SUBSTITUTE([$usuarios.F315];&quot;,&quot;;&quot;.&quot;)&amp;&quot;,&quot;&amp;[$usuarios.J31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6]&amp;&quot;',&quot;&amp;SUBSTITUTE([$usuarios.E316];&quot;,&quot;;&quot;.&quot;)&amp;&quot;,&quot;&amp;SUBSTITUTE([$usuarios.F316];&quot;,&quot;;&quot;.&quot;)&amp;&quot;,&quot;&amp;[$usuarios.J31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7]&amp;&quot;',&quot;&amp;SUBSTITUTE([$usuarios.E317];&quot;,&quot;;&quot;.&quot;)&amp;&quot;,&quot;&amp;SUBSTITUTE([$usuarios.F317];&quot;,&quot;;&quot;.&quot;)&amp;&quot;,&quot;&amp;[$usuarios.J31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8]&amp;&quot;',&quot;&amp;SUBSTITUTE([$usuarios.E318];&quot;,&quot;;&quot;.&quot;)&amp;&quot;,&quot;&amp;SUBSTITUTE([$usuarios.F318];&quot;,&quot;;&quot;.&quot;)&amp;&quot;,&quot;&amp;[$usuarios.J31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19]&amp;&quot;',&quot;&amp;SUBSTITUTE([$usuarios.E319];&quot;,&quot;;&quot;.&quot;)&amp;&quot;,&quot;&amp;SUBSTITUTE([$usuarios.F319];&quot;,&quot;;&quot;.&quot;)&amp;&quot;,&quot;&amp;[$usuarios.J31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0]&amp;&quot;',&quot;&amp;SUBSTITUTE([$usuarios.E320];&quot;,&quot;;&quot;.&quot;)&amp;&quot;,&quot;&amp;SUBSTITUTE([$usuarios.F320];&quot;,&quot;;&quot;.&quot;)&amp;&quot;,&quot;&amp;[$usuarios.J32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1]&amp;&quot;',&quot;&amp;SUBSTITUTE([$usuarios.E321];&quot;,&quot;;&quot;.&quot;)&amp;&quot;,&quot;&amp;SUBSTITUTE([$usuarios.F321];&quot;,&quot;;&quot;.&quot;)&amp;&quot;,&quot;&amp;[$usuarios.J32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2]&amp;&quot;',&quot;&amp;SUBSTITUTE([$usuarios.E322];&quot;,&quot;;&quot;.&quot;)&amp;&quot;,&quot;&amp;SUBSTITUTE([$usuarios.F322];&quot;,&quot;;&quot;.&quot;)&amp;&quot;,&quot;&amp;[$usuarios.J32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3]&amp;&quot;',&quot;&amp;SUBSTITUTE([$usuarios.E323];&quot;,&quot;;&quot;.&quot;)&amp;&quot;,&quot;&amp;SUBSTITUTE([$usuarios.F323];&quot;,&quot;;&quot;.&quot;)&amp;&quot;,&quot;&amp;[$usuarios.J32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4]&amp;&quot;',&quot;&amp;SUBSTITUTE([$usuarios.E324];&quot;,&quot;;&quot;.&quot;)&amp;&quot;,&quot;&amp;SUBSTITUTE([$usuarios.F324];&quot;,&quot;;&quot;.&quot;)&amp;&quot;,&quot;&amp;[$usuarios.J32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5]&amp;&quot;',&quot;&amp;SUBSTITUTE([$usuarios.E325];&quot;,&quot;;&quot;.&quot;)&amp;&quot;,&quot;&amp;SUBSTITUTE([$usuarios.F325];&quot;,&quot;;&quot;.&quot;)&amp;&quot;,&quot;&amp;[$usuarios.J32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6]&amp;&quot;',&quot;&amp;SUBSTITUTE([$usuarios.E326];&quot;,&quot;;&quot;.&quot;)&amp;&quot;,&quot;&amp;SUBSTITUTE([$usuarios.F326];&quot;,&quot;;&quot;.&quot;)&amp;&quot;,&quot;&amp;[$usuarios.J32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7]&amp;&quot;',&quot;&amp;SUBSTITUTE([$usuarios.E327];&quot;,&quot;;&quot;.&quot;)&amp;&quot;,&quot;&amp;SUBSTITUTE([$usuarios.F327];&quot;,&quot;;&quot;.&quot;)&amp;&quot;,&quot;&amp;[$usuarios.J327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8]&amp;&quot;',&quot;&amp;SUBSTITUTE([$usuarios.E328];&quot;,&quot;;&quot;.&quot;)&amp;&quot;,&quot;&amp;SUBSTITUTE([$usuarios.F328];&quot;,&quot;;&quot;.&quot;)&amp;&quot;,&quot;&amp;[$usuarios.J328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29]&amp;&quot;',&quot;&amp;SUBSTITUTE([$usuarios.E329];&quot;,&quot;;&quot;.&quot;)&amp;&quot;,&quot;&amp;SUBSTITUTE([$usuarios.F329];&quot;,&quot;;&quot;.&quot;)&amp;&quot;,&quot;&amp;[$usuarios.J329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0]&amp;&quot;',&quot;&amp;SUBSTITUTE([$usuarios.E330];&quot;,&quot;;&quot;.&quot;)&amp;&quot;,&quot;&amp;SUBSTITUTE([$usuarios.F330];&quot;,&quot;;&quot;.&quot;)&amp;&quot;,&quot;&amp;[$usuarios.J330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1]&amp;&quot;',&quot;&amp;SUBSTITUTE([$usuarios.E331];&quot;,&quot;;&quot;.&quot;)&amp;&quot;,&quot;&amp;SUBSTITUTE([$usuarios.F331];&quot;,&quot;;&quot;.&quot;)&amp;&quot;,&quot;&amp;[$usuarios.J331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2]&amp;&quot;',&quot;&amp;SUBSTITUTE([$usuarios.E332];&quot;,&quot;;&quot;.&quot;)&amp;&quot;,&quot;&amp;SUBSTITUTE([$usuarios.F332];&quot;,&quot;;&quot;.&quot;)&amp;&quot;,&quot;&amp;[$usuarios.J332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3]&amp;&quot;',&quot;&amp;SUBSTITUTE([$usuarios.E333];&quot;,&quot;;&quot;.&quot;)&amp;&quot;,&quot;&amp;SUBSTITUTE([$usuarios.F333];&quot;,&quot;;&quot;.&quot;)&amp;&quot;,&quot;&amp;[$usuarios.J333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4]&amp;&quot;',&quot;&amp;SUBSTITUTE([$usuarios.E334];&quot;,&quot;;&quot;.&quot;)&amp;&quot;,&quot;&amp;SUBSTITUTE([$usuarios.F334];&quot;,&quot;;&quot;.&quot;)&amp;&quot;,&quot;&amp;[$usuarios.J334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5]&amp;&quot;',&quot;&amp;SUBSTITUTE([$usuarios.E335];&quot;,&quot;;&quot;.&quot;)&amp;&quot;,&quot;&amp;SUBSTITUTE([$usuarios.F335];&quot;,&quot;;&quot;.&quot;)&amp;&quot;,&quot;&amp;[$usuarios.J335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6]&amp;&quot;',&quot;&amp;SUBSTITUTE([$usuarios.E336];&quot;,&quot;;&quot;.&quot;)&amp;&quot;,&quot;&amp;SUBSTITUTE([$usuarios.F336];&quot;,&quot;;&quot;.&quot;)&amp;&quot;,&quot;&amp;[$usuarios.J336]&amp;&quot;],&quot;" office:value-type="string" office:string-value="['',,,]," calcext:value-type="string">
            <text:p>['',,,],</text:p>
          </table:table-cell>
          <table:table-cell table:number-columns-repeated="12"/>
        </table:table-row>
        <table:table-row table:style-name="ro1">
          <table:table-cell table:formula="of:=&quot;['&quot;&amp;[$usuarios.B337]&amp;&quot;',&quot;&amp;SUBSTITUTE([$usuarios.E337];&quot;,&quot;;&quot;.&quot;)&amp;&quot;,&quot;&amp;SUBSTITUTE([$usuarios.F337];&quot;,&quot;;&quot;.&quot;)&amp;&quot;,&quot;&amp;[$usuarios.J337]&amp;&quot;],&quot;" office:value-type="string" office:string-value="['',,,]," calcext:value-type="string">
            <text:p>['',,,],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6:54:49.6904127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04:11.954243961</meta:creation-date>
    <dc:date>2019-10-12T20:35:30.190982922</dc:date>
    <meta:editing-duration>PT1H58M44S</meta:editing-duration>
    <meta:editing-cycles>2</meta:editing-cycles>
    <meta:generator>LibreOffice/6.0.7.3$Linux_X86_64 LibreOffice_project/00m0$Build-3</meta:generator>
    <meta:document-statistic meta:table-count="4" meta:cell-count="3547" meta:object-count="0"/>
  </office:meta>
</office:document-meta>
</file>